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7" style:family="table-column">
      <style:table-column-properties fo:break-before="auto" style:column-width="1.693cm"/>
    </style:style>
    <style:style style:name="co47" style:family="table-column">
      <style:table-column-properties fo:break-before="auto" style:column-width="0.318cm"/>
    </style:style>
    <style:style style:name="co48" style:family="table-column">
      <style:table-column-properties fo:break-before="auto" style:column-width="2.025cm"/>
    </style:style>
    <style:style style:name="co49" style:family="table-column">
      <style:table-column-properties fo:break-before="auto" style:column-width="6.826cm"/>
    </style:style>
    <style:style style:name="co12" style:family="table-column">
      <style:table-column-properties fo:break-before="auto" style:column-width="1.64cm"/>
    </style:style>
    <style:style style:name="co13" style:family="table-column">
      <style:table-column-properties fo:break-before="auto" style:column-width="5.8cm"/>
    </style:style>
    <style:style style:name="co15" style:family="table-column">
      <style:table-column-properties fo:break-before="auto" style:column-width="1.667cm"/>
    </style:style>
    <style:style style:name="co16" style:family="table-column">
      <style:table-column-properties fo:break-before="auto" style:column-width="2.136cm"/>
    </style:style>
    <style:style style:name="co17" style:family="table-column">
      <style:table-column-properties fo:break-before="auto" style:column-width="0.185cm"/>
    </style:style>
    <style:style style:name="co18" style:family="table-column">
      <style:table-column-properties fo:break-before="auto" style:column-width="6.165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799cm"/>
    </style:style>
    <style:style style:name="co21" style:family="table-column">
      <style:table-column-properties fo:break-before="page" style:column-width="1.799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4.329cm"/>
    </style:style>
    <style:style style:name="co24" style:family="table-column">
      <style:table-column-properties fo:break-before="auto" style:column-width="4.967cm"/>
    </style:style>
    <style:style style:name="co25" style:family="table-column">
      <style:table-column-properties fo:break-before="auto" style:column-width="2.143cm"/>
    </style:style>
    <style:style style:name="co26" style:family="table-column">
      <style:table-column-properties fo:break-before="auto" style:column-width="2.718cm"/>
    </style:style>
    <style:style style:name="co27" style:family="table-column">
      <style:table-column-properties fo:break-before="auto" style:column-width="4.948cm"/>
    </style:style>
    <style:style style:name="co28" style:family="table-column">
      <style:table-column-properties fo:break-before="auto" style:column-width="4.939cm"/>
    </style:style>
    <style:style style:name="co29" style:family="table-column">
      <style:table-column-properties fo:break-before="auto" style:column-width="4.842cm"/>
    </style:style>
    <style:style style:name="co30" style:family="table-column">
      <style:table-column-properties fo:break-before="auto" style:column-width="1.508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4.411cm"/>
    </style:style>
    <style:style style:name="co34" style:family="table-column">
      <style:table-column-properties fo:break-before="auto" style:column-width="3.217cm"/>
    </style:style>
    <style:style style:name="co35" style:family="table-column">
      <style:table-column-properties fo:break-before="auto" style:column-width="2.408cm"/>
    </style:style>
    <style:style style:name="co36" style:family="table-column">
      <style:table-column-properties fo:break-before="auto" style:column-width="3.69cm"/>
    </style:style>
    <style:style style:name="co37" style:family="table-column">
      <style:table-column-properties fo:break-before="auto" style:column-width="1.332cm"/>
    </style:style>
    <style:style style:name="co38" style:family="table-column">
      <style:table-column-properties fo:break-before="auto" style:column-width="4.471cm"/>
    </style:style>
    <style:style style:name="co39" style:family="table-column">
      <style:table-column-properties fo:break-before="auto" style:column-width="2.524cm"/>
    </style:style>
    <style:style style:name="co40" style:family="table-column">
      <style:table-column-properties fo:break-before="auto" style:column-width="2.858cm"/>
    </style:style>
    <style:style style:name="co41" style:family="table-column">
      <style:table-column-properties fo:break-before="auto" style:column-width="3.023cm"/>
    </style:style>
    <style:style style:name="co42" style:family="table-column">
      <style:table-column-properties fo:break-before="auto" style:column-width="2.94cm"/>
    </style:style>
    <style:style style:name="co43" style:family="table-column">
      <style:table-column-properties fo:break-before="auto" style:column-width="0.503cm"/>
    </style:style>
    <style:style style:name="co44" style:family="table-column">
      <style:table-column-properties fo:break-before="auto" style:column-width="4.494cm"/>
    </style:style>
    <style:style style:name="co45" style:family="table-column">
      <style:table-column-properties fo:break-before="auto" style:column-width="1.879cm"/>
    </style:style>
    <style:style style:name="co46" style:family="table-column">
      <style:table-column-properties fo:break-before="auto" style:column-width="0.079cm"/>
    </style:style>
    <style:style style:name="co50" style:family="table-column">
      <style:table-column-properties fo:break-before="auto" style:column-width="0.106cm"/>
    </style:style>
    <style:style style:name="co51" style:family="table-column">
      <style:table-column-properties fo:break-before="auto" style:column-width="0.776cm"/>
    </style:style>
    <style:style style:name="co52" style:family="table-column">
      <style:table-column-properties fo:break-before="auto" style:column-width="0.693cm"/>
    </style:style>
    <style:style style:name="co53" style:family="table-column">
      <style:table-column-properties fo:break-before="auto" style:column-width="0.804cm"/>
    </style:style>
    <style:style style:name="co54" style:family="table-column">
      <style:table-column-properties fo:break-before="auto" style:column-width="0.397cm"/>
    </style:style>
    <style:style style:name="co55" style:family="table-column">
      <style:table-column-properties fo:break-before="auto" style:column-width="0.609cm"/>
    </style:style>
    <style:style style:name="co56" style:family="table-column">
      <style:table-column-properties fo:break-before="auto" style:column-width="0.332cm"/>
    </style:style>
    <style:style style:name="co57" style:family="table-column">
      <style:table-column-properties fo:break-before="auto" style:column-width="0.265cm"/>
    </style:style>
    <style:style style:name="co58" style:family="table-column">
      <style:table-column-properties fo:break-before="auto" style:column-width="1.429cm"/>
    </style:style>
    <style:style style:name="co59" style:family="table-column">
      <style:table-column-properties fo:break-before="auto" style:column-width="1.482cm"/>
    </style:style>
    <style:style style:name="co60" style:family="table-column">
      <style:table-column-properties fo:break-before="auto" style:column-width="3.662cm"/>
    </style:style>
    <style:style style:name="co61" style:family="table-column">
      <style:table-column-properties fo:break-before="auto" style:column-width="0.291cm"/>
    </style:style>
    <style:style style:name="co62" style:family="table-column">
      <style:table-column-properties fo:break-before="auto" style:column-width="0.45cm"/>
    </style:style>
    <style:style style:name="co63" style:family="table-column">
      <style:table-column-properties fo:break-before="auto" style:column-width="3.108cm"/>
    </style:style>
    <style:style style:name="co64" style:family="table-column">
      <style:table-column-properties fo:break-before="auto" style:column-width="0.873cm"/>
    </style:style>
    <style:style style:name="co65" style:family="table-column">
      <style:table-column-properties fo:break-before="auto" style:column-width="1.164cm"/>
    </style:style>
    <style:style style:name="co66" style:family="table-column">
      <style:table-column-properties fo:break-before="auto" style:column-width="1.323cm"/>
    </style:style>
    <style:style style:name="co67" style:family="table-column">
      <style:table-column-properties fo:break-before="auto" style:column-width="3.773cm"/>
    </style:style>
    <style:style style:name="co68" style:family="table-column">
      <style:table-column-properties fo:break-before="auto" style:column-width="4.05cm"/>
    </style:style>
    <style:style style:name="ro11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11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45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369cm" fo:break-before="auto" style:use-optimal-row-height="tru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397cm" fo:break-before="auto" style:use-optimal-row-height="false"/>
    </style:style>
    <style:style style:name="ro19" style:family="table-row">
      <style:table-row-properties style:row-height="0.212cm" fo:break-before="page" style:use-optimal-row-height="fals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185cm" fo:break-before="auto" style:use-optimal-row-height="fals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4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0.707cm" fo:break-before="auto" style:use-optimal-row-height="true"/>
    </style:style>
    <style:style style:name="ro2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53cm" fo:break-before="page" style:use-optimal-row-height="true"/>
    </style:style>
    <style:style style:name="ro29" style:family="table-row">
      <style:table-row-properties style:row-height="0.496cm" fo:break-before="auto" style:use-optimal-row-height="true"/>
    </style:style>
    <style:style style:name="ro30" style:family="table-row">
      <style:table-row-properties style:row-height="0.538cm" fo:break-before="auto" style:use-optimal-row-height="true"/>
    </style:style>
    <style:style style:name="ro31" style:family="table-row">
      <style:table-row-properties style:row-height="0.894cm" fo:break-before="auto" style:use-optimal-row-height="true"/>
    </style:style>
    <style:style style:name="ro32" style:family="table-row">
      <style:table-row-properties style:row-height="0.847cm" fo:break-before="auto" style:use-optimal-row-height="false"/>
    </style:style>
    <style:style style:name="ro33" style:family="table-row">
      <style:table-row-properties style:row-height="0.45cm" fo:break-before="auto" style:use-optimal-row-height="false"/>
    </style:style>
    <style:style style:name="ro34" style:family="table-row">
      <style:table-row-properties style:row-height="0.45cm" fo:break-before="page" style:use-optimal-row-height="false"/>
    </style:style>
    <style:style style:name="ro35" style:family="table-row">
      <style:table-row-properties style:row-height="0.794cm" fo:break-before="auto" style:use-optimal-row-height="false"/>
    </style:style>
    <style:style style:name="ro36" style:family="table-row">
      <style:table-row-properties style:row-height="0.635cm" fo:break-before="auto" style:use-optimal-row-height="false"/>
    </style:style>
    <style:style style:name="ro37" style:family="table-row">
      <style:table-row-properties style:row-height="0.582cm" fo:break-before="auto" style:use-optimal-row-height="false"/>
    </style:style>
    <style:style style:name="ro38" style:family="table-row">
      <style:table-row-properties style:row-height="0.286cm" fo:break-before="auto" style:use-optimal-row-height="false"/>
    </style:style>
    <style:style style:name="ro39" style:family="table-row">
      <style:table-row-properties style:row-height="0.497cm" fo:break-before="auto" style:use-optimal-row-height="false"/>
    </style:style>
    <style:style style:name="ro40" style:family="table-row">
      <style:table-row-properties style:row-height="0.318cm" fo:break-before="auto" style:use-optimal-row-height="false"/>
    </style:style>
    <style:style style:name="ro41" style:family="table-row">
      <style:table-row-properties style:row-height="0.139cm" fo:break-before="auto" style:use-optimal-row-height="false"/>
    </style:style>
    <style:style style:name="ro42" style:family="table-row">
      <style:table-row-properties style:row-height="0.404cm" fo:break-before="auto" style:use-optimal-row-height="false"/>
    </style:style>
    <style:style style:name="ro43" style:family="table-row">
      <style:table-row-properties style:row-height="0.074cm" fo:break-before="auto" style:use-optimal-row-height="false"/>
    </style:style>
    <style:style style:name="ro44" style:family="table-row">
      <style:table-row-properties style:row-height="0.106cm" fo:break-before="auto" style:use-optimal-row-height="false"/>
    </style:style>
    <style:style style:name="ro46" style:family="table-row">
      <style:table-row-properties style:row-height="0.392cm" fo:break-before="auto" style:use-optimal-row-height="false"/>
    </style:style>
    <style:style style:name="ro47" style:family="table-row">
      <style:table-row-properties style:row-height="0.351cm" fo:break-before="auto" style:use-optimal-row-height="false"/>
    </style:style>
    <style:style style:name="ro48" style:family="table-row">
      <style:table-row-properties style:row-height="0.026cm" fo:break-before="auto" style:use-optimal-row-height="false"/>
    </style:style>
    <style:style style:name="ro49" style:family="table-row">
      <style:table-row-properties style:row-height="0.563cm" fo:break-before="auto" style:use-optimal-row-height="false"/>
    </style:style>
    <style:style style:name="ro50" style:family="table-row">
      <style:table-row-properties style:row-height="0.709cm" fo:break-before="auto" style:use-optimal-row-height="false"/>
    </style:style>
    <style:style style:name="ro51" style:family="table-row">
      <style:table-row-properties style:row-height="0.18cm" fo:break-before="auto" style:use-optimal-row-height="false"/>
    </style:style>
    <style:style style:name="ro52" style:family="table-row">
      <style:table-row-properties style:row-height="0.529cm" fo:break-before="page" style:use-optimal-row-height="false"/>
    </style:style>
    <style:style style:name="ro53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  <style:style style:name="ta7" style:family="table" style:master-page-name="mp5">
      <style:table-properties table:display="true" style:writing-mode="lr-tb"/>
    </style:style>
    <style:style style:name="ta8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1" style:family="table" style:master-page-name="mp8">
      <style:table-properties table:display="true" style:writing-mode="lr-tb"/>
    </style:style>
    <style:style style:name="ta12" style:family="table" style:master-page-name="mp9">
      <style:table-properties table:display="true" style:writing-mode="lr-tb"/>
    </style:style>
    <style:style style:name="ta13" style:family="table" style:master-page-name="mp11">
      <style:table-properties table:display="true" style:writing-mode="lr-tb"/>
    </style:style>
    <style:style style:name="ta14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7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3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none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6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85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6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7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2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5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2"/>
    <style:style style:name="ce58" style:family="table-cell" style:parent-style-name="Default" style:data-style-name="N3"/>
    <style:style style:name="ce59" style:family="table-cell" style:parent-style-name="Default" style:data-style-name="N4"/>
    <style:style style:name="ce62" style:family="table-cell" style:parent-style-name="Default" style:data-style-name="N10"/>
    <style:style style:name="ce63" style:family="table-cell" style:parent-style-name="Default" style:data-style-name="N110"/>
    <style:style style:name="ce64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92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93" style:family="table-cell" style:parent-style-name="Default" style:data-style-name="N110">
      <style:text-properties fo:font-size="8pt" style:font-size-asian="8pt" style:font-size-complex="8pt"/>
    </style:style>
    <style:style style:name="ce94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95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96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7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0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05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06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07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08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09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10" style:family="table-cell" style:parent-style-name="Default" style:data-style-name="N110">
      <style:table-cell-properties fo:background-color="#ffffcc" fo:wrap-option="wrap" style:vertical-align="automatic"/>
    </style:style>
    <style:style style:name="ce111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14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15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16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17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18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19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22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24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25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27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30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33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40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41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12">
      <style:text-properties fo:font-size="9pt" style:font-size-asian="9pt" style:font-size-complex="9pt"/>
    </style:style>
    <style:style style:name="ce14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50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112">
      <style:text-properties fo:color="#ff0000" fo:font-size="9pt" style:font-size-asian="9pt" style:font-size-complex="9pt"/>
    </style:style>
    <style:style style:name="ce153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55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5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9" style:family="table-cell" style:parent-style-name="Default" style:data-style-name="N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62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65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67" style:family="table-cell" style:parent-style-name="Default" style:data-style-name="N3">
      <style:text-properties fo:font-size="9pt" style:font-size-asian="9pt" style:font-size-complex="9pt"/>
    </style:style>
    <style:style style:name="ce168" style:family="table-cell" style:parent-style-name="Default" style:data-style-name="N0">
      <style:text-properties fo:font-size="9pt" style:font-size-asian="9pt" style:font-size-complex="9pt"/>
    </style:style>
    <style:style style:name="ce16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2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74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75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6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77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7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8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82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83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84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 style:data-style-name="N5106">
      <style:table-cell-properties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9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93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97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10">
      <style:text-properties fo:font-size="9pt" style:font-size-asian="9pt" style:font-size-complex="9pt"/>
    </style:style>
    <style:style style:name="ce200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01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02" style:family="table-cell" style:parent-style-name="Default" style:data-style-name="N0"/>
    <style:style style:name="ce2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0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0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7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0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0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10" style:family="table-cell" style:parent-style-name="Default" style:data-style-name="N0">
      <style:text-properties style:font-name="Verdana" style:font-name-asian="Verdana" style:font-name-complex="Verdana"/>
    </style:style>
    <style:style style:name="ce2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12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16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1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18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1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20" style:family="table-cell" style:parent-style-name="Default" style:data-style-name="N0"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22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23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24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2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2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2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29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30" style:family="table-cell" style:parent-style-name="Default" style:data-style-name="N3">
      <style:text-properties style:font-name="Verdana" style:font-name-asian="Verdana" style:font-name-complex="Verdana"/>
    </style:style>
    <style:style style:name="ce23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3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33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34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35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6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8" style:family="table-cell" style:parent-style-name="Default" style:data-style-name="N0">
      <style:table-cell-properties fo:background-color="transparent" style:vertical-align="automatic"/>
    </style:style>
    <style:style style:name="ce239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40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41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43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46" style:family="table-cell" style:parent-style-name="Default" style:data-style-name="N0">
      <style:table-cell-properties fo:background-color="#ffffcc" style:vertical-align="automatic"/>
    </style:style>
    <style:style style:name="ce247" style:family="table-cell" style:parent-style-name="Default" style:data-style-name="N114">
      <style:text-properties fo:font-size="9pt" style:font-size-asian="9pt" style:font-size-complex="9pt"/>
    </style:style>
    <style:style style:name="ce248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4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5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5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57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6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68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270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1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73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7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80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81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84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8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8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92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9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98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99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00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01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04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05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0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07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09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10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11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14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16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17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18" style:family="table-cell" style:parent-style-name="Default" style:data-style-name="N0">
      <style:table-cell-properties style:vertical-align="automatic"/>
    </style:style>
    <style:style style:name="ce319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2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23" style:family="table-cell" style:parent-style-name="Default" style:data-style-name="N0">
      <style:table-cell-properties fo:background-color="#ccffff"/>
    </style:style>
    <style:style style:name="ce324" style:family="table-cell" style:parent-style-name="Default" style:data-style-name="N0">
      <style:table-cell-properties fo:background-color="#ffffff" style:vertical-align="automatic"/>
    </style:style>
    <style:style style:name="ce325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28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31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34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36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37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41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42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43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49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54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5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6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6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63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65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69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74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75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76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78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79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fo:background-color="#ccffff" style:vertical-align="automatic"/>
    </style:style>
    <style:style style:name="ce38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8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8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8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02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05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06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09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1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2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13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14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1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1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1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18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19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20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21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22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3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424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25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6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2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429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30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431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432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433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34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435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36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437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438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39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41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442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43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44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45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46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47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48" style:family="table-cell" style:parent-style-name="Default" style:data-style-name="N0">
      <style:table-cell-properties fo:background-color="transparent"/>
    </style:style>
    <style:style style:name="ce449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50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52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5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5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55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5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8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0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1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2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3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4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5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6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7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9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0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1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02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04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5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6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08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9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1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512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513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4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515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516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517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8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51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22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523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5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28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9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30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31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5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7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39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40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41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4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43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4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45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46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4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4">
        <table:table-column table:style-name="co1" table:default-cell-style-name="ce93"/>
        <table:table-column table:style-name="co12" table:default-cell-style-name="ce93"/>
        <table:table-column table:style-name="co13" table:default-cell-style-name="ce93"/>
        <table:table-column table:style-name="co1" table:default-cell-style-name="ce93"/>
        <table:table-column table:style-name="co15" table:default-cell-style-name="ce93"/>
        <table:table-column table:style-name="co1" table:default-cell-style-name="ce93"/>
        <table:table-column table:style-name="co15" table:number-columns-repeated="2" table:default-cell-style-name="ce93"/>
        <table:table-column table:style-name="co5" table:default-cell-style-name="ce93"/>
        <table:table-column table:style-name="co15" table:number-columns-repeated="2" table:default-cell-style-name="ce93"/>
        <table:table-column table:style-name="co1" table:default-cell-style-name="ce93"/>
        <table:table-column table:style-name="co15" table:number-columns-repeated="3" table:default-cell-style-name="ce93"/>
        <table:table-column table:style-name="co16" table:default-cell-style-name="ce93"/>
        <table:table-column table:style-name="co15" table:default-cell-style-name="ce93"/>
        <table:table-column table:style-name="co1" table:default-cell-style-name="ce93"/>
        <table:table-column table:style-name="co7" table:number-columns-repeated="1006" table:default-cell-style-name="ce93"/>
        <table:table-row table:style-name="ro12">
          <table:table-cell table:style-name="ce64" table:number-columns-repeated="18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Company Name (including Limited)</text:p>
          </table:table-cell>
          <table:table-cell table:style-name="ce64"/>
          <table:table-cell table:style-name="ce105" table:number-columns-spanned="4" table:number-rows-spanned="1"/>
          <table:covered-table-cell table:number-columns-repeated="3"/>
          <table:table-cell table:style-name="ce64"/>
          <table:table-cell table:style-name="ce64" office:value-type="string">
            <text:p>Registered Office Address</text:p>
          </table:table-cell>
          <table:table-cell table:style-name="ce64" table:number-columns-repeated="4"/>
          <table:table-cell table:style-name="ce121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64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Company registration number</text:p>
          </table:table-cell>
          <table:table-cell table:style-name="ce64"/>
          <table:table-cell table:style-name="ce106" table:number-columns-spanned="4" table:number-rows-spanned="1"/>
          <table:covered-table-cell table:number-columns-repeated="3"/>
          <table:table-cell table:style-name="ce64"/>
          <table:table-cell table:style-name="ce105" table:number-columns-spanned="5" table:number-rows-spanned="1"/>
          <table:covered-table-cell table:number-columns-repeated="4"/>
          <table:table-cell table:number-columns-repeated="3" table:style-name="ce122"/>
          <table:table-cell table:style-name="ce64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Telephone number (including STD Code)</text:p>
          </table:table-cell>
          <table:table-cell table:style-name="ce64"/>
          <table:table-cell table:style-name="ce107" table:number-columns-spanned="4" table:number-rows-spanned="1"/>
          <table:covered-table-cell table:number-columns-repeated="3"/>
          <table:table-cell table:style-name="ce64"/>
          <table:table-cell table:style-name="ce105" table:number-columns-spanned="5" table:number-rows-spanned="1"/>
          <table:covered-table-cell table:number-columns-repeated="4"/>
          <table:table-cell table:style-name="ce64" table:number-columns-repeated="4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First Director's Name</text:p>
          </table:table-cell>
          <table:table-cell table:style-name="ce64"/>
          <table:table-cell table:style-name="ce107" table:number-columns-spanned="4" table:number-rows-spanned="1"/>
          <table:covered-table-cell table:number-columns-repeated="3"/>
          <table:table-cell table:style-name="ce64"/>
          <table:table-cell table:style-name="ce105" table:number-columns-spanned="5" table:number-rows-spanned="1"/>
          <table:covered-table-cell table:number-columns-repeated="4"/>
          <table:table-cell table:style-name="ce123" office:value-type="string" table:number-columns-spanned="2" table:number-rows-spanned="1">
            <text:p>Loss brought forward</text:p>
          </table:table-cell>
          <table:covered-table-cell/>
          <table:table-cell table:style-name="ce109"/>
          <table:table-cell table:style-name="ce64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Second Director's Name</text:p>
          </table:table-cell>
          <table:table-cell table:style-name="ce64"/>
          <table:table-cell table:style-name="ce107" table:number-columns-spanned="4" table:number-rows-spanned="1"/>
          <table:covered-table-cell table:number-columns-repeated="3"/>
          <table:table-cell table:style-name="ce64"/>
          <table:table-cell table:style-name="ce115" table:number-columns-spanned="2" table:number-rows-spanned="1"/>
          <table:covered-table-cell/>
          <table:table-cell table:style-name="ce119" office:value-type="string" table:number-columns-spanned="2" table:number-rows-spanned="1">
            <text:p>Postcode</text:p>
          </table:table-cell>
          <table:covered-table-cell/>
          <table:table-cell table:style-name="ce120"/>
          <table:table-cell table:style-name="ce124"/>
          <table:table-cell table:style-name="ce64" table:number-columns-repeated="3"/>
          <table:table-cell table:number-columns-repeated="1006"/>
        </table:table-row>
        <table:table-row table:style-name="ro12">
          <table:table-cell table:style-name="ce64" table:number-columns-repeated="4"/>
          <table:table-cell table:style-name="ce92" table:number-columns-repeated="4"/>
          <table:table-cell table:style-name="ce64"/>
          <table:table-cell table:style-name="ce92" table:number-columns-repeated="5"/>
          <table:table-cell table:style-name="ce64" table:number-columns-repeated="4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The principal activity of the company is</text:p>
          </table:table-cell>
          <table:table-cell table:style-name="ce64"/>
          <table:table-cell table:style-name="ce107" table:number-columns-spanned="5" table:number-rows-spanned="1"/>
          <table:covered-table-cell table:number-columns-repeated="4"/>
          <table:table-cell table:style-name="ce116"/>
          <table:table-cell table:style-name="ce117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25" table:content-validation-name="val1"/>
          <table:table-cell table:style-name="ce64" table:number-columns-repeated="2"/>
          <table:table-cell table:number-columns-repeated="1006"/>
        </table:table-row>
        <table:table-row table:style-name="ro12">
          <table:table-cell table:style-name="ce64" table:number-columns-repeated="4"/>
          <table:table-cell table:style-name="ce92" table:number-columns-repeated="4"/>
          <table:table-cell table:style-name="ce64"/>
          <table:table-cell table:style-name="ce92" table:number-columns-repeated="5"/>
          <table:table-cell table:style-name="ce64" table:number-columns-repeated="4"/>
          <table:table-cell table:number-columns-repeated="1006"/>
        </table:table-row>
        <table:table-row table:style-name="ro15">
          <table:table-cell table:style-name="ce64" table:number-columns-repeated="2"/>
          <table:table-cell table:style-name="ce96" office:value-type="string">
            <text:p>PREVIOUS YEAR BALANCE SHEET</text:p>
          </table:table-cell>
          <table:table-cell table:style-name="ce64"/>
          <table:table-cell table:style-name="ce92" office:value-type="string" table:number-columns-spanned="1" table:number-rows-spanned="2">
            <text:p>OPENING BALANCE SHEET</text:p>
          </table:table-cell>
          <table:table-cell table:style-name="ce92"/>
          <table:table-cell table:style-name="ce111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111"/>
          <table:table-cell table:style-name="Default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64"/>
          <table:table-cell table:number-columns-repeated="1006"/>
        </table:table-row>
        <table:table-row table:style-name="ro16">
          <table:table-cell table:style-name="ce92"/>
          <table:table-cell table:style-name="ce92" office:value-type="string">
            <text:p>AUDIT CHECK</text:p>
          </table:table-cell>
          <table:table-cell table:style-name="ce92" table:number-columns-repeated="2"/>
          <table:covered-table-cell/>
          <table:table-cell table:style-name="ce110"/>
          <table:table-cell table:style-name="ce112" office:value-type="string">
            <text:p>Land &amp; Buildings</text:p>
          </table:table-cell>
          <table:table-cell table:style-name="ce92" office:value-type="string">
            <text:p>Plant &amp; Machinery</text:p>
          </table:table-cell>
          <table:table-cell table:style-name="ce92" office:value-type="string">
            <text:p>Fixtures &amp; Fittings</text:p>
          </table:table-cell>
          <table:table-cell table:style-name="ce92" office:value-type="string">
            <text:p>Computer Technology</text:p>
          </table:table-cell>
          <table:table-cell table:style-name="ce92" office:value-type="string">
            <text:p>Motor Vehicles</text:p>
          </table:table-cell>
          <table:table-cell table:style-name="ce92"/>
          <table:table-cell table:style-name="ce92" office:value-type="string">
            <text:p>Land &amp; Buildings</text:p>
          </table:table-cell>
          <table:table-cell table:style-name="ce92" office:value-type="string">
            <text:p>Plant &amp; Machinery</text:p>
          </table:table-cell>
          <table:table-cell table:style-name="ce92" office:value-type="string">
            <text:p>Fixtures &amp; Fittings</text:p>
          </table:table-cell>
          <table:table-cell table:style-name="ce92" office:value-type="string">
            <text:p>Computer Technology</text:p>
          </table:table-cell>
          <table:table-cell table:style-name="ce92" office:value-type="string">
            <text:p>Motor Vehicles</text:p>
          </table:table-cell>
          <table:table-cell table:style-name="ce92"/>
          <table:table-cell table:style-name="ce126" table:number-columns-repeated="1006"/>
        </table:table-row>
        <table:table-row table:style-name="ro17">
          <table:table-cell table:style-name="ce64" table:number-columns-repeated="2"/>
          <table:table-cell table:style-name="ce97" office:value-type="string">
            <text:p>Fixed Assets</text:p>
          </table:table-cell>
          <table:table-cell table:style-name="ce97"/>
          <table:table-cell table:style-name="ce64" table:number-columns-repeated="2"/>
          <table:table-cell table:style-name="ce113"/>
          <table:table-cell table:style-name="ce64" table:number-columns-repeated="11"/>
          <table:table-cell table:number-columns-repeated="1006"/>
        </table:table-row>
        <table:table-row table:style-name="ro12">
          <table:table-cell table:style-name="ce64"/>
          <table:table-cell table:style-name="ce94" table:formula="of:=[.E13]-[.G13]-[.H13]-[.I13]-[.J13]-[.K13]+[.M13]+[.N13]+[.O13]+[.P13]+[.Q13]" office:value-type="float" office:value="0">
            <text:p>0.00 </text:p>
          </table:table-cell>
          <table:table-cell table:style-name="ce64" office:value-type="string">
            <text:p>Tangible assets (note 1)</text:p>
          </table:table-cell>
          <table:table-cell table:style-name="ce64"/>
          <table:table-cell table:style-name="ce108"/>
          <table:table-cell table:style-name="ce64"/>
          <table:table-cell table:number-columns-repeated="5" table:style-name="ce108"/>
          <table:table-cell table:style-name="ce64"/>
          <table:table-cell table:number-columns-repeated="5" table:style-name="ce108"/>
          <table:table-cell table:style-name="ce64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97" office:value-type="string">
            <text:p>Current Assets</text:p>
          </table:table-cell>
          <table:table-cell table:style-name="ce97"/>
          <table:table-cell table:style-name="ce64" table:number-columns-repeated="14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Stock at cost</text:p>
          </table:table-cell>
          <table:table-cell table:style-name="ce64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8">
          <table:table-cell table:style-name="ce64" table:number-columns-repeated="2"/>
          <table:table-cell table:style-name="ce64" office:value-type="string">
            <text:p>Trade Debtors</text:p>
          </table:table-cell>
          <table:table-cell table:style-name="ce64"/>
          <table:table-cell table:style-name="ce108"/>
          <table:table-cell table:style-name="ce64"/>
          <table:table-cell table:style-name="ce111" table:number-columns-repeated="4"/>
          <table:table-cell table:style-name="ce64" table:number-columns-repeated="8"/>
          <table:table-cell table:number-columns-repeated="1006"/>
        </table:table-row>
        <table:table-row table:style-name="ro16">
          <table:table-cell table:style-name="ce64" table:number-columns-repeated="6"/>
          <table:table-cell table:style-name="ce111" office:value-type="string">
            <text:p>Current Account</text:p>
          </table:table-cell>
          <table:table-cell table:style-name="ce111" office:value-type="string">
            <text:p>Savings Account</text:p>
          </table:table-cell>
          <table:table-cell table:style-name="ce111" office:value-type="string">
            <text:p>Credit Card Account</text:p>
          </table:table-cell>
          <table:table-cell table:style-name="ce111" office:value-type="string">
            <text:p>Cash Account</text:p>
          </table:table-cell>
          <table:table-cell table:style-name="ce64" table:number-columns-repeated="8"/>
          <table:table-cell table:number-columns-repeated="1006"/>
        </table:table-row>
        <table:table-row table:style-name="ro12">
          <table:table-cell table:style-name="ce64"/>
          <table:table-cell table:style-name="ce94" table:formula="of:=[.E18]-[.G18]-[.H18]-[.I18]-[.J18]" office:value-type="float" office:value="0">
            <text:p>0.00 </text:p>
          </table:table-cell>
          <table:table-cell table:style-name="ce64" office:value-type="string">
            <text:p>Cash and Bank Balances</text:p>
          </table:table-cell>
          <table:table-cell table:style-name="ce64"/>
          <table:table-cell table:style-name="ce108"/>
          <table:table-cell table:style-name="ce64"/>
          <table:table-cell table:number-columns-repeated="4" table:style-name="ce108"/>
          <table:table-cell table:style-name="ce118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64" table:number-columns-repeated="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97" office:value-type="string">
            <text:p>Current Liabilities</text:p>
          </table:table-cell>
          <table:table-cell table:style-name="ce97"/>
          <table:table-cell table:style-name="ce64" table:number-columns-repeated="6"/>
          <table:covered-table-cell table:number-columns-repeated="5"/>
          <table:table-cell table:style-name="ce64" table:number-columns-repeated="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Trade Creditors</text:p>
          </table:table-cell>
          <table:table-cell table:style-name="ce64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Net wages due</text:p>
          </table:table-cell>
          <table:table-cell table:style-name="ce64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Wage deductions due</text:p>
          </table:table-cell>
          <table:table-cell table:style-name="ce64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Dividends due</text:p>
          </table:table-cell>
          <table:table-cell table:style-name="ce64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Corporation Tax</text:p>
          </table:table-cell>
          <table:table-cell table:style-name="ce64"/>
          <table:table-cell table:style-name="ce108"/>
          <table:table-cell table:style-name="ce64"/>
          <table:table-cell table:style-name="ce111" table:number-columns-repeated="3"/>
          <table:table-cell table:style-name="ce64" table:number-columns-repeated="9"/>
          <table:table-cell table:number-columns-repeated="1006"/>
        </table:table-row>
        <table:table-row table:style-name="ro12">
          <table:table-cell table:style-name="ce64" table:number-columns-repeated="6"/>
          <table:table-cell table:style-name="ce64" office:value-type="string">
            <text:p>HMRC Paye</text:p>
          </table:table-cell>
          <table:table-cell table:style-name="ce64" office:value-type="string">
            <text:p>HMRC Vat</text:p>
          </table:table-cell>
          <table:table-cell table:style-name="ce64" office:value-type="string">
            <text:p>HMRC CIS</text:p>
          </table:table-cell>
          <table:table-cell table:style-name="ce64" table:number-columns-repeated="9"/>
          <table:table-cell table:number-columns-repeated="1006"/>
        </table:table-row>
        <table:table-row table:style-name="ro12">
          <table:table-cell table:style-name="ce64"/>
          <table:table-cell table:style-name="ce94" table:formula="of:=[.E26]-[.G26]-[.H26]-[.I26]" office:value-type="float" office:value="0">
            <text:p>0.00 </text:p>
          </table:table-cell>
          <table:table-cell table:style-name="ce64" office:value-type="string">
            <text:p>Taxation and Social Security</text:p>
          </table:table-cell>
          <table:table-cell table:style-name="ce64"/>
          <table:table-cell table:style-name="ce108"/>
          <table:table-cell table:style-name="ce64"/>
          <table:table-cell table:number-columns-repeated="3" table:style-name="ce108"/>
          <table:table-cell table:style-name="ce64" table:number-columns-repeated="9"/>
          <table:table-cell table:number-columns-repeated="1006"/>
        </table:table-row>
        <table:table-row table:style-name="ro12">
          <table:table-cell table:style-name="ce64" table:number-columns-repeated="18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97" office:value-type="string">
            <text:p>Long Term Debtors (3-5 years)</text:p>
          </table:table-cell>
          <table:table-cell table:style-name="ce97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97" office:value-type="string">
            <text:p>Other Creditors</text:p>
          </table:table-cell>
          <table:table-cell table:style-name="ce97"/>
          <table:table-cell table:style-name="ce64" table:number-columns-repeated="14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Directors Loan Account</text:p>
          </table:table-cell>
          <table:table-cell table:style-name="ce64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97" office:value-type="string">
            <text:p>Long Term Creditors (over 1 year)</text:p>
          </table:table-cell>
          <table:table-cell table:style-name="ce97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97" office:value-type="string">
            <text:p>Capital and Reserves</text:p>
          </table:table-cell>
          <table:table-cell table:style-name="ce97"/>
          <table:table-cell table:style-name="ce64" table:number-columns-repeated="14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Called up share capital</text:p>
          </table:table-cell>
          <table:table-cell table:style-name="ce64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Retained Profit and Loss account</text:p>
          </table:table-cell>
          <table:table-cell table:style-name="ce64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64" office:value-type="string">
            <text:p>Capital Reserves</text:p>
          </table:table-cell>
          <table:table-cell table:style-name="ce64"/>
          <table:table-cell table:style-name="ce108"/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18"/>
          <table:table-cell table:number-columns-repeated="1006"/>
        </table:table-row>
        <table:table-row table:style-name="ro12">
          <table:table-cell table:style-name="ce64" table:number-columns-repeated="2"/>
          <table:table-cell table:style-name="ce98" office:value-type="string">
            <text:p>ACCURACY CHECK</text:p>
          </table:table-cell>
          <table:table-cell table:style-name="ce98"/>
          <table:table-cell table:style-name="ce94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64" table:number-columns-repeated="13"/>
          <table:table-cell table:number-columns-repeated="1006"/>
        </table:table-row>
        <table:table-row table:style-name="ro12">
          <table:table-cell table:style-name="ce64" table:number-columns-repeated="18"/>
          <table:table-cell table:number-columns-repeated="1006"/>
        </table:table-row>
        <table:table-row table:style-name="ro6">
          <table:table-cell/>
          <table:table-cell table:style-name="ce95" table:number-columns-repeated="17"/>
          <table:table-cell table:number-columns-repeated="1006"/>
        </table:table-row>
        <table:table-row table:style-name="ro19">
          <table:table-cell table:style-name="ce64" table:number-columns-repeated="8"/>
          <table:table-cell table:style-name="ce114" table:number-columns-repeated="1016"/>
        </table:table-row>
        <table:table-row table:style-name="ro15">
          <table:table-cell table:style-name="ce64" table:number-columns-repeated="2"/>
          <table:table-cell table:style-name="ce99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64" table:number-columns-repeated="3"/>
          <table:table-cell table:number-columns-repeated="1016"/>
        </table:table-row>
        <table:table-row table:style-name="ro6">
          <table:table-cell table:style-name="ce64" table:number-columns-repeated="2"/>
          <table:table-cell table:style-name="ce100" table:number-columns-repeated="3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Sales Turnover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Investment Grants received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2" office:value-type="string">
            <text:p>Sales Turnover</text:p>
          </table:table-cell>
          <table:table-cell table:style-name="ce64" table:number-columns-repeated="3"/>
          <table:table-cell table:style-name="ce94" table:formula="of:=SUM([.E43:.E44])" office:value-type="float" office:value="0">
            <text:p>0.00 </text:p>
          </table:table-cell>
          <table:table-cell table:style-name="ce64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Opening Stock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Purchase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Less Closing Stock</text:p>
          </table:table-cell>
          <table:table-cell table:style-name="ce64"/>
          <table:table-cell table:style-name="ce109" table:formula="of:=[.E15]" office:value-type="float" office:value="0">
            <text:p>0.00 </text:p>
          </table:table-cell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Sub contractor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2" office:value-type="string">
            <text:p>Cost of Sales</text:p>
          </table:table-cell>
          <table:table-cell table:style-name="ce64" table:number-columns-repeated="3"/>
          <table:table-cell table:style-name="ce94" table:formula="of:=[.E46]+[.E47]-[.E48]+[.E49]" office:value-type="float" office:value="0">
            <text:p>0.00 </text:p>
          </table:table-cell>
          <table:table-cell table:style-name="ce64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2"/>
          <table:table-cell table:style-name="ce64" table:number-columns-repeated="5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2" office:value-type="string">
            <text:p>Gross Profit</text:p>
          </table:table-cell>
          <table:table-cell table:style-name="ce64" table:number-columns-repeated="3"/>
          <table:table-cell table:style-name="ce94" table:formula="of:=[.G45]-[.G50]" office:value-type="float" office:value="0">
            <text:p>0.00 </text:p>
          </table:table-cell>
          <table:table-cell table:style-name="ce64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3" office:value-type="string">
            <text:p>Administrative Expenses</text:p>
          </table:table-cell>
          <table:table-cell table:style-name="ce64" table:number-columns-repeated="5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Wages and Salarie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Directors Wage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National Insurance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Premises Rent &amp; Rate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Premises Light &amp; Heating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Distribution Transport Cost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Equipment Tools &amp; Plant Hire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Repairs &amp; Maintenance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Consumable Material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Advertising &amp; Promotion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Telephone Postage &amp; Stationery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Travel &amp; Hotel Expense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Motor Vehicle Expense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Insurance Cost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Leasing Charge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Legal &amp; Professional Fee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Bad Debts written off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Bank Interest Paid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Bank Charge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Charitable Donation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4" office:value-type="string">
            <text:p>Goodwill written off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Loss on disposal of asset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1" office:value-type="string">
            <text:p>Depreciation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2" office:value-type="string">
            <text:p>Administrative Expenses</text:p>
          </table:table-cell>
          <table:table-cell table:style-name="ce64" table:number-columns-repeated="3"/>
          <table:table-cell table:style-name="ce94" table:formula="of:=SUM([.E54:.E76])" office:value-type="float" office:value="0">
            <text:p>0.00 </text:p>
          </table:table-cell>
          <table:table-cell table:style-name="ce64"/>
          <table:table-cell table:number-columns-repeated="1016"/>
        </table:table-row>
        <table:table-row table:style-name="ro12">
          <table:table-cell table:style-name="ce64" table:number-columns-repeated="2"/>
          <table:table-cell table:style-name="ce102"/>
          <table:table-cell table:style-name="ce64" table:number-columns-repeated="5"/>
          <table:table-cell table:number-columns-repeated="1016"/>
        </table:table-row>
        <table:table-row table:style-name="ro12">
          <table:table-cell/>
          <table:table-cell table:style-name="ce64"/>
          <table:table-cell table:style-name="ce102" office:value-type="string">
            <text:p>Operating Profit</text:p>
          </table:table-cell>
          <table:table-cell table:style-name="ce64" table:number-columns-repeated="3"/>
          <table:table-cell table:style-name="ce94" table:formula="of:=[.G52]-[.G77]" office:value-type="float" office:value="0">
            <text:p>0.00 </text:p>
          </table:table-cell>
          <table:table-cell table:style-name="ce64"/>
          <table:table-cell table:number-columns-repeated="1016"/>
        </table:table-row>
        <table:table-row table:style-name="ro12">
          <table:table-cell/>
          <table:table-cell table:style-name="ce64"/>
          <table:table-cell table:style-name="ce101" office:value-type="string">
            <text:p>Other Income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/>
          <table:table-cell table:style-name="ce64"/>
          <table:table-cell table:style-name="ce103" office:value-type="string">
            <text:p>Profit (Loss) before Tax</text:p>
          </table:table-cell>
          <table:table-cell table:style-name="ce64" table:number-columns-repeated="3"/>
          <table:table-cell table:style-name="ce94" table:formula="of:=[.G79]+[.E80]" office:value-type="float" office:value="0">
            <text:p>0.00 </text:p>
          </table:table-cell>
          <table:table-cell table:style-name="ce64"/>
          <table:table-cell table:number-columns-repeated="1016"/>
        </table:table-row>
        <table:table-row table:style-name="ro12">
          <table:table-cell/>
          <table:table-cell table:style-name="ce64"/>
          <table:table-cell table:style-name="ce101" office:value-type="string">
            <text:p>Corporation tax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/>
          <table:table-cell table:style-name="ce64"/>
          <table:table-cell table:style-name="ce103" office:value-type="string">
            <text:p>Profit (Loss) after Tax</text:p>
          </table:table-cell>
          <table:table-cell table:style-name="ce64" table:number-columns-repeated="3"/>
          <table:table-cell table:style-name="ce94" table:formula="of:=[.G81]-[.E82]" office:value-type="float" office:value="0">
            <text:p>0.00 </text:p>
          </table:table-cell>
          <table:table-cell table:style-name="ce64"/>
          <table:table-cell table:number-columns-repeated="1016"/>
        </table:table-row>
        <table:table-row table:style-name="ro12">
          <table:table-cell/>
          <table:table-cell table:style-name="ce64"/>
          <table:table-cell table:style-name="ce101" office:value-type="string">
            <text:p>Dividends</text:p>
          </table:table-cell>
          <table:table-cell table:style-name="ce64"/>
          <table:table-cell table:style-name="ce109"/>
          <table:table-cell table:style-name="ce64" table:number-columns-repeated="3"/>
          <table:table-cell table:number-columns-repeated="1016"/>
        </table:table-row>
        <table:table-row table:style-name="ro12">
          <table:table-cell/>
          <table:table-cell table:style-name="ce64"/>
          <table:table-cell table:style-name="ce103" office:value-type="string">
            <text:p>Retained Profit (Loss) for the year</text:p>
          </table:table-cell>
          <table:table-cell table:style-name="ce64" table:number-columns-repeated="3"/>
          <table:table-cell table:style-name="ce94" table:formula="of:=[.G83]-[.E84]" office:value-type="float" office:value="0">
            <text:p>0.00 </text:p>
          </table:table-cell>
          <table:table-cell table:style-name="ce64"/>
          <table:table-cell table:number-columns-repeated="1016"/>
        </table:table-row>
        <table:table-row table:style-name="ro12">
          <table:table-cell/>
          <table:table-cell table:style-name="ce64" table:number-columns-repeated="7"/>
          <table:table-cell table:number-columns-repeated="1016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rialBalance" table:style-name="ta5" table:protected="true">
        <table:table-column table:style-name="co17" table:default-cell-style-name="ce42"/>
        <table:table-column table:style-name="co18" table:default-cell-style-name="ce42"/>
        <table:table-column table:style-name="co19" table:default-cell-style-name="ce50"/>
        <table:table-column table:style-name="co11" table:default-cell-style-name="ce42"/>
        <table:table-column table:style-name="co1" table:default-cell-style-name="ce42"/>
        <table:table-column table:style-name="co20" table:number-columns-repeated="7" table:default-cell-style-name="ce42"/>
        <table:table-column table:style-name="co20" table:default-cell-style-name="ce57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1" table:default-cell-style-name="ce57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7" table:number-columns-repeated="883" table:default-cell-style-name="ce42"/>
        <table:table-row table:style-name="ro8">
          <table:table-cell table:style-name="ce127"/>
          <table:table-cell table:style-name="ce129" office:value-type="string">
            <text:p><text:a xlink:href="http://www.diyaccounting.co.uk/">www.DIYaccounting.co.uk</text:a></text:p>
          </table:table-cell>
          <table:table-cell table:style-name="ce135" office:value-type="string" table:number-columns-spanned="1" table:number-rows-spanned="2">
            <text:p>Acct Code Letter</text:p>
          </table:table-cell>
          <table:table-cell table:style-name="ce139" table:formula="of:=[$Admin.B5]" office:value-type="date" office:date-value="2011-02-01">
            <text:p>01-Feb-11</text:p>
          </table:table-cell>
          <table:table-cell table:style-name="ce135" table:number-columns-spanned="1" table:number-rows-spanned="2"/>
          <table:table-cell table:style-name="ce142" table:formula="of:=[$Admin.B6]" office:value-type="date" office:date-value="2011-02-28" table:number-columns-spanned="8" table:number-rows-spanned="1">
            <text:p>Monday, February 28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F1]" office:value-type="date" office:date-value="2011-02-28">
            <text:p>28-Feb-11</text:p>
          </table:table-cell>
          <table:table-cell table:style-name="ce135" table:number-columns-spanned="1" table:number-rows-spanned="2"/>
          <table:table-cell table:style-name="ce135" table:formula="of:=[$Admin.B8]" office:value-type="date" office:date-value="2011-03-31" table:number-columns-spanned="8" table:number-rows-spanned="1">
            <text:p>Thursday, March 31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Q1]" office:value-type="date" office:date-value="2011-03-31">
            <text:p>31-Mar-11</text:p>
          </table:table-cell>
          <table:table-cell table:style-name="ce135" table:number-columns-spanned="1" table:number-rows-spanned="2"/>
          <table:table-cell table:style-name="ce135" table:formula="of:=[$Admin.B10]" office:value-type="date" office:date-value="2011-04-30" table:number-columns-spanned="8" table:number-rows-spanned="1">
            <text:p>Saturday, April 30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AB1]" office:value-type="date" office:date-value="2011-04-30">
            <text:p>30-Apr-11</text:p>
          </table:table-cell>
          <table:table-cell table:style-name="ce135" table:number-columns-spanned="1" table:number-rows-spanned="2"/>
          <table:table-cell table:style-name="ce135" table:formula="of:=[$Admin.B12]" office:value-type="date" office:date-value="2011-05-31" table:number-columns-spanned="8" table:number-rows-spanned="1">
            <text:p>Tuesday, May 31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AM1]" office:value-type="date" office:date-value="2011-05-31">
            <text:p>31-May-11</text:p>
          </table:table-cell>
          <table:table-cell table:style-name="ce135" table:number-columns-spanned="1" table:number-rows-spanned="2"/>
          <table:table-cell table:style-name="ce135" table:formula="of:=[$Admin.B14]" office:value-type="date" office:date-value="2011-06-30" table:number-columns-spanned="8" table:number-rows-spanned="1">
            <text:p>Thursday, June 30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AX1]" office:value-type="date" office:date-value="2011-06-30">
            <text:p>30-Jun-11</text:p>
          </table:table-cell>
          <table:table-cell table:style-name="ce135" table:number-columns-spanned="1" table:number-rows-spanned="2"/>
          <table:table-cell table:style-name="ce135" table:formula="of:=[$Admin.B16]" office:value-type="date" office:date-value="2011-07-31" table:number-columns-spanned="8" table:number-rows-spanned="1">
            <text:p>Sunday, July 31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BI1]" office:value-type="date" office:date-value="2011-07-31">
            <text:p>31-Jul-11</text:p>
          </table:table-cell>
          <table:table-cell table:style-name="ce135" table:number-columns-spanned="1" table:number-rows-spanned="2"/>
          <table:table-cell table:style-name="ce135" table:formula="of:=[$Admin.B18]" office:value-type="date" office:date-value="2011-08-31" table:number-columns-spanned="8" table:number-rows-spanned="1">
            <text:p>Wednesday, August 31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BT1]" office:value-type="date" office:date-value="2011-08-31">
            <text:p>31-Aug-11</text:p>
          </table:table-cell>
          <table:table-cell table:style-name="ce135" table:number-columns-spanned="1" table:number-rows-spanned="2"/>
          <table:table-cell table:style-name="ce135" table:formula="of:=[$Admin.B20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CE1]" office:value-type="date" office:date-value="2011-09-30">
            <text:p>30-Sep-11</text:p>
          </table:table-cell>
          <table:table-cell table:style-name="ce135" table:number-columns-spanned="1" table:number-rows-spanned="2"/>
          <table:table-cell table:style-name="ce135" table:formula="of:=[$Admin.B22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CP1]" office:value-type="date" office:date-value="2011-10-31">
            <text:p>31-Oct-11</text:p>
          </table:table-cell>
          <table:table-cell table:style-name="ce135" table:number-columns-spanned="1" table:number-rows-spanned="2"/>
          <table:table-cell table:style-name="ce135" table:formula="of:=[$Admin.B24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DA1]" office:value-type="date" office:date-value="2011-11-30">
            <text:p>30-Nov-11</text:p>
          </table:table-cell>
          <table:table-cell table:style-name="ce135" table:number-columns-spanned="1" table:number-rows-spanned="2"/>
          <table:table-cell table:style-name="ce135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DL1]" office:value-type="date" office:date-value="2011-12-31">
            <text:p>31-Dec-11</text:p>
          </table:table-cell>
          <table:table-cell table:style-name="ce135" table:number-columns-spanned="1" table:number-rows-spanned="2"/>
          <table:table-cell table:style-name="ce135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135" table:number-columns-spanned="1" table:number-rows-spanned="2"/>
          <table:table-cell table:style-name="ce139" table:formula="of:=[.DW1]" office:value-type="date" office:date-value="2012-01-31">
            <text:p>31-Jan-12</text:p>
          </table:table-cell>
          <table:table-cell table:style-name="ce135" table:number-columns-spanned="1" table:number-rows-spanned="2"/>
          <table:table-cell table:style-name="ce135" office:value-type="string" table:number-columns-spanned="1" table:number-rows-spanned="2">
            <text:p>Year End Accounting</text:p>
          </table:table-cell>
          <table:table-cell table:style-name="ce135" table:number-columns-spanned="1" table:number-rows-spanned="2"/>
          <table:table-cell table:style-name="ce139" table:formula="of:=[.EF1]" office:value-type="date" office:date-value="2012-01-31">
            <text:p>31-Jan-12</text:p>
          </table:table-cell>
          <table:table-cell table:style-name="ce135" table:number-columns-spanned="1" table:number-rows-spanned="2"/>
          <table:table-cell table:style-name="ce144" table:number-columns-repeated="883"/>
        </table:table-row>
        <table:table-row table:style-name="ro20">
          <table:table-cell table:style-name="ce128"/>
          <table:table-cell table:style-name="ce130" office:value-type="string">
            <text:p>AUTOMATED TRIAL BALANCE</text:p>
          </table:table-cell>
          <table:covered-table-cell/>
          <table:table-cell table:style-name="ce140" office:value-type="string">
            <text:p>Open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/>
          <table:table-cell table:style-name="ce135" office:value-type="string">
            <text:p>Sales</text:p>
          </table:table-cell>
          <table:table-cell table:style-name="ce135" office:value-type="string">
            <text:p>Purchases</text:p>
          </table:table-cell>
          <table:table-cell table:style-name="ce135" office:value-type="string">
            <text:p>Bank Current</text:p>
          </table:table-cell>
          <table:table-cell table:style-name="ce135" office:value-type="string">
            <text:p>Bank Savings</text:p>
          </table:table-cell>
          <table:table-cell table:style-name="ce135" office:value-type="string">
            <text:p>Credit Card</text:p>
          </table:table-cell>
          <table:table-cell table:style-name="ce135" office:value-type="string">
            <text:p>Cash Account</text:p>
          </table:table-cell>
          <table:table-cell table:style-name="ce135" office:value-type="string">
            <text:p>Wages</text:p>
          </table:table-cell>
          <table:table-cell table:style-name="ce135" office:value-type="string">
            <text:p>Monthly Accrual</text:p>
          </table:table-cell>
          <table:covered-table-cell/>
          <table:table-cell table:style-name="ce140" office:value-type="string">
            <text:p>Closing Balances</text:p>
          </table:table-cell>
          <table:covered-table-cell table:number-columns-repeated="3"/>
          <table:table-cell table:style-name="ce140" office:value-type="string">
            <text:p>FINAL Balances</text:p>
          </table:table-cell>
          <table:covered-table-cell/>
          <table:table-cell table:style-name="ce145" table:number-columns-repeated="883"/>
        </table:table-row>
        <table:table-row table:style-name="ro10">
          <table:table-cell table:style-name="ce40"/>
          <table:table-cell table:style-name="ce131"/>
          <table:table-cell table:style-name="ce136"/>
          <table:table-cell table:style-name="ce131" table:number-columns-repeated="2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/>
          <table:table-cell table:style-name="ce60"/>
          <table:table-cell table:style-name="ce131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60" table:number-columns-repeated="7"/>
          <table:table-cell table:style-name="ce61"/>
          <table:table-cell table:style-name="ce131" table:number-columns-repeated="3"/>
          <table:table-cell table:style-name="ce143"/>
          <table:table-cell table:style-name="ce131" table:number-columns-repeated="3"/>
          <table:table-cell table:style-name="ce65" table:number-columns-repeated="883"/>
        </table:table-row>
        <table:table-row table:style-name="ro10">
          <table:table-cell table:style-name="ce41"/>
          <table:table-cell table:style-name="ce132" office:value-type="string">
            <text:p>BALANCE SHEET ITEM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FIXED ASSET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Land &amp; Property</text:p>
          </table:table-cell>
          <table:table-cell table:style-name="ce137" office:value-type="string">
            <text:p>FL</text:p>
          </table:table-cell>
          <table:table-cell table:style-name="ce57" table:formula="of:=[$OpenAccounts.G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/>
          <table:table-cell table:style-name="ce56"/>
          <table:table-cell table:style-name="ce57" table:formula="of:=SUM([.D6:.N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O6:.Y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Z6:.AJ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K6:.AU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V6:.BF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G6:.BQ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R6:.CB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C6:.CM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N6:.CX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Y6:.DI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J6:.DT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U6:.EE6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E$64]-(['file:///C:/Users/Antony/diy/GB%20Accounts/GB%20Accounts%202012/GB%20Accounts%20Company%202012-01-31%20(Jan12)%20OpenOffice/Fixedassets.ods'#$Schedule.$W$11]+['file:///C:/Users/Antony/diy/GB%20Accounts/GB%20Accounts%202012/GB%20Accounts%20Company%202012-01-31%20(Jan12)%20OpenOffice/Fixedassets.ods'#$Schedule.$W$64])" office:value-type="float" office:value="0">
            <text:p>0.00 </text:p>
          </table:table-cell>
          <table:table-cell table:style-name="ce41"/>
          <table:table-cell table:style-name="ce57" table:formula="of:=SUM([.EF6:.EH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Plant &amp; Machinery</text:p>
          </table:table-cell>
          <table:table-cell table:style-name="ce137" office:value-type="string">
            <text:p>FP</text:p>
          </table:table-cell>
          <table:table-cell table:style-name="ce57" table:formula="of:=[$OpenAccounts.H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/>
          <table:table-cell table:style-name="ce56"/>
          <table:table-cell table:style-name="ce57" table:formula="of:=SUM([.D7:.N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O7:.Y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Z7:.AJ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K7:.AU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V7:.BF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G7:.BQ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R7:.CB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C7:.CM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N7:.CX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Y7:.DI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J7:.DT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U7:.EE7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E$75]-(['file:///C:/Users/Antony/diy/GB%20Accounts/GB%20Accounts%202012/GB%20Accounts%20Company%202012-01-31%20(Jan12)%20OpenOffice/Fixedassets.ods'#$Schedule.$W$22]+['file:///C:/Users/Antony/diy/GB%20Accounts/GB%20Accounts%202012/GB%20Accounts%20Company%202012-01-31%20(Jan12)%20OpenOffice/Fixedassets.ods'#$Schedule.$W$75])" office:value-type="float" office:value="0">
            <text:p>0.00 </text:p>
          </table:table-cell>
          <table:table-cell table:style-name="ce41"/>
          <table:table-cell table:style-name="ce57" table:formula="of:=SUM([.EF7:.EH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Fixtures &amp; Fittings</text:p>
          </table:table-cell>
          <table:table-cell table:style-name="ce137" office:value-type="string">
            <text:p>FF</text:p>
          </table:table-cell>
          <table:table-cell table:style-name="ce57" table:formula="of:=[$OpenAccounts.I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/>
          <table:table-cell table:style-name="ce56"/>
          <table:table-cell table:style-name="ce57" table:formula="of:=SUM([.D8:.N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O8:.Y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Z8:.AJ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K8:.AU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V8:.BF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G8:.BQ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R8:.CB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C8:.CM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N8:.CX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Y8:.DI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J8:.DT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U8:.EE8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E$83]-(['file:///C:/Users/Antony/diy/GB%20Accounts/GB%20Accounts%202012/GB%20Accounts%20Company%202012-01-31%20(Jan12)%20OpenOffice/Fixedassets.ods'#$Schedule.$W$30]+['file:///C:/Users/Antony/diy/GB%20Accounts/GB%20Accounts%202012/GB%20Accounts%20Company%202012-01-31%20(Jan12)%20OpenOffice/Fixedassets.ods'#$Schedule.$W$83])" office:value-type="float" office:value="0">
            <text:p>0.00 </text:p>
          </table:table-cell>
          <table:table-cell table:style-name="ce41"/>
          <table:table-cell table:style-name="ce57" table:formula="of:=SUM([.EF8:.EH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Computers</text:p>
          </table:table-cell>
          <table:table-cell table:style-name="ce137" office:value-type="string">
            <text:p>FC</text:p>
          </table:table-cell>
          <table:table-cell table:style-name="ce57" table:formula="of:=[$OpenAccounts.J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/>
          <table:table-cell table:style-name="ce56"/>
          <table:table-cell table:style-name="ce57" table:formula="of:=SUM([.D9:.N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O9:.Y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Z9:.AJ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K9:.AU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V9:.BF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G9:.BQ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R9:.CB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C9:.CM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N9:.CX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Y9:.DI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J9:.DT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U9:.EE9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E$94]-(['file:///C:/Users/Antony/diy/GB%20Accounts/GB%20Accounts%202012/GB%20Accounts%20Company%202012-01-31%20(Jan12)%20OpenOffice/Fixedassets.ods'#$Schedule.$W$41]+['file:///C:/Users/Antony/diy/GB%20Accounts/GB%20Accounts%202012/GB%20Accounts%20Company%202012-01-31%20(Jan12)%20OpenOffice/Fixedassets.ods'#$Schedule.$W$94])" office:value-type="float" office:value="0">
            <text:p>0.00 </text:p>
          </table:table-cell>
          <table:table-cell table:style-name="ce41"/>
          <table:table-cell table:style-name="ce57" table:formula="of:=SUM([.EF9:.EH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Motor Vehicles</text:p>
          </table:table-cell>
          <table:table-cell table:style-name="ce137" office:value-type="string">
            <text:p>FM</text:p>
          </table:table-cell>
          <table:table-cell table:style-name="ce57" table:formula="of:=[$OpenAccounts.K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/>
          <table:table-cell table:style-name="ce56"/>
          <table:table-cell table:style-name="ce57" table:formula="of:=SUM([.D10:.N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O10:.Y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Z10:.AJ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K10:.AU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AV10:.BF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G10:.BQ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BR10:.CB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C10:.CM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N10:.CX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CY10:.DI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J10:.DT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/>
          <table:table-cell table:style-name="ce41"/>
          <table:table-cell table:style-name="ce57" table:formula="of:=SUM([.DU10:.EE10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E$108]-(['file:///C:/Users/Antony/diy/GB%20Accounts/GB%20Accounts%202012/GB%20Accounts%20Company%202012-01-31%20(Jan12)%20OpenOffice/Fixedassets.ods'#$Schedule.$W$55]+['file:///C:/Users/Antony/diy/GB%20Accounts/GB%20Accounts%202012/GB%20Accounts%20Company%202012-01-31%20(Jan12)%20OpenOffice/Fixedassets.ods'#$Schedule.$W$108])" office:value-type="float" office:value="0">
            <text:p>0.00 </text:p>
          </table:table-cell>
          <table:table-cell table:style-name="ce41"/>
          <table:table-cell table:style-name="ce57" table:formula="of:=SUM([.EF10:.EH1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Land &amp; Property</text:p>
          </table:table-cell>
          <table:table-cell table:style-name="ce137"/>
          <table:table-cell table:style-name="ce57" table:formula="of:=-[$OpenAccounts.M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56"/>
          <table:table-cell table:style-name="ce57" table:formula="of:=SUM([.D11:.N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O11:.Y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Z11:.AJ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K11:.AU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V11:.BF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G11:.BQ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R11:.CB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C11:.CM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N11:.CX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Y11:.DI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J11:.DT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U11:.EE11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X$11]+['file:///C:/Users/Antony/diy/GB%20Accounts/GB%20Accounts%202012/GB%20Accounts%20Company%202012-01-31%20(Jan12)%20OpenOffice/Fixedassets.ods'#$Schedule.$X$64]" office:value-type="float" office:value="0">
            <text:p>0.00 </text:p>
          </table:table-cell>
          <table:table-cell table:style-name="ce41"/>
          <table:table-cell table:style-name="ce57" table:formula="of:=SUM([.EF11:.EH1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Plant &amp; Machinery</text:p>
          </table:table-cell>
          <table:table-cell table:style-name="ce137"/>
          <table:table-cell table:style-name="ce57" table:formula="of:=-[$OpenAccounts.N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56"/>
          <table:table-cell table:style-name="ce57" table:formula="of:=SUM([.D12:.N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O12:.Y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Z12:.AJ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K12:.AU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V12:.BF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G12:.BQ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R12:.CB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C12:.CM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N12:.CX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Y12:.DI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J12:.DT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U12:.EE12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X$22]+['file:///C:/Users/Antony/diy/GB%20Accounts/GB%20Accounts%202012/GB%20Accounts%20Company%202012-01-31%20(Jan12)%20OpenOffice/Fixedassets.ods'#$Schedule.$X$75]" office:value-type="float" office:value="0">
            <text:p>0.00 </text:p>
          </table:table-cell>
          <table:table-cell table:style-name="ce41"/>
          <table:table-cell table:style-name="ce57" table:formula="of:=SUM([.EF12:.EH1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Fixtures &amp; Fittings</text:p>
          </table:table-cell>
          <table:table-cell table:style-name="ce137"/>
          <table:table-cell table:style-name="ce57" table:formula="of:=-[$OpenAccounts.O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56"/>
          <table:table-cell table:style-name="ce57" table:formula="of:=SUM([.D13:.N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O13:.Y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Z13:.AJ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K13:.AU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V13:.BF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G13:.BQ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R13:.CB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C13:.CM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N13:.CX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Y13:.DI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J13:.DT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U13:.EE13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X$30]+['file:///C:/Users/Antony/diy/GB%20Accounts/GB%20Accounts%202012/GB%20Accounts%20Company%202012-01-31%20(Jan12)%20OpenOffice/Fixedassets.ods'#$Schedule.$X$83]" office:value-type="float" office:value="0">
            <text:p>0.00 </text:p>
          </table:table-cell>
          <table:table-cell table:style-name="ce41"/>
          <table:table-cell table:style-name="ce57" table:formula="of:=SUM([.EF13:.EH1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Computers</text:p>
          </table:table-cell>
          <table:table-cell table:style-name="ce137"/>
          <table:table-cell table:style-name="ce57" table:formula="of:=-[$OpenAccounts.P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56"/>
          <table:table-cell table:style-name="ce57" table:formula="of:=SUM([.D14:.N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O14:.Y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Z14:.AJ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K14:.AU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V14:.BF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G14:.BQ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R14:.CB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C14:.CM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N14:.CX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Y14:.DI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J14:.DT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U14:.EE14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X$41]+['file:///C:/Users/Antony/diy/GB%20Accounts/GB%20Accounts%202012/GB%20Accounts%20Company%202012-01-31%20(Jan12)%20OpenOffice/Fixedassets.ods'#$Schedule.$X$94]" office:value-type="float" office:value="0">
            <text:p>0.00 </text:p>
          </table:table-cell>
          <table:table-cell table:style-name="ce41"/>
          <table:table-cell table:style-name="ce57" table:formula="of:=SUM([.EF14:.EH1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Motor Vehicles</text:p>
          </table:table-cell>
          <table:table-cell table:style-name="ce137"/>
          <table:table-cell table:style-name="ce57" table:formula="of:=-[$OpenAccounts.Q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56"/>
          <table:table-cell table:style-name="ce57" table:formula="of:=SUM([.D15:.N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O15:.Y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Z15:.AJ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K15:.AU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V15:.BF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G15:.BQ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R15:.CB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C15:.CM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N15:.CX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Y15:.DI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J15:.DT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141" table:number-columns-repeated="5"/>
          <table:table-cell table:style-name="ce57" table:formula="of:=-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U15:.EE15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X$55]+['file:///C:/Users/Antony/diy/GB%20Accounts/GB%20Accounts%202012/GB%20Accounts%20Company%202012-01-31%20(Jan12)%20OpenOffice/Fixedassets.ods'#$Schedule.$X$108]" office:value-type="float" office:value="0">
            <text:p>0.00 </text:p>
          </table:table-cell>
          <table:table-cell table:style-name="ce41"/>
          <table:table-cell table:style-name="ce57" table:formula="of:=SUM([.EF15:.EH1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Additions accrued</text:p>
          </table:table-cell>
          <table:table-cell table:style-name="ce137"/>
          <table:table-cell table:style-name="ce57"/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Feb11.$AI$1]" office:value-type="float" office:value="0">
            <text:p>0.00 </text:p>
          </table:table-cell>
          <table:table-cell table:style-name="ce141" table:number-columns-repeated="5"/>
          <table:table-cell/>
          <table:table-cell table:style-name="ce56"/>
          <table:table-cell table:style-name="ce57" table:formula="of:=SUM([.D16:.N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O16:.Y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Z16:.AJ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AK16:.AU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AV16:.BF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BG16:.BQ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BR16:.CB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CC16:.CM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CN16:.CX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CY16:.DI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DJ16:.DT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AI$1]" office:value-type="float" office:value="0">
            <text:p>0.00 </text:p>
          </table:table-cell>
          <table:table-cell table:style-name="ce141" table:number-columns-repeated="5"/>
          <table:table-cell table:style-name="ce57"/>
          <table:table-cell table:style-name="ce41"/>
          <table:table-cell table:style-name="ce57" table:formula="of:=SUM([.DU16:.EE16])" office:value-type="float" office:value="0">
            <text:p>0.00 </text:p>
          </table:table-cell>
          <table:table-cell table:style-name="ce41"/>
          <table:table-cell table:formula="of:=-['file:///C:/Users/Antony/diy/GB%20Accounts/GB%20Accounts%202012/GB%20Accounts%20Company%202012-01-31%20(Jan12)%20OpenOffice/Fixedassets.ods'#$Schedule.$E$110]" office:value-type="float" office:value="-0">
            <text:p>0.00 </text:p>
          </table:table-cell>
          <table:table-cell table:style-name="ce41"/>
          <table:table-cell table:style-name="ce57" table:formula="of:=SUM([.EF16:.EH1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Disposal Value accrued</text:p>
          </table:table-cell>
          <table:table-cell table:style-name="ce137" office:value-type="string">
            <text:p>FS</text:p>
          </table:table-cell>
          <table:table-cell table:style-name="ce57"/>
          <table:table-cell table:style-name="ce56"/>
          <table:table-cell table:style-name="ce57" table:formula="of:=-['file:///C:/Users/Antony/diy/GB%20Accounts/GB%20Accounts%202012/GB%20Accounts%20Company%202012-01-31%20(Jan12)%20OpenOffice/Sales.ods'#$Feb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56"/>
          <table:table-cell table:style-name="ce57" table:formula="of:=SUM([.D17:.N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r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O17:.Y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pr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Z17:.AJ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y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K17:.AU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n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V17:.BF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l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G17:.BQ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ug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R17:.CB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Sep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C17:.CM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Oct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N17:.CX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Nov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Y17:.DI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Dec11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J17:.DT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an12.$U$1]" office:value-type="float" office:value="-0">
            <text:p>0.00 </text:p>
          </table:table-cell>
          <table:table-cell table:style-name="ce57"/>
          <table:table-cell table:style-name="ce141" table:number-columns-repeated="5"/>
          <table:table-cell table:style-name="ce57" table:formula="of:=-(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U17:.EE17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" office:value-type="float" office:value="0">
            <text:p>0.00 </text:p>
          </table:table-cell>
          <table:table-cell table:style-name="ce41"/>
          <table:table-cell table:style-name="ce57" table:formula="of:=SUM([.EF17:.EH1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CURRENT ASSET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tock</text:p>
          </table:table-cell>
          <table:table-cell table:style-name="ce137"/>
          <table:table-cell table:style-name="ce57" table:formula="of:=[$OpenAccounts.E15]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6"/>
          <table:table-cell table:style-name="ce57" table:formula="of:=SUM([.D19:.N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0]-[$Stock.$L$10]-[$Stock.$R$10]-[$Stock.$X$10]+[$Stock.$Z$10]" office:value-type="float" office:value="0">
            <text:p>0.00 </text:p>
          </table:table-cell>
          <table:table-cell table:style-name="ce41"/>
          <table:table-cell table:style-name="ce57" table:formula="of:=SUM([.O19:.Y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2]-[$Stock.$L$12]-[$Stock.$R$12]-[$Stock.$X$12]+[$Stock.$Z$12]" office:value-type="float" office:value="0">
            <text:p>0.00 </text:p>
          </table:table-cell>
          <table:table-cell table:style-name="ce41"/>
          <table:table-cell table:style-name="ce57" table:formula="of:=SUM([.Z19:.AJ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4]-[$Stock.$L$14]-[$Stock.$R$14]-[$Stock.$X$14]+[$Stock.$Z$14]" office:value-type="float" office:value="0">
            <text:p>0.00 </text:p>
          </table:table-cell>
          <table:table-cell table:style-name="ce41"/>
          <table:table-cell table:style-name="ce57" table:formula="of:=SUM([.AK19:.AU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6]-[$Stock.$L$16]-[$Stock.$R$16]-[$Stock.$X$16]+[$Stock.$Z$16]" office:value-type="float" office:value="0">
            <text:p>0.00 </text:p>
          </table:table-cell>
          <table:table-cell table:style-name="ce41"/>
          <table:table-cell table:style-name="ce57" table:formula="of:=SUM([.AV19:.BF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8]-[$Stock.$L$18]-[$Stock.$R$18]-[$Stock.$X$18]+[$Stock.$Z$18]" office:value-type="float" office:value="0">
            <text:p>0.00 </text:p>
          </table:table-cell>
          <table:table-cell table:style-name="ce41"/>
          <table:table-cell table:style-name="ce57" table:formula="of:=SUM([.BG19:.BQ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0]-[$Stock.$L$20]-[$Stock.$R$20]-[$Stock.$X$20]+[$Stock.$Z$20]" office:value-type="float" office:value="0">
            <text:p>0.00 </text:p>
          </table:table-cell>
          <table:table-cell table:style-name="ce41"/>
          <table:table-cell table:style-name="ce57" table:formula="of:=SUM([.BR19:.CB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2]-[$Stock.$L$22]-[$Stock.$R$22]-[$Stock.$X$22]+[$Stock.$Z$22]" office:value-type="float" office:value="0">
            <text:p>0.00 </text:p>
          </table:table-cell>
          <table:table-cell table:style-name="ce41"/>
          <table:table-cell table:style-name="ce57" table:formula="of:=SUM([.CC19:.CM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4]-[$Stock.$L$24]-[$Stock.$R$24]-[$Stock.$X$24]+[$Stock.$Z$24]" office:value-type="float" office:value="0">
            <text:p>0.00 </text:p>
          </table:table-cell>
          <table:table-cell table:style-name="ce41"/>
          <table:table-cell table:style-name="ce57" table:formula="of:=SUM([.CN19:.CX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6]-[$Stock.$L$26]-[$Stock.$R$26]-[$Stock.$X$26]+[$Stock.$Z$26]" office:value-type="float" office:value="0">
            <text:p>0.00 </text:p>
          </table:table-cell>
          <table:table-cell table:style-name="ce41"/>
          <table:table-cell table:style-name="ce57" table:formula="of:=SUM([.CY19:.DI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8]-[$Stock.$L$28]-[$Stock.$R$28]-[$Stock.$X$28]+[$Stock.$Z$28]" office:value-type="float" office:value="0">
            <text:p>0.00 </text:p>
          </table:table-cell>
          <table:table-cell table:style-name="ce41"/>
          <table:table-cell table:style-name="ce57" table:formula="of:=SUM([.DJ19:.DT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30]-[$Stock.$L$30]-[$Stock.$R$30]-[$Stock.$X$30]+[$Stock.$Z$30]" office:value-type="float" office:value="0">
            <text:p>0.00 </text:p>
          </table:table-cell>
          <table:table-cell table:style-name="ce41"/>
          <table:table-cell table:style-name="ce57" table:formula="of:=SUM([.DU19:.EE1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19:.EH1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Debtors</text:p>
          </table:table-cell>
          <table:table-cell table:style-name="ce137" office:value-type="string">
            <text:p>DR</text:p>
          </table:table-cell>
          <table:table-cell table:style-name="ce57" table:formula="of:=[$OpenAccounts.E16]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Feb11.$F$1]-['file:///C:/Users/Antony/diy/GB%20Accounts/GB%20Accounts%202012/GB%20Accounts%20Company%202012-01-31%20(Jan12)%20OpenOffice/Sales.ods'#$Feb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Feb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Feb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Feb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Feb11.$J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0:.N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Mar11.$F$1]-['file:///C:/Users/Antony/diy/GB%20Accounts/GB%20Accounts%202012/GB%20Accounts%20Company%202012-01-31%20(Jan12)%20OpenOffice/Sales.ods'#$Mar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Mar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r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r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r11.$J$1]" office:value-type="float" office:value="-0">
            <text:p>0.00 </text:p>
          </table:table-cell>
          <table:table-cell table:style-name="ce57"/>
          <table:table-cell table:style-name="ce57" office:value-type="string">
            <text:p><text:s/></text:p>
          </table:table-cell>
          <table:table-cell table:style-name="ce41"/>
          <table:table-cell table:style-name="ce57" table:formula="of:=SUM([.O20:.Y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Apr11.$F$1]-['file:///C:/Users/Antony/diy/GB%20Accounts/GB%20Accounts%202012/GB%20Accounts%20Company%202012-01-31%20(Jan12)%20OpenOffice/Sales.ods'#$Apr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Apr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pr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pr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pr11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0:.AJ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May11.$F$1]-['file:///C:/Users/Antony/diy/GB%20Accounts/GB%20Accounts%202012/GB%20Accounts%20Company%202012-01-31%20(Jan12)%20OpenOffice/Sales.ods'#$May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May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y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y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y11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0:.AU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Jun11.$F$1]-['file:///C:/Users/Antony/diy/GB%20Accounts/GB%20Accounts%202012/GB%20Accounts%20Company%202012-01-31%20(Jan12)%20OpenOffice/Sales.ods'#$Jun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Jun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n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n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n11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0:.BF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Jul11.$F$1]-['file:///C:/Users/Antony/diy/GB%20Accounts/GB%20Accounts%202012/GB%20Accounts%20Company%202012-01-31%20(Jan12)%20OpenOffice/Sales.ods'#$Jul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Jul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l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l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l11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0:.BQ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Aug11.$F$1]-['file:///C:/Users/Antony/diy/GB%20Accounts/GB%20Accounts%202012/GB%20Accounts%20Company%202012-01-31%20(Jan12)%20OpenOffice/Sales.ods'#$Aug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Aug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ug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ug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ug11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0:.CB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Sep11.$F$1]-['file:///C:/Users/Antony/diy/GB%20Accounts/GB%20Accounts%202012/GB%20Accounts%20Company%202012-01-31%20(Jan12)%20OpenOffice/Sales.ods'#$Sep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Sep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Sep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Sep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Sep11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0:.CM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Oct11.$F$1]-['file:///C:/Users/Antony/diy/GB%20Accounts/GB%20Accounts%202012/GB%20Accounts%20Company%202012-01-31%20(Jan12)%20OpenOffice/Sales.ods'#$Oct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Oct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Oct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Oct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Oct11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0:.CX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Nov11.$F$1]-['file:///C:/Users/Antony/diy/GB%20Accounts/GB%20Accounts%202012/GB%20Accounts%20Company%202012-01-31%20(Jan12)%20OpenOffice/Sales.ods'#$Nov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Nov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Nov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Nov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Nov11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0:.DI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Dec11.$F$1]-['file:///C:/Users/Antony/diy/GB%20Accounts/GB%20Accounts%202012/GB%20Accounts%20Company%202012-01-31%20(Jan12)%20OpenOffice/Sales.ods'#$Dec11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Dec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Dec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Dec11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Dec11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0:.DT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Jan12.$F$1]-['file:///C:/Users/Antony/diy/GB%20Accounts/GB%20Accounts%202012/GB%20Accounts%20Company%202012-01-31%20(Jan12)%20OpenOffice/Sales.ods'#$Jan12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/GB%20Accounts%20Company%202012-01-31%20(Jan12)%20OpenOffice/Currentaccount.ods'#$Jan12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an12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an12.$J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an12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0:.EE2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0:.EH2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3" office:value-type="string">
            <text:p>Cash &amp; Bank Receipt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urrent Account</text:p>
          </table:table-cell>
          <table:table-cell table:style-name="ce137" office:value-type="string">
            <text:p>BB</text:p>
          </table:table-cell>
          <table:table-cell table:style-name="ce57" table:formula="of:=[$OpenAccounts.G18]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Feb11.$F$1]-['file:///C:/Users/Antony/diy/GB%20Accounts/GB%20Accounts%202012/GB%20Accounts%20Company%202012-01-31%20(Jan12)%20OpenOffice/Currentaccount.ods'#$Feb11.$X$1]" office:value-type="float" office:value="0">
            <text:p>0.00 </text:p>
          </table:table-cell>
          <table:table-cell table:style-name="ce141" table:number-columns-repeated="4"/>
          <table:table-cell/>
          <table:table-cell table:style-name="ce56"/>
          <table:table-cell table:style-name="ce57" table:formula="of:=SUM([.D22:.N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Mar11.$F$1]-['file:///C:/Users/Antony/diy/GB%20Accounts/GB%20Accounts%202012/GB%20Accounts%20Company%202012-01-31%20(Jan12)%20OpenOffice/Currentaccount.ods'#$Mar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O22:.Y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Apr11.$F$1]-['file:///C:/Users/Antony/diy/GB%20Accounts/GB%20Accounts%202012/GB%20Accounts%20Company%202012-01-31%20(Jan12)%20OpenOffice/Currentaccount.ods'#$Apr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Z22:.AJ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May11.$F$1]-['file:///C:/Users/Antony/diy/GB%20Accounts/GB%20Accounts%202012/GB%20Accounts%20Company%202012-01-31%20(Jan12)%20OpenOffice/Currentaccount.ods'#$May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AK22:.AU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Jun11.$F$1]-['file:///C:/Users/Antony/diy/GB%20Accounts/GB%20Accounts%202012/GB%20Accounts%20Company%202012-01-31%20(Jan12)%20OpenOffice/Currentaccount.ods'#$Jun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AV22:.BF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Jul11.$F$1]-['file:///C:/Users/Antony/diy/GB%20Accounts/GB%20Accounts%202012/GB%20Accounts%20Company%202012-01-31%20(Jan12)%20OpenOffice/Currentaccount.ods'#$Jul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BG22:.BQ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Aug11.$F$1]-['file:///C:/Users/Antony/diy/GB%20Accounts/GB%20Accounts%202012/GB%20Accounts%20Company%202012-01-31%20(Jan12)%20OpenOffice/Currentaccount.ods'#$Aug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BR22:.CB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Sep11.$F$1]-['file:///C:/Users/Antony/diy/GB%20Accounts/GB%20Accounts%202012/GB%20Accounts%20Company%202012-01-31%20(Jan12)%20OpenOffice/Currentaccount.ods'#$Sep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CC22:.CM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Oct11.$F$1]-['file:///C:/Users/Antony/diy/GB%20Accounts/GB%20Accounts%202012/GB%20Accounts%20Company%202012-01-31%20(Jan12)%20OpenOffice/Currentaccount.ods'#$Oct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CN22:.CX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Nov11.$F$1]-['file:///C:/Users/Antony/diy/GB%20Accounts/GB%20Accounts%202012/GB%20Accounts%20Company%202012-01-31%20(Jan12)%20OpenOffice/Currentaccount.ods'#$Nov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CY22:.DI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Dec11.$F$1]-['file:///C:/Users/Antony/diy/GB%20Accounts/GB%20Accounts%202012/GB%20Accounts%20Company%202012-01-31%20(Jan12)%20OpenOffice/Currentaccount.ods'#$Dec11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DJ22:.DT22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['file:///C:/Users/Antony/diy/GB%20Accounts/GB%20Accounts%202012/GB%20Accounts%20Company%202012-01-31%20(Jan12)%20OpenOffice/Currentaccount.ods'#$Jan12.$F$1]-['file:///C:/Users/Antony/diy/GB%20Accounts/GB%20Accounts%202012/GB%20Accounts%20Company%202012-01-31%20(Jan12)%20OpenOffice/Currentaccount.ods'#$Jan12.$X$1]" office:value-type="float" office:value="0">
            <text:p>0.00 </text:p>
          </table:table-cell>
          <table:table-cell table:style-name="ce141" table:number-columns-repeated="4"/>
          <table:table-cell table:style-name="ce57"/>
          <table:table-cell table:style-name="ce41"/>
          <table:table-cell table:style-name="ce57" table:formula="of:=SUM([.DU22:.EE2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2:.EH2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Savings Account</text:p>
          </table:table-cell>
          <table:table-cell table:style-name="ce137" office:value-type="string">
            <text:p>BS</text:p>
          </table:table-cell>
          <table:table-cell table:style-name="ce57" table:formula="of:=[$OpenAccounts.H18]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Feb11.$F$1]-['file:///C:/Users/Antony/diy/GB%20Accounts/GB%20Accounts%202012/GB%20Accounts%20Company%202012-01-31%20(Jan12)%20OpenOffice/Savingaccount.ods'#$Feb11.$X$1]" office:value-type="float" office:value="0">
            <text:p>0.00 </text:p>
          </table:table-cell>
          <table:table-cell table:style-name="ce141" table:number-columns-repeated="3"/>
          <table:table-cell/>
          <table:table-cell table:style-name="ce56"/>
          <table:table-cell table:style-name="ce57" table:formula="of:=SUM([.D23:.N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Mar11.$F$1]-['file:///C:/Users/Antony/diy/GB%20Accounts/GB%20Accounts%202012/GB%20Accounts%20Company%202012-01-31%20(Jan12)%20OpenOffice/Savingaccount.ods'#$Mar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O23:.Y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Apr11.$F$1]-['file:///C:/Users/Antony/diy/GB%20Accounts/GB%20Accounts%202012/GB%20Accounts%20Company%202012-01-31%20(Jan12)%20OpenOffice/Savingaccount.ods'#$Apr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Z23:.AJ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May11.$F$1]-['file:///C:/Users/Antony/diy/GB%20Accounts/GB%20Accounts%202012/GB%20Accounts%20Company%202012-01-31%20(Jan12)%20OpenOffice/Savingaccount.ods'#$May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AK23:.AU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Jun11.$F$1]-['file:///C:/Users/Antony/diy/GB%20Accounts/GB%20Accounts%202012/GB%20Accounts%20Company%202012-01-31%20(Jan12)%20OpenOffice/Savingaccount.ods'#$Jun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AV23:.BF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Jul11.$F$1]-['file:///C:/Users/Antony/diy/GB%20Accounts/GB%20Accounts%202012/GB%20Accounts%20Company%202012-01-31%20(Jan12)%20OpenOffice/Savingaccount.ods'#$Jul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BG23:.BQ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Aug11.$F$1]-['file:///C:/Users/Antony/diy/GB%20Accounts/GB%20Accounts%202012/GB%20Accounts%20Company%202012-01-31%20(Jan12)%20OpenOffice/Savingaccount.ods'#$Aug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BR23:.CB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Sep11.$F$1]-['file:///C:/Users/Antony/diy/GB%20Accounts/GB%20Accounts%202012/GB%20Accounts%20Company%202012-01-31%20(Jan12)%20OpenOffice/Savingaccount.ods'#$Sep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CC23:.CM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Oct11.$F$1]-['file:///C:/Users/Antony/diy/GB%20Accounts/GB%20Accounts%202012/GB%20Accounts%20Company%202012-01-31%20(Jan12)%20OpenOffice/Savingaccount.ods'#$Oct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CN23:.CX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Nov11.$F$1]-['file:///C:/Users/Antony/diy/GB%20Accounts/GB%20Accounts%202012/GB%20Accounts%20Company%202012-01-31%20(Jan12)%20OpenOffice/Savingaccount.ods'#$Nov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CY23:.DI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Dec11.$F$1]-['file:///C:/Users/Antony/diy/GB%20Accounts/GB%20Accounts%202012/GB%20Accounts%20Company%202012-01-31%20(Jan12)%20OpenOffice/Savingaccount.ods'#$Dec11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DJ23:.DT23])" office:value-type="float" office:value="0">
            <text:p>0.00 </text:p>
          </table:table-cell>
          <table:table-cell table:style-name="ce56"/>
          <table:table-cell table:style-name="ce141" table:number-columns-repeated="3"/>
          <table:table-cell table:style-name="ce141" table:formula="of:=['file:///C:/Users/Antony/diy/GB%20Accounts/GB%20Accounts%202012/GB%20Accounts%20Company%202012-01-31%20(Jan12)%20OpenOffice/Savingaccount.ods'#$Jan12.$F$1]-['file:///C:/Users/Antony/diy/GB%20Accounts/GB%20Accounts%202012/GB%20Accounts%20Company%202012-01-31%20(Jan12)%20OpenOffice/Savingaccount.ods'#$Jan12.$X$1]" office:value-type="float" office:value="0">
            <text:p>0.00 </text:p>
          </table:table-cell>
          <table:table-cell table:style-name="ce141" table:number-columns-repeated="3"/>
          <table:table-cell table:style-name="ce57"/>
          <table:table-cell table:style-name="ce41"/>
          <table:table-cell table:style-name="ce57" table:formula="of:=SUM([.DU23:.EE2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3:.EH2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 Card Account</text:p>
          </table:table-cell>
          <table:table-cell table:style-name="ce137" office:value-type="string">
            <text:p>BD</text:p>
          </table:table-cell>
          <table:table-cell table:style-name="ce57" table:formula="of:=[$OpenAccounts.I18]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Feb11.$F$1]-['file:///C:/Users/Antony/diy/GB%20Accounts/GB%20Accounts%202012/GB%20Accounts%20Company%202012-01-31%20(Jan12)%20OpenOffice/Creditcardaccount.ods'#$Feb11.$X$1]" office:value-type="float" office:value="0">
            <text:p>0.00 </text:p>
          </table:table-cell>
          <table:table-cell table:style-name="ce141" table:number-columns-repeated="2"/>
          <table:table-cell/>
          <table:table-cell table:style-name="ce56"/>
          <table:table-cell table:style-name="ce57" table:formula="of:=SUM([.D24:.N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Mar11.$F$1]-['file:///C:/Users/Antony/diy/GB%20Accounts/GB%20Accounts%202012/GB%20Accounts%20Company%202012-01-31%20(Jan12)%20OpenOffice/Creditcardaccount.ods'#$Mar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O24:.Y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Apr11.$F$1]-['file:///C:/Users/Antony/diy/GB%20Accounts/GB%20Accounts%202012/GB%20Accounts%20Company%202012-01-31%20(Jan12)%20OpenOffice/Creditcardaccount.ods'#$Apr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Z24:.AJ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May11.$F$1]-['file:///C:/Users/Antony/diy/GB%20Accounts/GB%20Accounts%202012/GB%20Accounts%20Company%202012-01-31%20(Jan12)%20OpenOffice/Creditcardaccount.ods'#$May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AK24:.AU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Jun11.$F$1]-['file:///C:/Users/Antony/diy/GB%20Accounts/GB%20Accounts%202012/GB%20Accounts%20Company%202012-01-31%20(Jan12)%20OpenOffice/Creditcardaccount.ods'#$Jun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AV24:.BF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Jul11.$F$1]-['file:///C:/Users/Antony/diy/GB%20Accounts/GB%20Accounts%202012/GB%20Accounts%20Company%202012-01-31%20(Jan12)%20OpenOffice/Creditcardaccount.ods'#$Jul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BG24:.BQ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Aug11.$F$1]-['file:///C:/Users/Antony/diy/GB%20Accounts/GB%20Accounts%202012/GB%20Accounts%20Company%202012-01-31%20(Jan12)%20OpenOffice/Creditcardaccount.ods'#$Aug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BR24:.CB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Sep11.$F$1]-['file:///C:/Users/Antony/diy/GB%20Accounts/GB%20Accounts%202012/GB%20Accounts%20Company%202012-01-31%20(Jan12)%20OpenOffice/Creditcardaccount.ods'#$Sep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CC24:.CM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Oct11.$F$1]-['file:///C:/Users/Antony/diy/GB%20Accounts/GB%20Accounts%202012/GB%20Accounts%20Company%202012-01-31%20(Jan12)%20OpenOffice/Creditcardaccount.ods'#$Oct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CN24:.CX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Nov11.$F$1]-['file:///C:/Users/Antony/diy/GB%20Accounts/GB%20Accounts%202012/GB%20Accounts%20Company%202012-01-31%20(Jan12)%20OpenOffice/Creditcardaccount.ods'#$Nov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CY24:.DI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Dec11.$F$1]-['file:///C:/Users/Antony/diy/GB%20Accounts/GB%20Accounts%202012/GB%20Accounts%20Company%202012-01-31%20(Jan12)%20OpenOffice/Creditcardaccount.ods'#$Dec11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DJ24:.DT24])" office:value-type="float" office:value="0">
            <text:p>0.00 </text:p>
          </table:table-cell>
          <table:table-cell table:style-name="ce56"/>
          <table:table-cell table:style-name="ce141" table:number-columns-repeated="4"/>
          <table:table-cell table:style-name="ce141" table:formula="of:=['file:///C:/Users/Antony/diy/GB%20Accounts/GB%20Accounts%202012/GB%20Accounts%20Company%202012-01-31%20(Jan12)%20OpenOffice/Creditcardaccount.ods'#$Jan12.$F$1]-['file:///C:/Users/Antony/diy/GB%20Accounts/GB%20Accounts%202012/GB%20Accounts%20Company%202012-01-31%20(Jan12)%20OpenOffice/Creditcardaccount.ods'#$Jan12.$X$1]" office:value-type="float" office:value="0">
            <text:p>0.00 </text:p>
          </table:table-cell>
          <table:table-cell table:style-name="ce141" table:number-columns-repeated="2"/>
          <table:table-cell table:style-name="ce57"/>
          <table:table-cell table:style-name="ce41"/>
          <table:table-cell table:style-name="ce57" table:formula="of:=SUM([.DU24:.EE2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4:.EH2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sh Account</text:p>
          </table:table-cell>
          <table:table-cell table:style-name="ce137" office:value-type="string">
            <text:p>BC</text:p>
          </table:table-cell>
          <table:table-cell table:style-name="ce57" table:formula="of:=[$OpenAccounts.J18]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Feb11.$F$1]-['file:///C:/Users/Antony/diy/GB%20Accounts/GB%20Accounts%202012/GB%20Accounts%20Company%202012-01-31%20(Jan12)%20OpenOffice/Cashaccount.ods'#$Feb11.$U$1]" office:value-type="float" office:value="0">
            <text:p>0.00 </text:p>
          </table:table-cell>
          <table:table-cell table:style-name="ce141"/>
          <table:table-cell/>
          <table:table-cell table:style-name="ce56"/>
          <table:table-cell table:style-name="ce57" table:formula="of:=SUM([.D25:.N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Mar11.$F$1]-['file:///C:/Users/Antony/diy/GB%20Accounts/GB%20Accounts%202012/GB%20Accounts%20Company%202012-01-31%20(Jan12)%20OpenOffice/Cashaccount.ods'#$Mar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O25:.Y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Apr11.$F$1]-['file:///C:/Users/Antony/diy/GB%20Accounts/GB%20Accounts%202012/GB%20Accounts%20Company%202012-01-31%20(Jan12)%20OpenOffice/Cashaccount.ods'#$Apr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Z25:.AJ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May11.$F$1]-['file:///C:/Users/Antony/diy/GB%20Accounts/GB%20Accounts%202012/GB%20Accounts%20Company%202012-01-31%20(Jan12)%20OpenOffice/Cashaccount.ods'#$May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AK25:.AU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Jun11.$F$1]-['file:///C:/Users/Antony/diy/GB%20Accounts/GB%20Accounts%202012/GB%20Accounts%20Company%202012-01-31%20(Jan12)%20OpenOffice/Cashaccount.ods'#$Jun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AV25:.BF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Jul11.$F$1]-['file:///C:/Users/Antony/diy/GB%20Accounts/GB%20Accounts%202012/GB%20Accounts%20Company%202012-01-31%20(Jan12)%20OpenOffice/Cashaccount.ods'#$Jul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BG25:.BQ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Aug11.$F$1]-['file:///C:/Users/Antony/diy/GB%20Accounts/GB%20Accounts%202012/GB%20Accounts%20Company%202012-01-31%20(Jan12)%20OpenOffice/Cashaccount.ods'#$Aug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BR25:.CB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Sep11.$F$1]-['file:///C:/Users/Antony/diy/GB%20Accounts/GB%20Accounts%202012/GB%20Accounts%20Company%202012-01-31%20(Jan12)%20OpenOffice/Cashaccount.ods'#$Sep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CC25:.CM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Oct11.$F$1]-['file:///C:/Users/Antony/diy/GB%20Accounts/GB%20Accounts%202012/GB%20Accounts%20Company%202012-01-31%20(Jan12)%20OpenOffice/Cashaccount.ods'#$Oct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CN25:.CX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Nov11.$F$1]-['file:///C:/Users/Antony/diy/GB%20Accounts/GB%20Accounts%202012/GB%20Accounts%20Company%202012-01-31%20(Jan12)%20OpenOffice/Cashaccount.ods'#$Nov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CY25:.DI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Dec11.$F$1]-['file:///C:/Users/Antony/diy/GB%20Accounts/GB%20Accounts%202012/GB%20Accounts%20Company%202012-01-31%20(Jan12)%20OpenOffice/Cashaccount.ods'#$Dec11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DJ25:.DT25])" office:value-type="float" office:value="0">
            <text:p>0.00 </text:p>
          </table:table-cell>
          <table:table-cell table:style-name="ce56"/>
          <table:table-cell table:style-name="ce141" table:number-columns-repeated="5"/>
          <table:table-cell table:style-name="ce141" table:formula="of:=['file:///C:/Users/Antony/diy/GB%20Accounts/GB%20Accounts%202012/GB%20Accounts%20Company%202012-01-31%20(Jan12)%20OpenOffice/Cashaccount.ods'#$Jan12.$F$1]-['file:///C:/Users/Antony/diy/GB%20Accounts/GB%20Accounts%202012/GB%20Accounts%20Company%202012-01-31%20(Jan12)%20OpenOffice/Cashaccount.ods'#$Jan12.$U$1]" office:value-type="float" office:value="0">
            <text:p>0.00 </text:p>
          </table:table-cell>
          <table:table-cell table:style-name="ce141"/>
          <table:table-cell table:style-name="ce57"/>
          <table:table-cell table:style-name="ce41"/>
          <table:table-cell table:style-name="ce57" table:formula="of:=SUM([.DU25:.EE25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Companysecretary.ods'#$Boardmeeting.$E$6]" office:value-type="float" office:value="0">
            <text:p>0.00 </text:p>
          </table:table-cell>
          <table:table-cell table:style-name="ce41"/>
          <table:table-cell table:style-name="ce57" table:formula="of:=SUM([.EF25:.EH2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ra Cash &amp; Bank Transfers</text:p>
          </table:table-cell>
          <table:table-cell table:style-name="ce137"/>
          <table:table-cell table:style-name="ce141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Feb11.$G$1]-['file:///C:/Users/Antony/diy/GB%20Accounts/GB%20Accounts%202012/GB%20Accounts%20Company%202012-01-31%20(Jan12)%20OpenOffice/Currentaccount.ods'#$Feb11.$H$1]-['file:///C:/Users/Antony/diy/GB%20Accounts/GB%20Accounts%202012/GB%20Accounts%20Company%202012-01-31%20(Jan12)%20OpenOffice/Currentaccount.ods'#$Feb11.$I$1]+['file:///C:/Users/Antony/diy/GB%20Accounts/GB%20Accounts%202012/GB%20Accounts%20Company%202012-01-31%20(Jan12)%20OpenOffice/Currentaccount.ods'#$Feb11.$Y$1]+['file:///C:/Users/Antony/diy/GB%20Accounts/GB%20Accounts%202012/GB%20Accounts%20Company%202012-01-31%20(Jan12)%20OpenOffice/Currentaccount.ods'#$Feb11.$Z$1]+['file:///C:/Users/Antony/diy/GB%20Accounts/GB%20Accounts%202012/GB%20Accounts%20Company%202012-01-31%20(Jan12)%20OpenOffice/Currentaccount.ods'#$Feb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Feb11.$G$1]-['file:///C:/Users/Antony/diy/GB%20Accounts/GB%20Accounts%202012/GB%20Accounts%20Company%202012-01-31%20(Jan12)%20OpenOffice/Savingaccount.ods'#$Feb11.$H$1]-['file:///C:/Users/Antony/diy/GB%20Accounts/GB%20Accounts%202012/GB%20Accounts%20Company%202012-01-31%20(Jan12)%20OpenOffice/Savingaccount.ods'#$Feb11.$I$1]+['file:///C:/Users/Antony/diy/GB%20Accounts/GB%20Accounts%202012/GB%20Accounts%20Company%202012-01-31%20(Jan12)%20OpenOffice/Savingaccount.ods'#$Feb11.$Y$1]+['file:///C:/Users/Antony/diy/GB%20Accounts/GB%20Accounts%202012/GB%20Accounts%20Company%202012-01-31%20(Jan12)%20OpenOffice/Savingaccount.ods'#$Feb11.$Z$1]+['file:///C:/Users/Antony/diy/GB%20Accounts/GB%20Accounts%202012/GB%20Accounts%20Company%202012-01-31%20(Jan12)%20OpenOffice/Savingaccount.ods'#$Feb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Feb11.$G$1]-['file:///C:/Users/Antony/diy/GB%20Accounts/GB%20Accounts%202012/GB%20Accounts%20Company%202012-01-31%20(Jan12)%20OpenOffice/Creditcardaccount.ods'#$Feb11.$H$1]-['file:///C:/Users/Antony/diy/GB%20Accounts/GB%20Accounts%202012/GB%20Accounts%20Company%202012-01-31%20(Jan12)%20OpenOffice/Creditcardaccount.ods'#$Feb11.$I$1]+['file:///C:/Users/Antony/diy/GB%20Accounts/GB%20Accounts%202012/GB%20Accounts%20Company%202012-01-31%20(Jan12)%20OpenOffice/Creditcardaccount.ods'#$Feb11.$Y$1]+['file:///C:/Users/Antony/diy/GB%20Accounts/GB%20Accounts%202012/GB%20Accounts%20Company%202012-01-31%20(Jan12)%20OpenOffice/Creditcardaccount.ods'#$Feb11.$Z$1]+['file:///C:/Users/Antony/diy/GB%20Accounts/GB%20Accounts%202012/GB%20Accounts%20Company%202012-01-31%20(Jan12)%20OpenOffice/Creditcardaccount.ods'#$Feb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Feb11.$G$1]-['file:///C:/Users/Antony/diy/GB%20Accounts/GB%20Accounts%202012/GB%20Accounts%20Company%202012-01-31%20(Jan12)%20OpenOffice/Cashaccount.ods'#$Feb11.$H$1]-['file:///C:/Users/Antony/diy/GB%20Accounts/GB%20Accounts%202012/GB%20Accounts%20Company%202012-01-31%20(Jan12)%20OpenOffice/Cashaccount.ods'#$Feb11.$I$1]+['file:///C:/Users/Antony/diy/GB%20Accounts/GB%20Accounts%202012/GB%20Accounts%20Company%202012-01-31%20(Jan12)%20OpenOffice/Cashaccount.ods'#$Feb11.$V$1]+['file:///C:/Users/Antony/diy/GB%20Accounts/GB%20Accounts%202012/GB%20Accounts%20Company%202012-01-31%20(Jan12)%20OpenOffice/Cashaccount.ods'#$Feb11.$W$1]+['file:///C:/Users/Antony/diy/GB%20Accounts/GB%20Accounts%202012/GB%20Accounts%20Company%202012-01-31%20(Jan12)%20OpenOffice/Cashaccount.ods'#$Feb11.$X$1]" office:value-type="float" office:value="0">
            <text:p>0.00 </text:p>
          </table:table-cell>
          <table:table-cell table:style-name="ce141" table:number-columns-repeated="2"/>
          <table:table-cell table:style-name="ce56"/>
          <table:table-cell table:style-name="ce57" table:formula="of:=SUM([.D26:.N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Mar11.$G$1]-['file:///C:/Users/Antony/diy/GB%20Accounts/GB%20Accounts%202012/GB%20Accounts%20Company%202012-01-31%20(Jan12)%20OpenOffice/Currentaccount.ods'#$Mar11.$H$1]-['file:///C:/Users/Antony/diy/GB%20Accounts/GB%20Accounts%202012/GB%20Accounts%20Company%202012-01-31%20(Jan12)%20OpenOffice/Currentaccount.ods'#$Mar11.$I$1]+['file:///C:/Users/Antony/diy/GB%20Accounts/GB%20Accounts%202012/GB%20Accounts%20Company%202012-01-31%20(Jan12)%20OpenOffice/Currentaccount.ods'#$Mar11.$Y$1]+['file:///C:/Users/Antony/diy/GB%20Accounts/GB%20Accounts%202012/GB%20Accounts%20Company%202012-01-31%20(Jan12)%20OpenOffice/Currentaccount.ods'#$Mar11.$Z$1]+['file:///C:/Users/Antony/diy/GB%20Accounts/GB%20Accounts%202012/GB%20Accounts%20Company%202012-01-31%20(Jan12)%20OpenOffice/Currentaccount.ods'#$Mar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Mar11.$G$1]-['file:///C:/Users/Antony/diy/GB%20Accounts/GB%20Accounts%202012/GB%20Accounts%20Company%202012-01-31%20(Jan12)%20OpenOffice/Savingaccount.ods'#$Mar11.$H$1]-['file:///C:/Users/Antony/diy/GB%20Accounts/GB%20Accounts%202012/GB%20Accounts%20Company%202012-01-31%20(Jan12)%20OpenOffice/Savingaccount.ods'#$Mar11.$I$1]+['file:///C:/Users/Antony/diy/GB%20Accounts/GB%20Accounts%202012/GB%20Accounts%20Company%202012-01-31%20(Jan12)%20OpenOffice/Savingaccount.ods'#$Mar11.$Y$1]+['file:///C:/Users/Antony/diy/GB%20Accounts/GB%20Accounts%202012/GB%20Accounts%20Company%202012-01-31%20(Jan12)%20OpenOffice/Savingaccount.ods'#$Mar11.$Z$1]+['file:///C:/Users/Antony/diy/GB%20Accounts/GB%20Accounts%202012/GB%20Accounts%20Company%202012-01-31%20(Jan12)%20OpenOffice/Savingaccount.ods'#$Mar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Mar11.$G$1]-['file:///C:/Users/Antony/diy/GB%20Accounts/GB%20Accounts%202012/GB%20Accounts%20Company%202012-01-31%20(Jan12)%20OpenOffice/Creditcardaccount.ods'#$Mar11.$H$1]-['file:///C:/Users/Antony/diy/GB%20Accounts/GB%20Accounts%202012/GB%20Accounts%20Company%202012-01-31%20(Jan12)%20OpenOffice/Creditcardaccount.ods'#$Mar11.$I$1]+['file:///C:/Users/Antony/diy/GB%20Accounts/GB%20Accounts%202012/GB%20Accounts%20Company%202012-01-31%20(Jan12)%20OpenOffice/Creditcardaccount.ods'#$Mar11.$Y$1]+['file:///C:/Users/Antony/diy/GB%20Accounts/GB%20Accounts%202012/GB%20Accounts%20Company%202012-01-31%20(Jan12)%20OpenOffice/Creditcardaccount.ods'#$Mar11.$Z$1]+['file:///C:/Users/Antony/diy/GB%20Accounts/GB%20Accounts%202012/GB%20Accounts%20Company%202012-01-31%20(Jan12)%20OpenOffice/Creditcardaccount.ods'#$Mar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Mar11.$G$1]-['file:///C:/Users/Antony/diy/GB%20Accounts/GB%20Accounts%202012/GB%20Accounts%20Company%202012-01-31%20(Jan12)%20OpenOffice/Cashaccount.ods'#$Mar11.$H$1]-['file:///C:/Users/Antony/diy/GB%20Accounts/GB%20Accounts%202012/GB%20Accounts%20Company%202012-01-31%20(Jan12)%20OpenOffice/Cashaccount.ods'#$Mar11.$I$1]+['file:///C:/Users/Antony/diy/GB%20Accounts/GB%20Accounts%202012/GB%20Accounts%20Company%202012-01-31%20(Jan12)%20OpenOffice/Cashaccount.ods'#$Mar11.$V$1]+['file:///C:/Users/Antony/diy/GB%20Accounts/GB%20Accounts%202012/GB%20Accounts%20Company%202012-01-31%20(Jan12)%20OpenOffice/Cashaccount.ods'#$Mar11.$W$1]+['file:///C:/Users/Antony/diy/GB%20Accounts/GB%20Accounts%202012/GB%20Accounts%20Company%202012-01-31%20(Jan12)%20OpenOffice/Cashaccount.ods'#$Mar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O26:.Y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Apr11.$G$1]-['file:///C:/Users/Antony/diy/GB%20Accounts/GB%20Accounts%202012/GB%20Accounts%20Company%202012-01-31%20(Jan12)%20OpenOffice/Currentaccount.ods'#$Apr11.$H$1]-['file:///C:/Users/Antony/diy/GB%20Accounts/GB%20Accounts%202012/GB%20Accounts%20Company%202012-01-31%20(Jan12)%20OpenOffice/Currentaccount.ods'#$Apr11.$I$1]+['file:///C:/Users/Antony/diy/GB%20Accounts/GB%20Accounts%202012/GB%20Accounts%20Company%202012-01-31%20(Jan12)%20OpenOffice/Currentaccount.ods'#$Apr11.$Y$1]+['file:///C:/Users/Antony/diy/GB%20Accounts/GB%20Accounts%202012/GB%20Accounts%20Company%202012-01-31%20(Jan12)%20OpenOffice/Currentaccount.ods'#$Apr11.$Z$1]+['file:///C:/Users/Antony/diy/GB%20Accounts/GB%20Accounts%202012/GB%20Accounts%20Company%202012-01-31%20(Jan12)%20OpenOffice/Currentaccount.ods'#$Apr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Apr11.$G$1]-['file:///C:/Users/Antony/diy/GB%20Accounts/GB%20Accounts%202012/GB%20Accounts%20Company%202012-01-31%20(Jan12)%20OpenOffice/Savingaccount.ods'#$Apr11.$H$1]-['file:///C:/Users/Antony/diy/GB%20Accounts/GB%20Accounts%202012/GB%20Accounts%20Company%202012-01-31%20(Jan12)%20OpenOffice/Savingaccount.ods'#$Apr11.$I$1]+['file:///C:/Users/Antony/diy/GB%20Accounts/GB%20Accounts%202012/GB%20Accounts%20Company%202012-01-31%20(Jan12)%20OpenOffice/Savingaccount.ods'#$Apr11.$Y$1]+['file:///C:/Users/Antony/diy/GB%20Accounts/GB%20Accounts%202012/GB%20Accounts%20Company%202012-01-31%20(Jan12)%20OpenOffice/Savingaccount.ods'#$Apr11.$Z$1]+['file:///C:/Users/Antony/diy/GB%20Accounts/GB%20Accounts%202012/GB%20Accounts%20Company%202012-01-31%20(Jan12)%20OpenOffice/Savingaccount.ods'#$Apr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Apr11.$G$1]-['file:///C:/Users/Antony/diy/GB%20Accounts/GB%20Accounts%202012/GB%20Accounts%20Company%202012-01-31%20(Jan12)%20OpenOffice/Creditcardaccount.ods'#$Apr11.$H$1]-['file:///C:/Users/Antony/diy/GB%20Accounts/GB%20Accounts%202012/GB%20Accounts%20Company%202012-01-31%20(Jan12)%20OpenOffice/Creditcardaccount.ods'#$Apr11.$I$1]+['file:///C:/Users/Antony/diy/GB%20Accounts/GB%20Accounts%202012/GB%20Accounts%20Company%202012-01-31%20(Jan12)%20OpenOffice/Creditcardaccount.ods'#$Apr11.$Y$1]+['file:///C:/Users/Antony/diy/GB%20Accounts/GB%20Accounts%202012/GB%20Accounts%20Company%202012-01-31%20(Jan12)%20OpenOffice/Creditcardaccount.ods'#$Apr11.$Z$1]+['file:///C:/Users/Antony/diy/GB%20Accounts/GB%20Accounts%202012/GB%20Accounts%20Company%202012-01-31%20(Jan12)%20OpenOffice/Creditcardaccount.ods'#$Apr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Apr11.$G$1]-['file:///C:/Users/Antony/diy/GB%20Accounts/GB%20Accounts%202012/GB%20Accounts%20Company%202012-01-31%20(Jan12)%20OpenOffice/Cashaccount.ods'#$Apr11.$H$1]-['file:///C:/Users/Antony/diy/GB%20Accounts/GB%20Accounts%202012/GB%20Accounts%20Company%202012-01-31%20(Jan12)%20OpenOffice/Cashaccount.ods'#$Apr11.$I$1]+['file:///C:/Users/Antony/diy/GB%20Accounts/GB%20Accounts%202012/GB%20Accounts%20Company%202012-01-31%20(Jan12)%20OpenOffice/Cashaccount.ods'#$Apr11.$V$1]+['file:///C:/Users/Antony/diy/GB%20Accounts/GB%20Accounts%202012/GB%20Accounts%20Company%202012-01-31%20(Jan12)%20OpenOffice/Cashaccount.ods'#$Apr11.$W$1]+['file:///C:/Users/Antony/diy/GB%20Accounts/GB%20Accounts%202012/GB%20Accounts%20Company%202012-01-31%20(Jan12)%20OpenOffice/Cashaccount.ods'#$Apr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Z26:.AJ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May11.$G$1]-['file:///C:/Users/Antony/diy/GB%20Accounts/GB%20Accounts%202012/GB%20Accounts%20Company%202012-01-31%20(Jan12)%20OpenOffice/Currentaccount.ods'#$May11.$H$1]-['file:///C:/Users/Antony/diy/GB%20Accounts/GB%20Accounts%202012/GB%20Accounts%20Company%202012-01-31%20(Jan12)%20OpenOffice/Currentaccount.ods'#$May11.$I$1]+['file:///C:/Users/Antony/diy/GB%20Accounts/GB%20Accounts%202012/GB%20Accounts%20Company%202012-01-31%20(Jan12)%20OpenOffice/Currentaccount.ods'#$May11.$Y$1]+['file:///C:/Users/Antony/diy/GB%20Accounts/GB%20Accounts%202012/GB%20Accounts%20Company%202012-01-31%20(Jan12)%20OpenOffice/Currentaccount.ods'#$May11.$Z$1]+['file:///C:/Users/Antony/diy/GB%20Accounts/GB%20Accounts%202012/GB%20Accounts%20Company%202012-01-31%20(Jan12)%20OpenOffice/Currentaccount.ods'#$May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May11.$G$1]-['file:///C:/Users/Antony/diy/GB%20Accounts/GB%20Accounts%202012/GB%20Accounts%20Company%202012-01-31%20(Jan12)%20OpenOffice/Savingaccount.ods'#$May11.$H$1]-['file:///C:/Users/Antony/diy/GB%20Accounts/GB%20Accounts%202012/GB%20Accounts%20Company%202012-01-31%20(Jan12)%20OpenOffice/Savingaccount.ods'#$May11.$I$1]+['file:///C:/Users/Antony/diy/GB%20Accounts/GB%20Accounts%202012/GB%20Accounts%20Company%202012-01-31%20(Jan12)%20OpenOffice/Savingaccount.ods'#$May11.$Y$1]+['file:///C:/Users/Antony/diy/GB%20Accounts/GB%20Accounts%202012/GB%20Accounts%20Company%202012-01-31%20(Jan12)%20OpenOffice/Savingaccount.ods'#$May11.$Z$1]+['file:///C:/Users/Antony/diy/GB%20Accounts/GB%20Accounts%202012/GB%20Accounts%20Company%202012-01-31%20(Jan12)%20OpenOffice/Savingaccount.ods'#$May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May11.$G$1]-['file:///C:/Users/Antony/diy/GB%20Accounts/GB%20Accounts%202012/GB%20Accounts%20Company%202012-01-31%20(Jan12)%20OpenOffice/Creditcardaccount.ods'#$May11.$H$1]-['file:///C:/Users/Antony/diy/GB%20Accounts/GB%20Accounts%202012/GB%20Accounts%20Company%202012-01-31%20(Jan12)%20OpenOffice/Creditcardaccount.ods'#$May11.$I$1]+['file:///C:/Users/Antony/diy/GB%20Accounts/GB%20Accounts%202012/GB%20Accounts%20Company%202012-01-31%20(Jan12)%20OpenOffice/Creditcardaccount.ods'#$May11.$Y$1]+['file:///C:/Users/Antony/diy/GB%20Accounts/GB%20Accounts%202012/GB%20Accounts%20Company%202012-01-31%20(Jan12)%20OpenOffice/Creditcardaccount.ods'#$May11.$Z$1]+['file:///C:/Users/Antony/diy/GB%20Accounts/GB%20Accounts%202012/GB%20Accounts%20Company%202012-01-31%20(Jan12)%20OpenOffice/Creditcardaccount.ods'#$May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May11.$G$1]-['file:///C:/Users/Antony/diy/GB%20Accounts/GB%20Accounts%202012/GB%20Accounts%20Company%202012-01-31%20(Jan12)%20OpenOffice/Cashaccount.ods'#$May11.$H$1]-['file:///C:/Users/Antony/diy/GB%20Accounts/GB%20Accounts%202012/GB%20Accounts%20Company%202012-01-31%20(Jan12)%20OpenOffice/Cashaccount.ods'#$May11.$I$1]+['file:///C:/Users/Antony/diy/GB%20Accounts/GB%20Accounts%202012/GB%20Accounts%20Company%202012-01-31%20(Jan12)%20OpenOffice/Cashaccount.ods'#$May11.$V$1]+['file:///C:/Users/Antony/diy/GB%20Accounts/GB%20Accounts%202012/GB%20Accounts%20Company%202012-01-31%20(Jan12)%20OpenOffice/Cashaccount.ods'#$May11.$W$1]+['file:///C:/Users/Antony/diy/GB%20Accounts/GB%20Accounts%202012/GB%20Accounts%20Company%202012-01-31%20(Jan12)%20OpenOffice/Cashaccount.ods'#$May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AK26:.AU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Jun11.$G$1]-['file:///C:/Users/Antony/diy/GB%20Accounts/GB%20Accounts%202012/GB%20Accounts%20Company%202012-01-31%20(Jan12)%20OpenOffice/Currentaccount.ods'#$Jun11.$H$1]-['file:///C:/Users/Antony/diy/GB%20Accounts/GB%20Accounts%202012/GB%20Accounts%20Company%202012-01-31%20(Jan12)%20OpenOffice/Currentaccount.ods'#$Jun11.$I$1]+['file:///C:/Users/Antony/diy/GB%20Accounts/GB%20Accounts%202012/GB%20Accounts%20Company%202012-01-31%20(Jan12)%20OpenOffice/Currentaccount.ods'#$Jun11.$Y$1]+['file:///C:/Users/Antony/diy/GB%20Accounts/GB%20Accounts%202012/GB%20Accounts%20Company%202012-01-31%20(Jan12)%20OpenOffice/Currentaccount.ods'#$Jun11.$Z$1]+['file:///C:/Users/Antony/diy/GB%20Accounts/GB%20Accounts%202012/GB%20Accounts%20Company%202012-01-31%20(Jan12)%20OpenOffice/Currentaccount.ods'#$Jun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Jun11.$G$1]-['file:///C:/Users/Antony/diy/GB%20Accounts/GB%20Accounts%202012/GB%20Accounts%20Company%202012-01-31%20(Jan12)%20OpenOffice/Savingaccount.ods'#$Jun11.$H$1]-['file:///C:/Users/Antony/diy/GB%20Accounts/GB%20Accounts%202012/GB%20Accounts%20Company%202012-01-31%20(Jan12)%20OpenOffice/Savingaccount.ods'#$Jun11.$I$1]+['file:///C:/Users/Antony/diy/GB%20Accounts/GB%20Accounts%202012/GB%20Accounts%20Company%202012-01-31%20(Jan12)%20OpenOffice/Savingaccount.ods'#$Jun11.$Y$1]+['file:///C:/Users/Antony/diy/GB%20Accounts/GB%20Accounts%202012/GB%20Accounts%20Company%202012-01-31%20(Jan12)%20OpenOffice/Savingaccount.ods'#$Jun11.$Z$1]+['file:///C:/Users/Antony/diy/GB%20Accounts/GB%20Accounts%202012/GB%20Accounts%20Company%202012-01-31%20(Jan12)%20OpenOffice/Savingaccount.ods'#$Jun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Jun11.$G$1]-['file:///C:/Users/Antony/diy/GB%20Accounts/GB%20Accounts%202012/GB%20Accounts%20Company%202012-01-31%20(Jan12)%20OpenOffice/Creditcardaccount.ods'#$Jun11.$H$1]-['file:///C:/Users/Antony/diy/GB%20Accounts/GB%20Accounts%202012/GB%20Accounts%20Company%202012-01-31%20(Jan12)%20OpenOffice/Creditcardaccount.ods'#$Jun11.$I$1]+['file:///C:/Users/Antony/diy/GB%20Accounts/GB%20Accounts%202012/GB%20Accounts%20Company%202012-01-31%20(Jan12)%20OpenOffice/Creditcardaccount.ods'#$Jun11.$Y$1]+['file:///C:/Users/Antony/diy/GB%20Accounts/GB%20Accounts%202012/GB%20Accounts%20Company%202012-01-31%20(Jan12)%20OpenOffice/Creditcardaccount.ods'#$Jun11.$Z$1]+['file:///C:/Users/Antony/diy/GB%20Accounts/GB%20Accounts%202012/GB%20Accounts%20Company%202012-01-31%20(Jan12)%20OpenOffice/Creditcardaccount.ods'#$Jun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Jun11.$G$1]-['file:///C:/Users/Antony/diy/GB%20Accounts/GB%20Accounts%202012/GB%20Accounts%20Company%202012-01-31%20(Jan12)%20OpenOffice/Cashaccount.ods'#$Jun11.$H$1]-['file:///C:/Users/Antony/diy/GB%20Accounts/GB%20Accounts%202012/GB%20Accounts%20Company%202012-01-31%20(Jan12)%20OpenOffice/Cashaccount.ods'#$Jun11.$I$1]+['file:///C:/Users/Antony/diy/GB%20Accounts/GB%20Accounts%202012/GB%20Accounts%20Company%202012-01-31%20(Jan12)%20OpenOffice/Cashaccount.ods'#$Jun11.$V$1]+['file:///C:/Users/Antony/diy/GB%20Accounts/GB%20Accounts%202012/GB%20Accounts%20Company%202012-01-31%20(Jan12)%20OpenOffice/Cashaccount.ods'#$Jun11.$W$1]+['file:///C:/Users/Antony/diy/GB%20Accounts/GB%20Accounts%202012/GB%20Accounts%20Company%202012-01-31%20(Jan12)%20OpenOffice/Cashaccount.ods'#$Jun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AV26:.BF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Jul11.$G$1]-['file:///C:/Users/Antony/diy/GB%20Accounts/GB%20Accounts%202012/GB%20Accounts%20Company%202012-01-31%20(Jan12)%20OpenOffice/Currentaccount.ods'#$Jul11.$H$1]-['file:///C:/Users/Antony/diy/GB%20Accounts/GB%20Accounts%202012/GB%20Accounts%20Company%202012-01-31%20(Jan12)%20OpenOffice/Currentaccount.ods'#$Jul11.$I$1]+['file:///C:/Users/Antony/diy/GB%20Accounts/GB%20Accounts%202012/GB%20Accounts%20Company%202012-01-31%20(Jan12)%20OpenOffice/Currentaccount.ods'#$Jul11.$Y$1]+['file:///C:/Users/Antony/diy/GB%20Accounts/GB%20Accounts%202012/GB%20Accounts%20Company%202012-01-31%20(Jan12)%20OpenOffice/Currentaccount.ods'#$Jul11.$Z$1]+['file:///C:/Users/Antony/diy/GB%20Accounts/GB%20Accounts%202012/GB%20Accounts%20Company%202012-01-31%20(Jan12)%20OpenOffice/Currentaccount.ods'#$Jul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Jul11.$G$1]-['file:///C:/Users/Antony/diy/GB%20Accounts/GB%20Accounts%202012/GB%20Accounts%20Company%202012-01-31%20(Jan12)%20OpenOffice/Savingaccount.ods'#$Jul11.$H$1]-['file:///C:/Users/Antony/diy/GB%20Accounts/GB%20Accounts%202012/GB%20Accounts%20Company%202012-01-31%20(Jan12)%20OpenOffice/Savingaccount.ods'#$Jul11.$I$1]+['file:///C:/Users/Antony/diy/GB%20Accounts/GB%20Accounts%202012/GB%20Accounts%20Company%202012-01-31%20(Jan12)%20OpenOffice/Savingaccount.ods'#$Jul11.$Y$1]+['file:///C:/Users/Antony/diy/GB%20Accounts/GB%20Accounts%202012/GB%20Accounts%20Company%202012-01-31%20(Jan12)%20OpenOffice/Savingaccount.ods'#$Jul11.$Z$1]+['file:///C:/Users/Antony/diy/GB%20Accounts/GB%20Accounts%202012/GB%20Accounts%20Company%202012-01-31%20(Jan12)%20OpenOffice/Savingaccount.ods'#$Jul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Jul11.$G$1]-['file:///C:/Users/Antony/diy/GB%20Accounts/GB%20Accounts%202012/GB%20Accounts%20Company%202012-01-31%20(Jan12)%20OpenOffice/Creditcardaccount.ods'#$Jul11.$H$1]-['file:///C:/Users/Antony/diy/GB%20Accounts/GB%20Accounts%202012/GB%20Accounts%20Company%202012-01-31%20(Jan12)%20OpenOffice/Creditcardaccount.ods'#$Jul11.$I$1]+['file:///C:/Users/Antony/diy/GB%20Accounts/GB%20Accounts%202012/GB%20Accounts%20Company%202012-01-31%20(Jan12)%20OpenOffice/Creditcardaccount.ods'#$Jul11.$Y$1]+['file:///C:/Users/Antony/diy/GB%20Accounts/GB%20Accounts%202012/GB%20Accounts%20Company%202012-01-31%20(Jan12)%20OpenOffice/Creditcardaccount.ods'#$Jul11.$Z$1]+['file:///C:/Users/Antony/diy/GB%20Accounts/GB%20Accounts%202012/GB%20Accounts%20Company%202012-01-31%20(Jan12)%20OpenOffice/Creditcardaccount.ods'#$Jul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Jul11.$G$1]-['file:///C:/Users/Antony/diy/GB%20Accounts/GB%20Accounts%202012/GB%20Accounts%20Company%202012-01-31%20(Jan12)%20OpenOffice/Cashaccount.ods'#$Jul11.$H$1]-['file:///C:/Users/Antony/diy/GB%20Accounts/GB%20Accounts%202012/GB%20Accounts%20Company%202012-01-31%20(Jan12)%20OpenOffice/Cashaccount.ods'#$Jul11.$I$1]+['file:///C:/Users/Antony/diy/GB%20Accounts/GB%20Accounts%202012/GB%20Accounts%20Company%202012-01-31%20(Jan12)%20OpenOffice/Cashaccount.ods'#$Jul11.$V$1]+['file:///C:/Users/Antony/diy/GB%20Accounts/GB%20Accounts%202012/GB%20Accounts%20Company%202012-01-31%20(Jan12)%20OpenOffice/Cashaccount.ods'#$Jul11.$W$1]+['file:///C:/Users/Antony/diy/GB%20Accounts/GB%20Accounts%202012/GB%20Accounts%20Company%202012-01-31%20(Jan12)%20OpenOffice/Cashaccount.ods'#$Jul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BG26:.BQ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Aug11.$G$1]-['file:///C:/Users/Antony/diy/GB%20Accounts/GB%20Accounts%202012/GB%20Accounts%20Company%202012-01-31%20(Jan12)%20OpenOffice/Currentaccount.ods'#$Aug11.$H$1]-['file:///C:/Users/Antony/diy/GB%20Accounts/GB%20Accounts%202012/GB%20Accounts%20Company%202012-01-31%20(Jan12)%20OpenOffice/Currentaccount.ods'#$Aug11.$I$1]+['file:///C:/Users/Antony/diy/GB%20Accounts/GB%20Accounts%202012/GB%20Accounts%20Company%202012-01-31%20(Jan12)%20OpenOffice/Currentaccount.ods'#$Aug11.$Y$1]+['file:///C:/Users/Antony/diy/GB%20Accounts/GB%20Accounts%202012/GB%20Accounts%20Company%202012-01-31%20(Jan12)%20OpenOffice/Currentaccount.ods'#$Aug11.$Z$1]+['file:///C:/Users/Antony/diy/GB%20Accounts/GB%20Accounts%202012/GB%20Accounts%20Company%202012-01-31%20(Jan12)%20OpenOffice/Currentaccount.ods'#$Aug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Aug11.$G$1]-['file:///C:/Users/Antony/diy/GB%20Accounts/GB%20Accounts%202012/GB%20Accounts%20Company%202012-01-31%20(Jan12)%20OpenOffice/Savingaccount.ods'#$Aug11.$H$1]-['file:///C:/Users/Antony/diy/GB%20Accounts/GB%20Accounts%202012/GB%20Accounts%20Company%202012-01-31%20(Jan12)%20OpenOffice/Savingaccount.ods'#$Aug11.$I$1]+['file:///C:/Users/Antony/diy/GB%20Accounts/GB%20Accounts%202012/GB%20Accounts%20Company%202012-01-31%20(Jan12)%20OpenOffice/Savingaccount.ods'#$Aug11.$Y$1]+['file:///C:/Users/Antony/diy/GB%20Accounts/GB%20Accounts%202012/GB%20Accounts%20Company%202012-01-31%20(Jan12)%20OpenOffice/Savingaccount.ods'#$Aug11.$Z$1]+['file:///C:/Users/Antony/diy/GB%20Accounts/GB%20Accounts%202012/GB%20Accounts%20Company%202012-01-31%20(Jan12)%20OpenOffice/Savingaccount.ods'#$Aug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Aug11.$G$1]-['file:///C:/Users/Antony/diy/GB%20Accounts/GB%20Accounts%202012/GB%20Accounts%20Company%202012-01-31%20(Jan12)%20OpenOffice/Creditcardaccount.ods'#$Aug11.$H$1]-['file:///C:/Users/Antony/diy/GB%20Accounts/GB%20Accounts%202012/GB%20Accounts%20Company%202012-01-31%20(Jan12)%20OpenOffice/Creditcardaccount.ods'#$Aug11.$I$1]+['file:///C:/Users/Antony/diy/GB%20Accounts/GB%20Accounts%202012/GB%20Accounts%20Company%202012-01-31%20(Jan12)%20OpenOffice/Creditcardaccount.ods'#$Aug11.$Y$1]+['file:///C:/Users/Antony/diy/GB%20Accounts/GB%20Accounts%202012/GB%20Accounts%20Company%202012-01-31%20(Jan12)%20OpenOffice/Creditcardaccount.ods'#$Aug11.$Z$1]+['file:///C:/Users/Antony/diy/GB%20Accounts/GB%20Accounts%202012/GB%20Accounts%20Company%202012-01-31%20(Jan12)%20OpenOffice/Creditcardaccount.ods'#$Aug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Aug11.$G$1]-['file:///C:/Users/Antony/diy/GB%20Accounts/GB%20Accounts%202012/GB%20Accounts%20Company%202012-01-31%20(Jan12)%20OpenOffice/Cashaccount.ods'#$Aug11.$H$1]-['file:///C:/Users/Antony/diy/GB%20Accounts/GB%20Accounts%202012/GB%20Accounts%20Company%202012-01-31%20(Jan12)%20OpenOffice/Cashaccount.ods'#$Aug11.$I$1]+['file:///C:/Users/Antony/diy/GB%20Accounts/GB%20Accounts%202012/GB%20Accounts%20Company%202012-01-31%20(Jan12)%20OpenOffice/Cashaccount.ods'#$Aug11.$V$1]+['file:///C:/Users/Antony/diy/GB%20Accounts/GB%20Accounts%202012/GB%20Accounts%20Company%202012-01-31%20(Jan12)%20OpenOffice/Cashaccount.ods'#$Aug11.$W$1]+['file:///C:/Users/Antony/diy/GB%20Accounts/GB%20Accounts%202012/GB%20Accounts%20Company%202012-01-31%20(Jan12)%20OpenOffice/Cashaccount.ods'#$Aug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BR26:.CB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Sep11.$G$1]-['file:///C:/Users/Antony/diy/GB%20Accounts/GB%20Accounts%202012/GB%20Accounts%20Company%202012-01-31%20(Jan12)%20OpenOffice/Currentaccount.ods'#$Sep11.$H$1]-['file:///C:/Users/Antony/diy/GB%20Accounts/GB%20Accounts%202012/GB%20Accounts%20Company%202012-01-31%20(Jan12)%20OpenOffice/Currentaccount.ods'#$Sep11.$I$1]+['file:///C:/Users/Antony/diy/GB%20Accounts/GB%20Accounts%202012/GB%20Accounts%20Company%202012-01-31%20(Jan12)%20OpenOffice/Currentaccount.ods'#$Sep11.$Y$1]+['file:///C:/Users/Antony/diy/GB%20Accounts/GB%20Accounts%202012/GB%20Accounts%20Company%202012-01-31%20(Jan12)%20OpenOffice/Currentaccount.ods'#$Sep11.$Z$1]+['file:///C:/Users/Antony/diy/GB%20Accounts/GB%20Accounts%202012/GB%20Accounts%20Company%202012-01-31%20(Jan12)%20OpenOffice/Currentaccount.ods'#$Sep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Sep11.$G$1]-['file:///C:/Users/Antony/diy/GB%20Accounts/GB%20Accounts%202012/GB%20Accounts%20Company%202012-01-31%20(Jan12)%20OpenOffice/Savingaccount.ods'#$Sep11.$H$1]-['file:///C:/Users/Antony/diy/GB%20Accounts/GB%20Accounts%202012/GB%20Accounts%20Company%202012-01-31%20(Jan12)%20OpenOffice/Savingaccount.ods'#$Sep11.$I$1]+['file:///C:/Users/Antony/diy/GB%20Accounts/GB%20Accounts%202012/GB%20Accounts%20Company%202012-01-31%20(Jan12)%20OpenOffice/Savingaccount.ods'#$Sep11.$Y$1]+['file:///C:/Users/Antony/diy/GB%20Accounts/GB%20Accounts%202012/GB%20Accounts%20Company%202012-01-31%20(Jan12)%20OpenOffice/Savingaccount.ods'#$Sep11.$Z$1]+['file:///C:/Users/Antony/diy/GB%20Accounts/GB%20Accounts%202012/GB%20Accounts%20Company%202012-01-31%20(Jan12)%20OpenOffice/Savingaccount.ods'#$Sep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Sep11.$G$1]-['file:///C:/Users/Antony/diy/GB%20Accounts/GB%20Accounts%202012/GB%20Accounts%20Company%202012-01-31%20(Jan12)%20OpenOffice/Creditcardaccount.ods'#$Sep11.$H$1]-['file:///C:/Users/Antony/diy/GB%20Accounts/GB%20Accounts%202012/GB%20Accounts%20Company%202012-01-31%20(Jan12)%20OpenOffice/Creditcardaccount.ods'#$Sep11.$I$1]+['file:///C:/Users/Antony/diy/GB%20Accounts/GB%20Accounts%202012/GB%20Accounts%20Company%202012-01-31%20(Jan12)%20OpenOffice/Creditcardaccount.ods'#$Sep11.$Y$1]+['file:///C:/Users/Antony/diy/GB%20Accounts/GB%20Accounts%202012/GB%20Accounts%20Company%202012-01-31%20(Jan12)%20OpenOffice/Creditcardaccount.ods'#$Sep11.$Z$1]+['file:///C:/Users/Antony/diy/GB%20Accounts/GB%20Accounts%202012/GB%20Accounts%20Company%202012-01-31%20(Jan12)%20OpenOffice/Creditcardaccount.ods'#$Sep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Sep11.$G$1]-['file:///C:/Users/Antony/diy/GB%20Accounts/GB%20Accounts%202012/GB%20Accounts%20Company%202012-01-31%20(Jan12)%20OpenOffice/Cashaccount.ods'#$Sep11.$H$1]-['file:///C:/Users/Antony/diy/GB%20Accounts/GB%20Accounts%202012/GB%20Accounts%20Company%202012-01-31%20(Jan12)%20OpenOffice/Cashaccount.ods'#$Sep11.$I$1]+['file:///C:/Users/Antony/diy/GB%20Accounts/GB%20Accounts%202012/GB%20Accounts%20Company%202012-01-31%20(Jan12)%20OpenOffice/Cashaccount.ods'#$Sep11.$V$1]+['file:///C:/Users/Antony/diy/GB%20Accounts/GB%20Accounts%202012/GB%20Accounts%20Company%202012-01-31%20(Jan12)%20OpenOffice/Cashaccount.ods'#$Sep11.$W$1]+['file:///C:/Users/Antony/diy/GB%20Accounts/GB%20Accounts%202012/GB%20Accounts%20Company%202012-01-31%20(Jan12)%20OpenOffice/Cashaccount.ods'#$Sep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CC26:.CM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Oct11.$G$1]-['file:///C:/Users/Antony/diy/GB%20Accounts/GB%20Accounts%202012/GB%20Accounts%20Company%202012-01-31%20(Jan12)%20OpenOffice/Currentaccount.ods'#$Oct11.$H$1]-['file:///C:/Users/Antony/diy/GB%20Accounts/GB%20Accounts%202012/GB%20Accounts%20Company%202012-01-31%20(Jan12)%20OpenOffice/Currentaccount.ods'#$Oct11.$I$1]+['file:///C:/Users/Antony/diy/GB%20Accounts/GB%20Accounts%202012/GB%20Accounts%20Company%202012-01-31%20(Jan12)%20OpenOffice/Currentaccount.ods'#$Oct11.$Y$1]+['file:///C:/Users/Antony/diy/GB%20Accounts/GB%20Accounts%202012/GB%20Accounts%20Company%202012-01-31%20(Jan12)%20OpenOffice/Currentaccount.ods'#$Oct11.$Z$1]+['file:///C:/Users/Antony/diy/GB%20Accounts/GB%20Accounts%202012/GB%20Accounts%20Company%202012-01-31%20(Jan12)%20OpenOffice/Currentaccount.ods'#$Oct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Oct11.$G$1]-['file:///C:/Users/Antony/diy/GB%20Accounts/GB%20Accounts%202012/GB%20Accounts%20Company%202012-01-31%20(Jan12)%20OpenOffice/Savingaccount.ods'#$Oct11.$H$1]-['file:///C:/Users/Antony/diy/GB%20Accounts/GB%20Accounts%202012/GB%20Accounts%20Company%202012-01-31%20(Jan12)%20OpenOffice/Savingaccount.ods'#$Oct11.$I$1]+['file:///C:/Users/Antony/diy/GB%20Accounts/GB%20Accounts%202012/GB%20Accounts%20Company%202012-01-31%20(Jan12)%20OpenOffice/Savingaccount.ods'#$Oct11.$Y$1]+['file:///C:/Users/Antony/diy/GB%20Accounts/GB%20Accounts%202012/GB%20Accounts%20Company%202012-01-31%20(Jan12)%20OpenOffice/Savingaccount.ods'#$Oct11.$Z$1]+['file:///C:/Users/Antony/diy/GB%20Accounts/GB%20Accounts%202012/GB%20Accounts%20Company%202012-01-31%20(Jan12)%20OpenOffice/Savingaccount.ods'#$Oct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Oct11.$G$1]-['file:///C:/Users/Antony/diy/GB%20Accounts/GB%20Accounts%202012/GB%20Accounts%20Company%202012-01-31%20(Jan12)%20OpenOffice/Creditcardaccount.ods'#$Oct11.$H$1]-['file:///C:/Users/Antony/diy/GB%20Accounts/GB%20Accounts%202012/GB%20Accounts%20Company%202012-01-31%20(Jan12)%20OpenOffice/Creditcardaccount.ods'#$Oct11.$I$1]+['file:///C:/Users/Antony/diy/GB%20Accounts/GB%20Accounts%202012/GB%20Accounts%20Company%202012-01-31%20(Jan12)%20OpenOffice/Creditcardaccount.ods'#$Oct11.$Y$1]+['file:///C:/Users/Antony/diy/GB%20Accounts/GB%20Accounts%202012/GB%20Accounts%20Company%202012-01-31%20(Jan12)%20OpenOffice/Creditcardaccount.ods'#$Oct11.$Z$1]+['file:///C:/Users/Antony/diy/GB%20Accounts/GB%20Accounts%202012/GB%20Accounts%20Company%202012-01-31%20(Jan12)%20OpenOffice/Creditcardaccount.ods'#$Oct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Oct11.$G$1]-['file:///C:/Users/Antony/diy/GB%20Accounts/GB%20Accounts%202012/GB%20Accounts%20Company%202012-01-31%20(Jan12)%20OpenOffice/Cashaccount.ods'#$Oct11.$H$1]-['file:///C:/Users/Antony/diy/GB%20Accounts/GB%20Accounts%202012/GB%20Accounts%20Company%202012-01-31%20(Jan12)%20OpenOffice/Cashaccount.ods'#$Oct11.$I$1]+['file:///C:/Users/Antony/diy/GB%20Accounts/GB%20Accounts%202012/GB%20Accounts%20Company%202012-01-31%20(Jan12)%20OpenOffice/Cashaccount.ods'#$Oct11.$V$1]+['file:///C:/Users/Antony/diy/GB%20Accounts/GB%20Accounts%202012/GB%20Accounts%20Company%202012-01-31%20(Jan12)%20OpenOffice/Cashaccount.ods'#$Oct11.$W$1]+['file:///C:/Users/Antony/diy/GB%20Accounts/GB%20Accounts%202012/GB%20Accounts%20Company%202012-01-31%20(Jan12)%20OpenOffice/Cashaccount.ods'#$Oct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CN26:.CX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Nov11.$G$1]-['file:///C:/Users/Antony/diy/GB%20Accounts/GB%20Accounts%202012/GB%20Accounts%20Company%202012-01-31%20(Jan12)%20OpenOffice/Currentaccount.ods'#$Nov11.$H$1]-['file:///C:/Users/Antony/diy/GB%20Accounts/GB%20Accounts%202012/GB%20Accounts%20Company%202012-01-31%20(Jan12)%20OpenOffice/Currentaccount.ods'#$Nov11.$I$1]+['file:///C:/Users/Antony/diy/GB%20Accounts/GB%20Accounts%202012/GB%20Accounts%20Company%202012-01-31%20(Jan12)%20OpenOffice/Currentaccount.ods'#$Nov11.$Y$1]+['file:///C:/Users/Antony/diy/GB%20Accounts/GB%20Accounts%202012/GB%20Accounts%20Company%202012-01-31%20(Jan12)%20OpenOffice/Currentaccount.ods'#$Nov11.$Z$1]+['file:///C:/Users/Antony/diy/GB%20Accounts/GB%20Accounts%202012/GB%20Accounts%20Company%202012-01-31%20(Jan12)%20OpenOffice/Currentaccount.ods'#$Nov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Nov11.$G$1]-['file:///C:/Users/Antony/diy/GB%20Accounts/GB%20Accounts%202012/GB%20Accounts%20Company%202012-01-31%20(Jan12)%20OpenOffice/Savingaccount.ods'#$Nov11.$H$1]-['file:///C:/Users/Antony/diy/GB%20Accounts/GB%20Accounts%202012/GB%20Accounts%20Company%202012-01-31%20(Jan12)%20OpenOffice/Savingaccount.ods'#$Nov11.$I$1]+['file:///C:/Users/Antony/diy/GB%20Accounts/GB%20Accounts%202012/GB%20Accounts%20Company%202012-01-31%20(Jan12)%20OpenOffice/Savingaccount.ods'#$Nov11.$Y$1]+['file:///C:/Users/Antony/diy/GB%20Accounts/GB%20Accounts%202012/GB%20Accounts%20Company%202012-01-31%20(Jan12)%20OpenOffice/Savingaccount.ods'#$Nov11.$Z$1]+['file:///C:/Users/Antony/diy/GB%20Accounts/GB%20Accounts%202012/GB%20Accounts%20Company%202012-01-31%20(Jan12)%20OpenOffice/Savingaccount.ods'#$Nov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Nov11.$G$1]-['file:///C:/Users/Antony/diy/GB%20Accounts/GB%20Accounts%202012/GB%20Accounts%20Company%202012-01-31%20(Jan12)%20OpenOffice/Creditcardaccount.ods'#$Nov11.$H$1]-['file:///C:/Users/Antony/diy/GB%20Accounts/GB%20Accounts%202012/GB%20Accounts%20Company%202012-01-31%20(Jan12)%20OpenOffice/Creditcardaccount.ods'#$Nov11.$I$1]+['file:///C:/Users/Antony/diy/GB%20Accounts/GB%20Accounts%202012/GB%20Accounts%20Company%202012-01-31%20(Jan12)%20OpenOffice/Creditcardaccount.ods'#$Nov11.$Y$1]+['file:///C:/Users/Antony/diy/GB%20Accounts/GB%20Accounts%202012/GB%20Accounts%20Company%202012-01-31%20(Jan12)%20OpenOffice/Creditcardaccount.ods'#$Nov11.$Z$1]+['file:///C:/Users/Antony/diy/GB%20Accounts/GB%20Accounts%202012/GB%20Accounts%20Company%202012-01-31%20(Jan12)%20OpenOffice/Creditcardaccount.ods'#$Nov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Nov11.$G$1]-['file:///C:/Users/Antony/diy/GB%20Accounts/GB%20Accounts%202012/GB%20Accounts%20Company%202012-01-31%20(Jan12)%20OpenOffice/Cashaccount.ods'#$Nov11.$H$1]-['file:///C:/Users/Antony/diy/GB%20Accounts/GB%20Accounts%202012/GB%20Accounts%20Company%202012-01-31%20(Jan12)%20OpenOffice/Cashaccount.ods'#$Nov11.$I$1]+['file:///C:/Users/Antony/diy/GB%20Accounts/GB%20Accounts%202012/GB%20Accounts%20Company%202012-01-31%20(Jan12)%20OpenOffice/Cashaccount.ods'#$Nov11.$V$1]+['file:///C:/Users/Antony/diy/GB%20Accounts/GB%20Accounts%202012/GB%20Accounts%20Company%202012-01-31%20(Jan12)%20OpenOffice/Cashaccount.ods'#$Nov11.$W$1]+['file:///C:/Users/Antony/diy/GB%20Accounts/GB%20Accounts%202012/GB%20Accounts%20Company%202012-01-31%20(Jan12)%20OpenOffice/Cashaccount.ods'#$Nov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CY26:.DI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Dec11.$G$1]-['file:///C:/Users/Antony/diy/GB%20Accounts/GB%20Accounts%202012/GB%20Accounts%20Company%202012-01-31%20(Jan12)%20OpenOffice/Currentaccount.ods'#$Dec11.$H$1]-['file:///C:/Users/Antony/diy/GB%20Accounts/GB%20Accounts%202012/GB%20Accounts%20Company%202012-01-31%20(Jan12)%20OpenOffice/Currentaccount.ods'#$Dec11.$I$1]+['file:///C:/Users/Antony/diy/GB%20Accounts/GB%20Accounts%202012/GB%20Accounts%20Company%202012-01-31%20(Jan12)%20OpenOffice/Currentaccount.ods'#$Dec11.$Y$1]+['file:///C:/Users/Antony/diy/GB%20Accounts/GB%20Accounts%202012/GB%20Accounts%20Company%202012-01-31%20(Jan12)%20OpenOffice/Currentaccount.ods'#$Dec11.$Z$1]+['file:///C:/Users/Antony/diy/GB%20Accounts/GB%20Accounts%202012/GB%20Accounts%20Company%202012-01-31%20(Jan12)%20OpenOffice/Currentaccount.ods'#$Dec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Dec11.$G$1]-['file:///C:/Users/Antony/diy/GB%20Accounts/GB%20Accounts%202012/GB%20Accounts%20Company%202012-01-31%20(Jan12)%20OpenOffice/Savingaccount.ods'#$Dec11.$H$1]-['file:///C:/Users/Antony/diy/GB%20Accounts/GB%20Accounts%202012/GB%20Accounts%20Company%202012-01-31%20(Jan12)%20OpenOffice/Savingaccount.ods'#$Dec11.$I$1]+['file:///C:/Users/Antony/diy/GB%20Accounts/GB%20Accounts%202012/GB%20Accounts%20Company%202012-01-31%20(Jan12)%20OpenOffice/Savingaccount.ods'#$Dec11.$Y$1]+['file:///C:/Users/Antony/diy/GB%20Accounts/GB%20Accounts%202012/GB%20Accounts%20Company%202012-01-31%20(Jan12)%20OpenOffice/Savingaccount.ods'#$Dec11.$Z$1]+['file:///C:/Users/Antony/diy/GB%20Accounts/GB%20Accounts%202012/GB%20Accounts%20Company%202012-01-31%20(Jan12)%20OpenOffice/Savingaccount.ods'#$Dec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Dec11.$G$1]-['file:///C:/Users/Antony/diy/GB%20Accounts/GB%20Accounts%202012/GB%20Accounts%20Company%202012-01-31%20(Jan12)%20OpenOffice/Creditcardaccount.ods'#$Dec11.$H$1]-['file:///C:/Users/Antony/diy/GB%20Accounts/GB%20Accounts%202012/GB%20Accounts%20Company%202012-01-31%20(Jan12)%20OpenOffice/Creditcardaccount.ods'#$Dec11.$I$1]+['file:///C:/Users/Antony/diy/GB%20Accounts/GB%20Accounts%202012/GB%20Accounts%20Company%202012-01-31%20(Jan12)%20OpenOffice/Creditcardaccount.ods'#$Dec11.$Y$1]+['file:///C:/Users/Antony/diy/GB%20Accounts/GB%20Accounts%202012/GB%20Accounts%20Company%202012-01-31%20(Jan12)%20OpenOffice/Creditcardaccount.ods'#$Dec11.$Z$1]+['file:///C:/Users/Antony/diy/GB%20Accounts/GB%20Accounts%202012/GB%20Accounts%20Company%202012-01-31%20(Jan12)%20OpenOffice/Creditcardaccount.ods'#$Dec11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Dec11.$G$1]-['file:///C:/Users/Antony/diy/GB%20Accounts/GB%20Accounts%202012/GB%20Accounts%20Company%202012-01-31%20(Jan12)%20OpenOffice/Cashaccount.ods'#$Dec11.$H$1]-['file:///C:/Users/Antony/diy/GB%20Accounts/GB%20Accounts%202012/GB%20Accounts%20Company%202012-01-31%20(Jan12)%20OpenOffice/Cashaccount.ods'#$Dec11.$I$1]+['file:///C:/Users/Antony/diy/GB%20Accounts/GB%20Accounts%202012/GB%20Accounts%20Company%202012-01-31%20(Jan12)%20OpenOffice/Cashaccount.ods'#$Dec11.$V$1]+['file:///C:/Users/Antony/diy/GB%20Accounts/GB%20Accounts%202012/GB%20Accounts%20Company%202012-01-31%20(Jan12)%20OpenOffice/Cashaccount.ods'#$Dec11.$W$1]+['file:///C:/Users/Antony/diy/GB%20Accounts/GB%20Accounts%202012/GB%20Accounts%20Company%202012-01-31%20(Jan12)%20OpenOffice/Cashaccount.ods'#$Dec11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DJ26:.DT26])" office:value-type="float" office:value="0">
            <text:p>0.00 </text:p>
          </table:table-cell>
          <table:table-cell table:style-name="ce56"/>
          <table:table-cell table:style-name="ce141" table:number-columns-repeated="2"/>
          <table:table-cell table:style-name="ce141" table:formula="of:=-['file:///C:/Users/Antony/diy/GB%20Accounts/GB%20Accounts%202012/GB%20Accounts%20Company%202012-01-31%20(Jan12)%20OpenOffice/Currentaccount.ods'#$Jan12.$G$1]-['file:///C:/Users/Antony/diy/GB%20Accounts/GB%20Accounts%202012/GB%20Accounts%20Company%202012-01-31%20(Jan12)%20OpenOffice/Currentaccount.ods'#$Jan12.$H$1]-['file:///C:/Users/Antony/diy/GB%20Accounts/GB%20Accounts%202012/GB%20Accounts%20Company%202012-01-31%20(Jan12)%20OpenOffice/Currentaccount.ods'#$Jan12.$I$1]+['file:///C:/Users/Antony/diy/GB%20Accounts/GB%20Accounts%202012/GB%20Accounts%20Company%202012-01-31%20(Jan12)%20OpenOffice/Currentaccount.ods'#$Jan12.$Y$1]+['file:///C:/Users/Antony/diy/GB%20Accounts/GB%20Accounts%202012/GB%20Accounts%20Company%202012-01-31%20(Jan12)%20OpenOffice/Currentaccount.ods'#$Jan12.$Z$1]+['file:///C:/Users/Antony/diy/GB%20Accounts/GB%20Accounts%202012/GB%20Accounts%20Company%202012-01-31%20(Jan12)%20OpenOffice/Currentaccount.ods'#$Jan12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Savingaccount.ods'#$Jan12.$G$1]-['file:///C:/Users/Antony/diy/GB%20Accounts/GB%20Accounts%202012/GB%20Accounts%20Company%202012-01-31%20(Jan12)%20OpenOffice/Savingaccount.ods'#$Jan12.$H$1]-['file:///C:/Users/Antony/diy/GB%20Accounts/GB%20Accounts%202012/GB%20Accounts%20Company%202012-01-31%20(Jan12)%20OpenOffice/Savingaccount.ods'#$Jan12.$I$1]+['file:///C:/Users/Antony/diy/GB%20Accounts/GB%20Accounts%202012/GB%20Accounts%20Company%202012-01-31%20(Jan12)%20OpenOffice/Savingaccount.ods'#$Jan12.$Y$1]+['file:///C:/Users/Antony/diy/GB%20Accounts/GB%20Accounts%202012/GB%20Accounts%20Company%202012-01-31%20(Jan12)%20OpenOffice/Savingaccount.ods'#$Jan12.$Z$1]+['file:///C:/Users/Antony/diy/GB%20Accounts/GB%20Accounts%202012/GB%20Accounts%20Company%202012-01-31%20(Jan12)%20OpenOffice/Savingaccount.ods'#$Jan12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reditcardaccount.ods'#$Jan12.$G$1]-['file:///C:/Users/Antony/diy/GB%20Accounts/GB%20Accounts%202012/GB%20Accounts%20Company%202012-01-31%20(Jan12)%20OpenOffice/Creditcardaccount.ods'#$Jan12.$H$1]-['file:///C:/Users/Antony/diy/GB%20Accounts/GB%20Accounts%202012/GB%20Accounts%20Company%202012-01-31%20(Jan12)%20OpenOffice/Creditcardaccount.ods'#$Jan12.$I$1]+['file:///C:/Users/Antony/diy/GB%20Accounts/GB%20Accounts%202012/GB%20Accounts%20Company%202012-01-31%20(Jan12)%20OpenOffice/Creditcardaccount.ods'#$Jan12.$Y$1]+['file:///C:/Users/Antony/diy/GB%20Accounts/GB%20Accounts%202012/GB%20Accounts%20Company%202012-01-31%20(Jan12)%20OpenOffice/Creditcardaccount.ods'#$Jan12.$Z$1]+['file:///C:/Users/Antony/diy/GB%20Accounts/GB%20Accounts%202012/GB%20Accounts%20Company%202012-01-31%20(Jan12)%20OpenOffice/Creditcardaccount.ods'#$Jan12.$AA$1]" office:value-type="float" office:value="0">
            <text:p>0.00 </text:p>
          </table:table-cell>
          <table:table-cell table:style-name="ce141" table:formula="of:=-['file:///C:/Users/Antony/diy/GB%20Accounts/GB%20Accounts%202012/GB%20Accounts%20Company%202012-01-31%20(Jan12)%20OpenOffice/Cashaccount.ods'#$Jan12.$G$1]-['file:///C:/Users/Antony/diy/GB%20Accounts/GB%20Accounts%202012/GB%20Accounts%20Company%202012-01-31%20(Jan12)%20OpenOffice/Cashaccount.ods'#$Jan12.$H$1]-['file:///C:/Users/Antony/diy/GB%20Accounts/GB%20Accounts%202012/GB%20Accounts%20Company%202012-01-31%20(Jan12)%20OpenOffice/Cashaccount.ods'#$Jan12.$I$1]+['file:///C:/Users/Antony/diy/GB%20Accounts/GB%20Accounts%202012/GB%20Accounts%20Company%202012-01-31%20(Jan12)%20OpenOffice/Cashaccount.ods'#$Jan12.$V$1]+['file:///C:/Users/Antony/diy/GB%20Accounts/GB%20Accounts%202012/GB%20Accounts%20Company%202012-01-31%20(Jan12)%20OpenOffice/Cashaccount.ods'#$Jan12.$W$1]+['file:///C:/Users/Antony/diy/GB%20Accounts/GB%20Accounts%202012/GB%20Accounts%20Company%202012-01-31%20(Jan12)%20OpenOffice/Cashaccount.ods'#$Jan12.$X$1]" office:value-type="float" office:value="0">
            <text:p>0.00 </text:p>
          </table:table-cell>
          <table:table-cell table:style-name="ce141" table:number-columns-repeated="2"/>
          <table:table-cell table:style-name="ce41"/>
          <table:table-cell table:style-name="ce57" table:formula="of:=SUM([.DU26:.EE26])" office:value-type="float" office:value="0">
            <text:p>0.00 </text:p>
          </table:table-cell>
          <table:table-cell table:style-name="ce41"/>
          <table:table-cell table:style-name="ce141"/>
          <table:table-cell table:style-name="ce41"/>
          <table:table-cell table:style-name="ce57" table:formula="of:=SUM([.EF26:.EH2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CURRENT LIABILITIE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Creditors</text:p>
          </table:table-cell>
          <table:table-cell table:style-name="ce137" office:value-type="string">
            <text:p>CR</text:p>
          </table:table-cell>
          <table:table-cell table:style-name="ce57" table:formula="of:=-[$OpenAccounts.E20]" office:value-type="float" office:value="-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Feb11.$F$1]+['file:///C:/Users/Antony/diy/GB%20Accounts/GB%20Accounts%202012/GB%20Accounts%20Company%202012-01-31%20(Jan12)%20OpenOffice/Purchases.ods'#$Feb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Feb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Feb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Feb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Feb11.$Y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8:.N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Mar11.$F$1]+['file:///C:/Users/Antony/diy/GB%20Accounts/GB%20Accounts%202012/GB%20Accounts%20Company%202012-01-31%20(Jan12)%20OpenOffice/Purchases.ods'#$Mar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Mar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r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r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r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28:.Y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Apr11.$F$1]+['file:///C:/Users/Antony/diy/GB%20Accounts/GB%20Accounts%202012/GB%20Accounts%20Company%202012-01-31%20(Jan12)%20OpenOffice/Purchases.ods'#$Apr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Apr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pr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pr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pr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8:.AJ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May11.$F$1]+['file:///C:/Users/Antony/diy/GB%20Accounts/GB%20Accounts%202012/GB%20Accounts%20Company%202012-01-31%20(Jan12)%20OpenOffice/Purchases.ods'#$May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May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y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y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y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8:.AU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Jun11.$F$1]+['file:///C:/Users/Antony/diy/GB%20Accounts/GB%20Accounts%202012/GB%20Accounts%20Company%202012-01-31%20(Jan12)%20OpenOffice/Purchases.ods'#$Jun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Jun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n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n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n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8:.BF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Jul11.$F$1]+['file:///C:/Users/Antony/diy/GB%20Accounts/GB%20Accounts%202012/GB%20Accounts%20Company%202012-01-31%20(Jan12)%20OpenOffice/Purchases.ods'#$Jul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Jul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l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l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l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8:.BQ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Aug11.$F$1]+['file:///C:/Users/Antony/diy/GB%20Accounts/GB%20Accounts%202012/GB%20Accounts%20Company%202012-01-31%20(Jan12)%20OpenOffice/Purchases.ods'#$Aug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Aug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ug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ug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ug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8:.CB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Sep11.$F$1]+['file:///C:/Users/Antony/diy/GB%20Accounts/GB%20Accounts%202012/GB%20Accounts%20Company%202012-01-31%20(Jan12)%20OpenOffice/Purchases.ods'#$Sep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Sep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Sep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Sep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Sep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8:.CM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Oct11.$F$1]+['file:///C:/Users/Antony/diy/GB%20Accounts/GB%20Accounts%202012/GB%20Accounts%20Company%202012-01-31%20(Jan12)%20OpenOffice/Purchases.ods'#$Oct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Oct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Oct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Oct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Oct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8:.CX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Nov11.$F$1]+['file:///C:/Users/Antony/diy/GB%20Accounts/GB%20Accounts%202012/GB%20Accounts%20Company%202012-01-31%20(Jan12)%20OpenOffice/Purchases.ods'#$Nov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Nov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Nov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Nov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Nov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8:.DI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Dec11.$F$1]+['file:///C:/Users/Antony/diy/GB%20Accounts/GB%20Accounts%202012/GB%20Accounts%20Company%202012-01-31%20(Jan12)%20OpenOffice/Purchases.ods'#$Dec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Dec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Dec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Dec11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Dec11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8:.DT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/GB%20Accounts%20Company%202012-01-31%20(Jan12)%20OpenOffice/Purchases.ods'#$Jan12.$F$1]+['file:///C:/Users/Antony/diy/GB%20Accounts/GB%20Accounts%202012/GB%20Accounts%20Company%202012-01-31%20(Jan12)%20OpenOffice/Purchases.ods'#$Jan12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urrentaccount.ods'#$Jan12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an12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an12.$AB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an12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8:.EE28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Fixedassets.ods'#$HPfinance.$E$2]" office:value-type="float" office:value="0">
            <text:p>0.00 </text:p>
          </table:table-cell>
          <table:table-cell table:style-name="ce41"/>
          <table:table-cell table:style-name="ce57" table:formula="of:=SUM([.EF28:.EH2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Net Wages Creditor</text:p>
          </table:table-cell>
          <table:table-cell table:style-name="ce137"/>
          <table:table-cell table:style-name="ce57" table:formula="of:=-[$OpenAccounts.E2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Feb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Feb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Feb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Feb11.$Z$1]" office:value-type="float" office:value="0">
            <text:p>0.00 </text:p>
          </table:table-cell>
          <table:table-cell table:style-name="ce57" table:formula="of:=-[$WagesInterface.G4]-[$WagesInterface.G17]" office:value-type="float" office:value="-0">
            <text:p>0.00 </text:p>
          </table:table-cell>
          <table:table-cell/>
          <table:table-cell table:style-name="ce56"/>
          <table:table-cell table:style-name="ce57" table:formula="of:=SUM([.D29:.N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r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r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r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r11.$Z$1]" office:value-type="float" office:value="0">
            <text:p>0.00 </text:p>
          </table:table-cell>
          <table:table-cell table:style-name="ce57" table:formula="of:=-[$WagesInterface.G5]-[$WagesInterface.G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29:.Y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pr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pr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pr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pr11.$Z$1]" office:value-type="float" office:value="0">
            <text:p>0.00 </text:p>
          </table:table-cell>
          <table:table-cell table:style-name="ce57" table:formula="of:=-[$WagesInterface.G6]-[$WagesInterface.G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29:.AJ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y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y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y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y11.$Z$1]" office:value-type="float" office:value="0">
            <text:p>0.00 </text:p>
          </table:table-cell>
          <table:table-cell table:style-name="ce57" table:formula="of:=-[$WagesInterface.G7]-[$WagesInterface.G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29:.AU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n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n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n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n11.$Z$1]" office:value-type="float" office:value="0">
            <text:p>0.00 </text:p>
          </table:table-cell>
          <table:table-cell table:style-name="ce57" table:formula="of:=-[$WagesInterface.G8]-[$WagesInterface.G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29:.BF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l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l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l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l11.$Z$1]" office:value-type="float" office:value="0">
            <text:p>0.00 </text:p>
          </table:table-cell>
          <table:table-cell table:style-name="ce57" table:formula="of:=-[$WagesInterface.G9]-[$WagesInterface.G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29:.BQ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ug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ug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ug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ug11.$Z$1]" office:value-type="float" office:value="0">
            <text:p>0.00 </text:p>
          </table:table-cell>
          <table:table-cell table:style-name="ce57" table:formula="of:=-[$WagesInterface.G10]-[$WagesInterface.G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29:.CB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Sep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Sep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Sep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Sep11.$Z$1]" office:value-type="float" office:value="0">
            <text:p>0.00 </text:p>
          </table:table-cell>
          <table:table-cell table:style-name="ce57" table:formula="of:=-[$WagesInterface.G11]-[$WagesInterface.G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29:.CM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Oct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Oct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Oct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Oct11.$Z$1]" office:value-type="float" office:value="0">
            <text:p>0.00 </text:p>
          </table:table-cell>
          <table:table-cell table:style-name="ce57" table:formula="of:=-[$WagesInterface.G12]-[$WagesInterface.G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29:.CX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Nov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Nov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Nov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Nov11.$Z$1]" office:value-type="float" office:value="0">
            <text:p>0.00 </text:p>
          </table:table-cell>
          <table:table-cell table:style-name="ce57" table:formula="of:=-[$WagesInterface.G13]-[$WagesInterface.G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29:.DI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Dec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Dec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Dec11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Dec11.$Z$1]" office:value-type="float" office:value="0">
            <text:p>0.00 </text:p>
          </table:table-cell>
          <table:table-cell table:style-name="ce57" table:formula="of:=-[$WagesInterface.G14]-[$WagesInterface.G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29:.DT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an12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an12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an12.$AC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an12.$Z$1]" office:value-type="float" office:value="0">
            <text:p>0.00 </text:p>
          </table:table-cell>
          <table:table-cell table:style-name="ce57" table:formula="of:=-[$WagesInterface.G15]-[$WagesInterface.G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29:.EE2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9:.EH2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Deductions from wages</text:p>
          </table:table-cell>
          <table:table-cell table:style-name="ce137"/>
          <table:table-cell table:style-name="ce57" table:formula="of:=-[$OpenAccounts.E22]" office:value-type="float" office:value="-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4]-[$WagesInterface.F17]" office:value-type="float" office:value="-0">
            <text:p>0.00 </text:p>
          </table:table-cell>
          <table:table-cell/>
          <table:table-cell table:style-name="ce56"/>
          <table:table-cell table:style-name="ce57" table:formula="of:=SUM([.D30:.N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5]-[$WagesInterface.F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30:.Y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6]-[$WagesInterface.F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30:.AJ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7]-[$WagesInterface.F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30:.AU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8]-[$WagesInterface.F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30:.BF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9]-[$WagesInterface.F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30:.BQ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0]-[$WagesInterface.F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30:.CB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1]-[$WagesInterface.F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30:.CM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2]-[$WagesInterface.F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30:.CX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3]-[$WagesInterface.F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30:.DI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4]-[$WagesInterface.F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30:.DT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5]-[$WagesInterface.F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30:.EE3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0:.EH3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 Creditor</text:p>
          </table:table-cell>
          <table:table-cell table:style-name="ce137" office:value-type="string">
            <text:p>DV</text:p>
          </table:table-cell>
          <table:table-cell table:style-name="ce57" table:formula="of:=-[$OpenAccounts.E2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Feb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Feb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Feb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Feb11.$AI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1:.N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r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r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r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r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1:.Y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pr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pr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pr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pr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1:.AJ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y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y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y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y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1:.AU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n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n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n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n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1:.BF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l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l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l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l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1:.BQ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ug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ug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ug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ug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1:.CB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Sep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Sep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Sep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Sep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1:.CM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Oct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Oct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Oct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Oct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1:.CX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Nov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Nov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Nov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Nov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1:.DI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Dec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Dec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Dec11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Dec11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1:.DT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an12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an12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an12.$AL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an12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1:.EE31])" office:value-type="float" office:value="0">
            <text:p>0.00 </text:p>
          </table:table-cell>
          <table:table-cell table:style-name="ce41"/>
          <table:table-cell table:formula="of:=-['file:///C:/Users/Antony/diy/GB%20Accounts/GB%20Accounts%202012/GB%20Accounts%20Company%202012-01-31%20(Jan12)%20OpenOffice/Companysecretary.ods'#$Boardmeeting.$E$4]" office:value-type="float" office:value="-0">
            <text:p>0.00 </text:p>
          </table:table-cell>
          <table:table-cell table:style-name="ce41"/>
          <table:table-cell table:style-name="ce57" table:formula="of:=SUM([.EF31:.EH3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IS</text:p>
          </table:table-cell>
          <table:table-cell table:style-name="ce137" office:value-type="string">
            <text:p>RC</text:p>
          </table:table-cell>
          <table:table-cell table:style-name="ce57" table:formula="of:=-[$OpenAccounts.I26]" office:value-type="float" office:value="-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Feb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Feb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Feb11.$O$1]+['file:///C:/Users/Antony/diy/GB%20Accounts/GB%20Accounts%202012/GB%20Accounts%20Company%202012-01-31%20(Jan12)%20OpenOffice/Currentaccount.ods'#$Feb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Feb11.$O$1]+['file:///C:/Users/Antony/diy/GB%20Accounts/GB%20Accounts%202012/GB%20Accounts%20Company%202012-01-31%20(Jan12)%20OpenOffice/Savingaccount.ods'#$Feb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Feb11.$O$1]+['file:///C:/Users/Antony/diy/GB%20Accounts/GB%20Accounts%202012/GB%20Accounts%20Company%202012-01-31%20(Jan12)%20OpenOffice/Creditcardaccount.ods'#$Feb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Feb11.$AG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2:.N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Mar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Mar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Mar11.$O$1]+['file:///C:/Users/Antony/diy/GB%20Accounts/GB%20Accounts%202012/GB%20Accounts%20Company%202012-01-31%20(Jan12)%20OpenOffice/Currentaccount.ods'#$Mar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r11.$O$1]+['file:///C:/Users/Antony/diy/GB%20Accounts/GB%20Accounts%202012/GB%20Accounts%20Company%202012-01-31%20(Jan12)%20OpenOffice/Savingaccount.ods'#$Mar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r11.$O$1]+['file:///C:/Users/Antony/diy/GB%20Accounts/GB%20Accounts%202012/GB%20Accounts%20Company%202012-01-31%20(Jan12)%20OpenOffice/Creditcardaccount.ods'#$Mar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r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2:.Y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Apr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Apr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Apr11.$O$1]+['file:///C:/Users/Antony/diy/GB%20Accounts/GB%20Accounts%202012/GB%20Accounts%20Company%202012-01-31%20(Jan12)%20OpenOffice/Currentaccount.ods'#$Apr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pr11.$O$1]+['file:///C:/Users/Antony/diy/GB%20Accounts/GB%20Accounts%202012/GB%20Accounts%20Company%202012-01-31%20(Jan12)%20OpenOffice/Savingaccount.ods'#$Apr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pr11.$O$1]+['file:///C:/Users/Antony/diy/GB%20Accounts/GB%20Accounts%202012/GB%20Accounts%20Company%202012-01-31%20(Jan12)%20OpenOffice/Creditcardaccount.ods'#$Apr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pr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2:.AJ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May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May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May11.$O$1]+['file:///C:/Users/Antony/diy/GB%20Accounts/GB%20Accounts%202012/GB%20Accounts%20Company%202012-01-31%20(Jan12)%20OpenOffice/Currentaccount.ods'#$May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y11.$O$1]+['file:///C:/Users/Antony/diy/GB%20Accounts/GB%20Accounts%202012/GB%20Accounts%20Company%202012-01-31%20(Jan12)%20OpenOffice/Savingaccount.ods'#$May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y11.$O$1]+['file:///C:/Users/Antony/diy/GB%20Accounts/GB%20Accounts%202012/GB%20Accounts%20Company%202012-01-31%20(Jan12)%20OpenOffice/Creditcardaccount.ods'#$May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y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2:.AU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Jun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Jun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Jun11.$O$1]+['file:///C:/Users/Antony/diy/GB%20Accounts/GB%20Accounts%202012/GB%20Accounts%20Company%202012-01-31%20(Jan12)%20OpenOffice/Currentaccount.ods'#$Jun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n11.$O$1]+['file:///C:/Users/Antony/diy/GB%20Accounts/GB%20Accounts%202012/GB%20Accounts%20Company%202012-01-31%20(Jan12)%20OpenOffice/Savingaccount.ods'#$Jun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n11.$O$1]+['file:///C:/Users/Antony/diy/GB%20Accounts/GB%20Accounts%202012/GB%20Accounts%20Company%202012-01-31%20(Jan12)%20OpenOffice/Creditcardaccount.ods'#$Jun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n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2:.BF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Jul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Jul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Jul11.$O$1]+['file:///C:/Users/Antony/diy/GB%20Accounts/GB%20Accounts%202012/GB%20Accounts%20Company%202012-01-31%20(Jan12)%20OpenOffice/Currentaccount.ods'#$Jul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l11.$O$1]+['file:///C:/Users/Antony/diy/GB%20Accounts/GB%20Accounts%202012/GB%20Accounts%20Company%202012-01-31%20(Jan12)%20OpenOffice/Savingaccount.ods'#$Jul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l11.$O$1]+['file:///C:/Users/Antony/diy/GB%20Accounts/GB%20Accounts%202012/GB%20Accounts%20Company%202012-01-31%20(Jan12)%20OpenOffice/Creditcardaccount.ods'#$Jul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l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2:.BQ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Aug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Aug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Aug11.$O$1]+['file:///C:/Users/Antony/diy/GB%20Accounts/GB%20Accounts%202012/GB%20Accounts%20Company%202012-01-31%20(Jan12)%20OpenOffice/Currentaccount.ods'#$Aug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ug11.$O$1]+['file:///C:/Users/Antony/diy/GB%20Accounts/GB%20Accounts%202012/GB%20Accounts%20Company%202012-01-31%20(Jan12)%20OpenOffice/Savingaccount.ods'#$Aug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ug11.$O$1]+['file:///C:/Users/Antony/diy/GB%20Accounts/GB%20Accounts%202012/GB%20Accounts%20Company%202012-01-31%20(Jan12)%20OpenOffice/Creditcardaccount.ods'#$Aug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ug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2:.CB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Sep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Sep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Sep11.$O$1]+['file:///C:/Users/Antony/diy/GB%20Accounts/GB%20Accounts%202012/GB%20Accounts%20Company%202012-01-31%20(Jan12)%20OpenOffice/Currentaccount.ods'#$Sep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Sep11.$O$1]+['file:///C:/Users/Antony/diy/GB%20Accounts/GB%20Accounts%202012/GB%20Accounts%20Company%202012-01-31%20(Jan12)%20OpenOffice/Savingaccount.ods'#$Sep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Sep11.$O$1]+['file:///C:/Users/Antony/diy/GB%20Accounts/GB%20Accounts%202012/GB%20Accounts%20Company%202012-01-31%20(Jan12)%20OpenOffice/Creditcardaccount.ods'#$Sep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Sep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2:.CM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Oct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Oct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Oct11.$O$1]+['file:///C:/Users/Antony/diy/GB%20Accounts/GB%20Accounts%202012/GB%20Accounts%20Company%202012-01-31%20(Jan12)%20OpenOffice/Currentaccount.ods'#$Oct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Oct11.$O$1]+['file:///C:/Users/Antony/diy/GB%20Accounts/GB%20Accounts%202012/GB%20Accounts%20Company%202012-01-31%20(Jan12)%20OpenOffice/Savingaccount.ods'#$Oct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Oct11.$O$1]+['file:///C:/Users/Antony/diy/GB%20Accounts/GB%20Accounts%202012/GB%20Accounts%20Company%202012-01-31%20(Jan12)%20OpenOffice/Creditcardaccount.ods'#$Oct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Oct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2:.CX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Nov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Nov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Nov11.$O$1]+['file:///C:/Users/Antony/diy/GB%20Accounts/GB%20Accounts%202012/GB%20Accounts%20Company%202012-01-31%20(Jan12)%20OpenOffice/Currentaccount.ods'#$Nov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Nov11.$O$1]+['file:///C:/Users/Antony/diy/GB%20Accounts/GB%20Accounts%202012/GB%20Accounts%20Company%202012-01-31%20(Jan12)%20OpenOffice/Savingaccount.ods'#$Nov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Nov11.$O$1]+['file:///C:/Users/Antony/diy/GB%20Accounts/GB%20Accounts%202012/GB%20Accounts%20Company%202012-01-31%20(Jan12)%20OpenOffice/Creditcardaccount.ods'#$Nov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Nov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2:.DI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Dec11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Dec11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Dec11.$O$1]+['file:///C:/Users/Antony/diy/GB%20Accounts/GB%20Accounts%202012/GB%20Accounts%20Company%202012-01-31%20(Jan12)%20OpenOffice/Currentaccount.ods'#$Dec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Dec11.$O$1]+['file:///C:/Users/Antony/diy/GB%20Accounts/GB%20Accounts%202012/GB%20Accounts%20Company%202012-01-31%20(Jan12)%20OpenOffice/Savingaccount.ods'#$Dec11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Dec11.$O$1]+['file:///C:/Users/Antony/diy/GB%20Accounts/GB%20Accounts%202012/GB%20Accounts%20Company%202012-01-31%20(Jan12)%20OpenOffice/Creditcardaccount.ods'#$Dec11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Dec11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2:.DT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/GB%20Accounts%20Company%202012-01-31%20(Jan12)%20OpenOffice/Sales.ods'#$Jan12.$V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Purchases.ods'#$Jan12.$A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Jan12.$O$1]+['file:///C:/Users/Antony/diy/GB%20Accounts/GB%20Accounts%202012/GB%20Accounts%20Company%202012-01-31%20(Jan12)%20OpenOffice/Currentaccount.ods'#$Jan12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an12.$O$1]+['file:///C:/Users/Antony/diy/GB%20Accounts/GB%20Accounts%202012/GB%20Accounts%20Company%202012-01-31%20(Jan12)%20OpenOffice/Savingaccount.ods'#$Jan12.$AJ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an12.$O$1]+['file:///C:/Users/Antony/diy/GB%20Accounts/GB%20Accounts%202012/GB%20Accounts%20Company%202012-01-31%20(Jan12)%20OpenOffice/Creditcardaccount.ods'#$Jan12.$AJ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an12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2:.EE3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2:.EH3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Vat</text:p>
          </table:table-cell>
          <table:table-cell table:style-name="ce137" office:value-type="string">
            <text:p>RV</text:p>
          </table:table-cell>
          <table:table-cell table:style-name="ce57" table:formula="of:=-[$OpenAccounts.H26]" office:value-type="float" office:value="-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Feb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Feb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Feb11.$N$1]+['file:///C:/Users/Antony/diy/GB%20Accounts/GB%20Accounts%202012/GB%20Accounts%20Company%202012-01-31%20(Jan12)%20OpenOffice/Currentaccount.ods'#$Feb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Feb11.$N$1]+['file:///C:/Users/Antony/diy/GB%20Accounts/GB%20Accounts%202012/GB%20Accounts%20Company%202012-01-31%20(Jan12)%20OpenOffice/Savingaccount.ods'#$Feb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Feb11.$N$1]+['file:///C:/Users/Antony/diy/GB%20Accounts/GB%20Accounts%202012/GB%20Accounts%20Company%202012-01-31%20(Jan12)%20OpenOffice/Creditcardaccount.ods'#$Feb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Feb11.$AF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3:.N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r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Mar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Mar11.$N$1]+['file:///C:/Users/Antony/diy/GB%20Accounts/GB%20Accounts%202012/GB%20Accounts%20Company%202012-01-31%20(Jan12)%20OpenOffice/Currentaccount.ods'#$Mar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r11.$N$1]+['file:///C:/Users/Antony/diy/GB%20Accounts/GB%20Accounts%202012/GB%20Accounts%20Company%202012-01-31%20(Jan12)%20OpenOffice/Savingaccount.ods'#$Mar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r11.$N$1]+['file:///C:/Users/Antony/diy/GB%20Accounts/GB%20Accounts%202012/GB%20Accounts%20Company%202012-01-31%20(Jan12)%20OpenOffice/Creditcardaccount.ods'#$Mar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r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3:.Y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pr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Apr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Apr11.$N$1]+['file:///C:/Users/Antony/diy/GB%20Accounts/GB%20Accounts%202012/GB%20Accounts%20Company%202012-01-31%20(Jan12)%20OpenOffice/Currentaccount.ods'#$Apr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pr11.$N$1]+['file:///C:/Users/Antony/diy/GB%20Accounts/GB%20Accounts%202012/GB%20Accounts%20Company%202012-01-31%20(Jan12)%20OpenOffice/Savingaccount.ods'#$Apr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pr11.$N$1]+['file:///C:/Users/Antony/diy/GB%20Accounts/GB%20Accounts%202012/GB%20Accounts%20Company%202012-01-31%20(Jan12)%20OpenOffice/Creditcardaccount.ods'#$Apr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pr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3:.AJ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y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May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May11.$N$1]+['file:///C:/Users/Antony/diy/GB%20Accounts/GB%20Accounts%202012/GB%20Accounts%20Company%202012-01-31%20(Jan12)%20OpenOffice/Currentaccount.ods'#$May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y11.$N$1]+['file:///C:/Users/Antony/diy/GB%20Accounts/GB%20Accounts%202012/GB%20Accounts%20Company%202012-01-31%20(Jan12)%20OpenOffice/Savingaccount.ods'#$May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y11.$N$1]+['file:///C:/Users/Antony/diy/GB%20Accounts/GB%20Accounts%202012/GB%20Accounts%20Company%202012-01-31%20(Jan12)%20OpenOffice/Creditcardaccount.ods'#$May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y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3:.AU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n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Jun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Jun11.$N$1]+['file:///C:/Users/Antony/diy/GB%20Accounts/GB%20Accounts%202012/GB%20Accounts%20Company%202012-01-31%20(Jan12)%20OpenOffice/Currentaccount.ods'#$Jun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n11.$N$1]+['file:///C:/Users/Antony/diy/GB%20Accounts/GB%20Accounts%202012/GB%20Accounts%20Company%202012-01-31%20(Jan12)%20OpenOffice/Savingaccount.ods'#$Jun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n11.$N$1]+['file:///C:/Users/Antony/diy/GB%20Accounts/GB%20Accounts%202012/GB%20Accounts%20Company%202012-01-31%20(Jan12)%20OpenOffice/Creditcardaccount.ods'#$Jun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n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3:.BF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l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Jul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Jul11.$N$1]+['file:///C:/Users/Antony/diy/GB%20Accounts/GB%20Accounts%202012/GB%20Accounts%20Company%202012-01-31%20(Jan12)%20OpenOffice/Currentaccount.ods'#$Jul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l11.$N$1]+['file:///C:/Users/Antony/diy/GB%20Accounts/GB%20Accounts%202012/GB%20Accounts%20Company%202012-01-31%20(Jan12)%20OpenOffice/Savingaccount.ods'#$Jul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l11.$N$1]+['file:///C:/Users/Antony/diy/GB%20Accounts/GB%20Accounts%202012/GB%20Accounts%20Company%202012-01-31%20(Jan12)%20OpenOffice/Creditcardaccount.ods'#$Jul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l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3:.BQ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ug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Aug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Aug11.$N$1]+['file:///C:/Users/Antony/diy/GB%20Accounts/GB%20Accounts%202012/GB%20Accounts%20Company%202012-01-31%20(Jan12)%20OpenOffice/Currentaccount.ods'#$Aug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ug11.$N$1]+['file:///C:/Users/Antony/diy/GB%20Accounts/GB%20Accounts%202012/GB%20Accounts%20Company%202012-01-31%20(Jan12)%20OpenOffice/Savingaccount.ods'#$Aug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ug11.$N$1]+['file:///C:/Users/Antony/diy/GB%20Accounts/GB%20Accounts%202012/GB%20Accounts%20Company%202012-01-31%20(Jan12)%20OpenOffice/Creditcardaccount.ods'#$Aug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ug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3:.CB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Sep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Sep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Sep11.$N$1]+['file:///C:/Users/Antony/diy/GB%20Accounts/GB%20Accounts%202012/GB%20Accounts%20Company%202012-01-31%20(Jan12)%20OpenOffice/Currentaccount.ods'#$Sep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Sep11.$N$1]+['file:///C:/Users/Antony/diy/GB%20Accounts/GB%20Accounts%202012/GB%20Accounts%20Company%202012-01-31%20(Jan12)%20OpenOffice/Savingaccount.ods'#$Sep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Sep11.$N$1]+['file:///C:/Users/Antony/diy/GB%20Accounts/GB%20Accounts%202012/GB%20Accounts%20Company%202012-01-31%20(Jan12)%20OpenOffice/Creditcardaccount.ods'#$Sep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Sep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3:.CM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Oct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Oct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Oct11.$N$1]+['file:///C:/Users/Antony/diy/GB%20Accounts/GB%20Accounts%202012/GB%20Accounts%20Company%202012-01-31%20(Jan12)%20OpenOffice/Currentaccount.ods'#$Oct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Oct11.$N$1]+['file:///C:/Users/Antony/diy/GB%20Accounts/GB%20Accounts%202012/GB%20Accounts%20Company%202012-01-31%20(Jan12)%20OpenOffice/Savingaccount.ods'#$Oct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Oct11.$N$1]+['file:///C:/Users/Antony/diy/GB%20Accounts/GB%20Accounts%202012/GB%20Accounts%20Company%202012-01-31%20(Jan12)%20OpenOffice/Creditcardaccount.ods'#$Oct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Oct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3:.CX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Nov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Nov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Nov11.$N$1]+['file:///C:/Users/Antony/diy/GB%20Accounts/GB%20Accounts%202012/GB%20Accounts%20Company%202012-01-31%20(Jan12)%20OpenOffice/Currentaccount.ods'#$Nov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Nov11.$N$1]+['file:///C:/Users/Antony/diy/GB%20Accounts/GB%20Accounts%202012/GB%20Accounts%20Company%202012-01-31%20(Jan12)%20OpenOffice/Savingaccount.ods'#$Nov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Nov11.$N$1]+['file:///C:/Users/Antony/diy/GB%20Accounts/GB%20Accounts%202012/GB%20Accounts%20Company%202012-01-31%20(Jan12)%20OpenOffice/Creditcardaccount.ods'#$Nov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Nov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3:.DI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Dec11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Dec11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Dec11.$N$1]+['file:///C:/Users/Antony/diy/GB%20Accounts/GB%20Accounts%202012/GB%20Accounts%20Company%202012-01-31%20(Jan12)%20OpenOffice/Currentaccount.ods'#$Dec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Dec11.$N$1]+['file:///C:/Users/Antony/diy/GB%20Accounts/GB%20Accounts%202012/GB%20Accounts%20Company%202012-01-31%20(Jan12)%20OpenOffice/Savingaccount.ods'#$Dec11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Dec11.$N$1]+['file:///C:/Users/Antony/diy/GB%20Accounts/GB%20Accounts%202012/GB%20Accounts%20Company%202012-01-31%20(Jan12)%20OpenOffice/Creditcardaccount.ods'#$Dec11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Dec11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3:.DT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an12.$G$1]" office:value-type="float" office:value="-0">
            <text:p>0.00 </text:p>
          </table:table-cell>
          <table:table-cell table:style-name="ce57" table:formula="of:=['file:///C:/Users/Antony/diy/GB%20Accounts/GB%20Accounts%202012/GB%20Accounts%20Company%202012-01-31%20(Jan12)%20OpenOffice/Purchases.ods'#$Jan12.$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urrentaccount.ods'#$Jan12.$N$1]+['file:///C:/Users/Antony/diy/GB%20Accounts/GB%20Accounts%202012/GB%20Accounts%20Company%202012-01-31%20(Jan12)%20OpenOffice/Currentaccount.ods'#$Jan12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an12.$N$1]+['file:///C:/Users/Antony/diy/GB%20Accounts/GB%20Accounts%202012/GB%20Accounts%20Company%202012-01-31%20(Jan12)%20OpenOffice/Savingaccount.ods'#$Jan12.$AI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an12.$N$1]+['file:///C:/Users/Antony/diy/GB%20Accounts/GB%20Accounts%202012/GB%20Accounts%20Company%202012-01-31%20(Jan12)%20OpenOffice/Creditcardaccount.ods'#$Jan12.$AI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an12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3:.EE3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3:.EH3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Creditor HMRC Paye</text:p>
          </table:table-cell>
          <table:table-cell table:style-name="ce137" office:value-type="string">
            <text:p>RP</text:p>
          </table:table-cell>
          <table:table-cell table:style-name="ce57" table:formula="of:=-[$OpenAccounts.G26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Feb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Feb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Feb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Feb11.$AE$1]" office:value-type="float" office:value="0">
            <text:p>0.00 </text:p>
          </table:table-cell>
          <table:table-cell table:style-name="ce57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6"/>
          <table:table-cell table:style-name="ce57" table:formula="of:=SUM([.D34:.N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r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r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r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r11.$AE$1]" office:value-type="float" office:value="0">
            <text:p>0.00 </text:p>
          </table:table-cell>
          <table:table-cell table:style-name="ce57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34:.Y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pr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pr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pr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pr11.$AE$1]" office:value-type="float" office:value="0">
            <text:p>0.00 </text:p>
          </table:table-cell>
          <table:table-cell table:style-name="ce57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34:.AJ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y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y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y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y11.$AE$1]" office:value-type="float" office:value="0">
            <text:p>0.00 </text:p>
          </table:table-cell>
          <table:table-cell table:style-name="ce57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34:.AU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n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n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n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n11.$AE$1]" office:value-type="float" office:value="0">
            <text:p>0.00 </text:p>
          </table:table-cell>
          <table:table-cell table:style-name="ce57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34:.BF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l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l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l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l11.$AE$1]" office:value-type="float" office:value="0">
            <text:p>0.00 </text:p>
          </table:table-cell>
          <table:table-cell table:style-name="ce57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34:.BQ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ug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ug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ug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ug11.$AE$1]" office:value-type="float" office:value="0">
            <text:p>0.00 </text:p>
          </table:table-cell>
          <table:table-cell table:style-name="ce57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34:.CB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Sep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Sep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Sep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Sep11.$AE$1]" office:value-type="float" office:value="0">
            <text:p>0.00 </text:p>
          </table:table-cell>
          <table:table-cell table:style-name="ce57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34:.CM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Oct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Oct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Oct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Oct11.$AE$1]" office:value-type="float" office:value="0">
            <text:p>0.00 </text:p>
          </table:table-cell>
          <table:table-cell table:style-name="ce57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34:.CX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Nov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Nov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Nov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Nov11.$AE$1]" office:value-type="float" office:value="0">
            <text:p>0.00 </text:p>
          </table:table-cell>
          <table:table-cell table:style-name="ce57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34:.DI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Dec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Dec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Dec11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Dec11.$AE$1]" office:value-type="float" office:value="0">
            <text:p>0.00 </text:p>
          </table:table-cell>
          <table:table-cell table:style-name="ce57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34:.DT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an12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an12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an12.$AH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an12.$AE$1]" office:value-type="float" office:value="0">
            <text:p>0.00 </text:p>
          </table:table-cell>
          <table:table-cell table:style-name="ce57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34:.EE3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4:.EH3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orporation Tax</text:p>
          </table:table-cell>
          <table:table-cell table:style-name="ce137" office:value-type="string">
            <text:p>RT</text:p>
          </table:table-cell>
          <table:table-cell table:style-name="ce57" table:formula="of:=-[$OpenAccounts.E24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Feb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Feb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Feb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Feb11.$AH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5:.N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r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r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r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r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5:.Y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pr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pr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pr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pr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5:.AJ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y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y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y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y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5:.AU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n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n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n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n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5:.BF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l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l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l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l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5:.BQ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ug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ug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ug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ug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5:.CB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Sep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Sep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Sep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Sep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5:.CM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Oct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Oct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Oct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Oct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5:.CX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Nov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Nov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Nov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Nov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5:.DI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Dec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Dec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Dec11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Dec11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5:.DT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an12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an12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an12.$AK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an12.$AH$1]" office:value-type="float" office:value="0">
            <text:p>0.00 </text:p>
          </table:table-cell>
          <table:table-cell table:style-name="ce57"/>
          <table:table-cell table:style-name="ce57" table:formula="of:=-[$CorporationTax.K35]" office:value-type="float" office:value="-0">
            <text:p>0.00 </text:p>
          </table:table-cell>
          <table:table-cell table:style-name="ce41"/>
          <table:table-cell table:style-name="ce57" table:formula="of:=SUM([.DU35:.EE35])" office:value-type="float" office:value="0">
            <text:p>0.00 </text:p>
          </table:table-cell>
          <table:table-cell table:style-name="ce41"/>
          <table:table-cell table:formula="of:=-[.EH58]" office:value-type="float" office:value="-0">
            <text:p>0.00 </text:p>
          </table:table-cell>
          <table:table-cell table:style-name="ce41"/>
          <table:table-cell table:style-name="ce57" table:formula="of:=SUM([.EF35:.EH3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OTHER ASSET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btor Long Term (repayable 3 - 5 years)</text:p>
          </table:table-cell>
          <table:table-cell table:style-name="ce137" office:value-type="string">
            <text:p>LDR</text:p>
          </table:table-cell>
          <table:table-cell table:style-name="ce57" table:formula="of:=[$OpenAccounts.E28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Feb11.$L$1]+['file:///C:/Users/Antony/diy/GB%20Accounts/GB%20Accounts%202012/GB%20Accounts%20Company%202012-01-31%20(Jan12)%20OpenOffice/Currentaccount.ods'#$Feb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Feb11.$L$1]+['file:///C:/Users/Antony/diy/GB%20Accounts/GB%20Accounts%202012/GB%20Accounts%20Company%202012-01-31%20(Jan12)%20OpenOffice/Savingaccount.ods'#$Feb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Feb11.$L$1]+['file:///C:/Users/Antony/diy/GB%20Accounts/GB%20Accounts%202012/GB%20Accounts%20Company%202012-01-31%20(Jan12)%20OpenOffice/Creditcardaccount.ods'#$Feb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Feb11.$L$1]+['file:///C:/Users/Antony/diy/GB%20Accounts/GB%20Accounts%202012/GB%20Accounts%20Company%202012-01-31%20(Jan12)%20OpenOffice/Cashaccount.ods'#$Feb11.$AC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7:.N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r11.$L$1]+['file:///C:/Users/Antony/diy/GB%20Accounts/GB%20Accounts%202012/GB%20Accounts%20Company%202012-01-31%20(Jan12)%20OpenOffice/Currentaccount.ods'#$Mar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r11.$L$1]+['file:///C:/Users/Antony/diy/GB%20Accounts/GB%20Accounts%202012/GB%20Accounts%20Company%202012-01-31%20(Jan12)%20OpenOffice/Savingaccount.ods'#$Mar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r11.$L$1]+['file:///C:/Users/Antony/diy/GB%20Accounts/GB%20Accounts%202012/GB%20Accounts%20Company%202012-01-31%20(Jan12)%20OpenOffice/Creditcardaccount.ods'#$Mar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r11.$L$1]+['file:///C:/Users/Antony/diy/GB%20Accounts/GB%20Accounts%202012/GB%20Accounts%20Company%202012-01-31%20(Jan12)%20OpenOffice/Cashaccount.ods'#$Mar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7:.Y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pr11.$L$1]+['file:///C:/Users/Antony/diy/GB%20Accounts/GB%20Accounts%202012/GB%20Accounts%20Company%202012-01-31%20(Jan12)%20OpenOffice/Currentaccount.ods'#$Apr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pr11.$L$1]+['file:///C:/Users/Antony/diy/GB%20Accounts/GB%20Accounts%202012/GB%20Accounts%20Company%202012-01-31%20(Jan12)%20OpenOffice/Savingaccount.ods'#$Apr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pr11.$L$1]+['file:///C:/Users/Antony/diy/GB%20Accounts/GB%20Accounts%202012/GB%20Accounts%20Company%202012-01-31%20(Jan12)%20OpenOffice/Creditcardaccount.ods'#$Apr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pr11.$L$1]+['file:///C:/Users/Antony/diy/GB%20Accounts/GB%20Accounts%202012/GB%20Accounts%20Company%202012-01-31%20(Jan12)%20OpenOffice/Cashaccount.ods'#$Apr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7:.AJ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y11.$L$1]+['file:///C:/Users/Antony/diy/GB%20Accounts/GB%20Accounts%202012/GB%20Accounts%20Company%202012-01-31%20(Jan12)%20OpenOffice/Currentaccount.ods'#$May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y11.$L$1]+['file:///C:/Users/Antony/diy/GB%20Accounts/GB%20Accounts%202012/GB%20Accounts%20Company%202012-01-31%20(Jan12)%20OpenOffice/Savingaccount.ods'#$May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y11.$L$1]+['file:///C:/Users/Antony/diy/GB%20Accounts/GB%20Accounts%202012/GB%20Accounts%20Company%202012-01-31%20(Jan12)%20OpenOffice/Creditcardaccount.ods'#$May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y11.$L$1]+['file:///C:/Users/Antony/diy/GB%20Accounts/GB%20Accounts%202012/GB%20Accounts%20Company%202012-01-31%20(Jan12)%20OpenOffice/Cashaccount.ods'#$May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7:.AU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n11.$L$1]+['file:///C:/Users/Antony/diy/GB%20Accounts/GB%20Accounts%202012/GB%20Accounts%20Company%202012-01-31%20(Jan12)%20OpenOffice/Currentaccount.ods'#$Jun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n11.$L$1]+['file:///C:/Users/Antony/diy/GB%20Accounts/GB%20Accounts%202012/GB%20Accounts%20Company%202012-01-31%20(Jan12)%20OpenOffice/Savingaccount.ods'#$Jun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n11.$L$1]+['file:///C:/Users/Antony/diy/GB%20Accounts/GB%20Accounts%202012/GB%20Accounts%20Company%202012-01-31%20(Jan12)%20OpenOffice/Creditcardaccount.ods'#$Jun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n11.$L$1]+['file:///C:/Users/Antony/diy/GB%20Accounts/GB%20Accounts%202012/GB%20Accounts%20Company%202012-01-31%20(Jan12)%20OpenOffice/Cashaccount.ods'#$Jun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7:.BF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l11.$L$1]+['file:///C:/Users/Antony/diy/GB%20Accounts/GB%20Accounts%202012/GB%20Accounts%20Company%202012-01-31%20(Jan12)%20OpenOffice/Currentaccount.ods'#$Jul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l11.$L$1]+['file:///C:/Users/Antony/diy/GB%20Accounts/GB%20Accounts%202012/GB%20Accounts%20Company%202012-01-31%20(Jan12)%20OpenOffice/Savingaccount.ods'#$Jul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l11.$L$1]+['file:///C:/Users/Antony/diy/GB%20Accounts/GB%20Accounts%202012/GB%20Accounts%20Company%202012-01-31%20(Jan12)%20OpenOffice/Creditcardaccount.ods'#$Jul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l11.$L$1]+['file:///C:/Users/Antony/diy/GB%20Accounts/GB%20Accounts%202012/GB%20Accounts%20Company%202012-01-31%20(Jan12)%20OpenOffice/Cashaccount.ods'#$Jul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7:.BQ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ug11.$L$1]+['file:///C:/Users/Antony/diy/GB%20Accounts/GB%20Accounts%202012/GB%20Accounts%20Company%202012-01-31%20(Jan12)%20OpenOffice/Currentaccount.ods'#$Aug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ug11.$L$1]+['file:///C:/Users/Antony/diy/GB%20Accounts/GB%20Accounts%202012/GB%20Accounts%20Company%202012-01-31%20(Jan12)%20OpenOffice/Savingaccount.ods'#$Aug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ug11.$L$1]+['file:///C:/Users/Antony/diy/GB%20Accounts/GB%20Accounts%202012/GB%20Accounts%20Company%202012-01-31%20(Jan12)%20OpenOffice/Creditcardaccount.ods'#$Aug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ug11.$L$1]+['file:///C:/Users/Antony/diy/GB%20Accounts/GB%20Accounts%202012/GB%20Accounts%20Company%202012-01-31%20(Jan12)%20OpenOffice/Cashaccount.ods'#$Aug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7:.CB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Sep11.$L$1]+['file:///C:/Users/Antony/diy/GB%20Accounts/GB%20Accounts%202012/GB%20Accounts%20Company%202012-01-31%20(Jan12)%20OpenOffice/Currentaccount.ods'#$Sep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Sep11.$L$1]+['file:///C:/Users/Antony/diy/GB%20Accounts/GB%20Accounts%202012/GB%20Accounts%20Company%202012-01-31%20(Jan12)%20OpenOffice/Savingaccount.ods'#$Sep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Sep11.$L$1]+['file:///C:/Users/Antony/diy/GB%20Accounts/GB%20Accounts%202012/GB%20Accounts%20Company%202012-01-31%20(Jan12)%20OpenOffice/Creditcardaccount.ods'#$Sep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Sep11.$L$1]+['file:///C:/Users/Antony/diy/GB%20Accounts/GB%20Accounts%202012/GB%20Accounts%20Company%202012-01-31%20(Jan12)%20OpenOffice/Cashaccount.ods'#$Sep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7:.CM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Oct11.$L$1]+['file:///C:/Users/Antony/diy/GB%20Accounts/GB%20Accounts%202012/GB%20Accounts%20Company%202012-01-31%20(Jan12)%20OpenOffice/Currentaccount.ods'#$Oct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Oct11.$L$1]+['file:///C:/Users/Antony/diy/GB%20Accounts/GB%20Accounts%202012/GB%20Accounts%20Company%202012-01-31%20(Jan12)%20OpenOffice/Savingaccount.ods'#$Oct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Oct11.$L$1]+['file:///C:/Users/Antony/diy/GB%20Accounts/GB%20Accounts%202012/GB%20Accounts%20Company%202012-01-31%20(Jan12)%20OpenOffice/Creditcardaccount.ods'#$Oct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Oct11.$L$1]+['file:///C:/Users/Antony/diy/GB%20Accounts/GB%20Accounts%202012/GB%20Accounts%20Company%202012-01-31%20(Jan12)%20OpenOffice/Cashaccount.ods'#$Oct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7:.CX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Nov11.$L$1]+['file:///C:/Users/Antony/diy/GB%20Accounts/GB%20Accounts%202012/GB%20Accounts%20Company%202012-01-31%20(Jan12)%20OpenOffice/Currentaccount.ods'#$Nov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Nov11.$L$1]+['file:///C:/Users/Antony/diy/GB%20Accounts/GB%20Accounts%202012/GB%20Accounts%20Company%202012-01-31%20(Jan12)%20OpenOffice/Savingaccount.ods'#$Nov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Nov11.$L$1]+['file:///C:/Users/Antony/diy/GB%20Accounts/GB%20Accounts%202012/GB%20Accounts%20Company%202012-01-31%20(Jan12)%20OpenOffice/Creditcardaccount.ods'#$Nov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Nov11.$L$1]+['file:///C:/Users/Antony/diy/GB%20Accounts/GB%20Accounts%202012/GB%20Accounts%20Company%202012-01-31%20(Jan12)%20OpenOffice/Cashaccount.ods'#$Nov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7:.DI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Dec11.$L$1]+['file:///C:/Users/Antony/diy/GB%20Accounts/GB%20Accounts%202012/GB%20Accounts%20Company%202012-01-31%20(Jan12)%20OpenOffice/Currentaccount.ods'#$Dec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Dec11.$L$1]+['file:///C:/Users/Antony/diy/GB%20Accounts/GB%20Accounts%202012/GB%20Accounts%20Company%202012-01-31%20(Jan12)%20OpenOffice/Savingaccount.ods'#$Dec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Dec11.$L$1]+['file:///C:/Users/Antony/diy/GB%20Accounts/GB%20Accounts%202012/GB%20Accounts%20Company%202012-01-31%20(Jan12)%20OpenOffice/Creditcardaccount.ods'#$Dec11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Dec11.$L$1]+['file:///C:/Users/Antony/diy/GB%20Accounts/GB%20Accounts%202012/GB%20Accounts%20Company%202012-01-31%20(Jan12)%20OpenOffice/Cashaccount.ods'#$Dec11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7:.DT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an12.$L$1]+['file:///C:/Users/Antony/diy/GB%20Accounts/GB%20Accounts%202012/GB%20Accounts%20Company%202012-01-31%20(Jan12)%20OpenOffice/Currentaccount.ods'#$Jan12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an12.$L$1]+['file:///C:/Users/Antony/diy/GB%20Accounts/GB%20Accounts%202012/GB%20Accounts%20Company%202012-01-31%20(Jan12)%20OpenOffice/Savingaccount.ods'#$Jan12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an12.$L$1]+['file:///C:/Users/Antony/diy/GB%20Accounts/GB%20Accounts%202012/GB%20Accounts%20Company%202012-01-31%20(Jan12)%20OpenOffice/Creditcardaccount.ods'#$Jan12.$AF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an12.$L$1]+['file:///C:/Users/Antony/diy/GB%20Accounts/GB%20Accounts%202012/GB%20Accounts%20Company%202012-01-31%20(Jan12)%20OpenOffice/Cashaccount.ods'#$Jan12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7:.EE3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7:.EH3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OTHER CREDITOR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Loan Account</text:p>
          </table:table-cell>
          <table:table-cell table:style-name="ce137" office:value-type="string">
            <text:p>DL</text:p>
          </table:table-cell>
          <table:table-cell table:style-name="ce57" table:formula="of:=-[$OpenAccounts.E30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Feb11.$P$1]+['file:///C:/Users/Antony/diy/GB%20Accounts/GB%20Accounts%202012/GB%20Accounts%20Company%202012-01-31%20(Jan12)%20OpenOffice/Currentaccount.ods'#$Feb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Feb11.$P$1]+['file:///C:/Users/Antony/diy/GB%20Accounts/GB%20Accounts%202012/GB%20Accounts%20Company%202012-01-31%20(Jan12)%20OpenOffice/Savingaccount.ods'#$Feb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Feb11.$P$1]+['file:///C:/Users/Antony/diy/GB%20Accounts/GB%20Accounts%202012/GB%20Accounts%20Company%202012-01-31%20(Jan12)%20OpenOffice/Creditcardaccount.ods'#$Feb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Feb11.$N$1]+['file:///C:/Users/Antony/diy/GB%20Accounts/GB%20Accounts%202012/GB%20Accounts%20Company%202012-01-31%20(Jan12)%20OpenOffice/Cashaccount.ods'#$Feb11.$AJ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9:.N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r11.$P$1]+['file:///C:/Users/Antony/diy/GB%20Accounts/GB%20Accounts%202012/GB%20Accounts%20Company%202012-01-31%20(Jan12)%20OpenOffice/Currentaccount.ods'#$Mar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r11.$P$1]+['file:///C:/Users/Antony/diy/GB%20Accounts/GB%20Accounts%202012/GB%20Accounts%20Company%202012-01-31%20(Jan12)%20OpenOffice/Savingaccount.ods'#$Mar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r11.$P$1]+['file:///C:/Users/Antony/diy/GB%20Accounts/GB%20Accounts%202012/GB%20Accounts%20Company%202012-01-31%20(Jan12)%20OpenOffice/Creditcardaccount.ods'#$Mar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r11.$N$1]+['file:///C:/Users/Antony/diy/GB%20Accounts/GB%20Accounts%202012/GB%20Accounts%20Company%202012-01-31%20(Jan12)%20OpenOffice/Cashaccount.ods'#$Mar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9:.Y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pr11.$P$1]+['file:///C:/Users/Antony/diy/GB%20Accounts/GB%20Accounts%202012/GB%20Accounts%20Company%202012-01-31%20(Jan12)%20OpenOffice/Currentaccount.ods'#$Apr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pr11.$P$1]+['file:///C:/Users/Antony/diy/GB%20Accounts/GB%20Accounts%202012/GB%20Accounts%20Company%202012-01-31%20(Jan12)%20OpenOffice/Savingaccount.ods'#$Apr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pr11.$P$1]+['file:///C:/Users/Antony/diy/GB%20Accounts/GB%20Accounts%202012/GB%20Accounts%20Company%202012-01-31%20(Jan12)%20OpenOffice/Creditcardaccount.ods'#$Apr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pr11.$N$1]+['file:///C:/Users/Antony/diy/GB%20Accounts/GB%20Accounts%202012/GB%20Accounts%20Company%202012-01-31%20(Jan12)%20OpenOffice/Cashaccount.ods'#$Apr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9:.AJ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y11.$P$1]+['file:///C:/Users/Antony/diy/GB%20Accounts/GB%20Accounts%202012/GB%20Accounts%20Company%202012-01-31%20(Jan12)%20OpenOffice/Currentaccount.ods'#$May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y11.$P$1]+['file:///C:/Users/Antony/diy/GB%20Accounts/GB%20Accounts%202012/GB%20Accounts%20Company%202012-01-31%20(Jan12)%20OpenOffice/Savingaccount.ods'#$May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y11.$P$1]+['file:///C:/Users/Antony/diy/GB%20Accounts/GB%20Accounts%202012/GB%20Accounts%20Company%202012-01-31%20(Jan12)%20OpenOffice/Creditcardaccount.ods'#$May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y11.$N$1]+['file:///C:/Users/Antony/diy/GB%20Accounts/GB%20Accounts%202012/GB%20Accounts%20Company%202012-01-31%20(Jan12)%20OpenOffice/Cashaccount.ods'#$May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9:.AU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n11.$P$1]+['file:///C:/Users/Antony/diy/GB%20Accounts/GB%20Accounts%202012/GB%20Accounts%20Company%202012-01-31%20(Jan12)%20OpenOffice/Currentaccount.ods'#$Jun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n11.$P$1]+['file:///C:/Users/Antony/diy/GB%20Accounts/GB%20Accounts%202012/GB%20Accounts%20Company%202012-01-31%20(Jan12)%20OpenOffice/Savingaccount.ods'#$Jun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n11.$P$1]+['file:///C:/Users/Antony/diy/GB%20Accounts/GB%20Accounts%202012/GB%20Accounts%20Company%202012-01-31%20(Jan12)%20OpenOffice/Creditcardaccount.ods'#$Jun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n11.$N$1]+['file:///C:/Users/Antony/diy/GB%20Accounts/GB%20Accounts%202012/GB%20Accounts%20Company%202012-01-31%20(Jan12)%20OpenOffice/Cashaccount.ods'#$Jun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9:.BF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l11.$P$1]+['file:///C:/Users/Antony/diy/GB%20Accounts/GB%20Accounts%202012/GB%20Accounts%20Company%202012-01-31%20(Jan12)%20OpenOffice/Currentaccount.ods'#$Jul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l11.$P$1]+['file:///C:/Users/Antony/diy/GB%20Accounts/GB%20Accounts%202012/GB%20Accounts%20Company%202012-01-31%20(Jan12)%20OpenOffice/Savingaccount.ods'#$Jul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l11.$P$1]+['file:///C:/Users/Antony/diy/GB%20Accounts/GB%20Accounts%202012/GB%20Accounts%20Company%202012-01-31%20(Jan12)%20OpenOffice/Creditcardaccount.ods'#$Jul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l11.$N$1]+['file:///C:/Users/Antony/diy/GB%20Accounts/GB%20Accounts%202012/GB%20Accounts%20Company%202012-01-31%20(Jan12)%20OpenOffice/Cashaccount.ods'#$Jul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9:.BQ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ug11.$P$1]+['file:///C:/Users/Antony/diy/GB%20Accounts/GB%20Accounts%202012/GB%20Accounts%20Company%202012-01-31%20(Jan12)%20OpenOffice/Currentaccount.ods'#$Aug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ug11.$P$1]+['file:///C:/Users/Antony/diy/GB%20Accounts/GB%20Accounts%202012/GB%20Accounts%20Company%202012-01-31%20(Jan12)%20OpenOffice/Savingaccount.ods'#$Aug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ug11.$P$1]+['file:///C:/Users/Antony/diy/GB%20Accounts/GB%20Accounts%202012/GB%20Accounts%20Company%202012-01-31%20(Jan12)%20OpenOffice/Creditcardaccount.ods'#$Aug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ug11.$N$1]+['file:///C:/Users/Antony/diy/GB%20Accounts/GB%20Accounts%202012/GB%20Accounts%20Company%202012-01-31%20(Jan12)%20OpenOffice/Cashaccount.ods'#$Aug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9:.CB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Sep11.$P$1]+['file:///C:/Users/Antony/diy/GB%20Accounts/GB%20Accounts%202012/GB%20Accounts%20Company%202012-01-31%20(Jan12)%20OpenOffice/Currentaccount.ods'#$Sep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Sep11.$P$1]+['file:///C:/Users/Antony/diy/GB%20Accounts/GB%20Accounts%202012/GB%20Accounts%20Company%202012-01-31%20(Jan12)%20OpenOffice/Savingaccount.ods'#$Sep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Sep11.$P$1]+['file:///C:/Users/Antony/diy/GB%20Accounts/GB%20Accounts%202012/GB%20Accounts%20Company%202012-01-31%20(Jan12)%20OpenOffice/Creditcardaccount.ods'#$Sep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Sep11.$N$1]+['file:///C:/Users/Antony/diy/GB%20Accounts/GB%20Accounts%202012/GB%20Accounts%20Company%202012-01-31%20(Jan12)%20OpenOffice/Cashaccount.ods'#$Sep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9:.CM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Oct11.$P$1]+['file:///C:/Users/Antony/diy/GB%20Accounts/GB%20Accounts%202012/GB%20Accounts%20Company%202012-01-31%20(Jan12)%20OpenOffice/Currentaccount.ods'#$Oct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Oct11.$P$1]+['file:///C:/Users/Antony/diy/GB%20Accounts/GB%20Accounts%202012/GB%20Accounts%20Company%202012-01-31%20(Jan12)%20OpenOffice/Savingaccount.ods'#$Oct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Oct11.$P$1]+['file:///C:/Users/Antony/diy/GB%20Accounts/GB%20Accounts%202012/GB%20Accounts%20Company%202012-01-31%20(Jan12)%20OpenOffice/Creditcardaccount.ods'#$Oct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Oct11.$N$1]+['file:///C:/Users/Antony/diy/GB%20Accounts/GB%20Accounts%202012/GB%20Accounts%20Company%202012-01-31%20(Jan12)%20OpenOffice/Cashaccount.ods'#$Oct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9:.CX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Nov11.$P$1]+['file:///C:/Users/Antony/diy/GB%20Accounts/GB%20Accounts%202012/GB%20Accounts%20Company%202012-01-31%20(Jan12)%20OpenOffice/Currentaccount.ods'#$Nov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Nov11.$P$1]+['file:///C:/Users/Antony/diy/GB%20Accounts/GB%20Accounts%202012/GB%20Accounts%20Company%202012-01-31%20(Jan12)%20OpenOffice/Savingaccount.ods'#$Nov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Nov11.$P$1]+['file:///C:/Users/Antony/diy/GB%20Accounts/GB%20Accounts%202012/GB%20Accounts%20Company%202012-01-31%20(Jan12)%20OpenOffice/Creditcardaccount.ods'#$Nov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Nov11.$N$1]+['file:///C:/Users/Antony/diy/GB%20Accounts/GB%20Accounts%202012/GB%20Accounts%20Company%202012-01-31%20(Jan12)%20OpenOffice/Cashaccount.ods'#$Nov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9:.DI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Dec11.$P$1]+['file:///C:/Users/Antony/diy/GB%20Accounts/GB%20Accounts%202012/GB%20Accounts%20Company%202012-01-31%20(Jan12)%20OpenOffice/Currentaccount.ods'#$Dec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Dec11.$P$1]+['file:///C:/Users/Antony/diy/GB%20Accounts/GB%20Accounts%202012/GB%20Accounts%20Company%202012-01-31%20(Jan12)%20OpenOffice/Savingaccount.ods'#$Dec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Dec11.$P$1]+['file:///C:/Users/Antony/diy/GB%20Accounts/GB%20Accounts%202012/GB%20Accounts%20Company%202012-01-31%20(Jan12)%20OpenOffice/Creditcardaccount.ods'#$Dec11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Dec11.$N$1]+['file:///C:/Users/Antony/diy/GB%20Accounts/GB%20Accounts%202012/GB%20Accounts%20Company%202012-01-31%20(Jan12)%20OpenOffice/Cashaccount.ods'#$Dec11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9:.DT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an12.$P$1]+['file:///C:/Users/Antony/diy/GB%20Accounts/GB%20Accounts%202012/GB%20Accounts%20Company%202012-01-31%20(Jan12)%20OpenOffice/Currentaccount.ods'#$Jan12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an12.$P$1]+['file:///C:/Users/Antony/diy/GB%20Accounts/GB%20Accounts%202012/GB%20Accounts%20Company%202012-01-31%20(Jan12)%20OpenOffice/Savingaccount.ods'#$Jan12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an12.$P$1]+['file:///C:/Users/Antony/diy/GB%20Accounts/GB%20Accounts%202012/GB%20Accounts%20Company%202012-01-31%20(Jan12)%20OpenOffice/Creditcardaccount.ods'#$Jan12.$AM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an12.$N$1]+['file:///C:/Users/Antony/diy/GB%20Accounts/GB%20Accounts%202012/GB%20Accounts%20Company%202012-01-31%20(Jan12)%20OpenOffice/Cashaccount.ods'#$Jan12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9:.EE3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9:.EH3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Long Term (falling due after 1 year)</text:p>
          </table:table-cell>
          <table:table-cell table:style-name="ce137" office:value-type="string">
            <text:p>LCR</text:p>
          </table:table-cell>
          <table:table-cell table:style-name="ce57" table:formula="of:=-[$OpenAccounts.E3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Feb11.$M$1]+['file:///C:/Users/Antony/diy/GB%20Accounts/GB%20Accounts%202012/GB%20Accounts%20Company%202012-01-31%20(Jan12)%20OpenOffice/Currentaccount.ods'#$Feb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Feb11.$M$1]+['file:///C:/Users/Antony/diy/GB%20Accounts/GB%20Accounts%202012/GB%20Accounts%20Company%202012-01-31%20(Jan12)%20OpenOffice/Savingaccount.ods'#$Feb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Feb11.$M$1]+['file:///C:/Users/Antony/diy/GB%20Accounts/GB%20Accounts%202012/GB%20Accounts%20Company%202012-01-31%20(Jan12)%20OpenOffice/Creditcardaccount.ods'#$Feb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Feb11.$M$1]+['file:///C:/Users/Antony/diy/GB%20Accounts/GB%20Accounts%202012/GB%20Accounts%20Company%202012-01-31%20(Jan12)%20OpenOffice/Cashaccount.ods'#$Feb11.$AD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40:.N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r11.$M$1]+['file:///C:/Users/Antony/diy/GB%20Accounts/GB%20Accounts%202012/GB%20Accounts%20Company%202012-01-31%20(Jan12)%20OpenOffice/Currentaccount.ods'#$Mar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r11.$M$1]+['file:///C:/Users/Antony/diy/GB%20Accounts/GB%20Accounts%202012/GB%20Accounts%20Company%202012-01-31%20(Jan12)%20OpenOffice/Savingaccount.ods'#$Mar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r11.$M$1]+['file:///C:/Users/Antony/diy/GB%20Accounts/GB%20Accounts%202012/GB%20Accounts%20Company%202012-01-31%20(Jan12)%20OpenOffice/Creditcardaccount.ods'#$Mar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r11.$M$1]+['file:///C:/Users/Antony/diy/GB%20Accounts/GB%20Accounts%202012/GB%20Accounts%20Company%202012-01-31%20(Jan12)%20OpenOffice/Cashaccount.ods'#$Mar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40:.Y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pr11.$M$1]+['file:///C:/Users/Antony/diy/GB%20Accounts/GB%20Accounts%202012/GB%20Accounts%20Company%202012-01-31%20(Jan12)%20OpenOffice/Currentaccount.ods'#$Apr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pr11.$M$1]+['file:///C:/Users/Antony/diy/GB%20Accounts/GB%20Accounts%202012/GB%20Accounts%20Company%202012-01-31%20(Jan12)%20OpenOffice/Savingaccount.ods'#$Apr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pr11.$M$1]+['file:///C:/Users/Antony/diy/GB%20Accounts/GB%20Accounts%202012/GB%20Accounts%20Company%202012-01-31%20(Jan12)%20OpenOffice/Creditcardaccount.ods'#$Apr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pr11.$M$1]+['file:///C:/Users/Antony/diy/GB%20Accounts/GB%20Accounts%202012/GB%20Accounts%20Company%202012-01-31%20(Jan12)%20OpenOffice/Cashaccount.ods'#$Apr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40:.AJ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y11.$M$1]+['file:///C:/Users/Antony/diy/GB%20Accounts/GB%20Accounts%202012/GB%20Accounts%20Company%202012-01-31%20(Jan12)%20OpenOffice/Currentaccount.ods'#$May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y11.$M$1]+['file:///C:/Users/Antony/diy/GB%20Accounts/GB%20Accounts%202012/GB%20Accounts%20Company%202012-01-31%20(Jan12)%20OpenOffice/Savingaccount.ods'#$May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y11.$M$1]+['file:///C:/Users/Antony/diy/GB%20Accounts/GB%20Accounts%202012/GB%20Accounts%20Company%202012-01-31%20(Jan12)%20OpenOffice/Creditcardaccount.ods'#$May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y11.$M$1]+['file:///C:/Users/Antony/diy/GB%20Accounts/GB%20Accounts%202012/GB%20Accounts%20Company%202012-01-31%20(Jan12)%20OpenOffice/Cashaccount.ods'#$May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40:.AU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n11.$M$1]+['file:///C:/Users/Antony/diy/GB%20Accounts/GB%20Accounts%202012/GB%20Accounts%20Company%202012-01-31%20(Jan12)%20OpenOffice/Currentaccount.ods'#$Jun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n11.$M$1]+['file:///C:/Users/Antony/diy/GB%20Accounts/GB%20Accounts%202012/GB%20Accounts%20Company%202012-01-31%20(Jan12)%20OpenOffice/Savingaccount.ods'#$Jun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n11.$M$1]+['file:///C:/Users/Antony/diy/GB%20Accounts/GB%20Accounts%202012/GB%20Accounts%20Company%202012-01-31%20(Jan12)%20OpenOffice/Creditcardaccount.ods'#$Jun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n11.$M$1]+['file:///C:/Users/Antony/diy/GB%20Accounts/GB%20Accounts%202012/GB%20Accounts%20Company%202012-01-31%20(Jan12)%20OpenOffice/Cashaccount.ods'#$Jun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40:.BF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l11.$M$1]+['file:///C:/Users/Antony/diy/GB%20Accounts/GB%20Accounts%202012/GB%20Accounts%20Company%202012-01-31%20(Jan12)%20OpenOffice/Currentaccount.ods'#$Jul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l11.$M$1]+['file:///C:/Users/Antony/diy/GB%20Accounts/GB%20Accounts%202012/GB%20Accounts%20Company%202012-01-31%20(Jan12)%20OpenOffice/Savingaccount.ods'#$Jul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l11.$M$1]+['file:///C:/Users/Antony/diy/GB%20Accounts/GB%20Accounts%202012/GB%20Accounts%20Company%202012-01-31%20(Jan12)%20OpenOffice/Creditcardaccount.ods'#$Jul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l11.$M$1]+['file:///C:/Users/Antony/diy/GB%20Accounts/GB%20Accounts%202012/GB%20Accounts%20Company%202012-01-31%20(Jan12)%20OpenOffice/Cashaccount.ods'#$Jul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40:.BQ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ug11.$M$1]+['file:///C:/Users/Antony/diy/GB%20Accounts/GB%20Accounts%202012/GB%20Accounts%20Company%202012-01-31%20(Jan12)%20OpenOffice/Currentaccount.ods'#$Aug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ug11.$M$1]+['file:///C:/Users/Antony/diy/GB%20Accounts/GB%20Accounts%202012/GB%20Accounts%20Company%202012-01-31%20(Jan12)%20OpenOffice/Savingaccount.ods'#$Aug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ug11.$M$1]+['file:///C:/Users/Antony/diy/GB%20Accounts/GB%20Accounts%202012/GB%20Accounts%20Company%202012-01-31%20(Jan12)%20OpenOffice/Creditcardaccount.ods'#$Aug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ug11.$M$1]+['file:///C:/Users/Antony/diy/GB%20Accounts/GB%20Accounts%202012/GB%20Accounts%20Company%202012-01-31%20(Jan12)%20OpenOffice/Cashaccount.ods'#$Aug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40:.CB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Sep11.$M$1]+['file:///C:/Users/Antony/diy/GB%20Accounts/GB%20Accounts%202012/GB%20Accounts%20Company%202012-01-31%20(Jan12)%20OpenOffice/Currentaccount.ods'#$Sep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Sep11.$M$1]+['file:///C:/Users/Antony/diy/GB%20Accounts/GB%20Accounts%202012/GB%20Accounts%20Company%202012-01-31%20(Jan12)%20OpenOffice/Savingaccount.ods'#$Sep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Sep11.$M$1]+['file:///C:/Users/Antony/diy/GB%20Accounts/GB%20Accounts%202012/GB%20Accounts%20Company%202012-01-31%20(Jan12)%20OpenOffice/Creditcardaccount.ods'#$Sep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Sep11.$M$1]+['file:///C:/Users/Antony/diy/GB%20Accounts/GB%20Accounts%202012/GB%20Accounts%20Company%202012-01-31%20(Jan12)%20OpenOffice/Cashaccount.ods'#$Sep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40:.CM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Oct11.$M$1]+['file:///C:/Users/Antony/diy/GB%20Accounts/GB%20Accounts%202012/GB%20Accounts%20Company%202012-01-31%20(Jan12)%20OpenOffice/Currentaccount.ods'#$Oct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Oct11.$M$1]+['file:///C:/Users/Antony/diy/GB%20Accounts/GB%20Accounts%202012/GB%20Accounts%20Company%202012-01-31%20(Jan12)%20OpenOffice/Savingaccount.ods'#$Oct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Oct11.$M$1]+['file:///C:/Users/Antony/diy/GB%20Accounts/GB%20Accounts%202012/GB%20Accounts%20Company%202012-01-31%20(Jan12)%20OpenOffice/Creditcardaccount.ods'#$Oct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Oct11.$M$1]+['file:///C:/Users/Antony/diy/GB%20Accounts/GB%20Accounts%202012/GB%20Accounts%20Company%202012-01-31%20(Jan12)%20OpenOffice/Cashaccount.ods'#$Oct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40:.CX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Nov11.$M$1]+['file:///C:/Users/Antony/diy/GB%20Accounts/GB%20Accounts%202012/GB%20Accounts%20Company%202012-01-31%20(Jan12)%20OpenOffice/Currentaccount.ods'#$Nov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Nov11.$M$1]+['file:///C:/Users/Antony/diy/GB%20Accounts/GB%20Accounts%202012/GB%20Accounts%20Company%202012-01-31%20(Jan12)%20OpenOffice/Savingaccount.ods'#$Nov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Nov11.$M$1]+['file:///C:/Users/Antony/diy/GB%20Accounts/GB%20Accounts%202012/GB%20Accounts%20Company%202012-01-31%20(Jan12)%20OpenOffice/Creditcardaccount.ods'#$Nov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Nov11.$M$1]+['file:///C:/Users/Antony/diy/GB%20Accounts/GB%20Accounts%202012/GB%20Accounts%20Company%202012-01-31%20(Jan12)%20OpenOffice/Cashaccount.ods'#$Nov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40:.DI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Dec11.$M$1]+['file:///C:/Users/Antony/diy/GB%20Accounts/GB%20Accounts%202012/GB%20Accounts%20Company%202012-01-31%20(Jan12)%20OpenOffice/Currentaccount.ods'#$Dec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Dec11.$M$1]+['file:///C:/Users/Antony/diy/GB%20Accounts/GB%20Accounts%202012/GB%20Accounts%20Company%202012-01-31%20(Jan12)%20OpenOffice/Savingaccount.ods'#$Dec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Dec11.$M$1]+['file:///C:/Users/Antony/diy/GB%20Accounts/GB%20Accounts%202012/GB%20Accounts%20Company%202012-01-31%20(Jan12)%20OpenOffice/Creditcardaccount.ods'#$Dec11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Dec11.$M$1]+['file:///C:/Users/Antony/diy/GB%20Accounts/GB%20Accounts%202012/GB%20Accounts%20Company%202012-01-31%20(Jan12)%20OpenOffice/Cashaccount.ods'#$Dec11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40:.DT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an12.$M$1]+['file:///C:/Users/Antony/diy/GB%20Accounts/GB%20Accounts%202012/GB%20Accounts%20Company%202012-01-31%20(Jan12)%20OpenOffice/Currentaccount.ods'#$Jan12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an12.$M$1]+['file:///C:/Users/Antony/diy/GB%20Accounts/GB%20Accounts%202012/GB%20Accounts%20Company%202012-01-31%20(Jan12)%20OpenOffice/Savingaccount.ods'#$Jan12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an12.$M$1]+['file:///C:/Users/Antony/diy/GB%20Accounts/GB%20Accounts%202012/GB%20Accounts%20Company%202012-01-31%20(Jan12)%20OpenOffice/Creditcardaccount.ods'#$Jan12.$AG$1]" office:value-type="float" office:value="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an12.$M$1]+['file:///C:/Users/Antony/diy/GB%20Accounts/GB%20Accounts%202012/GB%20Accounts%20Company%202012-01-31%20(Jan12)%20OpenOffice/Cashaccount.ods'#$Jan12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40:.EE40])" office:value-type="float" office:value="0">
            <text:p>0.00 </text:p>
          </table:table-cell>
          <table:table-cell table:style-name="ce41"/>
          <table:table-cell table:formula="of:=-['file:///C:/Users/Antony/diy/GB%20Accounts/GB%20Accounts%202012/GB%20Accounts%20Company%202012-01-31%20(Jan12)%20OpenOffice/Fixedassets.ods'#$HPfinance.$E$2]" office:value-type="float" office:value="-0">
            <text:p>0.00 </text:p>
          </table:table-cell>
          <table:table-cell table:style-name="ce41"/>
          <table:table-cell table:style-name="ce57" table:formula="of:=SUM([.EF40:.EH4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CAPITAL &amp; RESERVE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hare Capital</text:p>
          </table:table-cell>
          <table:table-cell table:style-name="ce137"/>
          <table:table-cell table:style-name="ce57" table:formula="of:=-[$OpenAccounts.E33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2:.N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2:.Y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2:.AJ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2:.AU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2:.BF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2:.BQ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2:.CB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2:.CM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2:.CX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2:.DI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2:.DT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2:.EE42])" office:value-type="float" office:value="0">
            <text:p>0.00 </text:p>
          </table:table-cell>
          <table:table-cell table:style-name="ce41"/>
          <table:table-cell table:formula="of:=-['file:///C:/Users/Antony/diy/GB%20Accounts/GB%20Accounts%202012/GB%20Accounts%20Company%202012-01-31%20(Jan12)%20OpenOffice/Companysecretary.ods'#$Boardmeeting.$E$6]" office:value-type="float" office:value="-0">
            <text:p>0.00 </text:p>
          </table:table-cell>
          <table:table-cell table:style-name="ce41"/>
          <table:table-cell table:style-name="ce57" table:formula="of:=SUM([.EF42:.EH4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venue Reserve Profit &amp; Loss Account</text:p>
          </table:table-cell>
          <table:table-cell table:style-name="ce137"/>
          <table:table-cell table:style-name="ce57" table:formula="of:=-[$OpenAccounts.E34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3:.N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3:.Y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3:.AJ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3:.AU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3:.BF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3:.BQ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3:.CB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3:.CM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3:.CX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3:.DI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3:.DT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3:.EE43])" office:value-type="float" office:value="0">
            <text:p>0.00 </text:p>
          </table:table-cell>
          <table:table-cell table:style-name="ce41"/>
          <table:table-cell table:formula="of:=-[$'PubP&amp;L'.F54]" office:value-type="float" office:value="-0">
            <text:p>0.00 </text:p>
          </table:table-cell>
          <table:table-cell table:style-name="ce41"/>
          <table:table-cell table:style-name="ce57" table:formula="of:=SUM([.EF43:.EH4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pital Reserve</text:p>
          </table:table-cell>
          <table:table-cell table:style-name="ce137"/>
          <table:table-cell table:style-name="ce57" table:formula="of:=-[$OpenAccounts.E35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4:.N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4:.Y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4:.AJ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4:.AU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4:.BF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4:.BQ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4:.CB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4:.CM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4:.CX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4:.DI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4:.DT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4:.EE4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4:.EH4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PROFIT DISTRIBUTION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rporation Tax Payable</text:p>
          </table:table-cell>
          <table:table-cell table:style-name="ce137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7:.N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7:.Y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7:.AJ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7:.AU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7:.BF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7:.BQ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7:.CB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7:.CM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7:.CX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7:.DI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7:.DT4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CorporationTax.K35]" office:value-type="float" office:value="0">
            <text:p>0.00 </text:p>
          </table:table-cell>
          <table:table-cell table:style-name="ce41"/>
          <table:table-cell table:style-name="ce57" table:formula="of:=SUM([.DU47:.EE4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7:.EH4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</text:p>
          </table:table-cell>
          <table:table-cell table:style-name="ce137" office:value-type="string">
            <text:p>DV</text:p>
          </table:table-cell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8:.N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8:.Y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8:.AJ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8:.AU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8:.BF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8:.BQ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8:.CB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8:.CM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8:.CX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8:.DI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8:.DT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8:.EE48])" office:value-type="float" office:value="0">
            <text:p>0.00 </text:p>
          </table:table-cell>
          <table:table-cell table:style-name="ce41"/>
          <table:table-cell table:formula="of:=['file:///C:/Users/Antony/diy/GB%20Accounts/GB%20Accounts%202012/GB%20Accounts%20Company%202012-01-31%20(Jan12)%20OpenOffice/Companysecretary.ods'#$Boardmeeting.$E$4]" office:value-type="float" office:value="0">
            <text:p>0.00 </text:p>
          </table:table-cell>
          <table:table-cell table:style-name="ce41"/>
          <table:table-cell table:style-name="ce57" table:formula="of:=SUM([.EF48:.EH4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ofit &amp; Loss Retained</text:p>
          </table:table-cell>
          <table:table-cell table:style-name="ce137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9:.N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9:.Y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9:.AJ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9:.AU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9:.BF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9:.BQ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9:.CB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9:.CM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9:.CX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9:.DI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9:.DT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9:.EE49])" office:value-type="float" office:value="0">
            <text:p>0.00 </text:p>
          </table:table-cell>
          <table:table-cell table:style-name="ce41"/>
          <table:table-cell table:formula="of:=[$'PubP&amp;L'.F54]" office:value-type="float" office:value="0">
            <text:p>0.00 </text:p>
          </table:table-cell>
          <table:table-cell table:style-name="ce41"/>
          <table:table-cell table:style-name="ce57" table:formula="of:=SUM([.EF49:.EH4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PROFIT &amp; LOSS ACCOUNT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INCOME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A</text:p>
          </table:table-cell>
          <table:table-cell table:style-name="ce137" office:value-type="string">
            <text:p>A</text:p>
          </table:table-cell>
          <table:table-cell table:style-name="ce56" table:number-columns-repeated="2"/>
          <table:table-cell table:style-name="ce57" table:formula="of:=-['file:///C:/Users/Antony/diy/GB%20Accounts/GB%20Accounts%202012/GB%20Accounts%20Company%202012-01-31%20(Jan12)%20OpenOffice/Sales.ods'#$Feb11.$O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3:.N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r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3:.Y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pr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3:.AJ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y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3:.AU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n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3:.BF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l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3:.BQ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ug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3:.CB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Sep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3:.CM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Oct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3:.CX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Nov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3:.DI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Dec11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3:.DT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an12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3:.EE5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3:.EH5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B</text:p>
          </table:table-cell>
          <table:table-cell table:style-name="ce137" office:value-type="string">
            <text:p>B</text:p>
          </table:table-cell>
          <table:table-cell table:style-name="ce56" table:number-columns-repeated="2"/>
          <table:table-cell table:style-name="ce57" table:formula="of:=-['file:///C:/Users/Antony/diy/GB%20Accounts/GB%20Accounts%202012/GB%20Accounts%20Company%202012-01-31%20(Jan12)%20OpenOffice/Sales.ods'#$Feb11.$P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4:.N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r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4:.Y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pr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4:.AJ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y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4:.AU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n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4:.BF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l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4:.BQ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ug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4:.CB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Sep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4:.CM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Oct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4:.CX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Nov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4:.DI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Dec11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4:.DT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an12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4:.EE5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4:.EH5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C</text:p>
          </table:table-cell>
          <table:table-cell table:style-name="ce137" office:value-type="string">
            <text:p>C</text:p>
          </table:table-cell>
          <table:table-cell table:style-name="ce56" table:number-columns-repeated="2"/>
          <table:table-cell table:style-name="ce57" table:formula="of:=-['file:///C:/Users/Antony/diy/GB%20Accounts/GB%20Accounts%202012/GB%20Accounts%20Company%202012-01-31%20(Jan12)%20OpenOffice/Sales.ods'#$Feb11.$Q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5:.N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r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5:.Y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pr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5:.AJ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y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5:.AU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n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5:.BF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l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5:.BQ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ug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5:.CB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Sep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5:.CM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Oct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5:.CX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Nov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5:.DI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Dec11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5:.DT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an12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5:.EE5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5:.EH5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Income</text:p>
          </table:table-cell>
          <table:table-cell table:style-name="ce137" office:value-type="string">
            <text:p>D</text:p>
          </table:table-cell>
          <table:table-cell table:style-name="ce56" table:number-columns-repeated="2"/>
          <table:table-cell table:style-name="ce57" table:formula="of:=-['file:///C:/Users/Antony/diy/GB%20Accounts/GB%20Accounts%202012/GB%20Accounts%20Company%202012-01-31%20(Jan12)%20OpenOffice/Sales.ods'#$Feb11.$R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6:.N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r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6:.Y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pr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6:.AJ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y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6:.AU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n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6:.BF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l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6:.BQ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ug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6:.CB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Sep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6:.CM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Oct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6:.CX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Nov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6:.DI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Dec11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6:.DT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an12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6:.EE5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6:.EH5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vestment Grants Received</text:p>
          </table:table-cell>
          <table:table-cell table:style-name="ce137" office:value-type="string">
            <text:p>G</text:p>
          </table:table-cell>
          <table:table-cell table:style-name="ce56" table:number-columns-repeated="2"/>
          <table:table-cell table:style-name="ce57" table:formula="of:=-['file:///C:/Users/Antony/diy/GB%20Accounts/GB%20Accounts%202012/GB%20Accounts%20Company%202012-01-31%20(Jan12)%20OpenOffice/Sales.ods'#$Feb11.$S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7:.N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r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7:.Y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pr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7:.AJ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y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7:.AU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n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7:.BF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l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7:.BQ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ug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7:.CB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Sep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7:.CM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Oct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7:.CX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Nov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7:.DI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Dec11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7:.DT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an12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7:.EE5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7:.EH5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erest Received</text:p>
          </table:table-cell>
          <table:table-cell table:style-name="ce137" office:value-type="string">
            <text:p>K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Feb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Feb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Feb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Feb11.$K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58:.N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r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r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r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r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58:.Y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pr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pr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pr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pr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58:.AJ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y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y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y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May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58:.AU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n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n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n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n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58:.BF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l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l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l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ul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58:.BQ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ug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ug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ug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Aug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58:.CB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Sep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Sep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Sep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Sep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58:.CM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Oct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Oct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Oct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Oct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58:.CX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Nov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Nov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Nov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Nov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58:.DI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Dec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Dec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Dec11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Dec11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58:.DT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an12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an12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an12.$K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ashaccount.ods'#$Jan12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58:.EE58])" office:value-type="float" office:value="0">
            <text:p>0.00 </text:p>
          </table:table-cell>
          <table:table-cell table:style-name="ce41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1"/>
          <table:table-cell table:style-name="ce57" table:formula="of:=SUM([.EF58:.EH5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COST OF SALE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tock Materials</text:p>
          </table:table-cell>
          <table:table-cell table:style-name="ce137" office:value-type="string">
            <text:p>S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O$1]" office:value-type="float" office:value="0">
            <text:p>0.00 </text:p>
          </table:table-cell>
          <table:table-cell table:style-name="ce57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6"/>
          <table:table-cell table:style-name="ce57" table:formula="of:=SUM([.D60:.N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0]-[$Stock.$L$10]-[$Stock.$R$10]-[$Stock.$X$10]+[$Stock.$Z$10])" office:value-type="float" office:value="-0">
            <text:p>0.00 </text:p>
          </table:table-cell>
          <table:table-cell table:style-name="ce41"/>
          <table:table-cell table:style-name="ce57" table:formula="of:=SUM([.O60:.Y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2]-[$Stock.$L$12]-[$Stock.$R$12]-[$Stock.$X$12]+[$Stock.$Z$12])" office:value-type="float" office:value="-0">
            <text:p>0.00 </text:p>
          </table:table-cell>
          <table:table-cell table:style-name="ce41"/>
          <table:table-cell table:style-name="ce57" table:formula="of:=SUM([.Z60:.AJ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4]-[$Stock.$L$14]-[$Stock.$R$14]-[$Stock.$X$14]+[$Stock.$Z$14])" office:value-type="float" office:value="-0">
            <text:p>0.00 </text:p>
          </table:table-cell>
          <table:table-cell table:style-name="ce41"/>
          <table:table-cell table:style-name="ce57" table:formula="of:=SUM([.AK60:.AU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6]-[$Stock.$L$16]-[$Stock.$R$16]-[$Stock.$X$16]+[$Stock.$Z$16])" office:value-type="float" office:value="-0">
            <text:p>0.00 </text:p>
          </table:table-cell>
          <table:table-cell table:style-name="ce41"/>
          <table:table-cell table:style-name="ce57" table:formula="of:=SUM([.AV60:.BF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8]-[$Stock.$L$18]-[$Stock.$R$18]-[$Stock.$X$18]+[$Stock.$Z$18])" office:value-type="float" office:value="-0">
            <text:p>0.00 </text:p>
          </table:table-cell>
          <table:table-cell table:style-name="ce41"/>
          <table:table-cell table:style-name="ce57" table:formula="of:=SUM([.BG60:.BQ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0]-[$Stock.$L$20]-[$Stock.$R$20]-[$Stock.$X$20]+[$Stock.$Z$20])" office:value-type="float" office:value="-0">
            <text:p>0.00 </text:p>
          </table:table-cell>
          <table:table-cell table:style-name="ce41"/>
          <table:table-cell table:style-name="ce57" table:formula="of:=SUM([.BR60:.CB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2]-[$Stock.$L$22]-[$Stock.$R$22]-[$Stock.$X$22]+[$Stock.$Z$22])" office:value-type="float" office:value="-0">
            <text:p>0.00 </text:p>
          </table:table-cell>
          <table:table-cell table:style-name="ce41"/>
          <table:table-cell table:style-name="ce57" table:formula="of:=SUM([.CC60:.CM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4]-[$Stock.$L$24]-[$Stock.$R$24]-[$Stock.$X$24]+[$Stock.$Z$24])" office:value-type="float" office:value="-0">
            <text:p>0.00 </text:p>
          </table:table-cell>
          <table:table-cell table:style-name="ce41"/>
          <table:table-cell table:style-name="ce57" table:formula="of:=SUM([.CN60:.CX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6]-[$Stock.$L$26]-[$Stock.$R$26]-[$Stock.$X$26]+[$Stock.$Z$26])" office:value-type="float" office:value="-0">
            <text:p>0.00 </text:p>
          </table:table-cell>
          <table:table-cell table:style-name="ce41"/>
          <table:table-cell table:style-name="ce57" table:formula="of:=SUM([.CY60:.DI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8]-[$Stock.$L$28]-[$Stock.$R$28]-[$Stock.$X$28]+[$Stock.$Z$28])" office:value-type="float" office:value="-0">
            <text:p>0.00 </text:p>
          </table:table-cell>
          <table:table-cell table:style-name="ce41"/>
          <table:table-cell table:style-name="ce57" table:formula="of:=SUM([.DJ60:.DT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30]-[$Stock.$L$30]-[$Stock.$R$30]-[$Stock.$X$30]+[$Stock.$Z$30])" office:value-type="float" office:value="-0">
            <text:p>0.00 </text:p>
          </table:table-cell>
          <table:table-cell table:style-name="ce41"/>
          <table:table-cell table:style-name="ce57" table:formula="of:=SUM([.DU60:.EE6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0:.EH6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ub Contractors</text:p>
          </table:table-cell>
          <table:table-cell table:style-name="ce137" office:value-type="string">
            <text:p>C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P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1:.N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1:.Y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1:.AJ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1:.AU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1:.BF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1:.BQ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1:.CB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1:.CM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1:.CX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1:.DI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1:.DT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1:.EE6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1:.EH6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Other Direct Costs</text:p>
          </table:table-cell>
          <table:table-cell table:style-name="ce137" office:value-type="string">
            <text:p>O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Q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2:.N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2:.Y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2:.AJ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2:.AU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2:.BF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2:.BQ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2:.CB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2:.CM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2:.CX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2:.DI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2:.DT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2:.EE6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2:.EH6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2" office:value-type="string">
            <text:p>EXPENSES</text:p>
          </table:table-cell>
          <table:table-cell table:style-name="ce137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Paye Net Wages</text:p>
          </table:table-cell>
          <table:table-cell table:style-name="ce137" office:value-type="string">
            <text:p>W</text:p>
          </table:table-cell>
          <table:table-cell table:style-name="ce56" table:number-columns-repeated="2"/>
          <table:table-cell table:style-name="ce57" table:number-columns-repeated="6"/>
          <table:table-cell table:style-name="ce57" table:formula="of:=[$WagesInterface.C4]-[$WagesInterface.I4]" office:value-type="float" office:value="0">
            <text:p>0.00 </text:p>
          </table:table-cell>
          <table:table-cell/>
          <table:table-cell table:style-name="ce56"/>
          <table:table-cell table:style-name="ce57" table:formula="of:=SUM([.D64:.N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5]-[$WagesInterface.I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4:.Y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6]-[$WagesInterface.I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4:.AJ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7]-[$WagesInterface.I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4:.AU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8]-[$WagesInterface.I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4:.BF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9]-[$WagesInterface.I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4:.BQ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0]-[$WagesInterface.I1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4:.CB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1]-[$WagesInterface.I1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4:.CM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2]-[$WagesInterface.I1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4:.CX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3]-[$WagesInterface.I1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4:.DI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4]-[$WagesInterface.I1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4:.DT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5]-[$WagesInterface.I1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4:.EE6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4:.EH6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Non Paye Casual Employee Wages</text:p>
          </table:table-cell>
          <table:table-cell table:style-name="ce137" office:value-type="string">
            <text:p>E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S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5:.N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5:.Y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5:.AJ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5:.AU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5:.BF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5:.BQ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5:.CB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5:.CM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5:.CX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5:.DI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5:.DT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5:.EE6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5:.EH6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Wages</text:p>
          </table:table-cell>
          <table:table-cell table:style-name="ce137" office:value-type="string">
            <text:p>D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7]-[$WagesInterface.I17]" office:value-type="float" office:value="0">
            <text:p>0.00 </text:p>
          </table:table-cell>
          <table:table-cell/>
          <table:table-cell table:style-name="ce56"/>
          <table:table-cell table:style-name="ce57" table:formula="of:=SUM([.D66:.N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8]-[$WagesInterface.I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6:.Y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9]-[$WagesInterface.I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6:.AJ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0]-[$WagesInterface.I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6:.AU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1]-[$WagesInterface.I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6:.BF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2]-[$WagesInterface.I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6:.BQ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3]-[$WagesInterface.I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6:.CB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4]-[$WagesInterface.I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6:.CM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5]-[$WagesInterface.I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6:.CX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6]-[$WagesInterface.I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6:.DI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7]-[$WagesInterface.I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6:.DT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8]-[$WagesInterface.I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6:.EE6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6:.EH6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mployers National Insurance</text:p>
          </table:table-cell>
          <table:table-cell table:style-name="ce137"/>
          <table:table-cell table:style-name="ce56" table:number-columns-repeated="2"/>
          <table:table-cell table:style-name="ce57" table:number-columns-repeated="6"/>
          <table:table-cell table:style-name="ce57" table:formula="of:=[$WagesInterface.H4]+[$WagesInterface.H17]" office:value-type="float" office:value="0">
            <text:p>0.00 </text:p>
          </table:table-cell>
          <table:table-cell/>
          <table:table-cell table:style-name="ce56"/>
          <table:table-cell table:style-name="ce57" table:formula="of:=SUM([.D67:.N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5]+[$WagesInterface.H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7:.Y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6]+[$WagesInterface.H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7:.AJ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7]+[$WagesInterface.H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7:.AU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8]+[$WagesInterface.H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7:.BF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9]+[$WagesInterface.H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7:.BQ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0]+[$WagesInterface.H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7:.CB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1]+[$WagesInterface.H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7:.CM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2]+[$WagesInterface.H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7:.CX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3]+[$WagesInterface.H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7:.DI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4]+[$WagesInterface.H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7:.DT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5]+[$WagesInterface.H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7:.EE6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7:.EH6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Rent &amp; Rates</text:p>
          </table:table-cell>
          <table:table-cell table:style-name="ce137" office:value-type="string">
            <text:p>R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T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8:.N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8:.Y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8:.AJ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8:.AU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8:.BF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8:.BQ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8:.CB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8:.CM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8:.CX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8:.DI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8:.DT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8:.EE6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8:.EH6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Light &amp; Heating</text:p>
          </table:table-cell>
          <table:table-cell table:style-name="ce137" office:value-type="string">
            <text:p>P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U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9:.N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9:.Y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9:.AJ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9:.AU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9:.BF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9:.BQ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9:.CB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9:.CM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9:.CX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9:.DI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9:.DT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9:.EE6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9:.EH6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stribution Transport Costs</text:p>
          </table:table-cell>
          <table:table-cell table:style-name="ce137" office:value-type="string">
            <text:p>T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V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0:.N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0:.Y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0:.AJ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0:.AU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0:.BF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0:.BQ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0:.CB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0:.CM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0:.CX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0:.DI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0:.DT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0:.EE7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0:.EH7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quipment Tools &amp; Plant Hire</text:p>
          </table:table-cell>
          <table:table-cell table:style-name="ce137" office:value-type="string">
            <text:p>Q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W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1:.N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1:.Y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1:.AJ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1:.AU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1:.BF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1:.BQ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1:.CB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1:.CM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1:.CX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1:.DI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1:.DT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1:.EE7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1:.EH7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pairs &amp; Maintenance</text:p>
          </table:table-cell>
          <table:table-cell table:style-name="ce137" office:value-type="string">
            <text:p>M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X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2:.N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2:.Y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2:.AJ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2:.AU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2:.BF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2:.BQ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2:.CB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2:.CM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2:.CX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2:.DI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2:.DT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2:.EE7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2:.EH7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nsumable Materials</text:p>
          </table:table-cell>
          <table:table-cell table:style-name="ce137" office:value-type="string">
            <text:p>U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Y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3:.N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3:.Y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3:.AJ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3:.AU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3:.BF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3:.BQ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3:.CB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3:.CM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3:.CX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3:.DI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3:.DT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3:.EE7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3:.EH7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dvertising &amp; Promotion</text:p>
          </table:table-cell>
          <table:table-cell table:style-name="ce137" office:value-type="string">
            <text:p>A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Z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4:.N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4:.Y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4:.AJ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4:.AU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4:.BF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4:.BQ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4:.CB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4:.CM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4:.CX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4:.DI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4:.DT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4:.EE7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4:.EH7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elephone Postage &amp; Stationery</text:p>
          </table:table-cell>
          <table:table-cell table:style-name="ce137" office:value-type="string">
            <text:p>G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AA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5:.N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5:.Y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5:.AJ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5:.AU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5:.BF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5:.BQ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5:.CB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5:.CM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5:.CX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5:.DI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5:.DT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5:.EE7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5:.EH7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vel &amp; Hotel Expenses</text:p>
          </table:table-cell>
          <table:table-cell table:style-name="ce137" office:value-type="string">
            <text:p>H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AB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6:.N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6:.Y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6:.AJ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6:.AU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6:.BF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6:.BQ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6:.CB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6:.CM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6:.CX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6:.DI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6:.DT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6:.EE7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6:.EH7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Motor Vehicle Expenses</text:p>
          </table:table-cell>
          <table:table-cell table:style-name="ce137" office:value-type="string">
            <text:p>V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AC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7:.N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7:.Y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7:.AJ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7:.AU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7:.BF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7:.BQ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7:.CB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7:.CM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7:.CX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7:.DI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7:.DT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7:.EE7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7:.EH7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surance Costs</text:p>
          </table:table-cell>
          <table:table-cell table:style-name="ce137" office:value-type="string">
            <text:p>N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AD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8:.N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8:.Y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8:.AJ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8:.AU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8:.BF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8:.BQ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8:.CB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8:.CM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8:.CX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8:.DI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8:.DT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8:.EE7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8:.EH7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asing Charges</text:p>
          </table:table-cell>
          <table:table-cell table:style-name="ce137" office:value-type="string">
            <text:p>F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AE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9:.N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9:.Y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9:.AJ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9:.AU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9:.BF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9:.BQ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9:.CB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9:.CM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9:.CX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9:.DI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9:.DT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9:.EE7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9:.EH7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gal &amp; Professional Fees</text:p>
          </table:table-cell>
          <table:table-cell table:style-name="ce137" office:value-type="string">
            <text:p>L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AF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0:.N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0:.Y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0:.AJ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0:.AU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0:.BF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0:.BQ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0:.CB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0:.CM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0:.CX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0:.DI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0:.DT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0:.EE8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0:.EH8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d Debts written off</text:p>
          </table:table-cell>
          <table:table-cell table:style-name="ce137" office:value-type="string">
            <text:p>O</text:p>
          </table:table-cell>
          <table:table-cell table:style-name="ce56" table:number-columns-repeated="2"/>
          <table:table-cell table:style-name="ce57" table:formula="of:=-['file:///C:/Users/Antony/diy/GB%20Accounts/GB%20Accounts%202012/GB%20Accounts%20Company%202012-01-31%20(Jan12)%20OpenOffice/Sales.ods'#$Feb11.$T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81:.N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r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81:.Y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pr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81:.AJ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May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81:.AU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n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81:.BF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ul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81:.BQ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Aug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81:.CB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Sep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81:.CM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Oct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81:.CX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Nov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81:.DI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Dec11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81:.DT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/GB%20Accounts%20Company%202012-01-31%20(Jan12)%20OpenOffice/Sales.ods'#$Jan12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81:.EE8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1:.EH8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Interest Paid</text:p>
          </table:table-cell>
          <table:table-cell table:style-name="ce137" office:value-type="string">
            <text:p>J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Feb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Feb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Feb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Feb11.$AB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2:.N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r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r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r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r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2:.Y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pr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pr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pr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pr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2:.AJ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y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y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y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y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2:.AU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n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n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n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n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2:.BF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l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l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l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l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2:.BQ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ug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ug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ug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ug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2:.CB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Sep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Sep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Sep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Sep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2:.CM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Oct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Oct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Oct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Oct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2:.CX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Nov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Nov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Nov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Nov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2:.DI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Dec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Dec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Dec11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Dec11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2:.DT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an12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an12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an12.$AE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an12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2:.EE8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2:.EH8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harges</text:p>
          </table:table-cell>
          <table:table-cell table:style-name="ce137" office:value-type="string">
            <text:p>B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Feb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Feb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Feb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Feb11.$AA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3:.N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r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r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r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r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3:.Y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pr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pr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pr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pr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3:.AJ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y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y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y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May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3:.AU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n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n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n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n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3:.BF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l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l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l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ul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3:.BQ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ug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ug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ug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Aug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3:.CB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Sep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Sep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Sep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Sep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3:.CM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Oct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Oct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Oct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Oct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3:.CX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Nov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Nov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Nov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Nov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3:.DI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Dec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Dec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Dec11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Dec11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3:.DT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an12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an12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an12.$AD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ashaccount.ods'#$Jan12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3:.EE8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3:.EH8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haritable Donations</text:p>
          </table:table-cell>
          <table:table-cell table:style-name="ce137" office:value-type="string">
            <text:p>Y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AG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4:.N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4:.Y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4:.AJ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4:.AU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4:.BF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4:.BQ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4:.CB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4:.CM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4:.CX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4:.DI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4:.DT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4:.EE8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4:.EH8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Goodwill written off</text:p>
          </table:table-cell>
          <table:table-cell table:style-name="ce137" office:value-type="string">
            <text:p>Z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/GB%20Accounts%20Company%202012-01-31%20(Jan12)%20OpenOffice/Purchases.ods'#$Feb11.$AH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5:.N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r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5:.Y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pr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5:.AJ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May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5:.AU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n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5:.BF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ul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5:.BQ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Aug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5:.CB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Sep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5:.CM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Oct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5:.CX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Nov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5:.DI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Dec11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5:.DT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/GB%20Accounts%20Company%202012-01-31%20(Jan12)%20OpenOffice/Purchases.ods'#$Jan12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5:.EE8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5:.EH8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oss on disposal of assets</text:p>
          </table:table-cell>
          <table:table-cell table:style-name="ce137"/>
          <table:table-cell table:style-name="ce56" table:number-columns-repeated="2"/>
          <table:table-cell table:style-name="ce57" table:number-columns-repeated="7"/>
          <table:table-cell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56"/>
          <table:table-cell table:style-name="ce57" table:formula="of:=SUM([.D86:.N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O86:.Y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Z86:.AJ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K86:.AU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V86:.BF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G86:.BQ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R86:.CB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C86:.CM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N86:.CX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Y86:.DI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J86:.DT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/GB%20Accounts%20Company%202012-01-31%20(Jan12)%20OpenOffice/Fixedassets.ods'#$Schedule.$W$1]-['file:///C:/Users/Antony/diy/GB%20Accounts/GB%20Accounts%202012/GB%20Accounts%20Company%202012-01-31%20(Jan12)%20OpenOffice/Fixedassets.ods'#$Schedule.$X$1]-['file:///C:/Users/Antony/diy/GB%20Accounts/GB%20Accounts%202012/GB%20Accounts%20Company%202012-01-31%20(Jan12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U86:.EE8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6:.EH8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preciation</text:p>
          </table:table-cell>
          <table:table-cell table:style-name="ce137"/>
          <table:table-cell table:style-name="ce56" table:number-columns-repeated="2"/>
          <table:table-cell table:style-name="ce57" table:number-columns-repeated="7"/>
          <table:table-cell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56"/>
          <table:table-cell table:style-name="ce57" table:formula="of:=SUM([.D87:.N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O87:.Y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Z87:.AJ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K87:.AU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V87:.BF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G87:.BQ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R87:.CB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C87:.CM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N87:.CX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Y87:.DI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J87:.DT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/GB%20Accounts%20Company%202012-01-31%20(Jan12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U87:.EE8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7:.EH8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Received</text:p>
          </table:table-cell>
          <table:table-cell table:style-name="ce137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Feb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Feb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Feb11.$Q$1]" office:value-type="float" office:value="-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8:.N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r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r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r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8:.Y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pr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pr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pr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8:.AJ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May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May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May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8:.AU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n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n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n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8:.BF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ul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ul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ul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8:.BQ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Aug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Aug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Aug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8:.CB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Sep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Sep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Sep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8:.CM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Oct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Oct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Oct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8:.CX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Nov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Nov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Nov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8:.DI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Dec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Dec11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Dec11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8:.DT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/GB%20Accounts%20Company%202012-01-31%20(Jan12)%20OpenOffice/Currentaccount.ods'#$Jan12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Savingaccount.ods'#$Jan12.$Q$1]" office:value-type="float" office:value="-0">
            <text:p>0.00 </text:p>
          </table:table-cell>
          <table:table-cell table:style-name="ce57" table:formula="of:=-['file:///C:/Users/Antony/diy/GB%20Accounts/GB%20Accounts%202012/GB%20Accounts%20Company%202012-01-31%20(Jan12)%20OpenOffice/Creditcardaccount.ods'#$Jan12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8:.EE8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8:.EH8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Paid</text:p>
          </table:table-cell>
          <table:table-cell table:style-name="ce137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Feb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Feb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Feb11.$AN$1]" office:value-type="float" office:value="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9:.N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r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r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r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9:.Y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pr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pr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pr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9:.AJ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May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May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May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9:.AU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n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n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n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9:.BF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ul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ul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ul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9:.BQ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Aug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Aug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Aug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9:.CB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Sep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Sep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Sep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9:.CM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Oct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Oct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Oct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9:.CX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Nov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Nov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Nov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9:.DI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Dec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Dec11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Dec11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9:.DT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/GB%20Accounts%20Company%202012-01-31%20(Jan12)%20OpenOffice/Currentaccount.ods'#$Jan12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Savingaccount.ods'#$Jan12.$AN$1]" office:value-type="float" office:value="0">
            <text:p>0.00 </text:p>
          </table:table-cell>
          <table:table-cell table:style-name="ce57" table:formula="of:=['file:///C:/Users/Antony/diy/GB%20Accounts/GB%20Accounts%202012/GB%20Accounts%20Company%202012-01-31%20(Jan12)%20OpenOffice/Creditcardaccount.ods'#$Jan12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9:.EE8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9:.EH8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21">
          <table:table-cell table:style-name="ce41" table:number-columns-repeated="2"/>
          <table:table-cell table:style-name="ce138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134" office:value-type="string">
            <text:p>AUDIT ACCURACY CHECK</text:p>
          </table:table-cell>
          <table:table-cell table:style-name="ce134"/>
          <table:table-cell table:style-name="ce57" table:content-validation-name="val2" table:formula="of:=SUM([.D4:.D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F4:.F90])" office:value-type="float" office:value="0">
            <text:p>0.00 </text:p>
          </table:table-cell>
          <table:table-cell table:style-name="ce57" table:content-validation-name="val4" table:formula="of:=SUM([.G4:.G90])" office:value-type="float" office:value="0">
            <text:p>0.00 </text:p>
          </table:table-cell>
          <table:table-cell table:style-name="ce57" table:content-validation-name="val5" table:formula="of:=SUM([.H4:.H90])" office:value-type="float" office:value="0">
            <text:p>0.00 </text:p>
          </table:table-cell>
          <table:table-cell table:style-name="ce57" table:content-validation-name="val6" table:formula="of:=SUM([.I4:.I90])" office:value-type="float" office:value="0">
            <text:p>0.00 </text:p>
          </table:table-cell>
          <table:table-cell table:style-name="ce57" table:content-validation-name="val7" table:formula="of:=SUM([.J4:.J90])" office:value-type="float" office:value="0">
            <text:p>0.00 </text:p>
          </table:table-cell>
          <table:table-cell table:style-name="ce57" table:content-validation-name="val8" table:formula="of:=SUM([.K4:.K90])" office:value-type="float" office:value="0">
            <text:p>0.00 </text:p>
          </table:table-cell>
          <table:table-cell table:style-name="ce57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O4:.O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Q4:.Q90])" office:value-type="float" office:value="0">
            <text:p>0.00 </text:p>
          </table:table-cell>
          <table:table-cell table:style-name="ce57" table:content-validation-name="val4" table:formula="of:=SUM([.R4:.R90])" office:value-type="float" office:value="0">
            <text:p>0.00 </text:p>
          </table:table-cell>
          <table:table-cell table:style-name="ce57" table:content-validation-name="val5" table:formula="of:=SUM([.S4:.S90])" office:value-type="float" office:value="0">
            <text:p>0.00 </text:p>
          </table:table-cell>
          <table:table-cell table:style-name="ce57" table:content-validation-name="val6" table:formula="of:=SUM([.T4:.T90])" office:value-type="float" office:value="0">
            <text:p>0.00 </text:p>
          </table:table-cell>
          <table:table-cell table:style-name="ce57" table:content-validation-name="val7" table:formula="of:=SUM([.U4:.U90])" office:value-type="float" office:value="0">
            <text:p>0.00 </text:p>
          </table:table-cell>
          <table:table-cell table:style-name="ce57" table:content-validation-name="val8" table:formula="of:=SUM([.V4:.V90])" office:value-type="float" office:value="0">
            <text:p>0.00 </text:p>
          </table:table-cell>
          <table:table-cell table:style-name="ce57" table:content-validation-name="val9" table:formula="of:=SUM([.W4:.W90])" office:value-type="float" office:value="0">
            <text:p>0.00 </text:p>
          </table:table-cell>
          <table:table-cell table:style-name="ce57" table:content-validation-name="val10" table:formula="of:=SUM([.X4:.X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Z4:.Z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B4:.AB90])" office:value-type="float" office:value="0">
            <text:p>0.00 </text:p>
          </table:table-cell>
          <table:table-cell table:style-name="ce57" table:content-validation-name="val4" table:formula="of:=SUM([.AC4:.AC90])" office:value-type="float" office:value="0">
            <text:p>0.00 </text:p>
          </table:table-cell>
          <table:table-cell table:style-name="ce57" table:content-validation-name="val5" table:formula="of:=SUM([.AD4:.AD90])" office:value-type="float" office:value="0">
            <text:p>0.00 </text:p>
          </table:table-cell>
          <table:table-cell table:style-name="ce57" table:content-validation-name="val6" table:formula="of:=SUM([.AE4:.AE90])" office:value-type="float" office:value="0">
            <text:p>0.00 </text:p>
          </table:table-cell>
          <table:table-cell table:style-name="ce57" table:content-validation-name="val7" table:formula="of:=SUM([.AF4:.AF90])" office:value-type="float" office:value="0">
            <text:p>0.00 </text:p>
          </table:table-cell>
          <table:table-cell table:style-name="ce57" table:content-validation-name="val8" table:formula="of:=SUM([.AG4:.AG90])" office:value-type="float" office:value="0">
            <text:p>0.00 </text:p>
          </table:table-cell>
          <table:table-cell table:style-name="ce57" table:content-validation-name="val9" table:formula="of:=SUM([.AH4:.AH90])" office:value-type="float" office:value="0">
            <text:p>0.00 </text:p>
          </table:table-cell>
          <table:table-cell table:style-name="ce57" table:content-validation-name="val10" table:formula="of:=SUM([.AI4:.AI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K4:.AK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M4:.AM90])" office:value-type="float" office:value="0">
            <text:p>0.00 </text:p>
          </table:table-cell>
          <table:table-cell table:style-name="ce57" table:content-validation-name="val4" table:formula="of:=SUM([.AN4:.AN90])" office:value-type="float" office:value="0">
            <text:p>0.00 </text:p>
          </table:table-cell>
          <table:table-cell table:style-name="ce57" table:content-validation-name="val5" table:formula="of:=SUM([.AO4:.AO90])" office:value-type="float" office:value="0">
            <text:p>0.00 </text:p>
          </table:table-cell>
          <table:table-cell table:style-name="ce57" table:content-validation-name="val6" table:formula="of:=SUM([.AP4:.AP90])" office:value-type="float" office:value="0">
            <text:p>0.00 </text:p>
          </table:table-cell>
          <table:table-cell table:style-name="ce57" table:content-validation-name="val7" table:formula="of:=SUM([.AQ4:.AQ90])" office:value-type="float" office:value="0">
            <text:p>0.00 </text:p>
          </table:table-cell>
          <table:table-cell table:style-name="ce57" table:content-validation-name="val8" table:formula="of:=SUM([.AR4:.AR90])" office:value-type="float" office:value="0">
            <text:p>0.00 </text:p>
          </table:table-cell>
          <table:table-cell table:style-name="ce57" table:content-validation-name="val9" table:formula="of:=SUM([.AS4:.AS90])" office:value-type="float" office:value="0">
            <text:p>0.00 </text:p>
          </table:table-cell>
          <table:table-cell table:style-name="ce57" table:content-validation-name="val10" table:formula="of:=SUM([.AT4:.AT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V4:.AV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X4:.AX90])" office:value-type="float" office:value="0">
            <text:p>0.00 </text:p>
          </table:table-cell>
          <table:table-cell table:style-name="ce57" table:content-validation-name="val4" table:formula="of:=SUM([.AY4:.AY90])" office:value-type="float" office:value="0">
            <text:p>0.00 </text:p>
          </table:table-cell>
          <table:table-cell table:style-name="ce57" table:content-validation-name="val5" table:formula="of:=SUM([.AZ4:.AZ90])" office:value-type="float" office:value="0">
            <text:p>0.00 </text:p>
          </table:table-cell>
          <table:table-cell table:style-name="ce57" table:content-validation-name="val6" table:formula="of:=SUM([.BA4:.BA90])" office:value-type="float" office:value="0">
            <text:p>0.00 </text:p>
          </table:table-cell>
          <table:table-cell table:style-name="ce57" table:content-validation-name="val7" table:formula="of:=SUM([.BB4:.BB90])" office:value-type="float" office:value="0">
            <text:p>0.00 </text:p>
          </table:table-cell>
          <table:table-cell table:style-name="ce57" table:content-validation-name="val8" table:formula="of:=SUM([.BC4:.BC90])" office:value-type="float" office:value="0">
            <text:p>0.00 </text:p>
          </table:table-cell>
          <table:table-cell table:style-name="ce57" table:content-validation-name="val9" table:formula="of:=SUM([.BD4:.BD90])" office:value-type="float" office:value="0">
            <text:p>0.00 </text:p>
          </table:table-cell>
          <table:table-cell table:style-name="ce57" table:content-validation-name="val10" table:formula="of:=SUM([.BE4:.BE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G4:.BG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I4:.BI90])" office:value-type="float" office:value="0">
            <text:p>0.00 </text:p>
          </table:table-cell>
          <table:table-cell table:style-name="ce57" table:content-validation-name="val4" table:formula="of:=SUM([.BJ4:.BJ90])" office:value-type="float" office:value="0">
            <text:p>0.00 </text:p>
          </table:table-cell>
          <table:table-cell table:style-name="ce57" table:content-validation-name="val5" table:formula="of:=SUM([.BK4:.BK90])" office:value-type="float" office:value="0">
            <text:p>0.00 </text:p>
          </table:table-cell>
          <table:table-cell table:style-name="ce57" table:content-validation-name="val6" table:formula="of:=SUM([.BL4:.BL90])" office:value-type="float" office:value="0">
            <text:p>0.00 </text:p>
          </table:table-cell>
          <table:table-cell table:style-name="ce57" table:content-validation-name="val7" table:formula="of:=SUM([.BM4:.BM90])" office:value-type="float" office:value="0">
            <text:p>0.00 </text:p>
          </table:table-cell>
          <table:table-cell table:style-name="ce57" table:content-validation-name="val8" table:formula="of:=SUM([.BN4:.BN90])" office:value-type="float" office:value="0">
            <text:p>0.00 </text:p>
          </table:table-cell>
          <table:table-cell table:style-name="ce57" table:content-validation-name="val9" table:formula="of:=SUM([.BO4:.BO90])" office:value-type="float" office:value="0">
            <text:p>0.00 </text:p>
          </table:table-cell>
          <table:table-cell table:style-name="ce57" table:content-validation-name="val10" table:formula="of:=SUM([.BP4:.BP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R4:.BR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T4:.BT90])" office:value-type="float" office:value="0">
            <text:p>0.00 </text:p>
          </table:table-cell>
          <table:table-cell table:style-name="ce57" table:content-validation-name="val4" table:formula="of:=SUM([.BU4:.BU90])" office:value-type="float" office:value="0">
            <text:p>0.00 </text:p>
          </table:table-cell>
          <table:table-cell table:style-name="ce57" table:content-validation-name="val5" table:formula="of:=SUM([.BV4:.BV90])" office:value-type="float" office:value="0">
            <text:p>0.00 </text:p>
          </table:table-cell>
          <table:table-cell table:style-name="ce57" table:content-validation-name="val6" table:formula="of:=SUM([.BW4:.BW90])" office:value-type="float" office:value="0">
            <text:p>0.00 </text:p>
          </table:table-cell>
          <table:table-cell table:style-name="ce57" table:content-validation-name="val7" table:formula="of:=SUM([.BX4:.BX90])" office:value-type="float" office:value="0">
            <text:p>0.00 </text:p>
          </table:table-cell>
          <table:table-cell table:style-name="ce57" table:content-validation-name="val8" table:formula="of:=SUM([.BY4:.BY90])" office:value-type="float" office:value="0">
            <text:p>0.00 </text:p>
          </table:table-cell>
          <table:table-cell table:style-name="ce57" table:content-validation-name="val9" table:formula="of:=SUM([.BZ4:.BZ90])" office:value-type="float" office:value="0">
            <text:p>0.00 </text:p>
          </table:table-cell>
          <table:table-cell table:style-name="ce57" table:content-validation-name="val10" table:formula="of:=SUM([.CA4:.CA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C4:.CC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E4:.CE90])" office:value-type="float" office:value="0">
            <text:p>0.00 </text:p>
          </table:table-cell>
          <table:table-cell table:style-name="ce57" table:content-validation-name="val4" table:formula="of:=SUM([.CF4:.CF90])" office:value-type="float" office:value="0">
            <text:p>0.00 </text:p>
          </table:table-cell>
          <table:table-cell table:style-name="ce57" table:content-validation-name="val5" table:formula="of:=SUM([.CG4:.CG90])" office:value-type="float" office:value="0">
            <text:p>0.00 </text:p>
          </table:table-cell>
          <table:table-cell table:style-name="ce57" table:content-validation-name="val6" table:formula="of:=SUM([.CH4:.CH90])" office:value-type="float" office:value="0">
            <text:p>0.00 </text:p>
          </table:table-cell>
          <table:table-cell table:style-name="ce57" table:content-validation-name="val7" table:formula="of:=SUM([.CI4:.CI90])" office:value-type="float" office:value="0">
            <text:p>0.00 </text:p>
          </table:table-cell>
          <table:table-cell table:style-name="ce57" table:content-validation-name="val8" table:formula="of:=SUM([.CJ4:.CJ90])" office:value-type="float" office:value="0">
            <text:p>0.00 </text:p>
          </table:table-cell>
          <table:table-cell table:style-name="ce57" table:content-validation-name="val9" table:formula="of:=SUM([.CK4:.CK90])" office:value-type="float" office:value="0">
            <text:p>0.00 </text:p>
          </table:table-cell>
          <table:table-cell table:style-name="ce57" table:content-validation-name="val10" table:formula="of:=SUM([.CL4:.CL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N4:.CN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P4:.CP90])" office:value-type="float" office:value="0">
            <text:p>0.00 </text:p>
          </table:table-cell>
          <table:table-cell table:style-name="ce57" table:content-validation-name="val4" table:formula="of:=SUM([.CQ4:.CQ90])" office:value-type="float" office:value="0">
            <text:p>0.00 </text:p>
          </table:table-cell>
          <table:table-cell table:style-name="ce57" table:content-validation-name="val5" table:formula="of:=SUM([.CR4:.CR90])" office:value-type="float" office:value="0">
            <text:p>0.00 </text:p>
          </table:table-cell>
          <table:table-cell table:style-name="ce57" table:content-validation-name="val6" table:formula="of:=SUM([.CS4:.CS90])" office:value-type="float" office:value="0">
            <text:p>0.00 </text:p>
          </table:table-cell>
          <table:table-cell table:style-name="ce57" table:content-validation-name="val7" table:formula="of:=SUM([.CT4:.CT90])" office:value-type="float" office:value="0">
            <text:p>0.00 </text:p>
          </table:table-cell>
          <table:table-cell table:style-name="ce57" table:content-validation-name="val8" table:formula="of:=SUM([.CU4:.CU90])" office:value-type="float" office:value="0">
            <text:p>0.00 </text:p>
          </table:table-cell>
          <table:table-cell table:style-name="ce57" table:content-validation-name="val9" table:formula="of:=SUM([.CV4:.CV90])" office:value-type="float" office:value="0">
            <text:p>0.00 </text:p>
          </table:table-cell>
          <table:table-cell table:style-name="ce57" table:content-validation-name="val10" table:formula="of:=SUM([.CW4:.CW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Y4:.CY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A4:.DA90])" office:value-type="float" office:value="0">
            <text:p>0.00 </text:p>
          </table:table-cell>
          <table:table-cell table:style-name="ce57" table:content-validation-name="val4" table:formula="of:=SUM([.DB4:.DB90])" office:value-type="float" office:value="0">
            <text:p>0.00 </text:p>
          </table:table-cell>
          <table:table-cell table:style-name="ce57" table:content-validation-name="val5" table:formula="of:=SUM([.DC4:.DC90])" office:value-type="float" office:value="0">
            <text:p>0.00 </text:p>
          </table:table-cell>
          <table:table-cell table:style-name="ce57" table:content-validation-name="val6" table:formula="of:=SUM([.DD4:.DD90])" office:value-type="float" office:value="0">
            <text:p>0.00 </text:p>
          </table:table-cell>
          <table:table-cell table:style-name="ce57" table:content-validation-name="val7" table:formula="of:=SUM([.DE4:.DE90])" office:value-type="float" office:value="0">
            <text:p>0.00 </text:p>
          </table:table-cell>
          <table:table-cell table:style-name="ce57" table:content-validation-name="val8" table:formula="of:=SUM([.DF4:.DF90])" office:value-type="float" office:value="0">
            <text:p>0.00 </text:p>
          </table:table-cell>
          <table:table-cell table:style-name="ce57" table:content-validation-name="val9" table:formula="of:=SUM([.DG4:.DG90])" office:value-type="float" office:value="0">
            <text:p>0.00 </text:p>
          </table:table-cell>
          <table:table-cell table:style-name="ce57" table:content-validation-name="val10" table:formula="of:=SUM([.DH4:.D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J4:.DJ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L4:.DL90])" office:value-type="float" office:value="0">
            <text:p>0.00 </text:p>
          </table:table-cell>
          <table:table-cell table:style-name="ce57" table:content-validation-name="val4" table:formula="of:=SUM([.DM4:.DM90])" office:value-type="float" office:value="0">
            <text:p>0.00 </text:p>
          </table:table-cell>
          <table:table-cell table:style-name="ce57" table:content-validation-name="val5" table:formula="of:=SUM([.DN4:.DN90])" office:value-type="float" office:value="0">
            <text:p>0.00 </text:p>
          </table:table-cell>
          <table:table-cell table:style-name="ce57" table:content-validation-name="val6" table:formula="of:=SUM([.DO4:.DO90])" office:value-type="float" office:value="0">
            <text:p>0.00 </text:p>
          </table:table-cell>
          <table:table-cell table:style-name="ce57" table:content-validation-name="val7" table:formula="of:=SUM([.DP4:.DP90])" office:value-type="float" office:value="0">
            <text:p>0.00 </text:p>
          </table:table-cell>
          <table:table-cell table:style-name="ce57" table:content-validation-name="val8" table:formula="of:=SUM([.DQ4:.DQ90])" office:value-type="float" office:value="0">
            <text:p>0.00 </text:p>
          </table:table-cell>
          <table:table-cell table:style-name="ce57" table:content-validation-name="val9" table:formula="of:=SUM([.DR4:.DR90])" office:value-type="float" office:value="0">
            <text:p>0.00 </text:p>
          </table:table-cell>
          <table:table-cell table:style-name="ce57" table:content-validation-name="val10" table:formula="of:=SUM([.DS4:.DS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U4:.DU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W4:.DW90])" office:value-type="float" office:value="0">
            <text:p>0.00 </text:p>
          </table:table-cell>
          <table:table-cell table:style-name="ce57" table:content-validation-name="val4" table:formula="of:=SUM([.DX4:.DX90])" office:value-type="float" office:value="0">
            <text:p>0.00 </text:p>
          </table:table-cell>
          <table:table-cell table:style-name="ce57" table:content-validation-name="val5" table:formula="of:=SUM([.DY4:.DY90])" office:value-type="float" office:value="0">
            <text:p>0.00 </text:p>
          </table:table-cell>
          <table:table-cell table:style-name="ce57" table:content-validation-name="val6" table:formula="of:=SUM([.DZ4:.DZ90])" office:value-type="float" office:value="0">
            <text:p>0.00 </text:p>
          </table:table-cell>
          <table:table-cell table:style-name="ce57" table:content-validation-name="val7" table:formula="of:=SUM([.EA4:.EA90])" office:value-type="float" office:value="0">
            <text:p>0.00 </text:p>
          </table:table-cell>
          <table:table-cell table:style-name="ce57" table:content-validation-name="val8" table:formula="of:=SUM([.EB4:.EB90])" office:value-type="float" office:value="0">
            <text:p>0.00 </text:p>
          </table:table-cell>
          <table:table-cell table:style-name="ce57" table:content-validation-name="val9" table:formula="of:=SUM([.EC4:.EC90])" office:value-type="float" office:value="0">
            <text:p>0.00 </text:p>
          </table:table-cell>
          <table:table-cell table:style-name="ce57" table:content-validation-name="val10" table:formula="of:=SUM([.ED4:.ED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F4:.EF90])" office:value-type="float" office:value="0">
            <text:p>0.00 </text:p>
          </table:table-cell>
          <table:table-cell table:style-name="ce41"/>
          <table:table-cell table:content-validation-name="val12" table:formula="of:=SUM([.EH4:.E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J4:.EJ9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6">
          <table:table-cell table:style-name="ce41" table:number-columns-repeated="2"/>
          <table:table-cell table:style-name="ce134"/>
          <table:table-cell table:style-name="ce41" table:number-columns-repeated="9"/>
          <table:table-cell table:style-name="ce56"/>
          <table:table-cell table:style-name="ce41" table:number-columns-repeated="124"/>
          <table:table-cell table:style-name="ce56"/>
          <table:table-cell table:style-name="ce41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4" table:default-cell-style-name="ce67"/>
        <table:table-column table:style-name="co11" table:default-cell-style-name="ce67"/>
        <table:table-column table:style-name="co5" table:number-columns-repeated="12" table:default-cell-style-name="ce42"/>
        <table:table-column table:style-name="co1" table:default-cell-style-name="ce42"/>
        <table:table-column table:style-name="co7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 </text:p>
          </table:table-cell>
          <table:table-cell table:style-name="ce80" table:formula="of:=[$Admin.B6]" office:value-type="date" office:date-value="2011-02-28" table:number-columns-spanned="1" table:number-rows-spanned="2">
            <text:p>Feb-11</text:p>
          </table:table-cell>
          <table:table-cell table:style-name="ce86" table:formula="of:=[$Admin.B8]" office:value-type="date" office:date-value="2011-03-31" table:number-columns-spanned="1" table:number-rows-spanned="2">
            <text:p>Mar-11</text:p>
          </table:table-cell>
          <table:table-cell table:style-name="ce86" table:formula="of:=[$Admin.B10]" office:value-type="date" office:date-value="2011-04-30" table:number-columns-spanned="1" table:number-rows-spanned="2">
            <text:p>Apr-11</text:p>
          </table:table-cell>
          <table:table-cell table:style-name="ce86" table:formula="of:=[$Admin.B12]" office:value-type="date" office:date-value="2011-05-31" table:number-columns-spanned="1" table:number-rows-spanned="2">
            <text:p>May-11</text:p>
          </table:table-cell>
          <table:table-cell table:style-name="ce86" table:formula="of:=[$Admin.B14]" office:value-type="date" office:date-value="2011-06-30" table:number-columns-spanned="1" table:number-rows-spanned="2">
            <text:p>Jun-11</text:p>
          </table:table-cell>
          <table:table-cell table:style-name="ce86" table:formula="of:=[$Admin.B16]" office:value-type="date" office:date-value="2011-07-31" table:number-columns-spanned="1" table:number-rows-spanned="2">
            <text:p>Jul-11</text:p>
          </table:table-cell>
          <table:table-cell table:style-name="ce86" table:formula="of:=[$Admin.B18]" office:value-type="date" office:date-value="2011-08-31" table:number-columns-spanned="1" table:number-rows-spanned="2">
            <text:p>Aug-11</text:p>
          </table:table-cell>
          <table:table-cell table:style-name="ce86" table:formula="of:=[$Admin.B20]" office:value-type="date" office:date-value="2011-09-30" table:number-columns-spanned="1" table:number-rows-spanned="2">
            <text:p>Sep-11</text:p>
          </table:table-cell>
          <table:table-cell table:style-name="ce86" table:formula="of:=[$Admin.B22]" office:value-type="date" office:date-value="2011-10-31" table:number-columns-spanned="1" table:number-rows-spanned="2">
            <text:p>Oct-11</text:p>
          </table:table-cell>
          <table:table-cell table:style-name="ce86" table:formula="of:=[$Admin.B24]" office:value-type="date" office:date-value="2011-11-30" table:number-columns-spanned="1" table:number-rows-spanned="2">
            <text:p>Nov-11</text:p>
          </table:table-cell>
          <table:table-cell table:style-name="ce86" table:formula="of:=[$Admin.B26]" office:value-type="date" office:date-value="2011-12-31" table:number-columns-spanned="1" table:number-rows-spanned="2">
            <text:p>Dec-11</text:p>
          </table:table-cell>
          <table:table-cell table:style-name="ce86" table:formula="of:=[$Admin.B28]" office:value-type="date" office:date-value="2012-01-31" table:number-columns-spanned="1" table:number-rows-spanned="2">
            <text:p>Jan-12</text:p>
          </table:table-cell>
          <table:table-cell table:style-name="ce87"/>
          <table:table-cell table:number-columns-repeated="1009"/>
        </table:table-row>
        <table:table-row table:style-name="ro8">
          <table:covered-table-cell/>
          <table:table-cell table:style-name="ce75" table:formula="of:=[$Admin.B28]" office:value-type="date" office:date-value="2012-01-31">
            <text:p>31-Jan-12</text:p>
          </table:table-cell>
          <table:covered-table-cell table:number-columns-repeated="12"/>
          <table:table-cell table:style-name="ce88"/>
          <table:table-cell table:number-columns-repeated="1009"/>
        </table:table-row>
        <table:table-row table:style-name="ro10">
          <table:covered-table-cell/>
          <table:table-cell table:style-name="ce76" office:value-type="string">
            <text:p>£</text:p>
          </table:table-cell>
          <table:table-cell table:number-columns-repeated="12" table:style-name="ce81" office:value-type="string">
            <text:p>£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2" table:formula="of:=-[$TrialBalance.O53]-0" office:value-type="float" office:value="-0">
            <text:p>0 </text:p>
          </table:table-cell>
          <table:table-cell table:style-name="ce82" table:formula="of:=-[$TrialBalance.Z53]-[.C4]" office:value-type="float" office:value="0">
            <text:p>0 </text:p>
          </table:table-cell>
          <table:table-cell table:style-name="ce82" table:formula="of:=-[$TrialBalance.AK53]-SUM([.C4:.D4])" office:value-type="float" office:value="-0">
            <text:p>0 </text:p>
          </table:table-cell>
          <table:table-cell table:style-name="ce82" table:formula="of:=-[$TrialBalance.AV53]-SUM([.C4:.E4])" office:value-type="float" office:value="-0">
            <text:p>0 </text:p>
          </table:table-cell>
          <table:table-cell table:style-name="ce82" table:formula="of:=-[$TrialBalance.BG53]-SUM([.C4:.F4])" office:value-type="float" office:value="-0">
            <text:p>0 </text:p>
          </table:table-cell>
          <table:table-cell table:style-name="ce82" table:formula="of:=-[$TrialBalance.BR53]-SUM([.C4:.G4])" office:value-type="float" office:value="-0">
            <text:p>0 </text:p>
          </table:table-cell>
          <table:table-cell table:style-name="ce82" table:formula="of:=-[$TrialBalance.CC53]-SUM([.C4:.H4])" office:value-type="float" office:value="-0">
            <text:p>0 </text:p>
          </table:table-cell>
          <table:table-cell table:style-name="ce82" table:formula="of:=-[$TrialBalance.CN53]-SUM([.C4:.I4])" office:value-type="float" office:value="-0">
            <text:p>0 </text:p>
          </table:table-cell>
          <table:table-cell table:style-name="ce82" table:formula="of:=-[$TrialBalance.CY53]-SUM([.C4:.J4])" office:value-type="float" office:value="-0">
            <text:p>0 </text:p>
          </table:table-cell>
          <table:table-cell table:style-name="ce82" table:formula="of:=-[$TrialBalance.DJ53]-SUM([.C4:.K4])" office:value-type="float" office:value="-0">
            <text:p>0 </text:p>
          </table:table-cell>
          <table:table-cell table:style-name="ce82" table:formula="of:=-[$TrialBalance.DU53]-SUM([.C4:.L4])" office:value-type="float" office:value="-0">
            <text:p>0 </text:p>
          </table:table-cell>
          <table:table-cell table:style-name="ce82" table:formula="of:=-[$TrialBalance.EF53]-SUM([.C4:.M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2" table:formula="of:=-[$TrialBalance.O54]-0" office:value-type="float" office:value="-0">
            <text:p>0 </text:p>
          </table:table-cell>
          <table:table-cell table:style-name="ce82" table:formula="of:=-[$TrialBalance.Z54]-[.C5]" office:value-type="float" office:value="0">
            <text:p>0 </text:p>
          </table:table-cell>
          <table:table-cell table:style-name="ce82" table:formula="of:=-[$TrialBalance.AK54]-SUM([.C5:.D5])" office:value-type="float" office:value="-0">
            <text:p>0 </text:p>
          </table:table-cell>
          <table:table-cell table:style-name="ce82" table:formula="of:=-[$TrialBalance.AV54]-SUM([.C5:.E5])" office:value-type="float" office:value="-0">
            <text:p>0 </text:p>
          </table:table-cell>
          <table:table-cell table:style-name="ce82" table:formula="of:=-[$TrialBalance.BG54]-SUM([.C5:.F5])" office:value-type="float" office:value="-0">
            <text:p>0 </text:p>
          </table:table-cell>
          <table:table-cell table:style-name="ce82" table:formula="of:=-[$TrialBalance.BR54]-SUM([.C5:.G5])" office:value-type="float" office:value="-0">
            <text:p>0 </text:p>
          </table:table-cell>
          <table:table-cell table:style-name="ce82" table:formula="of:=-[$TrialBalance.CC54]-SUM([.C5:.H5])" office:value-type="float" office:value="-0">
            <text:p>0 </text:p>
          </table:table-cell>
          <table:table-cell table:style-name="ce82" table:formula="of:=-[$TrialBalance.CN54]-SUM([.C5:.I5])" office:value-type="float" office:value="-0">
            <text:p>0 </text:p>
          </table:table-cell>
          <table:table-cell table:style-name="ce82" table:formula="of:=-[$TrialBalance.CY54]-SUM([.C5:.J5])" office:value-type="float" office:value="-0">
            <text:p>0 </text:p>
          </table:table-cell>
          <table:table-cell table:style-name="ce82" table:formula="of:=-[$TrialBalance.DJ54]-SUM([.C5:.K5])" office:value-type="float" office:value="-0">
            <text:p>0 </text:p>
          </table:table-cell>
          <table:table-cell table:style-name="ce82" table:formula="of:=-[$TrialBalance.DU54]-SUM([.C5:.L5])" office:value-type="float" office:value="-0">
            <text:p>0 </text:p>
          </table:table-cell>
          <table:table-cell table:style-name="ce82" table:formula="of:=-[$TrialBalance.EF54]-SUM([.C5:.M5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2" table:formula="of:=-[$TrialBalance.O55]-0" office:value-type="float" office:value="-0">
            <text:p>0 </text:p>
          </table:table-cell>
          <table:table-cell table:style-name="ce82" table:formula="of:=-[$TrialBalance.Z55]-[.C6]" office:value-type="float" office:value="0">
            <text:p>0 </text:p>
          </table:table-cell>
          <table:table-cell table:style-name="ce82" table:formula="of:=-[$TrialBalance.AK55]-SUM([.C6:.D6])" office:value-type="float" office:value="-0">
            <text:p>0 </text:p>
          </table:table-cell>
          <table:table-cell table:style-name="ce82" table:formula="of:=-[$TrialBalance.AV55]-SUM([.C6:.E6])" office:value-type="float" office:value="-0">
            <text:p>0 </text:p>
          </table:table-cell>
          <table:table-cell table:style-name="ce82" table:formula="of:=-[$TrialBalance.BG55]-SUM([.C6:.F6])" office:value-type="float" office:value="-0">
            <text:p>0 </text:p>
          </table:table-cell>
          <table:table-cell table:style-name="ce82" table:formula="of:=-[$TrialBalance.BR55]-SUM([.C6:.G6])" office:value-type="float" office:value="-0">
            <text:p>0 </text:p>
          </table:table-cell>
          <table:table-cell table:style-name="ce82" table:formula="of:=-[$TrialBalance.CC55]-SUM([.C6:.H6])" office:value-type="float" office:value="-0">
            <text:p>0 </text:p>
          </table:table-cell>
          <table:table-cell table:style-name="ce82" table:formula="of:=-[$TrialBalance.CN55]-SUM([.C6:.I6])" office:value-type="float" office:value="-0">
            <text:p>0 </text:p>
          </table:table-cell>
          <table:table-cell table:style-name="ce82" table:formula="of:=-[$TrialBalance.CY55]-SUM([.C6:.J6])" office:value-type="float" office:value="-0">
            <text:p>0 </text:p>
          </table:table-cell>
          <table:table-cell table:style-name="ce82" table:formula="of:=-[$TrialBalance.DJ55]-SUM([.C6:.K6])" office:value-type="float" office:value="-0">
            <text:p>0 </text:p>
          </table:table-cell>
          <table:table-cell table:style-name="ce82" table:formula="of:=-[$TrialBalance.DU55]-SUM([.C6:.L6])" office:value-type="float" office:value="-0">
            <text:p>0 </text:p>
          </table:table-cell>
          <table:table-cell table:style-name="ce82" table:formula="of:=-[$TrialBalance.EF55]-SUM([.C6:.M6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2" table:formula="of:=-[$TrialBalance.O56]" office:value-type="float" office:value="-0">
            <text:p>0 </text:p>
          </table:table-cell>
          <table:table-cell table:style-name="ce82" table:formula="of:=-[$TrialBalance.Z56]-[.C7]" office:value-type="float" office:value="0">
            <text:p>0 </text:p>
          </table:table-cell>
          <table:table-cell table:style-name="ce82" table:formula="of:=-[$TrialBalance.AK56]-SUM([.C7:.D7])" office:value-type="float" office:value="-0">
            <text:p>0 </text:p>
          </table:table-cell>
          <table:table-cell table:style-name="ce82" table:formula="of:=-[$TrialBalance.AV56]-SUM([.C7:.E7])" office:value-type="float" office:value="-0">
            <text:p>0 </text:p>
          </table:table-cell>
          <table:table-cell table:style-name="ce82" table:formula="of:=-[$TrialBalance.BG56]-SUM([.C7:.F7])" office:value-type="float" office:value="-0">
            <text:p>0 </text:p>
          </table:table-cell>
          <table:table-cell table:style-name="ce82" table:formula="of:=-[$TrialBalance.BR56]-SUM([.C7:.G7])" office:value-type="float" office:value="-0">
            <text:p>0 </text:p>
          </table:table-cell>
          <table:table-cell table:style-name="ce82" table:formula="of:=-[$TrialBalance.CC56]-SUM([.C7:.H7])" office:value-type="float" office:value="-0">
            <text:p>0 </text:p>
          </table:table-cell>
          <table:table-cell table:style-name="ce82" table:formula="of:=-[$TrialBalance.CN56]-SUM([.C7:.I7])" office:value-type="float" office:value="-0">
            <text:p>0 </text:p>
          </table:table-cell>
          <table:table-cell table:style-name="ce82" table:formula="of:=-[$TrialBalance.CY56]-SUM([.C7:.J7])" office:value-type="float" office:value="-0">
            <text:p>0 </text:p>
          </table:table-cell>
          <table:table-cell table:style-name="ce82" table:formula="of:=-[$TrialBalance.DJ56]-SUM([.C7:.K7])" office:value-type="float" office:value="-0">
            <text:p>0 </text:p>
          </table:table-cell>
          <table:table-cell table:style-name="ce82" table:formula="of:=-[$TrialBalance.DU56]-SUM([.C7:.L7])" office:value-type="float" office:value="-0">
            <text:p>0 </text:p>
          </table:table-cell>
          <table:table-cell table:style-name="ce82" table:formula="of:=-[$TrialBalance.EF56]-SUM([.C7:.M7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2" table:formula="of:=-[$TrialBalance.O57]" office:value-type="float" office:value="-0">
            <text:p>0 </text:p>
          </table:table-cell>
          <table:table-cell table:style-name="ce82" table:formula="of:=-[$TrialBalance.Z57]-[.C8]" office:value-type="float" office:value="0">
            <text:p>0 </text:p>
          </table:table-cell>
          <table:table-cell table:style-name="ce82" table:formula="of:=-[$TrialBalance.AK57]-SUM([.C8:.D8])" office:value-type="float" office:value="-0">
            <text:p>0 </text:p>
          </table:table-cell>
          <table:table-cell table:style-name="ce82" table:formula="of:=-[$TrialBalance.AV57]-SUM([.C8:.E8])" office:value-type="float" office:value="-0">
            <text:p>0 </text:p>
          </table:table-cell>
          <table:table-cell table:style-name="ce82" table:formula="of:=-[$TrialBalance.BG57]-SUM([.C8:.F8])" office:value-type="float" office:value="-0">
            <text:p>0 </text:p>
          </table:table-cell>
          <table:table-cell table:style-name="ce82" table:formula="of:=-[$TrialBalance.BR57]-SUM([.C8:.G8])" office:value-type="float" office:value="-0">
            <text:p>0 </text:p>
          </table:table-cell>
          <table:table-cell table:style-name="ce82" table:formula="of:=-[$TrialBalance.CC57]-SUM([.C8:.H8])" office:value-type="float" office:value="-0">
            <text:p>0 </text:p>
          </table:table-cell>
          <table:table-cell table:style-name="ce82" table:formula="of:=-[$TrialBalance.CN57]-SUM([.C8:.I8])" office:value-type="float" office:value="-0">
            <text:p>0 </text:p>
          </table:table-cell>
          <table:table-cell table:style-name="ce82" table:formula="of:=-[$TrialBalance.CY57]-SUM([.C8:.J8])" office:value-type="float" office:value="-0">
            <text:p>0 </text:p>
          </table:table-cell>
          <table:table-cell table:style-name="ce82" table:formula="of:=-[$TrialBalance.DJ57]-SUM([.C8:.K8])" office:value-type="float" office:value="-0">
            <text:p>0 </text:p>
          </table:table-cell>
          <table:table-cell table:style-name="ce82" table:formula="of:=-[$TrialBalance.DU57]-SUM([.C8:.L8])" office:value-type="float" office:value="-0">
            <text:p>0 </text:p>
          </table:table-cell>
          <table:table-cell table:style-name="ce82" table:formula="of:=-[$TrialBalance.EF57]-SUM([.C8:.M8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3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9"/>
          <table:table-cell table:style-name="ce91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2" table:formula="of:=[$TrialBalance.O60]-0" office:value-type="float" office:value="0">
            <text:p>0 </text:p>
          </table:table-cell>
          <table:table-cell table:style-name="ce82" table:formula="of:=[$TrialBalance.Z60]-[.C11]" office:value-type="float" office:value="0">
            <text:p>0 </text:p>
          </table:table-cell>
          <table:table-cell table:style-name="ce82" table:formula="of:=[$TrialBalance.AK60]-SUM([.C11:.D11])" office:value-type="float" office:value="0">
            <text:p>0 </text:p>
          </table:table-cell>
          <table:table-cell table:style-name="ce82" table:formula="of:=[$TrialBalance.AV60]-SUM([.C11:.E11])" office:value-type="float" office:value="0">
            <text:p>0 </text:p>
          </table:table-cell>
          <table:table-cell table:style-name="ce82" table:formula="of:=[$TrialBalance.BG60]-SUM([.C11:.F11])" office:value-type="float" office:value="0">
            <text:p>0 </text:p>
          </table:table-cell>
          <table:table-cell table:style-name="ce82" table:formula="of:=[$TrialBalance.BR60]-SUM([.C11:.G11])" office:value-type="float" office:value="0">
            <text:p>0 </text:p>
          </table:table-cell>
          <table:table-cell table:style-name="ce82" table:formula="of:=[$TrialBalance.CC60]-SUM([.C11:.H11])" office:value-type="float" office:value="0">
            <text:p>0 </text:p>
          </table:table-cell>
          <table:table-cell table:style-name="ce82" table:formula="of:=[$TrialBalance.CN60]-SUM([.C11:.I11])" office:value-type="float" office:value="0">
            <text:p>0 </text:p>
          </table:table-cell>
          <table:table-cell table:style-name="ce82" table:formula="of:=[$TrialBalance.CY60]-SUM([.C11:.J11])" office:value-type="float" office:value="0">
            <text:p>0 </text:p>
          </table:table-cell>
          <table:table-cell table:style-name="ce82" table:formula="of:=[$TrialBalance.DJ60]-SUM([.C11:.K11])" office:value-type="float" office:value="0">
            <text:p>0 </text:p>
          </table:table-cell>
          <table:table-cell table:style-name="ce82" table:formula="of:=[$TrialBalance.DU60]-SUM([.C11:.L11])" office:value-type="float" office:value="0">
            <text:p>0 </text:p>
          </table:table-cell>
          <table:table-cell table:style-name="ce82" table:formula="of:=[$TrialBalance.EF60]-SUM([.C11:.M1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2" table:formula="of:=[$TrialBalance.O61]-0" office:value-type="float" office:value="0">
            <text:p>0 </text:p>
          </table:table-cell>
          <table:table-cell table:style-name="ce82" table:formula="of:=[$TrialBalance.Z61]-[.C12]" office:value-type="float" office:value="0">
            <text:p>0 </text:p>
          </table:table-cell>
          <table:table-cell table:style-name="ce82" table:formula="of:=[$TrialBalance.AK61]-SUM([.C12:.D12])" office:value-type="float" office:value="0">
            <text:p>0 </text:p>
          </table:table-cell>
          <table:table-cell table:style-name="ce82" table:formula="of:=[$TrialBalance.AV61]-SUM([.C12:.E12])" office:value-type="float" office:value="0">
            <text:p>0 </text:p>
          </table:table-cell>
          <table:table-cell table:style-name="ce82" table:formula="of:=[$TrialBalance.BG61]-SUM([.C12:.F12])" office:value-type="float" office:value="0">
            <text:p>0 </text:p>
          </table:table-cell>
          <table:table-cell table:style-name="ce82" table:formula="of:=[$TrialBalance.BR61]-SUM([.C12:.G12])" office:value-type="float" office:value="0">
            <text:p>0 </text:p>
          </table:table-cell>
          <table:table-cell table:style-name="ce82" table:formula="of:=[$TrialBalance.CC61]-SUM([.C12:.H12])" office:value-type="float" office:value="0">
            <text:p>0 </text:p>
          </table:table-cell>
          <table:table-cell table:style-name="ce82" table:formula="of:=[$TrialBalance.CN61]-SUM([.C12:.I12])" office:value-type="float" office:value="0">
            <text:p>0 </text:p>
          </table:table-cell>
          <table:table-cell table:style-name="ce82" table:formula="of:=[$TrialBalance.CY61]-SUM([.C12:.J12])" office:value-type="float" office:value="0">
            <text:p>0 </text:p>
          </table:table-cell>
          <table:table-cell table:style-name="ce82" table:formula="of:=[$TrialBalance.DJ61]-SUM([.C12:.K12])" office:value-type="float" office:value="0">
            <text:p>0 </text:p>
          </table:table-cell>
          <table:table-cell table:style-name="ce82" table:formula="of:=[$TrialBalance.DU61]-SUM([.C12:.L12])" office:value-type="float" office:value="0">
            <text:p>0 </text:p>
          </table:table-cell>
          <table:table-cell table:style-name="ce82" table:formula="of:=[$TrialBalance.EF61]-SUM([.C12:.M1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4" table:formula="of:=[$TrialBalance.O62]-0" office:value-type="float" office:value="0">
            <text:p>0 </text:p>
          </table:table-cell>
          <table:table-cell table:style-name="ce82" table:formula="of:=[$TrialBalance.Z62]-[.C13]" office:value-type="float" office:value="0">
            <text:p>0 </text:p>
          </table:table-cell>
          <table:table-cell table:style-name="ce82" table:formula="of:=[$TrialBalance.AK62]-SUM([.C13:.D13])" office:value-type="float" office:value="0">
            <text:p>0 </text:p>
          </table:table-cell>
          <table:table-cell table:style-name="ce84" table:formula="of:=[$TrialBalance.AV62]-SUM([.C13:.E13])" office:value-type="float" office:value="0">
            <text:p>0 </text:p>
          </table:table-cell>
          <table:table-cell table:style-name="ce82" table:formula="of:=[$TrialBalance.BG62]-SUM([.C13:.F13])" office:value-type="float" office:value="0">
            <text:p>0 </text:p>
          </table:table-cell>
          <table:table-cell table:style-name="ce82" table:formula="of:=[$TrialBalance.BR62]-SUM([.C13:.G13])" office:value-type="float" office:value="0">
            <text:p>0 </text:p>
          </table:table-cell>
          <table:table-cell table:style-name="ce82" table:formula="of:=[$TrialBalance.CC62]-SUM([.C13:.H13])" office:value-type="float" office:value="0">
            <text:p>0 </text:p>
          </table:table-cell>
          <table:table-cell table:style-name="ce82" table:formula="of:=[$TrialBalance.CN62]-SUM([.C13:.I13])" office:value-type="float" office:value="0">
            <text:p>0 </text:p>
          </table:table-cell>
          <table:table-cell table:style-name="ce82" table:formula="of:=[$TrialBalance.CY62]-SUM([.C13:.J13])" office:value-type="float" office:value="0">
            <text:p>0 </text:p>
          </table:table-cell>
          <table:table-cell table:style-name="ce82" table:formula="of:=[$TrialBalance.DJ62]-SUM([.C13:.K13])" office:value-type="float" office:value="0">
            <text:p>0 </text:p>
          </table:table-cell>
          <table:table-cell table:style-name="ce82" table:formula="of:=[$TrialBalance.DU62]-SUM([.C13:.L13])" office:value-type="float" office:value="0">
            <text:p>0 </text:p>
          </table:table-cell>
          <table:table-cell table:style-name="ce82" table:formula="of:=[$TrialBalance.EF62]-SUM([.C13:.M1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3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9"/>
          <table:table-cell table:style-name="ce91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5" table:number-columns-repeated="12"/>
          <table:table-cell table:style-name="ce89"/>
          <table:table-cell table:style-name="ce91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2" table:formula="of:=[$TrialBalance.O64]+[$TrialBalance.O65]-0" office:value-type="float" office:value="0">
            <text:p>0 </text:p>
          </table:table-cell>
          <table:table-cell table:style-name="ce82" table:formula="of:=[$TrialBalance.Z64]+[$TrialBalance.Z65]-[.C18]" office:value-type="float" office:value="0">
            <text:p>0 </text:p>
          </table:table-cell>
          <table:table-cell table:style-name="ce82" table:formula="of:=[$TrialBalance.AK64]+[$TrialBalance.AK65]-SUM([.C18:.D18])" office:value-type="float" office:value="0">
            <text:p>0 </text:p>
          </table:table-cell>
          <table:table-cell table:style-name="ce82" table:formula="of:=[$TrialBalance.AV64]+[$TrialBalance.AV65]-SUM([.C18:.E18])" office:value-type="float" office:value="0">
            <text:p>0 </text:p>
          </table:table-cell>
          <table:table-cell table:style-name="ce82" table:formula="of:=[$TrialBalance.BG64]+[$TrialBalance.BG65]-SUM([.C18:.F18])" office:value-type="float" office:value="0">
            <text:p>0 </text:p>
          </table:table-cell>
          <table:table-cell table:style-name="ce82" table:formula="of:=[$TrialBalance.BR64]+[$TrialBalance.BR65]-SUM([.C18:.G18])" office:value-type="float" office:value="0">
            <text:p>0 </text:p>
          </table:table-cell>
          <table:table-cell table:style-name="ce82" table:formula="of:=[$TrialBalance.CC64]+[$TrialBalance.CC65]-SUM([.C18:.H18])" office:value-type="float" office:value="0">
            <text:p>0 </text:p>
          </table:table-cell>
          <table:table-cell table:style-name="ce82" table:formula="of:=[$TrialBalance.CN64]+[$TrialBalance.CN65]-SUM([.C18:.I18])" office:value-type="float" office:value="0">
            <text:p>0 </text:p>
          </table:table-cell>
          <table:table-cell table:style-name="ce82" table:formula="of:=[$TrialBalance.CY64]+[$TrialBalance.CY65]-SUM([.C18:.J18])" office:value-type="float" office:value="0">
            <text:p>0 </text:p>
          </table:table-cell>
          <table:table-cell table:style-name="ce82" table:formula="of:=[$TrialBalance.DJ64]+[$TrialBalance.DJ65]-SUM([.C18:.K18])" office:value-type="float" office:value="0">
            <text:p>0 </text:p>
          </table:table-cell>
          <table:table-cell table:style-name="ce82" table:formula="of:=[$TrialBalance.DU64]+[$TrialBalance.DU65]-SUM([.C18:.L18])" office:value-type="float" office:value="0">
            <text:p>0 </text:p>
          </table:table-cell>
          <table:table-cell table:style-name="ce82" table:formula="of:=[$TrialBalance.EF64]+[$TrialBalance.EF65]-SUM([.C18:.M1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2" table:formula="of:=[$TrialBalance.O66]-0" office:value-type="float" office:value="0">
            <text:p>0 </text:p>
          </table:table-cell>
          <table:table-cell table:style-name="ce82" table:formula="of:=[$TrialBalance.Z66]-[.C19]" office:value-type="float" office:value="0">
            <text:p>0 </text:p>
          </table:table-cell>
          <table:table-cell table:style-name="ce82" table:formula="of:=[$TrialBalance.AK66]-SUM([.C19:.D19])" office:value-type="float" office:value="0">
            <text:p>0 </text:p>
          </table:table-cell>
          <table:table-cell table:style-name="ce82" table:formula="of:=[$TrialBalance.AV66]-SUM([.C19:.E19])" office:value-type="float" office:value="0">
            <text:p>0 </text:p>
          </table:table-cell>
          <table:table-cell table:style-name="ce82" table:formula="of:=[$TrialBalance.BG66]-SUM([.C19:.F19])" office:value-type="float" office:value="0">
            <text:p>0 </text:p>
          </table:table-cell>
          <table:table-cell table:style-name="ce82" table:formula="of:=[$TrialBalance.BR66]-SUM([.C19:.G19])" office:value-type="float" office:value="0">
            <text:p>0 </text:p>
          </table:table-cell>
          <table:table-cell table:style-name="ce82" table:formula="of:=[$TrialBalance.CC66]-SUM([.C19:.H19])" office:value-type="float" office:value="0">
            <text:p>0 </text:p>
          </table:table-cell>
          <table:table-cell table:style-name="ce82" table:formula="of:=[$TrialBalance.CN66]-SUM([.C19:.I19])" office:value-type="float" office:value="0">
            <text:p>0 </text:p>
          </table:table-cell>
          <table:table-cell table:style-name="ce82" table:formula="of:=[$TrialBalance.CY66]-SUM([.C19:.J19])" office:value-type="float" office:value="0">
            <text:p>0 </text:p>
          </table:table-cell>
          <table:table-cell table:style-name="ce82" table:formula="of:=[$TrialBalance.DJ66]-SUM([.C19:.K19])" office:value-type="float" office:value="0">
            <text:p>0 </text:p>
          </table:table-cell>
          <table:table-cell table:style-name="ce82" table:formula="of:=[$TrialBalance.DU66]-SUM([.C19:.L19])" office:value-type="float" office:value="0">
            <text:p>0 </text:p>
          </table:table-cell>
          <table:table-cell table:style-name="ce82" table:formula="of:=[$TrialBalance.EF66]-SUM([.C19:.M1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2" table:formula="of:=[$TrialBalance.O67]-0" office:value-type="float" office:value="0">
            <text:p>0 </text:p>
          </table:table-cell>
          <table:table-cell table:style-name="ce82" table:formula="of:=[$TrialBalance.Z67]-[.C20]" office:value-type="float" office:value="0">
            <text:p>0 </text:p>
          </table:table-cell>
          <table:table-cell table:style-name="ce82" table:formula="of:=[$TrialBalance.AK67]-SUM([.C20:.D20])" office:value-type="float" office:value="0">
            <text:p>0 </text:p>
          </table:table-cell>
          <table:table-cell table:style-name="ce82" table:formula="of:=[$TrialBalance.AV67]-SUM([.C20:.E20])" office:value-type="float" office:value="0">
            <text:p>0 </text:p>
          </table:table-cell>
          <table:table-cell table:style-name="ce82" table:formula="of:=[$TrialBalance.BG67]-SUM([.C20:.F20])" office:value-type="float" office:value="0">
            <text:p>0 </text:p>
          </table:table-cell>
          <table:table-cell table:style-name="ce82" table:formula="of:=[$TrialBalance.BR67]-SUM([.C20:.G20])" office:value-type="float" office:value="0">
            <text:p>0 </text:p>
          </table:table-cell>
          <table:table-cell table:style-name="ce82" table:formula="of:=[$TrialBalance.CC67]-SUM([.C20:.H20])" office:value-type="float" office:value="0">
            <text:p>0 </text:p>
          </table:table-cell>
          <table:table-cell table:style-name="ce82" table:formula="of:=[$TrialBalance.CN67]-SUM([.C20:.I20])" office:value-type="float" office:value="0">
            <text:p>0 </text:p>
          </table:table-cell>
          <table:table-cell table:style-name="ce82" table:formula="of:=[$TrialBalance.CY67]-SUM([.C20:.J20])" office:value-type="float" office:value="0">
            <text:p>0 </text:p>
          </table:table-cell>
          <table:table-cell table:style-name="ce82" table:formula="of:=[$TrialBalance.DJ67]-SUM([.C20:.K20])" office:value-type="float" office:value="0">
            <text:p>0 </text:p>
          </table:table-cell>
          <table:table-cell table:style-name="ce82" table:formula="of:=[$TrialBalance.DU67]-SUM([.C20:.L20])" office:value-type="float" office:value="0">
            <text:p>0 </text:p>
          </table:table-cell>
          <table:table-cell table:style-name="ce82" table:formula="of:=[$TrialBalance.EF67]-SUM([.C20:.M2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2" table:formula="of:=[$TrialBalance.O68]-0" office:value-type="float" office:value="0">
            <text:p>0 </text:p>
          </table:table-cell>
          <table:table-cell table:style-name="ce82" table:formula="of:=[$TrialBalance.Z68]-[.C21]" office:value-type="float" office:value="0">
            <text:p>0 </text:p>
          </table:table-cell>
          <table:table-cell table:style-name="ce82" table:formula="of:=[$TrialBalance.AK68]-SUM([.C21:.D21])" office:value-type="float" office:value="0">
            <text:p>0 </text:p>
          </table:table-cell>
          <table:table-cell table:style-name="ce82" table:formula="of:=[$TrialBalance.AV68]-SUM([.C21:.E21])" office:value-type="float" office:value="0">
            <text:p>0 </text:p>
          </table:table-cell>
          <table:table-cell table:style-name="ce82" table:formula="of:=[$TrialBalance.BG68]-SUM([.C21:.F21])" office:value-type="float" office:value="0">
            <text:p>0 </text:p>
          </table:table-cell>
          <table:table-cell table:style-name="ce82" table:formula="of:=[$TrialBalance.BR68]-SUM([.C21:.G21])" office:value-type="float" office:value="0">
            <text:p>0 </text:p>
          </table:table-cell>
          <table:table-cell table:style-name="ce82" table:formula="of:=[$TrialBalance.CC68]-SUM([.C21:.H21])" office:value-type="float" office:value="0">
            <text:p>0 </text:p>
          </table:table-cell>
          <table:table-cell table:style-name="ce82" table:formula="of:=[$TrialBalance.CN68]-SUM([.C21:.I21])" office:value-type="float" office:value="0">
            <text:p>0 </text:p>
          </table:table-cell>
          <table:table-cell table:style-name="ce82" table:formula="of:=[$TrialBalance.CY68]-SUM([.C21:.J21])" office:value-type="float" office:value="0">
            <text:p>0 </text:p>
          </table:table-cell>
          <table:table-cell table:style-name="ce82" table:formula="of:=[$TrialBalance.DJ68]-SUM([.C21:.K21])" office:value-type="float" office:value="0">
            <text:p>0 </text:p>
          </table:table-cell>
          <table:table-cell table:style-name="ce82" table:formula="of:=[$TrialBalance.DU68]-SUM([.C21:.L21])" office:value-type="float" office:value="0">
            <text:p>0 </text:p>
          </table:table-cell>
          <table:table-cell table:style-name="ce82" table:formula="of:=[$TrialBalance.EF68]-SUM([.C21:.M2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2" table:formula="of:=[$TrialBalance.O69]-0" office:value-type="float" office:value="0">
            <text:p>0 </text:p>
          </table:table-cell>
          <table:table-cell table:style-name="ce82" table:formula="of:=[$TrialBalance.Z69]-[.C22]" office:value-type="float" office:value="0">
            <text:p>0 </text:p>
          </table:table-cell>
          <table:table-cell table:style-name="ce82" table:formula="of:=[$TrialBalance.AK69]-SUM([.C22:.D22])" office:value-type="float" office:value="0">
            <text:p>0 </text:p>
          </table:table-cell>
          <table:table-cell table:style-name="ce82" table:formula="of:=[$TrialBalance.AV69]-SUM([.C22:.E22])" office:value-type="float" office:value="0">
            <text:p>0 </text:p>
          </table:table-cell>
          <table:table-cell table:style-name="ce82" table:formula="of:=[$TrialBalance.BG69]-SUM([.C22:.F22])" office:value-type="float" office:value="0">
            <text:p>0 </text:p>
          </table:table-cell>
          <table:table-cell table:style-name="ce82" table:formula="of:=[$TrialBalance.BR69]-SUM([.C22:.G22])" office:value-type="float" office:value="0">
            <text:p>0 </text:p>
          </table:table-cell>
          <table:table-cell table:style-name="ce82" table:formula="of:=[$TrialBalance.CC69]-SUM([.C22:.H22])" office:value-type="float" office:value="0">
            <text:p>0 </text:p>
          </table:table-cell>
          <table:table-cell table:style-name="ce82" table:formula="of:=[$TrialBalance.CN69]-SUM([.C22:.I22])" office:value-type="float" office:value="0">
            <text:p>0 </text:p>
          </table:table-cell>
          <table:table-cell table:style-name="ce82" table:formula="of:=[$TrialBalance.CY69]-SUM([.C22:.J22])" office:value-type="float" office:value="0">
            <text:p>0 </text:p>
          </table:table-cell>
          <table:table-cell table:style-name="ce82" table:formula="of:=[$TrialBalance.DJ69]-SUM([.C22:.K22])" office:value-type="float" office:value="0">
            <text:p>0 </text:p>
          </table:table-cell>
          <table:table-cell table:style-name="ce82" table:formula="of:=[$TrialBalance.DU69]-SUM([.C22:.L22])" office:value-type="float" office:value="0">
            <text:p>0 </text:p>
          </table:table-cell>
          <table:table-cell table:style-name="ce82" table:formula="of:=[$TrialBalance.EF69]-SUM([.C22:.M2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2" table:formula="of:=[$TrialBalance.O70]-0" office:value-type="float" office:value="0">
            <text:p>0 </text:p>
          </table:table-cell>
          <table:table-cell table:style-name="ce82" table:formula="of:=[$TrialBalance.Z70]-[.C23]" office:value-type="float" office:value="0">
            <text:p>0 </text:p>
          </table:table-cell>
          <table:table-cell table:style-name="ce82" table:formula="of:=[$TrialBalance.AK70]-SUM([.C23:.D23])" office:value-type="float" office:value="0">
            <text:p>0 </text:p>
          </table:table-cell>
          <table:table-cell table:style-name="ce82" table:formula="of:=[$TrialBalance.AV70]-SUM([.C23:.E23])" office:value-type="float" office:value="0">
            <text:p>0 </text:p>
          </table:table-cell>
          <table:table-cell table:style-name="ce82" table:formula="of:=[$TrialBalance.BG70]-SUM([.C23:.F23])" office:value-type="float" office:value="0">
            <text:p>0 </text:p>
          </table:table-cell>
          <table:table-cell table:style-name="ce82" table:formula="of:=[$TrialBalance.BR70]-SUM([.C23:.G23])" office:value-type="float" office:value="0">
            <text:p>0 </text:p>
          </table:table-cell>
          <table:table-cell table:style-name="ce82" table:formula="of:=[$TrialBalance.CC70]-SUM([.C23:.H23])" office:value-type="float" office:value="0">
            <text:p>0 </text:p>
          </table:table-cell>
          <table:table-cell table:style-name="ce82" table:formula="of:=[$TrialBalance.CN70]-SUM([.C23:.I23])" office:value-type="float" office:value="0">
            <text:p>0 </text:p>
          </table:table-cell>
          <table:table-cell table:style-name="ce82" table:formula="of:=[$TrialBalance.CY70]-SUM([.C23:.J23])" office:value-type="float" office:value="0">
            <text:p>0 </text:p>
          </table:table-cell>
          <table:table-cell table:style-name="ce82" table:formula="of:=[$TrialBalance.DJ70]-SUM([.C23:.K23])" office:value-type="float" office:value="0">
            <text:p>0 </text:p>
          </table:table-cell>
          <table:table-cell table:style-name="ce82" table:formula="of:=[$TrialBalance.DU70]-SUM([.C23:.L23])" office:value-type="float" office:value="0">
            <text:p>0 </text:p>
          </table:table-cell>
          <table:table-cell table:style-name="ce82" table:formula="of:=[$TrialBalance.EF70]-SUM([.C23:.M2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2" table:formula="of:=[$TrialBalance.O71]-0" office:value-type="float" office:value="0">
            <text:p>0 </text:p>
          </table:table-cell>
          <table:table-cell table:style-name="ce82" table:formula="of:=[$TrialBalance.Z71]-[.C24]" office:value-type="float" office:value="0">
            <text:p>0 </text:p>
          </table:table-cell>
          <table:table-cell table:style-name="ce82" table:formula="of:=[$TrialBalance.AK71]-SUM([.C24:.D24])" office:value-type="float" office:value="0">
            <text:p>0 </text:p>
          </table:table-cell>
          <table:table-cell table:style-name="ce82" table:formula="of:=[$TrialBalance.AV71]-SUM([.C24:.E24])" office:value-type="float" office:value="0">
            <text:p>0 </text:p>
          </table:table-cell>
          <table:table-cell table:style-name="ce82" table:formula="of:=[$TrialBalance.BG71]-SUM([.C24:.F24])" office:value-type="float" office:value="0">
            <text:p>0 </text:p>
          </table:table-cell>
          <table:table-cell table:style-name="ce82" table:formula="of:=[$TrialBalance.BR71]-SUM([.C24:.G24])" office:value-type="float" office:value="0">
            <text:p>0 </text:p>
          </table:table-cell>
          <table:table-cell table:style-name="ce82" table:formula="of:=[$TrialBalance.CC71]-SUM([.C24:.H24])" office:value-type="float" office:value="0">
            <text:p>0 </text:p>
          </table:table-cell>
          <table:table-cell table:style-name="ce82" table:formula="of:=[$TrialBalance.CN71]-SUM([.C24:.I24])" office:value-type="float" office:value="0">
            <text:p>0 </text:p>
          </table:table-cell>
          <table:table-cell table:style-name="ce82" table:formula="of:=[$TrialBalance.CY71]-SUM([.C24:.J24])" office:value-type="float" office:value="0">
            <text:p>0 </text:p>
          </table:table-cell>
          <table:table-cell table:style-name="ce82" table:formula="of:=[$TrialBalance.DJ71]-SUM([.C24:.K24])" office:value-type="float" office:value="0">
            <text:p>0 </text:p>
          </table:table-cell>
          <table:table-cell table:style-name="ce82" table:formula="of:=[$TrialBalance.DU71]-SUM([.C24:.L24])" office:value-type="float" office:value="0">
            <text:p>0 </text:p>
          </table:table-cell>
          <table:table-cell table:style-name="ce82" table:formula="of:=[$TrialBalance.EF71]-SUM([.C24:.M2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2" table:formula="of:=[$TrialBalance.O72]-0" office:value-type="float" office:value="0">
            <text:p>0 </text:p>
          </table:table-cell>
          <table:table-cell table:style-name="ce82" table:formula="of:=[$TrialBalance.Z72]-[.C25]" office:value-type="float" office:value="0">
            <text:p>0 </text:p>
          </table:table-cell>
          <table:table-cell table:style-name="ce82" table:formula="of:=[$TrialBalance.AK72]-SUM([.C25:.D25])" office:value-type="float" office:value="0">
            <text:p>0 </text:p>
          </table:table-cell>
          <table:table-cell table:style-name="ce82" table:formula="of:=[$TrialBalance.AV72]-SUM([.C25:.E25])" office:value-type="float" office:value="0">
            <text:p>0 </text:p>
          </table:table-cell>
          <table:table-cell table:style-name="ce82" table:formula="of:=[$TrialBalance.BG72]-SUM([.C25:.F25])" office:value-type="float" office:value="0">
            <text:p>0 </text:p>
          </table:table-cell>
          <table:table-cell table:style-name="ce82" table:formula="of:=[$TrialBalance.BR72]-SUM([.C25:.G25])" office:value-type="float" office:value="0">
            <text:p>0 </text:p>
          </table:table-cell>
          <table:table-cell table:style-name="ce82" table:formula="of:=[$TrialBalance.CC72]-SUM([.C25:.H25])" office:value-type="float" office:value="0">
            <text:p>0 </text:p>
          </table:table-cell>
          <table:table-cell table:style-name="ce82" table:formula="of:=[$TrialBalance.CN72]-SUM([.C25:.I25])" office:value-type="float" office:value="0">
            <text:p>0 </text:p>
          </table:table-cell>
          <table:table-cell table:style-name="ce82" table:formula="of:=[$TrialBalance.CY72]-SUM([.C25:.J25])" office:value-type="float" office:value="0">
            <text:p>0 </text:p>
          </table:table-cell>
          <table:table-cell table:style-name="ce82" table:formula="of:=[$TrialBalance.DJ72]-SUM([.C25:.K25])" office:value-type="float" office:value="0">
            <text:p>0 </text:p>
          </table:table-cell>
          <table:table-cell table:style-name="ce82" table:formula="of:=[$TrialBalance.DU72]-SUM([.C25:.L25])" office:value-type="float" office:value="0">
            <text:p>0 </text:p>
          </table:table-cell>
          <table:table-cell table:style-name="ce82" table:formula="of:=[$TrialBalance.EF72]-SUM([.C25:.M2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2" table:formula="of:=[$TrialBalance.O73]-0" office:value-type="float" office:value="0">
            <text:p>0 </text:p>
          </table:table-cell>
          <table:table-cell table:style-name="ce82" table:formula="of:=[$TrialBalance.Z73]-[.C26]" office:value-type="float" office:value="0">
            <text:p>0 </text:p>
          </table:table-cell>
          <table:table-cell table:style-name="ce82" table:formula="of:=[$TrialBalance.AK73]-SUM([.C26:.D26])" office:value-type="float" office:value="0">
            <text:p>0 </text:p>
          </table:table-cell>
          <table:table-cell table:style-name="ce82" table:formula="of:=[$TrialBalance.AV73]-SUM([.C26:.E26])" office:value-type="float" office:value="0">
            <text:p>0 </text:p>
          </table:table-cell>
          <table:table-cell table:style-name="ce82" table:formula="of:=[$TrialBalance.BG73]-SUM([.C26:.F26])" office:value-type="float" office:value="0">
            <text:p>0 </text:p>
          </table:table-cell>
          <table:table-cell table:style-name="ce82" table:formula="of:=[$TrialBalance.BR73]-SUM([.C26:.G26])" office:value-type="float" office:value="0">
            <text:p>0 </text:p>
          </table:table-cell>
          <table:table-cell table:style-name="ce82" table:formula="of:=[$TrialBalance.CC73]-SUM([.C26:.H26])" office:value-type="float" office:value="0">
            <text:p>0 </text:p>
          </table:table-cell>
          <table:table-cell table:style-name="ce82" table:formula="of:=[$TrialBalance.CN73]-SUM([.C26:.I26])" office:value-type="float" office:value="0">
            <text:p>0 </text:p>
          </table:table-cell>
          <table:table-cell table:style-name="ce82" table:formula="of:=[$TrialBalance.CY73]-SUM([.C26:.J26])" office:value-type="float" office:value="0">
            <text:p>0 </text:p>
          </table:table-cell>
          <table:table-cell table:style-name="ce82" table:formula="of:=[$TrialBalance.DJ73]-SUM([.C26:.K26])" office:value-type="float" office:value="0">
            <text:p>0 </text:p>
          </table:table-cell>
          <table:table-cell table:style-name="ce82" table:formula="of:=[$TrialBalance.DU73]-SUM([.C26:.L26])" office:value-type="float" office:value="0">
            <text:p>0 </text:p>
          </table:table-cell>
          <table:table-cell table:style-name="ce82" table:formula="of:=[$TrialBalance.EF73]-SUM([.C26:.M2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2" table:formula="of:=[$TrialBalance.O74]-0" office:value-type="float" office:value="0">
            <text:p>0 </text:p>
          </table:table-cell>
          <table:table-cell table:style-name="ce82" table:formula="of:=[$TrialBalance.Z74]-[.C27]" office:value-type="float" office:value="0">
            <text:p>0 </text:p>
          </table:table-cell>
          <table:table-cell table:style-name="ce82" table:formula="of:=[$TrialBalance.AK74]-SUM([.C27:.D27])" office:value-type="float" office:value="0">
            <text:p>0 </text:p>
          </table:table-cell>
          <table:table-cell table:style-name="ce82" table:formula="of:=[$TrialBalance.AV74]-SUM([.C27:.E27])" office:value-type="float" office:value="0">
            <text:p>0 </text:p>
          </table:table-cell>
          <table:table-cell table:style-name="ce82" table:formula="of:=[$TrialBalance.BG74]-SUM([.C27:.F27])" office:value-type="float" office:value="0">
            <text:p>0 </text:p>
          </table:table-cell>
          <table:table-cell table:style-name="ce82" table:formula="of:=[$TrialBalance.BR74]-SUM([.C27:.G27])" office:value-type="float" office:value="0">
            <text:p>0 </text:p>
          </table:table-cell>
          <table:table-cell table:style-name="ce82" table:formula="of:=[$TrialBalance.CC74]-SUM([.C27:.H27])" office:value-type="float" office:value="0">
            <text:p>0 </text:p>
          </table:table-cell>
          <table:table-cell table:style-name="ce82" table:formula="of:=[$TrialBalance.CN74]-SUM([.C27:.I27])" office:value-type="float" office:value="0">
            <text:p>0 </text:p>
          </table:table-cell>
          <table:table-cell table:style-name="ce82" table:formula="of:=[$TrialBalance.CY74]-SUM([.C27:.J27])" office:value-type="float" office:value="0">
            <text:p>0 </text:p>
          </table:table-cell>
          <table:table-cell table:style-name="ce82" table:formula="of:=[$TrialBalance.DJ74]-SUM([.C27:.K27])" office:value-type="float" office:value="0">
            <text:p>0 </text:p>
          </table:table-cell>
          <table:table-cell table:style-name="ce82" table:formula="of:=[$TrialBalance.DU74]-SUM([.C27:.L27])" office:value-type="float" office:value="0">
            <text:p>0 </text:p>
          </table:table-cell>
          <table:table-cell table:style-name="ce82" table:formula="of:=[$TrialBalance.EF74]-SUM([.C27:.M2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2" table:formula="of:=[$TrialBalance.O75]-0" office:value-type="float" office:value="0">
            <text:p>0 </text:p>
          </table:table-cell>
          <table:table-cell table:style-name="ce82" table:formula="of:=[$TrialBalance.Z75]-[.C28]" office:value-type="float" office:value="0">
            <text:p>0 </text:p>
          </table:table-cell>
          <table:table-cell table:style-name="ce82" table:formula="of:=[$TrialBalance.AK75]-SUM([.C28:.D28])" office:value-type="float" office:value="0">
            <text:p>0 </text:p>
          </table:table-cell>
          <table:table-cell table:style-name="ce82" table:formula="of:=[$TrialBalance.AV75]-SUM([.C28:.E28])" office:value-type="float" office:value="0">
            <text:p>0 </text:p>
          </table:table-cell>
          <table:table-cell table:style-name="ce82" table:formula="of:=[$TrialBalance.BG75]-SUM([.C28:.F28])" office:value-type="float" office:value="0">
            <text:p>0 </text:p>
          </table:table-cell>
          <table:table-cell table:style-name="ce82" table:formula="of:=[$TrialBalance.BR75]-SUM([.C28:.G28])" office:value-type="float" office:value="0">
            <text:p>0 </text:p>
          </table:table-cell>
          <table:table-cell table:style-name="ce82" table:formula="of:=[$TrialBalance.CC75]-SUM([.C28:.H28])" office:value-type="float" office:value="0">
            <text:p>0 </text:p>
          </table:table-cell>
          <table:table-cell table:style-name="ce82" table:formula="of:=[$TrialBalance.CN75]-SUM([.C28:.I28])" office:value-type="float" office:value="0">
            <text:p>0 </text:p>
          </table:table-cell>
          <table:table-cell table:style-name="ce82" table:formula="of:=[$TrialBalance.CY75]-SUM([.C28:.J28])" office:value-type="float" office:value="0">
            <text:p>0 </text:p>
          </table:table-cell>
          <table:table-cell table:style-name="ce82" table:formula="of:=[$TrialBalance.DJ75]-SUM([.C28:.K28])" office:value-type="float" office:value="0">
            <text:p>0 </text:p>
          </table:table-cell>
          <table:table-cell table:style-name="ce82" table:formula="of:=[$TrialBalance.DU75]-SUM([.C28:.L28])" office:value-type="float" office:value="0">
            <text:p>0 </text:p>
          </table:table-cell>
          <table:table-cell table:style-name="ce82" table:formula="of:=[$TrialBalance.EF75]-SUM([.C28:.M2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2" table:formula="of:=[$TrialBalance.O76]-0" office:value-type="float" office:value="0">
            <text:p>0 </text:p>
          </table:table-cell>
          <table:table-cell table:style-name="ce82" table:formula="of:=[$TrialBalance.Z76]-[.C29]" office:value-type="float" office:value="0">
            <text:p>0 </text:p>
          </table:table-cell>
          <table:table-cell table:style-name="ce82" table:formula="of:=[$TrialBalance.AK76]-SUM([.C29:.D29])" office:value-type="float" office:value="0">
            <text:p>0 </text:p>
          </table:table-cell>
          <table:table-cell table:style-name="ce82" table:formula="of:=[$TrialBalance.AV76]-SUM([.C29:.E29])" office:value-type="float" office:value="0">
            <text:p>0 </text:p>
          </table:table-cell>
          <table:table-cell table:style-name="ce82" table:formula="of:=[$TrialBalance.BG76]-SUM([.C29:.F29])" office:value-type="float" office:value="0">
            <text:p>0 </text:p>
          </table:table-cell>
          <table:table-cell table:style-name="ce82" table:formula="of:=[$TrialBalance.BR76]-SUM([.C29:.G29])" office:value-type="float" office:value="0">
            <text:p>0 </text:p>
          </table:table-cell>
          <table:table-cell table:style-name="ce82" table:formula="of:=[$TrialBalance.CC76]-SUM([.C29:.H29])" office:value-type="float" office:value="0">
            <text:p>0 </text:p>
          </table:table-cell>
          <table:table-cell table:style-name="ce82" table:formula="of:=[$TrialBalance.CN76]-SUM([.C29:.I29])" office:value-type="float" office:value="0">
            <text:p>0 </text:p>
          </table:table-cell>
          <table:table-cell table:style-name="ce82" table:formula="of:=[$TrialBalance.CY76]-SUM([.C29:.J29])" office:value-type="float" office:value="0">
            <text:p>0 </text:p>
          </table:table-cell>
          <table:table-cell table:style-name="ce82" table:formula="of:=[$TrialBalance.DJ76]-SUM([.C29:.K29])" office:value-type="float" office:value="0">
            <text:p>0 </text:p>
          </table:table-cell>
          <table:table-cell table:style-name="ce82" table:formula="of:=[$TrialBalance.DU76]-SUM([.C29:.L29])" office:value-type="float" office:value="0">
            <text:p>0 </text:p>
          </table:table-cell>
          <table:table-cell table:style-name="ce82" table:formula="of:=[$TrialBalance.EF76]-SUM([.C29:.M2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2" table:formula="of:=[$TrialBalance.O77]-0" office:value-type="float" office:value="0">
            <text:p>0 </text:p>
          </table:table-cell>
          <table:table-cell table:style-name="ce82" table:formula="of:=[$TrialBalance.Z77]-[.C30]" office:value-type="float" office:value="0">
            <text:p>0 </text:p>
          </table:table-cell>
          <table:table-cell table:style-name="ce82" table:formula="of:=[$TrialBalance.AK77]-SUM([.C30:.D30])" office:value-type="float" office:value="0">
            <text:p>0 </text:p>
          </table:table-cell>
          <table:table-cell table:style-name="ce82" table:formula="of:=[$TrialBalance.AV77]-SUM([.C30:.E30])" office:value-type="float" office:value="0">
            <text:p>0 </text:p>
          </table:table-cell>
          <table:table-cell table:style-name="ce82" table:formula="of:=[$TrialBalance.BG77]-SUM([.C30:.F30])" office:value-type="float" office:value="0">
            <text:p>0 </text:p>
          </table:table-cell>
          <table:table-cell table:style-name="ce82" table:formula="of:=[$TrialBalance.BR77]-SUM([.C30:.G30])" office:value-type="float" office:value="0">
            <text:p>0 </text:p>
          </table:table-cell>
          <table:table-cell table:style-name="ce82" table:formula="of:=[$TrialBalance.CC77]-SUM([.C30:.H30])" office:value-type="float" office:value="0">
            <text:p>0 </text:p>
          </table:table-cell>
          <table:table-cell table:style-name="ce82" table:formula="of:=[$TrialBalance.CN77]-SUM([.C30:.I30])" office:value-type="float" office:value="0">
            <text:p>0 </text:p>
          </table:table-cell>
          <table:table-cell table:style-name="ce82" table:formula="of:=[$TrialBalance.CY77]-SUM([.C30:.J30])" office:value-type="float" office:value="0">
            <text:p>0 </text:p>
          </table:table-cell>
          <table:table-cell table:style-name="ce82" table:formula="of:=[$TrialBalance.DJ77]-SUM([.C30:.K30])" office:value-type="float" office:value="0">
            <text:p>0 </text:p>
          </table:table-cell>
          <table:table-cell table:style-name="ce82" table:formula="of:=[$TrialBalance.DU77]-SUM([.C30:.L30])" office:value-type="float" office:value="0">
            <text:p>0 </text:p>
          </table:table-cell>
          <table:table-cell table:style-name="ce82" table:formula="of:=[$TrialBalance.EF77]-SUM([.C30:.M3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2" table:formula="of:=[$TrialBalance.O78]-0" office:value-type="float" office:value="0">
            <text:p>0 </text:p>
          </table:table-cell>
          <table:table-cell table:style-name="ce82" table:formula="of:=[$TrialBalance.Z78]-[.C31]" office:value-type="float" office:value="0">
            <text:p>0 </text:p>
          </table:table-cell>
          <table:table-cell table:style-name="ce82" table:formula="of:=[$TrialBalance.AK78]-SUM([.C31:.D31])" office:value-type="float" office:value="0">
            <text:p>0 </text:p>
          </table:table-cell>
          <table:table-cell table:style-name="ce82" table:formula="of:=[$TrialBalance.AV78]-SUM([.C31:.E31])" office:value-type="float" office:value="0">
            <text:p>0 </text:p>
          </table:table-cell>
          <table:table-cell table:style-name="ce82" table:formula="of:=[$TrialBalance.BG78]-SUM([.C31:.F31])" office:value-type="float" office:value="0">
            <text:p>0 </text:p>
          </table:table-cell>
          <table:table-cell table:style-name="ce82" table:formula="of:=[$TrialBalance.BR78]-SUM([.C31:.G31])" office:value-type="float" office:value="0">
            <text:p>0 </text:p>
          </table:table-cell>
          <table:table-cell table:style-name="ce82" table:formula="of:=[$TrialBalance.CC78]-SUM([.C31:.H31])" office:value-type="float" office:value="0">
            <text:p>0 </text:p>
          </table:table-cell>
          <table:table-cell table:style-name="ce82" table:formula="of:=[$TrialBalance.CN78]-SUM([.C31:.I31])" office:value-type="float" office:value="0">
            <text:p>0 </text:p>
          </table:table-cell>
          <table:table-cell table:style-name="ce82" table:formula="of:=[$TrialBalance.CY78]-SUM([.C31:.J31])" office:value-type="float" office:value="0">
            <text:p>0 </text:p>
          </table:table-cell>
          <table:table-cell table:style-name="ce82" table:formula="of:=[$TrialBalance.DJ78]-SUM([.C31:.K31])" office:value-type="float" office:value="0">
            <text:p>0 </text:p>
          </table:table-cell>
          <table:table-cell table:style-name="ce82" table:formula="of:=[$TrialBalance.DU78]-SUM([.C31:.L31])" office:value-type="float" office:value="0">
            <text:p>0 </text:p>
          </table:table-cell>
          <table:table-cell table:style-name="ce82" table:formula="of:=[$TrialBalance.EF78]-SUM([.C31:.M3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2" table:formula="of:=[$TrialBalance.O79]-0" office:value-type="float" office:value="0">
            <text:p>0 </text:p>
          </table:table-cell>
          <table:table-cell table:style-name="ce82" table:formula="of:=[$TrialBalance.Z79]-[.C32]" office:value-type="float" office:value="0">
            <text:p>0 </text:p>
          </table:table-cell>
          <table:table-cell table:style-name="ce82" table:formula="of:=[$TrialBalance.AK79]-SUM([.C32:.D32])" office:value-type="float" office:value="0">
            <text:p>0 </text:p>
          </table:table-cell>
          <table:table-cell table:style-name="ce82" table:formula="of:=[$TrialBalance.AV79]-SUM([.C32:.E32])" office:value-type="float" office:value="0">
            <text:p>0 </text:p>
          </table:table-cell>
          <table:table-cell table:style-name="ce82" table:formula="of:=[$TrialBalance.BG79]-SUM([.C32:.F32])" office:value-type="float" office:value="0">
            <text:p>0 </text:p>
          </table:table-cell>
          <table:table-cell table:style-name="ce82" table:formula="of:=[$TrialBalance.BR79]-SUM([.C32:.G32])" office:value-type="float" office:value="0">
            <text:p>0 </text:p>
          </table:table-cell>
          <table:table-cell table:style-name="ce82" table:formula="of:=[$TrialBalance.CC79]-SUM([.C32:.H32])" office:value-type="float" office:value="0">
            <text:p>0 </text:p>
          </table:table-cell>
          <table:table-cell table:style-name="ce82" table:formula="of:=[$TrialBalance.CN79]-SUM([.C32:.I32])" office:value-type="float" office:value="0">
            <text:p>0 </text:p>
          </table:table-cell>
          <table:table-cell table:style-name="ce82" table:formula="of:=[$TrialBalance.CY79]-SUM([.C32:.J32])" office:value-type="float" office:value="0">
            <text:p>0 </text:p>
          </table:table-cell>
          <table:table-cell table:style-name="ce82" table:formula="of:=[$TrialBalance.DJ79]-SUM([.C32:.K32])" office:value-type="float" office:value="0">
            <text:p>0 </text:p>
          </table:table-cell>
          <table:table-cell table:style-name="ce82" table:formula="of:=[$TrialBalance.DU79]-SUM([.C32:.L32])" office:value-type="float" office:value="0">
            <text:p>0 </text:p>
          </table:table-cell>
          <table:table-cell table:style-name="ce82" table:formula="of:=[$TrialBalance.EF79]-SUM([.C32:.M3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2" table:formula="of:=[$TrialBalance.O80]-0" office:value-type="float" office:value="0">
            <text:p>0 </text:p>
          </table:table-cell>
          <table:table-cell table:style-name="ce82" table:formula="of:=[$TrialBalance.Z80]-[.C33]" office:value-type="float" office:value="0">
            <text:p>0 </text:p>
          </table:table-cell>
          <table:table-cell table:style-name="ce82" table:formula="of:=[$TrialBalance.AK80]-SUM([.C33:.D33])" office:value-type="float" office:value="0">
            <text:p>0 </text:p>
          </table:table-cell>
          <table:table-cell table:style-name="ce82" table:formula="of:=[$TrialBalance.AV80]-SUM([.C33:.E33])" office:value-type="float" office:value="0">
            <text:p>0 </text:p>
          </table:table-cell>
          <table:table-cell table:style-name="ce82" table:formula="of:=[$TrialBalance.BG80]-SUM([.C33:.F33])" office:value-type="float" office:value="0">
            <text:p>0 </text:p>
          </table:table-cell>
          <table:table-cell table:style-name="ce82" table:formula="of:=[$TrialBalance.BR80]-SUM([.C33:.G33])" office:value-type="float" office:value="0">
            <text:p>0 </text:p>
          </table:table-cell>
          <table:table-cell table:style-name="ce82" table:formula="of:=[$TrialBalance.CC80]-SUM([.C33:.H33])" office:value-type="float" office:value="0">
            <text:p>0 </text:p>
          </table:table-cell>
          <table:table-cell table:style-name="ce82" table:formula="of:=[$TrialBalance.CN80]-SUM([.C33:.I33])" office:value-type="float" office:value="0">
            <text:p>0 </text:p>
          </table:table-cell>
          <table:table-cell table:style-name="ce82" table:formula="of:=[$TrialBalance.CY80]-SUM([.C33:.J33])" office:value-type="float" office:value="0">
            <text:p>0 </text:p>
          </table:table-cell>
          <table:table-cell table:style-name="ce82" table:formula="of:=[$TrialBalance.DJ80]-SUM([.C33:.K33])" office:value-type="float" office:value="0">
            <text:p>0 </text:p>
          </table:table-cell>
          <table:table-cell table:style-name="ce82" table:formula="of:=[$TrialBalance.DU80]-SUM([.C33:.L33])" office:value-type="float" office:value="0">
            <text:p>0 </text:p>
          </table:table-cell>
          <table:table-cell table:style-name="ce82" table:formula="of:=[$TrialBalance.EF80]-SUM([.C33:.M3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2" table:formula="of:=[$TrialBalance.O81]-0" office:value-type="float" office:value="0">
            <text:p>0 </text:p>
          </table:table-cell>
          <table:table-cell table:style-name="ce82" table:formula="of:=[$TrialBalance.Z81]-[.C34]" office:value-type="float" office:value="0">
            <text:p>0 </text:p>
          </table:table-cell>
          <table:table-cell table:style-name="ce82" table:formula="of:=[$TrialBalance.AK81]-SUM([.C34:.D34])" office:value-type="float" office:value="0">
            <text:p>0 </text:p>
          </table:table-cell>
          <table:table-cell table:style-name="ce82" table:formula="of:=[$TrialBalance.AV81]-SUM([.C34:.E34])" office:value-type="float" office:value="0">
            <text:p>0 </text:p>
          </table:table-cell>
          <table:table-cell table:style-name="ce82" table:formula="of:=[$TrialBalance.BG81]-SUM([.C34:.F34])" office:value-type="float" office:value="0">
            <text:p>0 </text:p>
          </table:table-cell>
          <table:table-cell table:style-name="ce82" table:formula="of:=[$TrialBalance.BR81]-SUM([.C34:.G34])" office:value-type="float" office:value="0">
            <text:p>0 </text:p>
          </table:table-cell>
          <table:table-cell table:style-name="ce82" table:formula="of:=[$TrialBalance.CC81]-SUM([.C34:.H34])" office:value-type="float" office:value="0">
            <text:p>0 </text:p>
          </table:table-cell>
          <table:table-cell table:style-name="ce82" table:formula="of:=[$TrialBalance.CN81]-SUM([.C34:.I34])" office:value-type="float" office:value="0">
            <text:p>0 </text:p>
          </table:table-cell>
          <table:table-cell table:style-name="ce82" table:formula="of:=[$TrialBalance.CY81]-SUM([.C34:.J34])" office:value-type="float" office:value="0">
            <text:p>0 </text:p>
          </table:table-cell>
          <table:table-cell table:style-name="ce82" table:formula="of:=[$TrialBalance.DJ81]-SUM([.C34:.K34])" office:value-type="float" office:value="0">
            <text:p>0 </text:p>
          </table:table-cell>
          <table:table-cell table:style-name="ce82" table:formula="of:=[$TrialBalance.DU81]-SUM([.C34:.L34])" office:value-type="float" office:value="0">
            <text:p>0 </text:p>
          </table:table-cell>
          <table:table-cell table:style-name="ce82" table:formula="of:=[$TrialBalance.EF81]-SUM([.C34:.M3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2" table:formula="of:=[$TrialBalance.O82]-0" office:value-type="float" office:value="0">
            <text:p>0 </text:p>
          </table:table-cell>
          <table:table-cell table:style-name="ce82" table:formula="of:=[$TrialBalance.Z82]-[.C35]" office:value-type="float" office:value="0">
            <text:p>0 </text:p>
          </table:table-cell>
          <table:table-cell table:style-name="ce82" table:formula="of:=[$TrialBalance.AK82]-SUM([.C35:.D35])" office:value-type="float" office:value="0">
            <text:p>0 </text:p>
          </table:table-cell>
          <table:table-cell table:style-name="ce82" table:formula="of:=[$TrialBalance.AV82]-SUM([.C35:.E35])" office:value-type="float" office:value="0">
            <text:p>0 </text:p>
          </table:table-cell>
          <table:table-cell table:style-name="ce82" table:formula="of:=[$TrialBalance.BG82]-SUM([.C35:.F35])" office:value-type="float" office:value="0">
            <text:p>0 </text:p>
          </table:table-cell>
          <table:table-cell table:style-name="ce82" table:formula="of:=[$TrialBalance.BR82]-SUM([.C35:.G35])" office:value-type="float" office:value="0">
            <text:p>0 </text:p>
          </table:table-cell>
          <table:table-cell table:style-name="ce82" table:formula="of:=[$TrialBalance.CC82]-SUM([.C35:.H35])" office:value-type="float" office:value="0">
            <text:p>0 </text:p>
          </table:table-cell>
          <table:table-cell table:style-name="ce82" table:formula="of:=[$TrialBalance.CN82]-SUM([.C35:.I35])" office:value-type="float" office:value="0">
            <text:p>0 </text:p>
          </table:table-cell>
          <table:table-cell table:style-name="ce82" table:formula="of:=[$TrialBalance.CY82]-SUM([.C35:.J35])" office:value-type="float" office:value="0">
            <text:p>0 </text:p>
          </table:table-cell>
          <table:table-cell table:style-name="ce82" table:formula="of:=[$TrialBalance.DJ82]-SUM([.C35:.K35])" office:value-type="float" office:value="0">
            <text:p>0 </text:p>
          </table:table-cell>
          <table:table-cell table:style-name="ce82" table:formula="of:=[$TrialBalance.DU82]-SUM([.C35:.L35])" office:value-type="float" office:value="0">
            <text:p>0 </text:p>
          </table:table-cell>
          <table:table-cell table:style-name="ce82" table:formula="of:=[$TrialBalance.EF82]-SUM([.C35:.M3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2" table:formula="of:=[$TrialBalance.O83]+[$TrialBalance.O88]+[$TrialBalance.O89]-0" office:value-type="float" office:value="0">
            <text:p>0 </text:p>
          </table:table-cell>
          <table:table-cell table:style-name="ce82" table:formula="of:=[$TrialBalance.Z83]+[$TrialBalance.Z88]+[$TrialBalance.Z89]-[.C36]" office:value-type="float" office:value="0">
            <text:p>0 </text:p>
          </table:table-cell>
          <table:table-cell table:style-name="ce82" table:formula="of:=[$TrialBalance.AK83]+[$TrialBalance.AK88]+[$TrialBalance.AK89]-SUM([.C36:.D36])" office:value-type="float" office:value="0">
            <text:p>0 </text:p>
          </table:table-cell>
          <table:table-cell table:style-name="ce82" table:formula="of:=[$TrialBalance.AV83]+[$TrialBalance.AV88]+[$TrialBalance.AV89]-SUM([.C36:.E36])" office:value-type="float" office:value="0">
            <text:p>0 </text:p>
          </table:table-cell>
          <table:table-cell table:style-name="ce82" table:formula="of:=[$TrialBalance.BG83]+[$TrialBalance.BG88]+[$TrialBalance.BG89]-SUM([.C36:.F36])" office:value-type="float" office:value="0">
            <text:p>0 </text:p>
          </table:table-cell>
          <table:table-cell table:style-name="ce82" table:formula="of:=[$TrialBalance.BR83]+[$TrialBalance.BR88]+[$TrialBalance.BR89]-SUM([.C36:.G36])" office:value-type="float" office:value="0">
            <text:p>0 </text:p>
          </table:table-cell>
          <table:table-cell table:style-name="ce82" table:formula="of:=[$TrialBalance.CC83]+[$TrialBalance.CC88]+[$TrialBalance.CC89]-SUM([.C36:.H36])" office:value-type="float" office:value="0">
            <text:p>0 </text:p>
          </table:table-cell>
          <table:table-cell table:style-name="ce82" table:formula="of:=[$TrialBalance.CN83]+[$TrialBalance.CN88]+[$TrialBalance.CN89]-SUM([.C36:.I36])" office:value-type="float" office:value="0">
            <text:p>0 </text:p>
          </table:table-cell>
          <table:table-cell table:style-name="ce82" table:formula="of:=[$TrialBalance.CY83]+[$TrialBalance.CY88]+[$TrialBalance.CY89]-SUM([.C36:.J36])" office:value-type="float" office:value="0">
            <text:p>0 </text:p>
          </table:table-cell>
          <table:table-cell table:style-name="ce82" table:formula="of:=[$TrialBalance.DJ83]+[$TrialBalance.DJ88]+[$TrialBalance.DJ89]-SUM([.C36:.K36])" office:value-type="float" office:value="0">
            <text:p>0 </text:p>
          </table:table-cell>
          <table:table-cell table:style-name="ce82" table:formula="of:=[$TrialBalance.DU83]+[$TrialBalance.DU88]+[$TrialBalance.DU89]-SUM([.C36:.L36])" office:value-type="float" office:value="0">
            <text:p>0 </text:p>
          </table:table-cell>
          <table:table-cell table:style-name="ce82" table:formula="of:=[$TrialBalance.EF83]+[$TrialBalance.EF88]+[$TrialBalance.EF89]-SUM([.C36:.M3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2" table:formula="of:=[$TrialBalance.O84]-0" office:value-type="float" office:value="0">
            <text:p>0 </text:p>
          </table:table-cell>
          <table:table-cell table:style-name="ce82" table:formula="of:=[$TrialBalance.Z84]-[.C37]" office:value-type="float" office:value="0">
            <text:p>0 </text:p>
          </table:table-cell>
          <table:table-cell table:style-name="ce82" table:formula="of:=[$TrialBalance.AK84]-SUM([.C37:.D37])" office:value-type="float" office:value="0">
            <text:p>0 </text:p>
          </table:table-cell>
          <table:table-cell table:style-name="ce82" table:formula="of:=[$TrialBalance.AV84]-SUM([.C37:.E37])" office:value-type="float" office:value="0">
            <text:p>0 </text:p>
          </table:table-cell>
          <table:table-cell table:style-name="ce82" table:formula="of:=[$TrialBalance.BG84]-SUM([.C37:.F37])" office:value-type="float" office:value="0">
            <text:p>0 </text:p>
          </table:table-cell>
          <table:table-cell table:style-name="ce82" table:formula="of:=[$TrialBalance.BR84]-SUM([.C37:.G37])" office:value-type="float" office:value="0">
            <text:p>0 </text:p>
          </table:table-cell>
          <table:table-cell table:style-name="ce82" table:formula="of:=[$TrialBalance.CC84]-SUM([.C37:.H37])" office:value-type="float" office:value="0">
            <text:p>0 </text:p>
          </table:table-cell>
          <table:table-cell table:style-name="ce82" table:formula="of:=[$TrialBalance.CN84]-SUM([.C37:.I37])" office:value-type="float" office:value="0">
            <text:p>0 </text:p>
          </table:table-cell>
          <table:table-cell table:style-name="ce82" table:formula="of:=[$TrialBalance.CY84]-SUM([.C37:.J37])" office:value-type="float" office:value="0">
            <text:p>0 </text:p>
          </table:table-cell>
          <table:table-cell table:style-name="ce82" table:formula="of:=[$TrialBalance.DJ84]-SUM([.C37:.K37])" office:value-type="float" office:value="0">
            <text:p>0 </text:p>
          </table:table-cell>
          <table:table-cell table:style-name="ce82" table:formula="of:=[$TrialBalance.DU84]-SUM([.C37:.L37])" office:value-type="float" office:value="0">
            <text:p>0 </text:p>
          </table:table-cell>
          <table:table-cell table:style-name="ce82" table:formula="of:=[$TrialBalance.EF84]-SUM([.C37:.M3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2" table:formula="of:=[$TrialBalance.O85]-0" office:value-type="float" office:value="0">
            <text:p>0 </text:p>
          </table:table-cell>
          <table:table-cell table:style-name="ce82" table:formula="of:=[$TrialBalance.Z85]-[.C38]" office:value-type="float" office:value="0">
            <text:p>0 </text:p>
          </table:table-cell>
          <table:table-cell table:style-name="ce82" table:formula="of:=[$TrialBalance.AK85]-SUM([.C38:.D38])" office:value-type="float" office:value="0">
            <text:p>0 </text:p>
          </table:table-cell>
          <table:table-cell table:style-name="ce82" table:formula="of:=[$TrialBalance.AV85]-SUM([.C38:.E38])" office:value-type="float" office:value="0">
            <text:p>0 </text:p>
          </table:table-cell>
          <table:table-cell table:style-name="ce82" table:formula="of:=[$TrialBalance.BG85]-SUM([.C38:.F38])" office:value-type="float" office:value="0">
            <text:p>0 </text:p>
          </table:table-cell>
          <table:table-cell table:style-name="ce82" table:formula="of:=[$TrialBalance.BR85]-SUM([.C38:.G38])" office:value-type="float" office:value="0">
            <text:p>0 </text:p>
          </table:table-cell>
          <table:table-cell table:style-name="ce82" table:formula="of:=[$TrialBalance.CC85]-SUM([.C38:.H38])" office:value-type="float" office:value="0">
            <text:p>0 </text:p>
          </table:table-cell>
          <table:table-cell table:style-name="ce82" table:formula="of:=[$TrialBalance.CN85]-SUM([.C38:.I38])" office:value-type="float" office:value="0">
            <text:p>0 </text:p>
          </table:table-cell>
          <table:table-cell table:style-name="ce82" table:formula="of:=[$TrialBalance.CY85]-SUM([.C38:.J38])" office:value-type="float" office:value="0">
            <text:p>0 </text:p>
          </table:table-cell>
          <table:table-cell table:style-name="ce82" table:formula="of:=[$TrialBalance.DJ85]-SUM([.C38:.K38])" office:value-type="float" office:value="0">
            <text:p>0 </text:p>
          </table:table-cell>
          <table:table-cell table:style-name="ce82" table:formula="of:=[$TrialBalance.DU85]-SUM([.C38:.L38])" office:value-type="float" office:value="0">
            <text:p>0 </text:p>
          </table:table-cell>
          <table:table-cell table:style-name="ce82" table:formula="of:=[$TrialBalance.EF85]-SUM([.C38:.M3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2" table:formula="of:=[$TrialBalance.O86]-0" office:value-type="float" office:value="0">
            <text:p>0 </text:p>
          </table:table-cell>
          <table:table-cell table:style-name="ce82" table:formula="of:=[$TrialBalance.Z86]-[.C39]" office:value-type="float" office:value="0">
            <text:p>0 </text:p>
          </table:table-cell>
          <table:table-cell table:style-name="ce82" table:formula="of:=[$TrialBalance.AK86]-SUM([.C39:.D39])" office:value-type="float" office:value="0">
            <text:p>0 </text:p>
          </table:table-cell>
          <table:table-cell table:style-name="ce82" table:formula="of:=[$TrialBalance.AV86]-SUM([.C39:.E39])" office:value-type="float" office:value="0">
            <text:p>0 </text:p>
          </table:table-cell>
          <table:table-cell table:style-name="ce82" table:formula="of:=[$TrialBalance.BG86]-SUM([.C39:.F39])" office:value-type="float" office:value="0">
            <text:p>0 </text:p>
          </table:table-cell>
          <table:table-cell table:style-name="ce82" table:formula="of:=[$TrialBalance.BR86]-SUM([.C39:.G39])" office:value-type="float" office:value="0">
            <text:p>0 </text:p>
          </table:table-cell>
          <table:table-cell table:style-name="ce82" table:formula="of:=[$TrialBalance.CC86]-SUM([.C39:.H39])" office:value-type="float" office:value="0">
            <text:p>0 </text:p>
          </table:table-cell>
          <table:table-cell table:style-name="ce82" table:formula="of:=[$TrialBalance.CN86]-SUM([.C39:.I39])" office:value-type="float" office:value="0">
            <text:p>0 </text:p>
          </table:table-cell>
          <table:table-cell table:style-name="ce82" table:formula="of:=[$TrialBalance.CY86]-SUM([.C39:.J39])" office:value-type="float" office:value="0">
            <text:p>0 </text:p>
          </table:table-cell>
          <table:table-cell table:style-name="ce82" table:formula="of:=[$TrialBalance.DJ86]-SUM([.C39:.K39])" office:value-type="float" office:value="0">
            <text:p>0 </text:p>
          </table:table-cell>
          <table:table-cell table:style-name="ce82" table:formula="of:=[$TrialBalance.DU86]-SUM([.C39:.L39])" office:value-type="float" office:value="0">
            <text:p>0 </text:p>
          </table:table-cell>
          <table:table-cell table:style-name="ce82" table:formula="of:=[$TrialBalance.EF86]-SUM([.C39:.M3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4" table:formula="of:=[$TrialBalance.O87]-0" office:value-type="float" office:value="0">
            <text:p>0 </text:p>
          </table:table-cell>
          <table:table-cell table:style-name="ce82" table:formula="of:=[$TrialBalance.Z87]-[.C40]" office:value-type="float" office:value="0">
            <text:p>0 </text:p>
          </table:table-cell>
          <table:table-cell table:style-name="ce82" table:formula="of:=[$TrialBalance.AK87]-SUM([.C40:.D40])" office:value-type="float" office:value="0">
            <text:p>0 </text:p>
          </table:table-cell>
          <table:table-cell table:style-name="ce82" table:formula="of:=[$TrialBalance.AV87]-SUM([.C40:.E40])" office:value-type="float" office:value="0">
            <text:p>0 </text:p>
          </table:table-cell>
          <table:table-cell table:style-name="ce82" table:formula="of:=[$TrialBalance.BG87]-SUM([.C40:.F40])" office:value-type="float" office:value="0">
            <text:p>0 </text:p>
          </table:table-cell>
          <table:table-cell table:style-name="ce82" table:formula="of:=[$TrialBalance.BR87]-SUM([.C40:.G40])" office:value-type="float" office:value="0">
            <text:p>0 </text:p>
          </table:table-cell>
          <table:table-cell table:style-name="ce82" table:formula="of:=[$TrialBalance.CC87]-SUM([.C40:.H40])" office:value-type="float" office:value="0">
            <text:p>0 </text:p>
          </table:table-cell>
          <table:table-cell table:style-name="ce82" table:formula="of:=[$TrialBalance.CN87]-SUM([.C40:.I40])" office:value-type="float" office:value="0">
            <text:p>0 </text:p>
          </table:table-cell>
          <table:table-cell table:style-name="ce82" table:formula="of:=[$TrialBalance.CY87]-SUM([.C40:.J40])" office:value-type="float" office:value="0">
            <text:p>0 </text:p>
          </table:table-cell>
          <table:table-cell table:style-name="ce82" table:formula="of:=[$TrialBalance.DJ87]-SUM([.C40:.K40])" office:value-type="float" office:value="0">
            <text:p>0 </text:p>
          </table:table-cell>
          <table:table-cell table:style-name="ce82" table:formula="of:=[$TrialBalance.DU87]-SUM([.C40:.L40])" office:value-type="float" office:value="0">
            <text:p>0 </text:p>
          </table:table-cell>
          <table:table-cell table:style-name="ce82" table:formula="of:=[$TrialBalance.EF87]-SUM([.C40:.M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3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2" table:formula="of:=-([$TrialBalance.O58]-0)" office:value-type="float" office:value="-0">
            <text:p>0 </text:p>
          </table:table-cell>
          <table:table-cell table:style-name="ce82" table:formula="of:=-[$TrialBalance.Z58]-[.C44]" office:value-type="float" office:value="0">
            <text:p>0 </text:p>
          </table:table-cell>
          <table:table-cell table:style-name="ce82" table:formula="of:=-[$TrialBalance.AK58]-SUM([.C44:.D44])" office:value-type="float" office:value="-0">
            <text:p>0 </text:p>
          </table:table-cell>
          <table:table-cell table:style-name="ce82" table:formula="of:=-[$TrialBalance.AV58]-SUM([.C44:.E44])" office:value-type="float" office:value="-0">
            <text:p>0 </text:p>
          </table:table-cell>
          <table:table-cell table:style-name="ce82" table:formula="of:=-[$TrialBalance.BG58]-SUM([.C44:.F44])" office:value-type="float" office:value="-0">
            <text:p>0 </text:p>
          </table:table-cell>
          <table:table-cell table:style-name="ce82" table:formula="of:=-[$TrialBalance.BR58]-SUM([.C44:.G44])" office:value-type="float" office:value="-0">
            <text:p>0 </text:p>
          </table:table-cell>
          <table:table-cell table:style-name="ce82" table:formula="of:=-[$TrialBalance.CC58]-SUM([.C44:.H44])" office:value-type="float" office:value="-0">
            <text:p>0 </text:p>
          </table:table-cell>
          <table:table-cell table:style-name="ce82" table:formula="of:=-[$TrialBalance.CN58]-SUM([.C44:.I44])" office:value-type="float" office:value="-0">
            <text:p>0 </text:p>
          </table:table-cell>
          <table:table-cell table:style-name="ce82" table:formula="of:=-[$TrialBalance.CY58]-SUM([.C44:.J44])" office:value-type="float" office:value="-0">
            <text:p>0 </text:p>
          </table:table-cell>
          <table:table-cell table:style-name="ce82" table:formula="of:=-[$TrialBalance.DJ58]-SUM([.C44:.K44])" office:value-type="float" office:value="-0">
            <text:p>0 </text:p>
          </table:table-cell>
          <table:table-cell table:style-name="ce82" table:formula="of:=-[$TrialBalance.DU58]-SUM([.C44:.L44])" office:value-type="float" office:value="-0">
            <text:p>0 </text:p>
          </table:table-cell>
          <table:table-cell table:style-name="ce82" table:formula="of:=-[$TrialBalance.EF58]-SUM([.C44:.M4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90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6">
        <table:table-column table:style-name="co22" table:number-columns-repeated="2" table:default-cell-style-name="ce146"/>
        <table:table-column table:style-name="co23" table:default-cell-style-name="ce168"/>
        <table:table-column table:style-name="co24" table:default-cell-style-name="ce168"/>
        <table:table-column table:style-name="co25" table:default-cell-style-name="ce146"/>
        <table:table-column table:style-name="co22" table:default-cell-style-name="ce146"/>
        <table:table-column table:style-name="co7" table:number-columns-repeated="1018" table:default-cell-style-name="ce168"/>
        <table:table-row table:style-name="ro10">
          <table:table-cell table:number-columns-repeated="2"/>
          <table:table-cell table:style-name="ce157" table:number-columns-repeated="2"/>
          <table:table-cell table:number-columns-repeated="3"/>
          <table:table-cell table:style-name="ce167" table:number-columns-repeated="7"/>
          <table:table-cell table:number-columns-repeated="1010"/>
        </table:table-row>
        <table:table-row table:style-name="ro10">
          <table:table-cell/>
          <table:table-cell table:style-name="ce152"/>
          <table:table-cell table:style-name="ce158" office:value-type="string" table:number-columns-spanned="2" table:number-rows-spanned="1">
            <text:p>Profit and Loss Account</text:p>
          </table:table-cell>
          <table:covered-table-cell/>
          <table:table-cell table:style-name="ce152"/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59" office:value-type="string">
            <text:p>for the year ended</text:p>
          </table:table-cell>
          <table:table-cell table:style-name="ce169" table:formula="of:=[$Admin.B28]" office:value-type="date" office:date-value="2012-01-31">
            <text:p>Tuesday, January 31, 2012</text:p>
          </table:table-cell>
          <table:table-cell table:style-name="ce171"/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/>
          <table:table-cell table:style-name="ce153"/>
          <table:table-cell table:style-name="ce147" table:number-columns-repeated="2"/>
          <table:table-cell table:style-name="ce172"/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1">
          <table:table-cell table:style-name="ce147" table:formula="of:=[$Admin.B4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160" table:number-columns-repeated="2"/>
          <table:table-cell table:style-name="ce147" table:formula="of:=[.D3]" office:value-type="date" office:date-value="2012-01-31" table:number-columns-spanned="2" table:number-rows-spanned="1">
            <text:p>Tuesday, January 31, 2012</text:p>
          </table:table-cell>
          <table:covered-table-cell/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number-columns-repeated="2" table:style-name="ce148" office:value-type="string">
            <text:p>£</text:p>
          </table:table-cell>
          <table:table-cell table:style-name="ce158" table:number-columns-repeated="2"/>
          <table:table-cell table:number-columns-repeated="2" table:style-name="ce148" office:value-type="string">
            <text:p>£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61" office:value-type="string">
            <text:p>Sales Turnover</text:p>
          </table:table-cell>
          <table:table-cell table:style-name="ce161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49"/>
          <table:table-cell table:style-name="ce154" table:formula="of:=[$OpenAccounts.E44]" office:value-type="float" office:value="0">
            <text:p>0 </text:p>
          </table:table-cell>
          <table:table-cell table:style-name="ce161" office:value-type="string">
            <text:p>Investment Grants received</text:p>
          </table:table-cell>
          <table:table-cell table:style-name="ce161"/>
          <table:table-cell/>
          <table:table-cell table:style-name="ce156" table:formula="of:=-([$TrialBalance.EJ57])" office:value-type="float" office:value="-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0"/>
          <table:table-cell table:style-name="ce155" table:formula="of:=SUM([.B7:.B8])" office:value-type="float" office:value="0">
            <text:p>0 </text:p>
          </table:table-cell>
          <table:table-cell table:style-name="ce162" office:value-type="string">
            <text:p>Sales Turnover</text:p>
          </table:table-cell>
          <table:table-cell table:style-name="ce162"/>
          <table:table-cell table:style-name="ce150"/>
          <table:table-cell table:style-name="ce155" table:formula="of:=SUM([.F7:.F8])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1" table:number-columns-repeated="2"/>
          <table:table-cell table:number-columns-repeated="3"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0" table:number-columns-repeated="2"/>
          <table:table-cell table:style-name="ce163" office:value-type="string">
            <text:p>Cost of Sales</text:p>
          </table:table-cell>
          <table:table-cell table:style-name="ce163"/>
          <table:table-cell table:style-name="ce150" table:number-columns-repeated="2"/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61" office:value-type="string">
            <text:p>Opening Stock at</text:p>
          </table:table-cell>
          <table:table-cell table:style-name="ce170" table:formula="of:=[$Admin.B5]" office:value-type="date" office:date-value="2011-02-01">
            <text:p>Tuesday, February 01, 2011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61" office:value-type="string">
            <text:p>Purchases</text:p>
          </table:table-cell>
          <table:table-cell table:style-name="ce170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61" office:value-type="string">
            <text:p>Less Closing Stock at</text:p>
          </table:table-cell>
          <table:table-cell table:style-name="ce170" table:formula="of:=[.D3]" office:value-type="date" office:date-value="2012-01-31">
            <text:p>Tuesday, January 31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67"/>
          <table:table-cell table:style-name="ce146"/>
          <table:table-cell table:style-name="ce167" table:number-columns-repeated="5"/>
          <table:table-cell table:number-columns-repeated="1010"/>
        </table:table-row>
        <table:table-row table:style-name="ro10">
          <table:table-cell/>
          <table:table-cell table:style-name="ce156" table:formula="of:=[$OpenAccounts.E49]" office:value-type="float" office:value="0">
            <text:p>0 </text:p>
          </table:table-cell>
          <table:table-cell table:style-name="ce161" office:value-type="string">
            <text:p>Sub contractors</text:p>
          </table:table-cell>
          <table:table-cell table:style-name="ce161"/>
          <table:table-cell/>
          <table:table-cell table:style-name="ce156" table:formula="of:=[$TrialBalance.EJ61]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0"/>
          <table:table-cell table:style-name="ce155" table:formula="of:=SUM([.B14:.B15])" office:value-type="float" office:value="0">
            <text:p>0 </text:p>
          </table:table-cell>
          <table:table-cell table:style-name="ce162" office:value-type="string">
            <text:p>Cost of Sales</text:p>
          </table:table-cell>
          <table:table-cell table:style-name="ce162"/>
          <table:table-cell table:style-name="ce150"/>
          <table:table-cell table:style-name="ce155" table:formula="of:=SUM([.F14:.F15])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4" table:number-columns-repeated="2"/>
          <table:table-cell table:number-columns-repeated="3"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0"/>
          <table:table-cell table:style-name="ce155" table:formula="of:=[.B9]-[.B16]" office:value-type="float" office:value="0">
            <text:p>0 </text:p>
          </table:table-cell>
          <table:table-cell table:style-name="ce162" office:value-type="string">
            <text:p>Gross Profit</text:p>
          </table:table-cell>
          <table:table-cell table:style-name="ce162"/>
          <table:table-cell table:style-name="ce150"/>
          <table:table-cell table:style-name="ce155" table:formula="of:=[.F9]-[.F16]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1" table:number-columns-repeated="2"/>
          <table:table-cell table:number-columns-repeated="3"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0" table:number-columns-repeated="2"/>
          <table:table-cell table:style-name="ce163" office:value-type="string">
            <text:p>Administrative Expenses</text:p>
          </table:table-cell>
          <table:table-cell table:style-name="ce163"/>
          <table:table-cell table:style-name="ce150" table:number-columns-repeated="2"/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65" office:value-type="string">
            <text:p>Wages and Salaries</text:p>
          </table:table-cell>
          <table:table-cell table:style-name="ce165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65" office:value-type="string">
            <text:p>Directors Wages</text:p>
          </table:table-cell>
          <table:table-cell table:style-name="ce165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65" office:value-type="string">
            <text:p>National Insurance</text:p>
          </table:table-cell>
          <table:table-cell table:style-name="ce165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66" office:value-type="string">
            <text:p>Premises Rent &amp; Rates</text:p>
          </table:table-cell>
          <table:table-cell table:style-name="ce166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66" office:value-type="string">
            <text:p>Premises Light &amp; Heating</text:p>
          </table:table-cell>
          <table:table-cell table:style-name="ce166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66" office:value-type="string">
            <text:p>Distribution Transport Costs</text:p>
          </table:table-cell>
          <table:table-cell table:style-name="ce166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66" office:value-type="string">
            <text:p>Equipment Tools &amp; Plant Hire</text:p>
          </table:table-cell>
          <table:table-cell table:style-name="ce166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66" office:value-type="string">
            <text:p>Repairs &amp; Maintenance</text:p>
          </table:table-cell>
          <table:table-cell table:style-name="ce166"/>
          <table:table-cell table:style-name="ce149" table:formula="of:=[$TrialBalance.EJ72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66" office:value-type="string">
            <text:p>Consumable Materials</text:p>
          </table:table-cell>
          <table:table-cell table:style-name="ce166"/>
          <table:table-cell table:style-name="ce149" table:formula="of:=[$TrialBalance.EJ73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66" office:value-type="string">
            <text:p>Advertising &amp; Promotion</text:p>
          </table:table-cell>
          <table:table-cell table:style-name="ce166"/>
          <table:table-cell table:style-name="ce149" table:formula="of:=[$TrialBalance.EJ74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66" office:value-type="string">
            <text:p>Telephone Postage &amp; Stationery</text:p>
          </table:table-cell>
          <table:table-cell table:style-name="ce166"/>
          <table:table-cell table:style-name="ce149" table:formula="of:=[$TrialBalance.EJ75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66" office:value-type="string">
            <text:p>Travel &amp; Hotel Expenses</text:p>
          </table:table-cell>
          <table:table-cell table:style-name="ce166"/>
          <table:table-cell table:style-name="ce149" table:formula="of:=[$TrialBalance.EJ76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66" office:value-type="string">
            <text:p>Motor Vehicle Expenses</text:p>
          </table:table-cell>
          <table:table-cell table:style-name="ce166"/>
          <table:table-cell table:style-name="ce149" table:formula="of:=[$TrialBalance.EJ77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66" office:value-type="string">
            <text:p>Insurance Costs</text:p>
          </table:table-cell>
          <table:table-cell table:style-name="ce166"/>
          <table:table-cell table:style-name="ce149" table:formula="of:=[$TrialBalance.EJ78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66" office:value-type="string">
            <text:p>Leasing Charges</text:p>
          </table:table-cell>
          <table:table-cell table:style-name="ce166"/>
          <table:table-cell table:style-name="ce149" table:formula="of:=[$TrialBalance.EJ79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66" office:value-type="string">
            <text:p>Legal &amp; Professional Fees</text:p>
          </table:table-cell>
          <table:table-cell table:style-name="ce166"/>
          <table:table-cell table:style-name="ce149" table:formula="of:=[$TrialBalance.EJ80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66" office:value-type="string">
            <text:p>Bad Debts written off</text:p>
          </table:table-cell>
          <table:table-cell table:style-name="ce166"/>
          <table:table-cell table:style-name="ce149" table:formula="of:=[$TrialBalance.EJ81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66" office:value-type="string">
            <text:p>Bank Interest Paid</text:p>
          </table:table-cell>
          <table:table-cell table:style-name="ce166"/>
          <table:table-cell table:style-name="ce149" table:formula="of:=[$TrialBalance.EJ82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66" office:value-type="string">
            <text:p>Bank Charges</text:p>
          </table:table-cell>
          <table:table-cell table:style-name="ce166"/>
          <table:table-cell table:style-name="ce149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66" office:value-type="string">
            <text:p>Charitable Donations</text:p>
          </table:table-cell>
          <table:table-cell table:style-name="ce166"/>
          <table:table-cell table:style-name="ce149" table:formula="of:=[$TrialBalance.EJ84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66" office:value-type="string">
            <text:p>Goodwill written off</text:p>
          </table:table-cell>
          <table:table-cell table:style-name="ce166"/>
          <table:table-cell table:style-name="ce149" table:formula="of:=[$TrialBalance.EJ85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65" office:value-type="string">
            <text:p>Loss on disposal of assets</text:p>
          </table:table-cell>
          <table:table-cell table:style-name="ce165"/>
          <table:table-cell table:style-name="ce149" table:formula="of:=[$TrialBalance.EJ86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65" office:value-type="string">
            <text:p>Depreciation</text:p>
          </table:table-cell>
          <table:table-cell table:style-name="ce165"/>
          <table:table-cell table:style-name="ce149" table:formula="of:=[$TrialBalance.EJ87]" office:value-type="float" office:value="0">
            <text:p>0 </text:p>
          </table:table-cell>
          <table:table-cell table:number-columns-repeated="2"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0"/>
          <table:table-cell table:style-name="ce155" table:formula="of:=SUM([.A21:.A43])" office:value-type="float" office:value="0">
            <text:p>0 </text:p>
          </table:table-cell>
          <table:table-cell table:style-name="ce162" office:value-type="string">
            <text:p>Administrative Expenses</text:p>
          </table:table-cell>
          <table:table-cell table:style-name="ce162"/>
          <table:table-cell table:style-name="ce150"/>
          <table:table-cell table:style-name="ce155" table:formula="of:=SUM([.E21:.E43])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/>
          <table:table-cell table:style-name="ce156"/>
          <table:table-cell table:style-name="ce164" table:number-columns-repeated="2"/>
          <table:table-cell/>
          <table:table-cell table:style-name="ce156"/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0"/>
          <table:table-cell table:style-name="ce155" table:formula="of:=[.B18]-[.B44]" office:value-type="float" office:value="0">
            <text:p>0 </text:p>
          </table:table-cell>
          <table:table-cell table:style-name="ce162" office:value-type="string">
            <text:p>Operating Profit</text:p>
          </table:table-cell>
          <table:table-cell table:style-name="ce162"/>
          <table:table-cell table:style-name="ce150"/>
          <table:table-cell table:style-name="ce155" table:formula="of:=[.F18]-[.F44]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1" table:number-columns-repeated="2"/>
          <table:table-cell table:number-columns-repeated="3"/>
          <table:table-cell table:style-name="ce167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61" office:value-type="string">
            <text:p>Other Income</text:p>
          </table:table-cell>
          <table:table-cell table:style-name="ce161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0"/>
          <table:table-cell table:style-name="ce155" table:formula="of:=[.B46]+[.B48]" office:value-type="float" office:value="0">
            <text:p>0 </text:p>
          </table:table-cell>
          <table:table-cell table:style-name="ce163" office:value-type="string">
            <text:p>Profit (Loss) before Tax</text:p>
          </table:table-cell>
          <table:table-cell table:style-name="ce163"/>
          <table:table-cell table:style-name="ce150"/>
          <table:table-cell table:style-name="ce155" table:formula="of:=[.F46]+[.F48]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61" office:value-type="string">
            <text:p>Corporation tax</text:p>
          </table:table-cell>
          <table:table-cell table:style-name="ce161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0"/>
          <table:table-cell table:style-name="ce155" table:formula="of:=[.B49]-[.B50]" office:value-type="float" office:value="0">
            <text:p>0 </text:p>
          </table:table-cell>
          <table:table-cell table:style-name="ce163" office:value-type="string">
            <text:p>Profit (Loss) after Tax</text:p>
          </table:table-cell>
          <table:table-cell table:style-name="ce163"/>
          <table:table-cell table:style-name="ce150"/>
          <table:table-cell table:style-name="ce155" table:formula="of:=[.F49]-[.F50]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61" office:value-type="string">
            <text:p>Dividends</text:p>
          </table:table-cell>
          <table:table-cell table:style-name="ce161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/>
          <table:table-cell table:style-name="ce156"/>
          <table:table-cell table:style-name="ce161" table:number-columns-repeated="2"/>
          <table:table-cell/>
          <table:table-cell table:style-name="ce156"/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style-name="ce151" office:value-type="string">
            <text:p>£</text:p>
          </table:table-cell>
          <table:table-cell table:style-name="ce155" table:formula="of:=[.B51]-[.B52]" office:value-type="float" office:value="0">
            <text:p>0 </text:p>
          </table:table-cell>
          <table:table-cell table:style-name="ce163" office:value-type="string">
            <text:p>Retained Profit (Loss) for the year</text:p>
          </table:table-cell>
          <table:table-cell table:style-name="ce163"/>
          <table:table-cell table:style-name="ce151" office:value-type="string">
            <text:p>£</text:p>
          </table:table-cell>
          <table:table-cell table:style-name="ce155" table:formula="of:=[.F51]-[.F52]" office:value-type="float" office:value="0">
            <text:p>0 </text:p>
          </table:table-cell>
          <table:table-cell/>
          <table:table-cell table:style-name="ce16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7" table:number-columns-repeated="2"/>
          <table:table-cell table:number-columns-repeated="3"/>
          <table:table-cell table:style-name="ce16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57" table:number-columns-repeated="2"/>
          <table:table-cell table:number-columns-repeated="3"/>
          <table:table-cell table:style-name="ce167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7">
        <table:table-column table:style-name="co26" table:default-cell-style-name="ce146"/>
        <table:table-column table:style-name="co22" table:default-cell-style-name="ce146"/>
        <table:table-column table:style-name="co27" table:default-cell-style-name="ce157"/>
        <table:table-column table:style-name="co28" table:default-cell-style-name="ce157"/>
        <table:table-column table:style-name="co22" table:number-columns-repeated="2" table:default-cell-style-name="ce146"/>
        <table:table-column table:style-name="co7" table:number-columns-repeated="1018" table:default-cell-style-name="ce168"/>
        <table:table-row table:style-name="ro10">
          <table:table-cell/>
          <table:table-cell table:style-name="ce152"/>
          <table:table-cell table:style-name="ce185" office:value-type="string" table:number-columns-spanned="2" table:number-rows-spanned="1">
            <text:p>Balance Sheet</text:p>
          </table:table-cell>
          <table:covered-table-cell/>
          <table:table-cell table:style-name="ce152"/>
          <table:table-cell table:number-columns-repeated="1019"/>
        </table:table-row>
        <table:table-row table:style-name="ro10">
          <table:table-cell table:number-columns-repeated="2"/>
          <table:table-cell table:style-name="ce186" office:value-type="string">
            <text:p>as at </text:p>
          </table:table-cell>
          <table:table-cell table:style-name="ce169" table:formula="of:=[$'PubP&amp;L'.D3]" office:value-type="date" office:date-value="2012-01-31">
            <text:p>Tuesday, January 31, 201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87" table:number-columns-repeated="2"/>
          <table:table-cell table:number-columns-repeated="1020"/>
        </table:table-row>
        <table:table-row table:style-name="ro11">
          <table:table-cell table:style-name="ce147" table:formula="of:=[$'PubP&amp;L'.A5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188" table:number-columns-repeated="2"/>
          <table:table-cell table:style-name="ce147" table:formula="of:=[$'PubP&amp;L'.E5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148" office:value-type="string">
            <text:p>£</text:p>
          </table:table-cell>
          <table:table-cell table:number-columns-repeated="2"/>
          <table:table-cell table:number-columns-repeated="2" table:style-name="ce148" office:value-type="string">
            <text:p>£</text:p>
          </table:table-cell>
          <table:table-cell table:style-name="ce171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73"/>
          <table:table-cell table:style-name="ce175" table:formula="of:=SUM([$TrialBalance.D6:.D17])" office:value-type="float" office:value="0">
            <text:p>0 </text:p>
          </table:table-cell>
          <table:table-cell table:style-name="ce189" office:value-type="string">
            <text:p>Fixed Assets</text:p>
          </table:table-cell>
          <table:table-cell table:style-name="ce189"/>
          <table:table-cell table:style-name="ce173"/>
          <table:table-cell table:style-name="ce175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73"/>
          <table:table-cell table:style-name="ce177"/>
          <table:table-cell office:value-type="string">
            <text:p>Tangible assets (note 1)</text:p>
          </table:table-cell>
          <table:table-cell/>
          <table:table-cell table:style-name="ce173"/>
          <table:table-cell table:style-name="ce177"/>
          <table:table-cell table:number-columns-repeated="1018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number-columns-repeated="2"/>
          <table:table-cell table:style-name="ce189" office:value-type="string">
            <text:p>Current Assets</text:p>
          </table:table-cell>
          <table:table-cell table:style-name="ce189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formula="of:=[$TrialBalance.D19]" office:value-type="float" office:value="0">
            <text:p>0 </text:p>
          </table:table-cell>
          <table:table-cell table:style-name="ce173"/>
          <table:table-cell office:value-type="string">
            <text:p>Stock at cost</text:p>
          </table:table-cell>
          <table:table-cell/>
          <table:table-cell table:style-name="ce173" table:formula="of:=[$TrialBalance.EJ19]" office:value-type="float" office:value="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3" table:formula="of:=[$TrialBalance.D20]" office:value-type="float" office:value="0">
            <text:p>0 </text:p>
          </table:table-cell>
          <table:table-cell table:style-name="ce173"/>
          <table:table-cell office:value-type="string">
            <text:p>Trade Debtors</text:p>
          </table:table-cell>
          <table:table-cell/>
          <table:table-cell table:style-name="ce173" table:formula="of:=[$TrialBalance.EJ20]" office:value-type="float" office:value="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4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73"/>
          <table:table-cell office:value-type="string">
            <text:p>Cash at bank and in hand</text:p>
          </table:table-cell>
          <table:table-cell/>
          <table:table-cell table:style-name="ce174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5" table:formula="of:=SUM([.A11:.A13])" office:value-type="float" office:value="0">
            <text:p>0 </text:p>
          </table:table-cell>
          <table:table-cell table:style-name="ce177"/>
          <table:table-cell table:style-name="ce189" office:value-type="string">
            <text:p>Current Assets</text:p>
          </table:table-cell>
          <table:table-cell table:style-name="ce189"/>
          <table:table-cell table:style-name="ce175" table:formula="of:=SUM([.E11:.E13])" office:value-type="float" office:value="0">
            <text:p>0 </text:p>
          </table:table-cell>
          <table:table-cell table:style-name="ce177"/>
          <table:table-cell table:style-name="ce193" table:number-columns-repeated="1018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number-columns-repeated="2"/>
          <table:table-cell table:style-name="ce189" office:value-type="string">
            <text:p>Current Liabilities (due within one year)</text:p>
          </table:table-cell>
          <table:table-cell table:style-name="ce189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formula="of:=-SUM([$TrialBalance.D28:.D31])" office:value-type="float" office:value="-0">
            <text:p>0 </text:p>
          </table:table-cell>
          <table:table-cell table:style-name="ce173"/>
          <table:table-cell office:value-type="string">
            <text:p>Trade Creditors</text:p>
          </table:table-cell>
          <table:table-cell/>
          <table:table-cell table:style-name="ce173" table:formula="of:=-SUM([$TrialBalance.EJ28:.EJ31])" office:value-type="float" office:value="-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6" table:formula="of:=-[$TrialBalance.D35]" office:value-type="float" office:value="0">
            <text:p>0 </text:p>
          </table:table-cell>
          <table:table-cell table:style-name="ce173"/>
          <table:table-cell office:value-type="string">
            <text:p>Corporation Tax</text:p>
          </table:table-cell>
          <table:table-cell/>
          <table:table-cell table:style-name="ce176" table:formula="of:=-[$TrialBalance.EJ35]" office:value-type="float" office:value="-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3" table:formula="of:=-SUM([$TrialBalance.D32:.D34])" office:value-type="float" office:value="-0">
            <text:p>0 </text:p>
          </table:table-cell>
          <table:table-cell table:style-name="ce173"/>
          <table:table-cell office:value-type="string">
            <text:p>Taxation and Social Security</text:p>
          </table:table-cell>
          <table:table-cell/>
          <table:table-cell table:style-name="ce173" table:formula="of:=-SUM([$TrialBalance.EJ32:.EJ34])" office:value-type="float" office:value="-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4" table:formula="of:=IF(SUM([$TrialBalance.D22:.D24])&lt;0;-SUM([$TrialBalance.D22:.D24]);0)" office:value-type="float" office:value="0">
            <text:p>0 </text:p>
          </table:table-cell>
          <table:table-cell table:style-name="ce173"/>
          <table:table-cell office:value-type="string">
            <text:p>Bank Overdraft</text:p>
          </table:table-cell>
          <table:table-cell/>
          <table:table-cell table:style-name="ce174" table:formula="of:=IF(SUM([$TrialBalance.EJ22:.EJ24])&lt;0;-SUM([$TrialBalance.EJ22:.EJ24]);0)" office:value-type="float" office:value="0">
            <text:p>0 </text:p>
          </table:table-cell>
          <table:table-cell table:style-name="ce173"/>
          <table:table-cell/>
          <table:table-cell table:style-name="ce193" table:number-columns-repeated="1017"/>
        </table:table-row>
        <table:table-row table:style-name="ro10">
          <table:table-cell table:style-name="ce175" table:formula="of:=SUM([.A17:.A20])" office:value-type="float" office:value="0">
            <text:p>0 </text:p>
          </table:table-cell>
          <table:table-cell table:style-name="ce177"/>
          <table:table-cell table:style-name="ce189" office:value-type="string">
            <text:p>Current Liabilities</text:p>
          </table:table-cell>
          <table:table-cell table:style-name="ce189"/>
          <table:table-cell table:style-name="ce175" table:formula="of:=SUM([.E17:.E20])" office:value-type="float" office:value="0">
            <text:p>0 </text:p>
          </table:table-cell>
          <table:table-cell table:style-name="ce177"/>
          <table:table-cell table:style-name="ce193"/>
          <table:table-cell table:number-columns-repeated="1017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/>
          <table:table-cell table:style-name="ce193" table:number-columns-repeated="1017"/>
        </table:table-row>
        <table:table-row table:style-name="ro10">
          <table:table-cell table:style-name="ce177"/>
          <table:table-cell table:style-name="ce175" table:formula="of:=[.A14]-[.A21]" office:value-type="float" office:value="0">
            <text:p>0 </text:p>
          </table:table-cell>
          <table:table-cell table:style-name="ce189" office:value-type="string">
            <text:p>Net Current Assets</text:p>
          </table:table-cell>
          <table:table-cell table:style-name="ce189"/>
          <table:table-cell table:style-name="ce177"/>
          <table:table-cell table:style-name="ce175" table:formula="of:=[.E14]-[.E21]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/>
          <table:table-cell table:style-name="ce193" table:number-columns-repeated="1017"/>
        </table:table-row>
        <table:table-row table:style-name="ro10">
          <table:table-cell table:style-name="ce177"/>
          <table:table-cell table:style-name="ce177" table:formula="of:=[$TrialBalance.D37]" office:value-type="float" office:value="0">
            <text:p>0 </text:p>
          </table:table-cell>
          <table:table-cell table:style-name="ce189" office:value-type="string">
            <text:p>Long Term Debtor (repayable within 3 - 5 years)</text:p>
          </table:table-cell>
          <table:table-cell table:style-name="ce189"/>
          <table:table-cell table:style-name="ce177"/>
          <table:table-cell table:style-name="ce175" table:formula="of:=[$TrialBalance.EJ37]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style-name="ce173"/>
          <table:table-cell table:style-name="ce174"/>
          <table:table-cell table:number-columns-repeated="2"/>
          <table:table-cell table:style-name="ce173"/>
          <table:table-cell table:style-name="ce174"/>
          <table:table-cell/>
          <table:table-cell table:style-name="ce193" table:number-columns-repeated="7"/>
          <table:table-cell/>
          <table:table-cell table:style-name="ce193" table:number-columns-repeated="1009"/>
        </table:table-row>
        <table:table-row table:style-name="ro10">
          <table:table-cell table:style-name="ce177"/>
          <table:table-cell table:style-name="ce175" table:formula="of:=SUM([.B7:.B26])" office:value-type="float" office:value="0">
            <text:p>0 </text:p>
          </table:table-cell>
          <table:table-cell table:style-name="ce189" office:value-type="string">
            <text:p>Total assets less current liabilities</text:p>
          </table:table-cell>
          <table:table-cell table:style-name="ce189"/>
          <table:table-cell table:style-name="ce177"/>
          <table:table-cell table:style-name="ce175" table:formula="of:=SUM([.F7:.F26])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8"/>
          <table:table-cell table:style-name="ce193"/>
          <table:table-cell table:number-columns-repeated="1009"/>
        </table:table-row>
        <table:table-row table:style-name="ro10">
          <table:table-cell table:style-name="ce173" table:number-columns-repeated="2"/>
          <table:table-cell table:style-name="ce189" office:value-type="string">
            <text:p>Other Creditors</text:p>
          </table:table-cell>
          <table:table-cell table:style-name="ce189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formula="of:=-[$TrialBalance.D39]" office:value-type="float" office:value="0">
            <text:p>0 </text:p>
          </table:table-cell>
          <table:table-cell table:style-name="ce173"/>
          <table:table-cell office:value-type="string">
            <text:p>Directors Loan Account</text:p>
          </table:table-cell>
          <table:table-cell/>
          <table:table-cell table:style-name="ce173" table:formula="of:=-[$TrialBalance.EJ39]" office:value-type="float" office:value="-0">
            <text:p>0 </text:p>
          </table:table-cell>
          <table:table-cell table:style-name="ce173"/>
          <table:table-cell/>
          <table:table-cell table:style-name="ce193" table:number-columns-repeated="7"/>
          <table:table-cell/>
          <table:table-cell table:style-name="ce193" table:number-columns-repeated="1009"/>
        </table:table-row>
        <table:table-row table:style-name="ro10">
          <table:table-cell table:style-name="ce173" table:formula="of:=-[$TrialBalance.D40]" office:value-type="float" office:value="0">
            <text:p>0 </text:p>
          </table:table-cell>
          <table:table-cell table:style-name="ce177"/>
          <table:table-cell table:style-name="ce189" office:value-type="string">
            <text:p>Creditors (falling due after more than one year)</text:p>
          </table:table-cell>
          <table:table-cell table:style-name="ce189"/>
          <table:table-cell table:style-name="ce173" table:formula="of:=-[$TrialBalance.EJ40]" office:value-type="float" office:value="-0">
            <text:p>0 </text:p>
          </table:table-cell>
          <table:table-cell table:style-name="ce177"/>
          <table:table-cell table:style-name="ce193"/>
          <table:table-cell table:number-columns-repeated="7"/>
          <table:table-cell table:style-name="ce193"/>
          <table:table-cell table:number-columns-repeated="1009"/>
        </table:table-row>
        <table:table-row table:style-name="ro10">
          <table:table-cell table:style-name="ce173"/>
          <table:table-cell table:style-name="ce175" table:formula="of:=SUM([.A30:.A31])" office:value-type="float" office:value="0">
            <text:p>0 </text:p>
          </table:table-cell>
          <table:table-cell table:number-columns-repeated="2"/>
          <table:table-cell table:style-name="ce173"/>
          <table:table-cell table:style-name="ce175" table:formula="of:=SUM([.E30:.E31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73"/>
          <table:table-cell table:style-name="ce174"/>
          <table:table-cell table:number-columns-repeated="2"/>
          <table:table-cell table:style-name="ce173"/>
          <table:table-cell table:style-name="ce174"/>
          <table:table-cell/>
          <table:table-cell table:style-name="ce193" table:number-columns-repeated="7"/>
          <table:table-cell/>
          <table:table-cell table:style-name="ce193" table:number-columns-repeated="1009"/>
        </table:table-row>
        <table:table-row table:style-name="ro10">
          <table:table-cell table:style-name="ce177" office:value-type="string">
            <text:p>£</text:p>
          </table:table-cell>
          <table:table-cell table:style-name="ce175" table:formula="of:=[.B27]-[.B32]" office:value-type="float" office:value="0">
            <text:p>0 </text:p>
          </table:table-cell>
          <table:table-cell table:style-name="ce189" office:value-type="string">
            <text:p>Net Assets</text:p>
          </table:table-cell>
          <table:table-cell table:style-name="ce189"/>
          <table:table-cell table:style-name="ce177" office:value-type="string">
            <text:p>£</text:p>
          </table:table-cell>
          <table:table-cell table:style-name="ce175" table:formula="of:=[.F27]-[.F32]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number-columns-repeated="2"/>
          <table:table-cell table:style-name="ce189" office:value-type="string">
            <text:p>Capital and Reserves</text:p>
          </table:table-cell>
          <table:table-cell table:style-name="ce189"/>
          <table:table-cell table:style-name="ce173" table:number-columns-repeated="2"/>
          <table:table-cell table:number-columns-repeated="8"/>
          <table:table-cell table:style-name="ce167"/>
          <table:table-cell table:number-columns-repeated="1009"/>
        </table:table-row>
        <table:table-row table:style-name="ro10">
          <table:table-cell table:style-name="ce173"/>
          <table:table-cell table:style-name="ce173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73"/>
          <table:table-cell table:style-name="ce173" table:formula="of:=-[$TrialBalance.EJ42]" office:value-type="float" office:value="-0">
            <text:p>0 </text:p>
          </table:table-cell>
          <table:table-cell table:number-columns-repeated="8"/>
          <table:table-cell table:style-name="ce193"/>
          <table:table-cell table:number-columns-repeated="1009"/>
        </table:table-row>
        <table:table-row table:style-name="ro10">
          <table:table-cell table:style-name="ce173"/>
          <table:table-cell table:style-name="ce173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73"/>
          <table:table-cell table:style-name="ce173" table:formula="of:=-[$TrialBalance.EJ43]" office:value-type="float" office:value="-0">
            <text:p>0 </text:p>
          </table:table-cell>
          <table:table-cell/>
          <table:table-cell table:style-name="ce167" table:number-columns-repeated="7"/>
          <table:table-cell/>
          <table:table-cell table:style-name="ce167" table:number-columns-repeated="1009"/>
        </table:table-row>
        <table:table-row table:style-name="ro10">
          <table:table-cell table:style-name="ce173"/>
          <table:table-cell table:style-name="ce173" table:formula="of:=-[$TrialBalance.D44]" office:value-type="float" office:value="0">
            <text:p>0 </text:p>
          </table:table-cell>
          <table:table-cell table:style-name="ce161" office:value-type="string">
            <text:p>Capital Reserves</text:p>
          </table:table-cell>
          <table:table-cell table:style-name="ce161"/>
          <table:table-cell table:style-name="ce173"/>
          <table:table-cell table:style-name="ce173" table:formula="of:=-[$TrialBalance.EJ44]" office:value-type="float" office:value="-0">
            <text:p>0 </text:p>
          </table:table-cell>
          <table:table-cell table:style-name="ce167"/>
          <table:table-cell table:style-name="ce193" table:number-columns-repeated="7"/>
          <table:table-cell/>
          <table:table-cell table:style-name="ce193" table:number-columns-repeated="1009"/>
        </table:table-row>
        <table:table-row table:style-name="ro10">
          <table:table-cell table:style-name="ce177" office:value-type="string">
            <text:p>£</text:p>
          </table:table-cell>
          <table:table-cell table:style-name="ce175" table:formula="of:=SUM([.B37:.B39])" office:value-type="float" office:value="0">
            <text:p>0 </text:p>
          </table:table-cell>
          <table:table-cell table:style-name="ce189" office:value-type="string">
            <text:p>Shareholders' Funds</text:p>
          </table:table-cell>
          <table:table-cell table:style-name="ce189"/>
          <table:table-cell table:style-name="ce177" office:value-type="string">
            <text:p>£</text:p>
          </table:table-cell>
          <table:table-cell table:style-name="ce175" table:formula="of:=SUM([.F37:.F39])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78" office:value-type="string">
            <text:p>For year end</text:p>
          </table:table-cell>
          <table:table-cell table:style-name="ce184" table:formula="of:=[.D2]" office:value-type="date" office:date-value="2012-01-31">
            <text:p>31/01/2012</text:p>
          </table:table-cell>
          <table:table-cell table:style-name="ce190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68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11">
          <table:table-cell table:style-name="ce180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20">
          <table:table-cell table:style-name="ce179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20">
          <table:table-cell table:style-name="ce179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20">
          <table:table-cell table:style-name="ce179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20">
          <table:table-cell table:style-name="ce179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20">
          <table:table-cell table:style-name="ce181" office:value-type="string" table:number-columns-spanned="5" table:number-rows-spanned="1">
            <text:p>e) <text:s/>T<text:span text:style-name="T1">he </text:span><text:span text:style-name="T1">accounts </text:span><text:span text:style-name="T1">have been </text:span><text:span text:style-name="T1">prepared </text:span><text:span text:style-name="T1">in </text:span><text:span text:style-name="T1">accordanc</text:span><text:span text:style-name="T1">e with the </text:span><text:span text:style-name="T1">special </text:span><text:span text:style-name="T1">provisions </text:span><text:span text:style-name="T1">of the </text:span><text:span text:style-name="T1">Companie</text:span><text:span text:style-name="T1">s Act </text:span><text:span text:style-name="T1">relating to </text:span><text:span text:style-name="T1">small </text:span>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68"/>
          <table:table-cell table:number-columns-repeated="1018"/>
        </table:table-row>
        <table:table-row table:style-name="ro10">
          <table:table-cell table:style-name="ce182" table:number-columns-repeated="2"/>
          <table:table-cell table:style-name="ce191" table:number-columns-repeated="2"/>
          <table:table-cell table:style-name="ce182"/>
          <table:table-cell table:number-columns-repeated="1019"/>
        </table:table-row>
        <table:table-row table:style-name="ro11">
          <table:table-cell table:style-name="ce183" office:value-type="string" table:number-columns-spanned="2" table:number-rows-spanned="1">
            <text:p>Director's Signature</text:p>
          </table:table-cell>
          <table:covered-table-cell/>
          <table:table-cell table:style-name="ce191" table:number-columns-repeated="2"/>
          <table:table-cell table:style-name="ce182"/>
          <table:table-cell table:number-columns-repeated="1019"/>
        </table:table-row>
        <table:table-row table:style-name="ro11">
          <table:table-cell table:style-name="ce183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83" office:value-type="string" table:number-columns-spanned="2" table:number-rows-spanned="1">
            <text:p>Date Signed</text:p>
          </table:table-cell>
          <table:covered-table-cell/>
          <table:table-cell table:style-name="ce192" table:formula="of:=TODAY()" office:value-type="date" office:date-value="2011-02-27">
            <text:p>Sunday, February 27, 2011</text:p>
          </table:table-cell>
          <table:table-cell table:style-name="ce192"/>
          <table:table-cell table:number-columns-repeated="1020"/>
        </table:table-row>
        <table:table-row table:style-name="ro10">
          <table:table-cell table:style-name="ce173" table:number-columns-repeated="2"/>
          <table:table-cell table:number-columns-repeated="1022"/>
        </table:table-row>
        <table:table-row table:style-name="ro11">
          <table:table-cell table:style-name="ce183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82"/>
          <table:table-cell table:number-columns-repeated="1019"/>
        </table:table-row>
        <table:table-row table:style-name="ro11">
          <table:table-cell table:style-name="ce183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73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73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73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8">
        <table:table-column table:style-name="co29" table:default-cell-style-name="ce161"/>
        <table:table-column table:style-name="co22" table:number-columns-repeated="6" table:default-cell-style-name="ce167"/>
        <table:table-column table:style-name="co7" table:number-columns-repeated="1017" table:default-cell-style-name="ce168"/>
        <table:table-row table:style-name="ro10">
          <table:table-cell table:style-name="ce163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63" office:value-type="string">
            <text:p>1. Tangible Assets</text:p>
          </table:table-cell>
          <table:table-cell table:number-columns-repeated="1023"/>
        </table:table-row>
        <table:table-row table:style-name="ro22">
          <table:table-cell table:style-name="ce194"/>
          <table:table-cell table:style-name="ce197" office:value-type="string" table:number-columns-spanned="1" table:number-rows-spanned="2">
            <text:p>Land and Buildings</text:p>
          </table:table-cell>
          <table:table-cell table:style-name="ce197" office:value-type="string" table:number-columns-spanned="1" table:number-rows-spanned="2">
            <text:p>Plant and Machinery</text:p>
          </table:table-cell>
          <table:table-cell table:style-name="ce197" office:value-type="string" table:number-columns-spanned="1" table:number-rows-spanned="2">
            <text:p>Fixtures &amp; Fittings</text:p>
          </table:table-cell>
          <table:table-cell table:style-name="ce197" office:value-type="string" table:number-columns-spanned="1" table:number-rows-spanned="2">
            <text:p>Computer Equipment</text:p>
          </table:table-cell>
          <table:table-cell table:style-name="ce197" office:value-type="string" table:number-columns-spanned="1" table:number-rows-spanned="2">
            <text:p>Motor <text:s text:c="3"/>Vehicles</text:p>
          </table:table-cell>
          <table:table-cell table:style-name="ce197" office:value-type="string" table:number-columns-spanned="1" table:number-rows-spanned="2">
            <text:p>Total Tangible Assets</text:p>
          </table:table-cell>
          <table:table-cell table:style-name="ce171" table:number-columns-repeated="1017"/>
        </table:table-row>
        <table:table-row table:style-name="ro23">
          <table:table-cell table:style-name="ce194"/>
          <table:covered-table-cell table:number-columns-repeated="6"/>
          <table:table-cell table:style-name="ce171" table:number-columns-repeated="1017"/>
        </table:table-row>
        <table:table-row table:style-name="ro10">
          <table:table-cell/>
          <table:table-cell table:number-columns-repeated="6" table:style-name="ce194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63" office:value-type="string">
            <text:p>Original Cost</text:p>
          </table:table-cell>
          <table:table-cell table:style-name="ce194" table:number-columns-repeated="6"/>
          <table:table-cell table:number-columns-repeated="1017"/>
        </table:table-row>
        <table:table-row table:style-name="ro10">
          <table:table-cell table:style-name="ce195" table:formula="of:=[$Admin.B5]" office:value-type="date" office:date-value="2011-02-01">
            <text:p>Tuesday, February 01, 2011</text:p>
          </table:table-cell>
          <table:table-cell table:style-name="ce164" table:formula="of:=IF(['file:///C:/Users/Antony/diy/GB%20Accounts/GB%20Accounts%202012/GB%20Accounts%20Company%202012-01-31%20(Jan12)%20OpenOffice/Fixedassets.ods'#$Schedule.$E$11]&gt;0;['file:///C:/Users/Antony/diy/GB%20Accounts/GB%20Accounts%202012/GB%20Accounts%20Company%202012-01-31%20(Jan12)%20OpenOffice/Fixedassets.ods'#$Schedule.$E$11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E$22]&gt;0;['file:///C:/Users/Antony/diy/GB%20Accounts/GB%20Accounts%202012/GB%20Accounts%20Company%202012-01-31%20(Jan12)%20OpenOffice/Fixedassets.ods'#$Schedule.$E$22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E$30]&gt;0;['file:///C:/Users/Antony/diy/GB%20Accounts/GB%20Accounts%202012/GB%20Accounts%20Company%202012-01-31%20(Jan12)%20OpenOffice/Fixedassets.ods'#$Schedule.$E$30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E$41]&gt;0;['file:///C:/Users/Antony/diy/GB%20Accounts/GB%20Accounts%202012/GB%20Accounts%20Company%202012-01-31%20(Jan12)%20OpenOffice/Fixedassets.ods'#$Schedule.$E$41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E$55]&gt;0;['file:///C:/Users/Antony/diy/GB%20Accounts/GB%20Accounts%202012/GB%20Accounts%20Company%202012-01-31%20(Jan12)%20OpenOffice/Fixedassets.ods'#$Schedule.$E$55];0)" office:value-type="float" office:value="0">
            <text:p>0</text:p>
          </table:table-cell>
          <table:table-cell table:style-name="ce164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64" table:formula="of:=IF(['file:///C:/Users/Antony/diy/GB%20Accounts/GB%20Accounts%202012/GB%20Accounts%20Company%202012-01-31%20(Jan12)%20OpenOffice/Fixedassets.ods'#$Schedule.$E$64]&gt;0;['file:///C:/Users/Antony/diy/GB%20Accounts/GB%20Accounts%202012/GB%20Accounts%20Company%202012-01-31%20(Jan12)%20OpenOffice/Fixedassets.ods'#$Schedule.$E$64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E$75]&gt;0;['file:///C:/Users/Antony/diy/GB%20Accounts/GB%20Accounts%202012/GB%20Accounts%20Company%202012-01-31%20(Jan12)%20OpenOffice/Fixedassets.ods'#$Schedule.$E$75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E$83]&gt;0;['file:///C:/Users/Antony/diy/GB%20Accounts/GB%20Accounts%202012/GB%20Accounts%20Company%202012-01-31%20(Jan12)%20OpenOffice/Fixedassets.ods'#$Schedule.$E$83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E$94]&gt;0;['file:///C:/Users/Antony/diy/GB%20Accounts/GB%20Accounts%202012/GB%20Accounts%20Company%202012-01-31%20(Jan12)%20OpenOffice/Fixedassets.ods'#$Schedule.$E$94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E$108]&gt;0;['file:///C:/Users/Antony/diy/GB%20Accounts/GB%20Accounts%202012/GB%20Accounts%20Company%202012-01-31%20(Jan12)%20OpenOffice/Fixedassets.ods'#$Schedule.$E$108];0)" office:value-type="float" office:value="0">
            <text:p>0</text:p>
          </table:table-cell>
          <table:table-cell table:style-name="ce164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64" table:formula="of:=IF((['file:///C:/Users/Antony/diy/GB%20Accounts/GB%20Accounts%202012/GB%20Accounts%20Company%202012-01-31%20(Jan12)%20OpenOffice/Fixedassets.ods'#$Schedule.$W$11]+['file:///C:/Users/Antony/diy/GB%20Accounts/GB%20Accounts%202012/GB%20Accounts%20Company%202012-01-31%20(Jan12)%20OpenOffice/Fixedassets.ods'#$Schedule.$W$64])&gt;0;['file:///C:/Users/Antony/diy/GB%20Accounts/GB%20Accounts%202012/GB%20Accounts%20Company%202012-01-31%20(Jan12)%20OpenOffice/Fixedassets.ods'#$Schedule.$W$11]+['file:///C:/Users/Antony/diy/GB%20Accounts/GB%20Accounts%202012/GB%20Accounts%20Company%202012-01-31%20(Jan12)%20OpenOffice/Fixedassets.ods'#$Schedule.$W$64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W$22]+['file:///C:/Users/Antony/diy/GB%20Accounts/GB%20Accounts%202012/GB%20Accounts%20Company%202012-01-31%20(Jan12)%20OpenOffice/Fixedassets.ods'#$Schedule.$W$75])&gt;0;['file:///C:/Users/Antony/diy/GB%20Accounts/GB%20Accounts%202012/GB%20Accounts%20Company%202012-01-31%20(Jan12)%20OpenOffice/Fixedassets.ods'#$Schedule.$W$22]+['file:///C:/Users/Antony/diy/GB%20Accounts/GB%20Accounts%202012/GB%20Accounts%20Company%202012-01-31%20(Jan12)%20OpenOffice/Fixedassets.ods'#$Schedule.$W$75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W$30]+['file:///C:/Users/Antony/diy/GB%20Accounts/GB%20Accounts%202012/GB%20Accounts%20Company%202012-01-31%20(Jan12)%20OpenOffice/Fixedassets.ods'#$Schedule.$W$83])&gt;0;['file:///C:/Users/Antony/diy/GB%20Accounts/GB%20Accounts%202012/GB%20Accounts%20Company%202012-01-31%20(Jan12)%20OpenOffice/Fixedassets.ods'#$Schedule.$W$30]+['file:///C:/Users/Antony/diy/GB%20Accounts/GB%20Accounts%202012/GB%20Accounts%20Company%202012-01-31%20(Jan12)%20OpenOffice/Fixedassets.ods'#$Schedule.$W$83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W$41]+['file:///C:/Users/Antony/diy/GB%20Accounts/GB%20Accounts%202012/GB%20Accounts%20Company%202012-01-31%20(Jan12)%20OpenOffice/Fixedassets.ods'#$Schedule.$W$94])&gt;0;['file:///C:/Users/Antony/diy/GB%20Accounts/GB%20Accounts%202012/GB%20Accounts%20Company%202012-01-31%20(Jan12)%20OpenOffice/Fixedassets.ods'#$Schedule.$W$41]+['file:///C:/Users/Antony/diy/GB%20Accounts/GB%20Accounts%202012/GB%20Accounts%20Company%202012-01-31%20(Jan12)%20OpenOffice/Fixedassets.ods'#$Schedule.$W$94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W$55]+['file:///C:/Users/Antony/diy/GB%20Accounts/GB%20Accounts%202012/GB%20Accounts%20Company%202012-01-31%20(Jan12)%20OpenOffice/Fixedassets.ods'#$Schedule.$W$108])&gt;0;['file:///C:/Users/Antony/diy/GB%20Accounts/GB%20Accounts%202012/GB%20Accounts%20Company%202012-01-31%20(Jan12)%20OpenOffice/Fixedassets.ods'#$Schedule.$W$55]+['file:///C:/Users/Antony/diy/GB%20Accounts/GB%20Accounts%202012/GB%20Accounts%20Company%202012-01-31%20(Jan12)%20OpenOffice/Fixedassets.ods'#$Schedule.$W$108];0)" office:value-type="float" office:value="0">
            <text:p>0</text:p>
          </table:table-cell>
          <table:table-cell table:style-name="ce164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95" table:formula="of:=[$'PubP&amp;L'.D3]" office:value-type="date" office:date-value="2012-01-31">
            <text:p>Tuesday, January 31, 2012</text:p>
          </table:table-cell>
          <table:table-cell table:style-name="ce164" table:formula="of:=[.B8]+[.B9]-[.B10]" office:value-type="float" office:value="0">
            <text:p>0</text:p>
          </table:table-cell>
          <table:table-cell table:style-name="ce164" table:formula="of:=[.C8]+[.C9]-[.C10]" office:value-type="float" office:value="0">
            <text:p>0</text:p>
          </table:table-cell>
          <table:table-cell table:style-name="ce164" table:formula="of:=[.D8]+[.D9]-[.D10]" office:value-type="float" office:value="0">
            <text:p>0</text:p>
          </table:table-cell>
          <table:table-cell table:style-name="ce164" table:formula="of:=[.E8]+[.E9]-[.E10]" office:value-type="float" office:value="0">
            <text:p>0</text:p>
          </table:table-cell>
          <table:table-cell table:style-name="ce164" table:formula="of:=[.F8]+[.F9]-[.F10]" office:value-type="float" office:value="0">
            <text:p>0</text:p>
          </table:table-cell>
          <table:table-cell table:style-name="ce164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64" table:number-columns-repeated="6"/>
          <table:table-cell table:number-columns-repeated="1017"/>
        </table:table-row>
        <table:table-row table:style-name="ro10">
          <table:table-cell table:style-name="ce163" office:value-type="string">
            <text:p>Depreciation</text:p>
          </table:table-cell>
          <table:table-cell table:style-name="ce164" table:number-columns-repeated="6"/>
          <table:table-cell table:number-columns-repeated="1017"/>
        </table:table-row>
        <table:table-row table:style-name="ro10">
          <table:table-cell table:style-name="ce195" table:formula="of:=[.A8]" office:value-type="date" office:date-value="2011-02-01">
            <text:p>Tuesday, February 01, 2011</text:p>
          </table:table-cell>
          <table:table-cell table:style-name="ce164" table:formula="of:=IF(['file:///C:/Users/Antony/diy/GB%20Accounts/GB%20Accounts%202012/GB%20Accounts%20Company%202012-01-31%20(Jan12)%20OpenOffice/Fixedassets.ods'#$Schedule.$F$11]&gt;0;['file:///C:/Users/Antony/diy/GB%20Accounts/GB%20Accounts%202012/GB%20Accounts%20Company%202012-01-31%20(Jan12)%20OpenOffice/Fixedassets.ods'#$Schedule.$F$11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F$22]&gt;0;['file:///C:/Users/Antony/diy/GB%20Accounts/GB%20Accounts%202012/GB%20Accounts%20Company%202012-01-31%20(Jan12)%20OpenOffice/Fixedassets.ods'#$Schedule.$F$22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F$30]&gt;0;['file:///C:/Users/Antony/diy/GB%20Accounts/GB%20Accounts%202012/GB%20Accounts%20Company%202012-01-31%20(Jan12)%20OpenOffice/Fixedassets.ods'#$Schedule.$F$30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F$41]&gt;0;['file:///C:/Users/Antony/diy/GB%20Accounts/GB%20Accounts%202012/GB%20Accounts%20Company%202012-01-31%20(Jan12)%20OpenOffice/Fixedassets.ods'#$Schedule.$F$41];0)" office:value-type="float" office:value="0">
            <text:p>0</text:p>
          </table:table-cell>
          <table:table-cell table:style-name="ce164" table:formula="of:=IF(['file:///C:/Users/Antony/diy/GB%20Accounts/GB%20Accounts%202012/GB%20Accounts%20Company%202012-01-31%20(Jan12)%20OpenOffice/Fixedassets.ods'#$Schedule.$F$55]&gt;0;['file:///C:/Users/Antony/diy/GB%20Accounts/GB%20Accounts%202012/GB%20Accounts%20Company%202012-01-31%20(Jan12)%20OpenOffice/Fixedassets.ods'#$Schedule.$F$55];0)" office:value-type="float" office:value="0">
            <text:p>0</text:p>
          </table:table-cell>
          <table:table-cell table:style-name="ce164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64" table:formula="of:=IF((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)&gt;0;['file:///C:/Users/Antony/diy/GB%20Accounts/GB%20Accounts%202012/GB%20Accounts%20Company%202012-01-31%20(Jan12)%20OpenOffice/Fixedassets.ods'#$Schedule.$I$11]+['file:///C:/Users/Antony/diy/GB%20Accounts/GB%20Accounts%202012/GB%20Accounts%20Company%202012-01-31%20(Jan12)%20OpenOffice/Fixedassets.ods'#$Schedule.$I$64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)&gt;0;['file:///C:/Users/Antony/diy/GB%20Accounts/GB%20Accounts%202012/GB%20Accounts%20Company%202012-01-31%20(Jan12)%20OpenOffice/Fixedassets.ods'#$Schedule.$I$22]+['file:///C:/Users/Antony/diy/GB%20Accounts/GB%20Accounts%202012/GB%20Accounts%20Company%202012-01-31%20(Jan12)%20OpenOffice/Fixedassets.ods'#$Schedule.$I$75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)&gt;0;['file:///C:/Users/Antony/diy/GB%20Accounts/GB%20Accounts%202012/GB%20Accounts%20Company%202012-01-31%20(Jan12)%20OpenOffice/Fixedassets.ods'#$Schedule.$I$30]+['file:///C:/Users/Antony/diy/GB%20Accounts/GB%20Accounts%202012/GB%20Accounts%20Company%202012-01-31%20(Jan12)%20OpenOffice/Fixedassets.ods'#$Schedule.$I$83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)&gt;0;['file:///C:/Users/Antony/diy/GB%20Accounts/GB%20Accounts%202012/GB%20Accounts%20Company%202012-01-31%20(Jan12)%20OpenOffice/Fixedassets.ods'#$Schedule.$I$41]+['file:///C:/Users/Antony/diy/GB%20Accounts/GB%20Accounts%202012/GB%20Accounts%20Company%202012-01-31%20(Jan12)%20OpenOffice/Fixedassets.ods'#$Schedule.$I$94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)&gt;0;['file:///C:/Users/Antony/diy/GB%20Accounts/GB%20Accounts%202012/GB%20Accounts%20Company%202012-01-31%20(Jan12)%20OpenOffice/Fixedassets.ods'#$Schedule.$I$55]+['file:///C:/Users/Antony/diy/GB%20Accounts/GB%20Accounts%202012/GB%20Accounts%20Company%202012-01-31%20(Jan12)%20OpenOffice/Fixedassets.ods'#$Schedule.$I$108];0)" office:value-type="float" office:value="0">
            <text:p>0</text:p>
          </table:table-cell>
          <table:table-cell table:style-name="ce164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64" table:formula="of:=IF((['file:///C:/Users/Antony/diy/GB%20Accounts/GB%20Accounts%202012/GB%20Accounts%20Company%202012-01-31%20(Jan12)%20OpenOffice/Fixedassets.ods'#$Schedule.$X$11]+['file:///C:/Users/Antony/diy/GB%20Accounts/GB%20Accounts%202012/GB%20Accounts%20Company%202012-01-31%20(Jan12)%20OpenOffice/Fixedassets.ods'#$Schedule.$X$64])&gt;0;['file:///C:/Users/Antony/diy/GB%20Accounts/GB%20Accounts%202012/GB%20Accounts%20Company%202012-01-31%20(Jan12)%20OpenOffice/Fixedassets.ods'#$Schedule.$X$11]+['file:///C:/Users/Antony/diy/GB%20Accounts/GB%20Accounts%202012/GB%20Accounts%20Company%202012-01-31%20(Jan12)%20OpenOffice/Fixedassets.ods'#$Schedule.$X$64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X$22]+['file:///C:/Users/Antony/diy/GB%20Accounts/GB%20Accounts%202012/GB%20Accounts%20Company%202012-01-31%20(Jan12)%20OpenOffice/Fixedassets.ods'#$Schedule.$X$75])&gt;0;['file:///C:/Users/Antony/diy/GB%20Accounts/GB%20Accounts%202012/GB%20Accounts%20Company%202012-01-31%20(Jan12)%20OpenOffice/Fixedassets.ods'#$Schedule.$X$22]+['file:///C:/Users/Antony/diy/GB%20Accounts/GB%20Accounts%202012/GB%20Accounts%20Company%202012-01-31%20(Jan12)%20OpenOffice/Fixedassets.ods'#$Schedule.$X$75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X$30]+['file:///C:/Users/Antony/diy/GB%20Accounts/GB%20Accounts%202012/GB%20Accounts%20Company%202012-01-31%20(Jan12)%20OpenOffice/Fixedassets.ods'#$Schedule.$X$83])&gt;0;['file:///C:/Users/Antony/diy/GB%20Accounts/GB%20Accounts%202012/GB%20Accounts%20Company%202012-01-31%20(Jan12)%20OpenOffice/Fixedassets.ods'#$Schedule.$X$30]+['file:///C:/Users/Antony/diy/GB%20Accounts/GB%20Accounts%202012/GB%20Accounts%20Company%202012-01-31%20(Jan12)%20OpenOffice/Fixedassets.ods'#$Schedule.$X$83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X$41]+['file:///C:/Users/Antony/diy/GB%20Accounts/GB%20Accounts%202012/GB%20Accounts%20Company%202012-01-31%20(Jan12)%20OpenOffice/Fixedassets.ods'#$Schedule.$X$94])&gt;0;['file:///C:/Users/Antony/diy/GB%20Accounts/GB%20Accounts%202012/GB%20Accounts%20Company%202012-01-31%20(Jan12)%20OpenOffice/Fixedassets.ods'#$Schedule.$X$41]+['file:///C:/Users/Antony/diy/GB%20Accounts/GB%20Accounts%202012/GB%20Accounts%20Company%202012-01-31%20(Jan12)%20OpenOffice/Fixedassets.ods'#$Schedule.$X$94];0)" office:value-type="float" office:value="0">
            <text:p>0</text:p>
          </table:table-cell>
          <table:table-cell table:style-name="ce164" table:formula="of:=IF((['file:///C:/Users/Antony/diy/GB%20Accounts/GB%20Accounts%202012/GB%20Accounts%20Company%202012-01-31%20(Jan12)%20OpenOffice/Fixedassets.ods'#$Schedule.$X$55]+['file:///C:/Users/Antony/diy/GB%20Accounts/GB%20Accounts%202012/GB%20Accounts%20Company%202012-01-31%20(Jan12)%20OpenOffice/Fixedassets.ods'#$Schedule.$X$108])&gt;0;['file:///C:/Users/Antony/diy/GB%20Accounts/GB%20Accounts%202012/GB%20Accounts%20Company%202012-01-31%20(Jan12)%20OpenOffice/Fixedassets.ods'#$Schedule.$X$55]+['file:///C:/Users/Antony/diy/GB%20Accounts/GB%20Accounts%202012/GB%20Accounts%20Company%202012-01-31%20(Jan12)%20OpenOffice/Fixedassets.ods'#$Schedule.$X$108];0)" office:value-type="float" office:value="0">
            <text:p>0</text:p>
          </table:table-cell>
          <table:table-cell table:style-name="ce164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95" table:formula="of:=[.A11]" office:value-type="date" office:date-value="2012-01-31">
            <text:p>Tuesday, January 31, 2012</text:p>
          </table:table-cell>
          <table:table-cell table:style-name="ce164" table:formula="of:=[.B14]-[.B16]+[.B15]" office:value-type="float" office:value="0">
            <text:p>0</text:p>
          </table:table-cell>
          <table:table-cell table:style-name="ce164" table:formula="of:=[.C14]-[.C16]+[.C15]" office:value-type="float" office:value="0">
            <text:p>0</text:p>
          </table:table-cell>
          <table:table-cell table:style-name="ce164" table:formula="of:=[.D14]-[.D16]+[.D15]" office:value-type="float" office:value="0">
            <text:p>0</text:p>
          </table:table-cell>
          <table:table-cell table:style-name="ce164" table:formula="of:=[.E14]-[.E16]+[.E15]" office:value-type="float" office:value="0">
            <text:p>0</text:p>
          </table:table-cell>
          <table:table-cell table:style-name="ce164" table:formula="of:=[.F14]-[.F16]+[.F15]" office:value-type="float" office:value="0">
            <text:p>0</text:p>
          </table:table-cell>
          <table:table-cell table:style-name="ce164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64" table:number-columns-repeated="6"/>
          <table:table-cell table:number-columns-repeated="1017"/>
        </table:table-row>
        <table:table-row table:style-name="ro10">
          <table:table-cell table:style-name="ce163" office:value-type="string">
            <text:p>Net Book Value</text:p>
          </table:table-cell>
          <table:table-cell table:style-name="ce164" table:number-columns-repeated="6"/>
          <table:table-cell table:number-columns-repeated="1017"/>
        </table:table-row>
        <table:table-row table:style-name="ro10">
          <table:table-cell table:style-name="ce195" table:formula="of:=[.A17]" office:value-type="date" office:date-value="2012-01-31">
            <text:p>Tuesday, January 31, 2012</text:p>
          </table:table-cell>
          <table:table-cell table:style-name="ce198" table:formula="of:=[.B11]-[.B17]" office:value-type="float" office:value="0">
            <text:p>0</text:p>
          </table:table-cell>
          <table:table-cell table:style-name="ce198" table:formula="of:=[.C11]-[.C17]" office:value-type="float" office:value="0">
            <text:p>0</text:p>
          </table:table-cell>
          <table:table-cell table:style-name="ce198" table:formula="of:=[.D11]-[.D17]" office:value-type="float" office:value="0">
            <text:p>0</text:p>
          </table:table-cell>
          <table:table-cell table:style-name="ce198" table:formula="of:=[.E11]-[.E17]" office:value-type="float" office:value="0">
            <text:p>0</text:p>
          </table:table-cell>
          <table:table-cell table:style-name="ce198" table:formula="of:=[.F11]-[.F17]" office:value-type="float" office:value="0">
            <text:p>0</text:p>
          </table:table-cell>
          <table:table-cell table:style-name="ce198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99" table:formula="of:=['file:///C:/Users/Antony/diy/GB%20Accounts/GB%20Accounts%202012/GB%20Accounts%20Company%202012-01-31%20(Jan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99" table:formula="of:=['file:///C:/Users/Antony/diy/GB%20Accounts/GB%20Accounts%202012/GB%20Accounts%20Company%202012-01-31%20(Jan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99" table:formula="of:=['file:///C:/Users/Antony/diy/GB%20Accounts/GB%20Accounts%202012/GB%20Accounts%20Company%202012-01-31%20(Jan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99" table:formula="of:=['file:///C:/Users/Antony/diy/GB%20Accounts/GB%20Accounts%202012/GB%20Accounts%20Company%202012-01-31%20(Jan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93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99" table:formula="of:=['file:///C:/Users/Antony/diy/GB%20Accounts/GB%20Accounts%202012/GB%20Accounts%20Company%202012-01-31%20(Jan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63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01" table:formula="of:=[$TrialBalance.EJ66]" office:value-type="currency" office:currency="GBP" office:value="0">
            <text:p>£0</text:p>
          </table:table-cell>
          <table:table-cell table:style-name="ce168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63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table:style-name="ce196" office:value-type="string">
            <text:p>Gross dividend declared declared for the year ended </text:p>
          </table:table-cell>
          <table:table-cell table:style-name="ce168"/>
          <table:table-cell/>
          <table:table-cell table:style-name="ce200" table:formula="of:=[$'PubP&amp;L'.D3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201" table:formula="of:=['file:///C:/Users/Antony/diy/GB%20Accounts/GB%20Accounts%202012/GB%20Accounts%20Company%202012-01-31%20(Jan12)%20OpenOffice/Companysecretary.ods'#$Boardmeeting.$E$4]" office:value-type="currency" office:currency="GBP" office:value="0">
            <text:p>£0</text:p>
          </table:table-cell>
          <table:table-cell table:style-name="ce200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63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200" table:formula="of:=[$'PubP&amp;L'.D3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201" table:formula="of:=[$CorporationTax.K35]" office:value-type="currency" office:currency="GBP" office:value="0">
            <text:p>£0</text:p>
          </table:table-cell>
          <table:table-cell table:style-name="ce168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9">
        <table:table-column table:style-name="co30" table:default-cell-style-name="ce202"/>
        <table:table-column table:style-name="co31" table:default-cell-style-name="ce202"/>
        <table:table-column table:style-name="co32" table:default-cell-style-name="ce202"/>
        <table:table-column table:style-name="co33" table:default-cell-style-name="ce202"/>
        <table:table-column table:style-name="co11" table:default-cell-style-name="ce202"/>
        <table:table-column table:style-name="co7" table:default-cell-style-name="ce202"/>
        <table:table-column table:style-name="co34" table:default-cell-style-name="ce202"/>
        <table:table-column table:style-name="co35" table:default-cell-style-name="ce202"/>
        <table:table-column table:style-name="co36" table:default-cell-style-name="ce202"/>
        <table:table-column table:style-name="co7" table:number-columns-repeated="1015" table:default-cell-style-name="ce202"/>
        <table:table-row table:style-name="ro17" table:number-rows-repeated="11">
          <table:table-cell table:number-columns-repeated="1024"/>
        </table:table-row>
        <table:table-row table:style-name="ro24">
          <table:table-cell table:style-name="ce20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7">
          <table:table-cell table:number-columns-repeated="1024"/>
        </table:table-row>
        <table:table-row table:style-name="ro26">
          <table:table-cell table:style-name="ce204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6">
          <table:table-cell table:style-name="ce205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27" table:formula="of:=[$PubBalSht.D2]" office:value-type="date" office:date-value="2012-01-31" table:number-columns-spanned="4" table:number-rows-spanned="1">
            <text:p>Tuesday, January 31, 2012</text:p>
          </table:table-cell>
          <table:covered-table-cell table:number-columns-repeated="3"/>
          <table:table-cell table:number-columns-repeated="1015"/>
        </table:table-row>
        <table:table-row table:style-name="ro17" table:number-rows-repeated="23">
          <table:table-cell table:number-columns-repeated="1024"/>
        </table:table-row>
        <table:table-row table:style-name="ro17">
          <table:table-cell/>
          <table:table-cell table:style-name="ce216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10" table:number-columns-repeated="5"/>
          <table:table-cell table:number-columns-repeated="1015"/>
        </table:table-row>
        <table:table-row table:style-name="ro17">
          <table:table-cell/>
          <table:table-cell table:style-name="ce216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10" table:number-columns-repeated="5"/>
          <table:table-cell table:number-columns-repeated="1015"/>
        </table:table-row>
        <table:table-row table:style-name="ro17">
          <table:table-cell/>
          <table:table-cell table:style-name="ce216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10" table:number-columns-repeated="5"/>
          <table:table-cell table:number-columns-repeated="1015"/>
        </table:table-row>
        <table:table-row table:style-name="ro17">
          <table:table-cell/>
          <table:table-cell table:style-name="ce216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10" table:number-columns-repeated="5"/>
          <table:table-cell table:number-columns-repeated="1015"/>
        </table:table-row>
        <table:table-row table:style-name="ro27">
          <table:table-cell/>
          <table:table-cell table:style-name="ce210" office:value-type="string">
            <text:p>Tel No.</text:p>
          </table:table-cell>
          <table:table-cell table:style-name="ce218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25"/>
          <table:table-cell table:style-name="ce225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18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7" table:number-rows-repeated="4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4">
          <table:table-cell table:style-name="ce20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3"/>
          <table:table-cell table:style-name="ce220" office:value-type="string">
            <text:p>CLIENT CERTIFICATE</text:p>
          </table:table-cell>
          <table:table-cell table:style-name="ce220"/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28" table:formula="of:=[$'PubP&amp;L'.E5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number-columns-repeated="1017"/>
        </table:table-row>
        <table:table-row table:style-name="ro17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DIRECTOR</text:p>
          </table:table-cell>
          <table:table-cell/>
          <table:table-cell table:style-name="ce221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Dated</text:p>
          </table:table-cell>
          <table:table-cell/>
          <table:table-cell table:style-name="ce222" table:formula="of:=TODAY()" office:value-type="date" office:date-value="2011-02-27" table:number-columns-spanned="3" table:number-rows-spanned="1">
            <text:p>Sunday, February 27, 2011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style-name="ce206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20" table:number-columns-repeated="1015"/>
        </table:table-row>
        <table:table-row table:style-name="ro30">
          <table:table-cell table:style-name="ce207"/>
          <table:table-cell table:style-name="ce217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31" table:formula="of:=[$'PubP&amp;L'.E5]" office:value-type="date" office:date-value="2012-01-31" table:number-columns-spanned="3" table:number-rows-spanned="1">
            <text:p>Tuesday, January 31, 2012</text:p>
          </table:table-cell>
          <table:covered-table-cell table:number-columns-repeated="2"/>
          <table:table-cell table:style-name="ce207"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08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10" table:number-columns-repeated="1015"/>
        </table:table-row>
        <table:table-row table:style-name="ro17">
          <table:table-cell table:style-name="ce209" office:value-type="string" table:number-columns-spanned="2" table:number-rows-spanned="1">
            <text:p>12 months ended</text:p>
          </table:table-cell>
          <table:covered-table-cell/>
          <table:table-cell table:style-name="ce219" table:formula="of:=[$'PubP&amp;L'.E5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210" table:number-columns-repeated="1020"/>
        </table:table-row>
        <table:table-row table:style-name="ro17">
          <table:table-cell table:style-name="ce210" table:number-columns-repeated="1024"/>
        </table:table-row>
        <table:table-row table:style-name="ro31">
          <table:table-cell table:style-name="ce211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26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10" table:number-columns-repeated="1015"/>
        </table:table-row>
        <table:table-row table:style-name="ro17">
          <table:table-cell table:style-name="ce212" table:number-columns-spanned="9" table:number-rows-spanned="1"/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3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33" table:number-columns-repeated="1015"/>
        </table:table-row>
        <table:table-row table:style-name="ro31">
          <table:table-cell table:style-name="ce211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24" table:formula="of:=[$'PubP&amp;L'.F9]" office:value-type="currency" office:currency="GBP" office:value="0">
            <text:p>£0</text:p>
          </table:table-cell>
          <table:table-cell table:style-name="ce229" office:value-type="string" table:number-columns-spanned="2" table:number-rows-spanned="1">
            <text:p>compared with</text:p>
          </table:table-cell>
          <table:covered-table-cell/>
          <table:table-cell table:style-name="ce224" table:formula="of:=[$'PubP&amp;L'.B9]" office:value-type="currency" office:currency="GBP" office:value="0">
            <text:p>£0</text:p>
          </table:table-cell>
          <table:table-cell table:style-name="ce210" office:value-type="string">
            <text:p>last year.</text:p>
          </table:table-cell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10" table:number-columns-repeated="1015"/>
        </table:table-row>
        <table:table-row table:style-name="ro17">
          <table:table-cell table:style-name="ce214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23" table:formula="of:=IF([$'PubP&amp;L'.F9]&gt;0;[$'PubP&amp;L'.F18]/[$'PubP&amp;L'.F9];&quot; &quot;)" office:value-type="string" office:string-value=" ">
            <text:p><text:s/></text:p>
          </table:table-cell>
          <table:table-cell table:style-name="ce215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23" table:formula="of:=IF([$'PubP&amp;L'.B9]&gt;0;[$'PubP&amp;L'.B18]/[$'PubP&amp;L'.B9];&quot; &quot;)" office:value-type="string" office:string-value=" ">
            <text:p><text:s/></text:p>
          </table:table-cell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10" table:number-columns-repeated="1015"/>
        </table:table-row>
        <table:table-row table:style-name="ro17">
          <table:table-cell table:style-name="ce211" table:number-columns-spanned="9" table:number-rows-spanned="1"/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3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33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10" table:number-columns-repeated="1015"/>
        </table:table-row>
        <table:table-row table:style-name="ro31">
          <table:table-cell table:style-name="ce211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24" table:formula="of:=['file:///C:/Users/Antony/diy/GB%20Accounts/GB%20Accounts%202012/GB%20Accounts%20Company%202012-01-31%20(Jan12)%20OpenOffice/Companysecretary.ods'#$Boardmeeting.$E$4]" office:value-type="currency" office:currency="GBP" office:value="0">
            <text:p>£0</text:p>
          </table:table-cell>
          <table:table-cell table:style-name="ce216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10" table:number-columns-repeated="1015"/>
        </table:table-row>
        <table:table-row table:style-name="ro17">
          <table:table-cell table:style-name="ce214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32" table:formula="of:=['file:///C:/Users/Antony/diy/GB%20Accounts/GB%20Accounts%202012/GB%20Accounts%20Company%202012-01-31%20(Jan12)%20OpenOffice/Companysecretary.ods'#$RegisterofMembers.$G$1]" office:value-type="float" office:value="2">
            <text:p>2</text:p>
          </table:table-cell>
          <table:table-cell table:style-name="ce210" table:number-columns-repeated="1015"/>
        </table:table-row>
        <table:table-row table:style-name="ro17">
          <table:table-cell table:style-name="ce214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10" table:number-columns-repeated="1015"/>
        </table:table-row>
        <table:table-row table:style-name="ro17">
          <table:table-cell table:style-name="ce215" table:formula="of:=IF(['file:///C:/Users/Antony/diy/GB%20Accounts/GB%20Accounts%202012/GB%20Accounts%20Company%202012-01-31%20(Jan12)%20OpenOffice/Companysecretary.ods'#$RegisterofMembers.$A$3]&gt;0;['file:///C:/Users/Antony/diy/GB%20Accounts/GB%20Accounts%202012/GB%20Accounts%20Company%202012-01-31%20(Jan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5" office:value-type="string" table:number-columns-spanned="2" table:number-rows-spanned="1">
            <text:p>Number of shares held</text:p>
          </table:table-cell>
          <table:covered-table-cell/>
          <table:table-cell table:style-name="ce230" table:formula="of:=['file:///C:/Users/Antony/diy/GB%20Accounts/GB%20Accounts%202012/GB%20Accounts%20Company%202012-01-31%20(Jan12)%20OpenOffice/Companysecretary.ods'#$RegisterofMembers.$G$3]" office:value-type="float" office:value="1">
            <text:p>1</text:p>
          </table:table-cell>
          <table:table-cell table:style-name="ce215" office:value-type="string">
            <text:p>as at</text:p>
          </table:table-cell>
          <table:table-cell table:style-name="ce219" table:formula="of:=[$'PubP&amp;L'.E5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210" table:number-columns-repeated="1015"/>
        </table:table-row>
        <table:table-row table:style-name="ro17">
          <table:table-cell table:style-name="ce215" table:formula="of:=IF(['file:///C:/Users/Antony/diy/GB%20Accounts/GB%20Accounts%202012/GB%20Accounts%20Company%202012-01-31%20(Jan12)%20OpenOffice/Companysecretary.ods'#$RegisterofMembers.$A$4]&gt;0;['file:///C:/Users/Antony/diy/GB%20Accounts/GB%20Accounts%202012/GB%20Accounts%20Company%202012-01-31%20(Jan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5" office:value-type="string" table:number-columns-spanned="2" table:number-rows-spanned="1">
            <text:p>Number of shares held</text:p>
          </table:table-cell>
          <table:covered-table-cell/>
          <table:table-cell table:style-name="ce230" table:formula="of:=['file:///C:/Users/Antony/diy/GB%20Accounts/GB%20Accounts%202012/GB%20Accounts%20Company%202012-01-31%20(Jan12)%20OpenOffice/Companysecretary.ods'#$RegisterofMembers.$G$4]" office:value-type="float" office:value="1">
            <text:p>1</text:p>
          </table:table-cell>
          <table:table-cell table:style-name="ce215" office:value-type="string">
            <text:p>as at</text:p>
          </table:table-cell>
          <table:table-cell table:style-name="ce219" table:formula="of:=[$'PubP&amp;L'.E5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210" table:number-columns-repeated="1015"/>
        </table:table-row>
        <table:table-row table:style-name="ro17">
          <table:table-cell table:style-name="ce210" table:number-columns-repeated="1024"/>
        </table:table-row>
        <table:table-row table:style-name="ro27">
          <table:table-cell table:style-name="ce213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33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10" table:number-columns-repeated="1015"/>
        </table:table-row>
        <table:table-row table:style-name="ro17">
          <table:table-cell table:style-name="ce211" table:number-columns-spanned="9" table:number-rows-spanned="1"/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10" table:number-columns-repeated="1015"/>
        </table:table-row>
        <table:table-row table:style-name="ro17">
          <table:table-cell table:style-name="ce211" table:number-columns-spanned="9" table:number-rows-spanned="1"/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10" table:number-columns-repeated="1015"/>
        </table:table-row>
        <table:table-row table:style-name="ro17">
          <table:table-cell table:style-name="ce214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19" table:formula="of:=[$'PubP&amp;L'.E5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10" table:number-columns-repeated="1015"/>
        </table:table-row>
        <table:table-row table:style-name="ro27">
          <table:table-cell table:style-name="ce211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10" table:number-columns-repeated="1015"/>
        </table:table-row>
        <table:table-row table:style-name="ro17">
          <table:table-cell table:style-name="ce211" table:number-columns-spanned="9" table:number-rows-spanned="1"/>
          <table:covered-table-cell table:number-columns-repeated="8"/>
          <table:table-cell table:style-name="ce210" table:number-columns-repeated="1015"/>
        </table:table-row>
        <table:table-row table:style-name="ro17">
          <table:table-cell table:style-name="ce210" table:number-columns-repeated="1024"/>
        </table:table-row>
        <table:table-row table:style-name="ro17">
          <table:table-cell table:style-name="ce210"/>
          <table:table-cell table:style-name="ce216" table:number-columns-spanned="2" table:number-rows-spanned="1"/>
          <table:covered-table-cell/>
          <table:table-cell table:style-name="ce210" office:value-type="string">
            <text:p>Signed by</text:p>
          </table:table-cell>
          <table:table-cell table:style-name="ce210" table:number-columns-repeated="1020"/>
        </table:table-row>
        <table:table-row table:style-name="ro17">
          <table:table-cell table:style-name="ce210"/>
          <table:table-cell table:style-name="ce216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10" office:value-type="string">
            <text:p>Director</text:p>
          </table:table-cell>
          <table:table-cell table:style-name="ce210"/>
          <table:table-cell table:style-name="ce210" office:value-type="string">
            <text:p>Date:</text:p>
          </table:table-cell>
          <table:table-cell table:style-name="ce219" table:formula="of:=TODAY()" office:value-type="date" office:date-value="2011-02-27" table:number-columns-spanned="2" table:number-rows-spanned="1">
            <text:p>Sunday, February 27, 2011</text:p>
          </table:table-cell>
          <table:covered-table-cell/>
          <table:table-cell table:style-name="ce210" table:number-columns-repeated="1016"/>
        </table:table-row>
        <table:table-row table:style-name="ro17" table:number-rows-repeated="2">
          <table:table-cell table:style-name="ce210" table:number-columns-repeated="1024"/>
        </table:table-row>
        <table:table-row table:style-name="ro17" table:number-rows-repeated="104845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porationTax" table:style-name="ta11" table:protected="true">
        <table:table-column table:style-name="co37" table:default-cell-style-name="ce247"/>
        <table:table-column table:style-name="co38" table:default-cell-style-name="ce168"/>
        <table:table-column table:style-name="co39" table:default-cell-style-name="ce168"/>
        <table:table-column table:style-name="co40" table:default-cell-style-name="ce168"/>
        <table:table-column table:style-name="co41" table:default-cell-style-name="ce168"/>
        <table:table-column table:style-name="co42" table:default-cell-style-name="ce167"/>
        <table:table-column table:style-name="co43" table:default-cell-style-name="ce167"/>
        <table:table-column table:style-name="co43" table:default-cell-style-name="ce194"/>
        <table:table-column table:style-name="co44" table:default-cell-style-name="ce167"/>
        <table:table-column table:style-name="co1" table:default-cell-style-name="ce167"/>
        <table:table-column table:style-name="co45" table:default-cell-style-name="ce167"/>
        <table:table-column table:style-name="co46" table:default-cell-style-name="ce168"/>
        <table:table-column table:style-name="co7" table:number-columns-repeated="1012" table:default-cell-style-name="ce168"/>
        <table:table-row table:style-name="ro6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32">
          <table:table-cell table:style-name="ce235"/>
          <table:table-cell table:style-name="ce249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3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05"/>
          <table:table-cell table:style-name="ce307" office:value-type="string">
            <text:p>Tax Calculation</text:p>
          </table:table-cell>
          <table:table-cell table:style-name="ce243"/>
          <table:table-cell table:style-name="ce268"/>
          <table:table-cell table:style-name="ce193" table:number-columns-repeated="1011"/>
        </table:table-row>
        <table:table-row table:style-name="ro10">
          <table:table-cell table:style-name="ce234"/>
          <table:table-cell table:style-name="ce248" table:number-columns-repeated="4"/>
          <table:table-cell table:style-name="ce283"/>
          <table:table-cell table:style-name="ce286" table:number-columns-repeated="2"/>
          <table:table-cell table:style-name="ce287" office:value-type="string">
            <text:p>£</text:p>
          </table:table-cell>
          <table:table-cell table:style-name="ce287"/>
          <table:table-cell table:style-name="ce287" office:value-type="string">
            <text:p>£</text:p>
          </table:table-cell>
          <table:table-cell table:style-name="ce248"/>
          <table:table-cell table:number-columns-repeated="1012"/>
        </table:table-row>
        <table:table-row table:style-name="ro10">
          <table:table-cell table:style-name="ce234"/>
          <table:table-cell table:style-name="ce248" table:number-columns-repeated="4"/>
          <table:table-cell table:style-name="ce283"/>
          <table:table-cell table:style-name="ce286" table:number-columns-repeated="2"/>
          <table:table-cell table:style-name="ce287" table:number-columns-repeated="3"/>
          <table:table-cell table:style-name="ce248"/>
          <table:table-cell table:number-columns-repeated="1012"/>
        </table:table-row>
        <table:table-row table:style-name="ro10">
          <table:table-cell table:style-name="ce236"/>
          <table:table-cell table:style-name="ce250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74" table:formula="of:=[$Admin.L6]" office:value-type="date" office:date-value="2011-02-01" table:number-columns-spanned="2" table:number-rows-spanned="1">
            <text:p>Tuesday, February 01, 2011</text:p>
          </table:table-cell>
          <table:covered-table-cell/>
          <table:table-cell table:style-name="ce295" office:value-type="string">
            <text:p>to</text:p>
          </table:table-cell>
          <table:table-cell table:style-name="ce274" table:formula="of:=[$Admin.N7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283"/>
          <table:table-cell table:style-name="ce308" table:formula="of:=[$'PubP&amp;L'.F46]" office:value-type="float" office:value="0">
            <text:p>0 </text:p>
          </table:table-cell>
          <table:table-cell table:style-name="ce243"/>
          <table:table-cell table:style-name="ce193" table:number-columns-repeated="1012"/>
        </table:table-row>
        <table:table-row table:style-name="ro10">
          <table:table-cell table:style-name="ce236"/>
          <table:table-cell table:style-name="ce243" table:number-columns-repeated="5"/>
          <table:table-cell table:style-name="ce283"/>
          <table:table-cell table:style-name="ce286"/>
          <table:table-cell table:style-name="ce283" table:number-columns-repeated="2"/>
          <table:table-cell table:style-name="ce309"/>
          <table:table-cell table:style-name="ce243"/>
          <table:table-cell table:style-name="ce193" table:number-columns-repeated="1012"/>
        </table:table-row>
        <table:table-row table:style-name="ro10">
          <table:table-cell table:style-name="ce234"/>
          <table:table-cell table:style-name="ce251"/>
          <table:table-cell table:style-name="ce251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83"/>
          <table:table-cell table:style-name="ce286"/>
          <table:table-cell table:style-name="ce291" table:formula="of:=IF([$TrialBalance.EJ85]&gt;0;[$TrialBalance.EJ85];&quot; &quot;)" office:value-type="string" office:string-value=" ">
            <text:p><text:s/></text:p>
          </table:table-cell>
          <table:table-cell table:style-name="ce283"/>
          <table:table-cell table:style-name="ce309"/>
          <table:table-cell table:style-name="ce248"/>
          <table:table-cell table:number-columns-repeated="1012"/>
        </table:table-row>
        <table:table-row table:style-name="ro10">
          <table:table-cell table:style-name="ce234"/>
          <table:table-cell table:style-name="ce251"/>
          <table:table-cell table:style-name="ce251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83"/>
          <table:table-cell table:style-name="ce286"/>
          <table:table-cell table:style-name="ce291" table:formula="of:=IF([$TrialBalance.EJ87]&gt;0;[$TrialBalance.EJ87];&quot; &quot;)" office:value-type="string" office:string-value=" ">
            <text:p><text:s/></text:p>
          </table:table-cell>
          <table:table-cell table:style-name="ce283"/>
          <table:table-cell table:style-name="ce309"/>
          <table:table-cell table:style-name="ce248"/>
          <table:table-cell table:number-columns-repeated="1012"/>
        </table:table-row>
        <table:table-row table:style-name="ro6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9"/>
          <table:table-cell table:style-name="ce248"/>
          <table:table-cell table:number-columns-repeated="1012"/>
        </table:table-row>
        <table:table-row table:style-name="ro10">
          <table:table-cell table:style-name="ce234"/>
          <table:table-cell table:style-name="ce252"/>
          <table:table-cell table:style-name="ce257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83"/>
          <table:table-cell table:style-name="ce286"/>
          <table:table-cell table:style-name="ce283" table:number-columns-repeated="2"/>
          <table:table-cell table:style-name="ce308" table:formula="of:=SUM([.I6:.I9])" office:value-type="float" office:value="0">
            <text:p>0 </text:p>
          </table:table-cell>
          <table:table-cell table:style-name="ce248"/>
          <table:table-cell table:number-columns-repeated="1012"/>
        </table:table-row>
        <table:table-row table:style-name="ro8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9"/>
          <table:table-cell table:style-name="ce248"/>
          <table:table-cell table:number-columns-repeated="1012"/>
        </table:table-row>
        <table:table-row table:style-name="ro10">
          <table:table-cell table:style-name="ce236"/>
          <table:table-cell table:style-name="ce243" office:value-type="string">
            <text:p>Operational profit chargeable to corporation tax</text:p>
          </table:table-cell>
          <table:table-cell table:style-name="ce243" table:number-columns-repeated="3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8" table:formula="of:=[.K5]+[.K10]" office:value-type="float" office:value="0">
            <text:p>0 </text:p>
          </table:table-cell>
          <table:table-cell table:style-name="ce243"/>
          <table:table-cell table:style-name="ce193" table:number-columns-repeated="1012"/>
        </table:table-row>
        <table:table-row table:style-name="ro8">
          <table:table-cell table:style-name="ce236"/>
          <table:table-cell table:style-name="ce243" table:number-columns-repeated="4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9"/>
          <table:table-cell table:style-name="ce243"/>
          <table:table-cell table:style-name="ce193" table:number-columns-repeated="1012"/>
        </table:table-row>
        <table:table-row table:style-name="ro10">
          <table:table-cell table:style-name="ce236"/>
          <table:table-cell table:style-name="ce243" office:value-type="string">
            <text:p>Deduct Capital Allowances</text:p>
          </table:table-cell>
          <table:table-cell table:style-name="ce243" table:number-columns-repeated="3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9"/>
          <table:table-cell table:style-name="ce243"/>
          <table:table-cell table:style-name="ce193" table:number-columns-repeated="1012"/>
        </table:table-row>
        <table:table-row table:style-name="ro17">
          <table:table-cell table:style-name="ce236"/>
          <table:table-cell table:style-name="ce253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75" table:formula="of:=[.E5]" office:value-type="date" office:date-value="2011-02-01">
            <text:p>01-Feb-11</text:p>
          </table:table-cell>
          <table:table-cell table:style-name="ce275" table:formula="of:=[.H5]" office:value-type="date" office:date-value="2012-01-31">
            <text:p>31-Jan-12</text:p>
          </table:table-cell>
          <table:table-cell table:style-name="ce237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99" table:formula="of:=IF([.K79]&gt;0;[.K79];0)" office:value-type="float" office:value="0">
            <text:p>0</text:p>
          </table:table-cell>
          <table:table-cell table:style-name="ce283"/>
          <table:table-cell table:style-name="ce310" office:value-type="string">
            <text:p>See Note 1</text:p>
          </table:table-cell>
          <table:table-cell table:style-name="ce293"/>
          <table:table-cell table:style-name="ce193" table:number-columns-repeated="1012"/>
        </table:table-row>
        <table:table-row table:style-name="ro17">
          <table:table-cell table:style-name="ce236"/>
          <table:table-cell table:style-name="ce251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75" table:formula="of:=[.E5]" office:value-type="date" office:date-value="2011-02-01">
            <text:p>01-Feb-11</text:p>
          </table:table-cell>
          <table:table-cell table:style-name="ce275" table:formula="of:=[.H5]" office:value-type="date" office:date-value="2012-01-31">
            <text:p>31-Jan-12</text:p>
          </table:table-cell>
          <table:table-cell table:style-name="ce237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99" table:formula="of:=IF([.K91]&gt;0;[.K91];0)" office:value-type="float" office:value="0">
            <text:p>0</text:p>
          </table:table-cell>
          <table:table-cell table:style-name="ce283"/>
          <table:table-cell table:style-name="ce310" office:value-type="string">
            <text:p>See Note 2</text:p>
          </table:table-cell>
          <table:table-cell table:style-name="ce293"/>
          <table:table-cell table:style-name="ce193" table:number-columns-repeated="1012"/>
        </table:table-row>
        <table:table-row table:style-name="ro17">
          <table:table-cell table:style-name="ce236"/>
          <table:table-cell table:style-name="ce251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70" table:formula="of:=[.E5]" office:value-type="date" office:date-value="2011-02-01" table:number-columns-spanned="2" table:number-rows-spanned="1">
            <text:p>01-Feb-11</text:p>
          </table:table-cell>
          <table:covered-table-cell/>
          <table:table-cell table:style-name="ce237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99" table:formula="of:=IF([.K99]&gt;0;[.K99];0)" office:value-type="float" office:value="0">
            <text:p>0</text:p>
          </table:table-cell>
          <table:table-cell table:style-name="ce283"/>
          <table:table-cell table:style-name="ce310" office:value-type="string">
            <text:p>See Note 3</text:p>
          </table:table-cell>
          <table:table-cell table:style-name="ce293"/>
          <table:table-cell table:style-name="ce193" table:number-columns-repeated="1012"/>
        </table:table-row>
        <table:table-row table:style-name="ro17">
          <table:table-cell table:style-name="ce236"/>
          <table:table-cell table:style-name="ce251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75" table:formula="of:=[.E5]" office:value-type="date" office:date-value="2011-02-01">
            <text:p>01-Feb-11</text:p>
          </table:table-cell>
          <table:table-cell table:style-name="ce275" table:formula="of:=[.H5]" office:value-type="date" office:date-value="2012-01-31">
            <text:p>31-Jan-12</text:p>
          </table:table-cell>
          <table:table-cell table:style-name="ce259"/>
          <table:table-cell table:style-name="ce298"/>
          <table:table-cell table:style-name="ce300" table:formula="of:=IF([.K102]&lt;&gt;0;-[.K102];0)" office:value-type="float" office:value="0">
            <text:p>0 </text:p>
          </table:table-cell>
          <table:table-cell table:style-name="ce283"/>
          <table:table-cell table:style-name="ce310" office:value-type="string">
            <text:p>See Note 4</text:p>
          </table:table-cell>
          <table:table-cell table:style-name="ce293"/>
          <table:table-cell table:style-name="ce193" table:number-columns-repeated="1012"/>
        </table:table-row>
        <table:table-row table:style-name="ro6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9"/>
          <table:table-cell table:style-name="ce248"/>
          <table:table-cell table:number-columns-repeated="1012"/>
        </table:table-row>
        <table:table-row table:style-name="ro10">
          <table:table-cell table:style-name="ce236"/>
          <table:table-cell table:style-name="ce252"/>
          <table:table-cell table:style-name="ce257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8" table:formula="of:=SUM([.I14:.I19])" office:value-type="float" office:value="0">
            <text:p>0 </text:p>
          </table:table-cell>
          <table:table-cell table:style-name="ce243"/>
          <table:table-cell table:style-name="ce193" table:number-columns-repeated="1012"/>
        </table:table-row>
        <table:table-row table:style-name="ro8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9"/>
          <table:table-cell table:style-name="ce248"/>
          <table:table-cell table:number-columns-repeated="1012"/>
        </table:table-row>
        <table:table-row table:style-name="ro17">
          <table:table-cell table:style-name="ce236"/>
          <table:table-cell table:style-name="ce254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46" table:number-columns-repeated="3"/>
          <table:table-cell table:style-name="ce283" table:number-columns-repeated="2"/>
          <table:table-cell table:style-name="ce311" table:formula="of:=[.K12]-[.K20]" office:value-type="float" office:value="0">
            <text:p>0 </text:p>
          </table:table-cell>
          <table:table-cell table:style-name="ce243"/>
          <table:table-cell table:style-name="ce193" table:number-columns-repeated="1012"/>
        </table:table-row>
        <table:table-row table:style-name="ro8">
          <table:table-cell table:style-name="ce236"/>
          <table:table-cell table:style-name="ce255"/>
          <table:table-cell table:style-name="ce243" table:number-columns-repeated="2"/>
          <table:table-cell table:style-name="ce255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9"/>
          <table:table-cell table:style-name="ce243"/>
          <table:table-cell table:style-name="ce193" table:number-columns-repeated="1012"/>
        </table:table-row>
        <table:table-row table:style-name="ro10">
          <table:table-cell table:style-name="ce234"/>
          <table:table-cell table:style-name="ce256" office:value-type="string">
            <text:p>Add gross bank interest received</text:p>
          </table:table-cell>
          <table:table-cell table:style-name="ce248" table:number-columns-repeated="4"/>
          <table:table-cell table:style-name="ce283"/>
          <table:table-cell table:style-name="ce286"/>
          <table:table-cell table:style-name="ce283" table:number-columns-repeated="2"/>
          <table:table-cell table:style-name="ce312" table:formula="of:=-[$TrialBalance.EJ58]" office:value-type="float" office:value="-0">
            <text:p>0 </text:p>
          </table:table-cell>
          <table:table-cell table:style-name="ce248"/>
          <table:table-cell table:number-columns-repeated="1012"/>
        </table:table-row>
        <table:table-row table:style-name="ro8">
          <table:table-cell table:style-name="ce234"/>
          <table:table-cell table:style-name="ce248" table:number-columns-repeated="5"/>
          <table:table-cell table:style-name="ce283"/>
          <table:table-cell table:style-name="ce286"/>
          <table:table-cell table:style-name="ce283" table:number-columns-repeated="2"/>
          <table:table-cell table:style-name="ce309"/>
          <table:table-cell table:style-name="ce248"/>
          <table:table-cell table:number-columns-repeated="1012"/>
        </table:table-row>
        <table:table-row table:style-name="ro10">
          <table:table-cell table:style-name="ce234"/>
          <table:table-cell table:style-name="ce256" office:value-type="string">
            <text:p>Deduct losses brought forward from previous years</text:p>
          </table:table-cell>
          <table:table-cell table:style-name="ce248" table:number-columns-repeated="4"/>
          <table:table-cell table:style-name="ce283"/>
          <table:table-cell table:style-name="ce286"/>
          <table:table-cell table:style-name="ce283" table:number-columns-repeated="2"/>
          <table:table-cell table:style-name="ce312" table:formula="of:=[$OpenAccounts.Q5]" office:value-type="float" office:value="0">
            <text:p>0 </text:p>
          </table:table-cell>
          <table:table-cell table:style-name="ce248"/>
          <table:table-cell table:number-columns-repeated="1012"/>
        </table:table-row>
        <table:table-row table:style-name="ro8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2"/>
          <table:table-cell table:style-name="ce309"/>
          <table:table-cell table:style-name="ce248"/>
          <table:table-cell table:number-columns-repeated="1012"/>
        </table:table-row>
        <table:table-row table:style-name="ro10">
          <table:table-cell table:style-name="ce236"/>
          <table:table-cell table:style-name="ce250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76" table:formula="of:=[.H5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283"/>
          <table:table-cell table:style-name="ce286"/>
          <table:table-cell table:style-name="ce283" table:number-columns-repeated="2"/>
          <table:table-cell table:style-name="ce311" table:formula="of:=[.K22]+[.K24]-[.K26]" office:value-type="float" office:value="0">
            <text:p>0 </text:p>
          </table:table-cell>
          <table:table-cell table:style-name="ce243"/>
          <table:table-cell table:style-name="ce193" table:number-columns-repeated="1012"/>
        </table:table-row>
        <table:table-row table:style-name="ro10">
          <table:table-cell table:style-name="ce236"/>
          <table:table-cell table:style-name="ce257"/>
          <table:table-cell table:style-name="ce243" table:number-columns-repeated="2"/>
          <table:table-cell table:style-name="ce250"/>
          <table:table-cell table:style-name="ce284"/>
          <table:table-cell table:style-name="ce283"/>
          <table:table-cell table:style-name="ce286"/>
          <table:table-cell table:style-name="ce283" table:number-columns-repeated="2"/>
          <table:table-cell table:style-name="ce295"/>
          <table:table-cell table:style-name="ce243"/>
          <table:table-cell table:style-name="ce193" table:number-columns-repeated="1012"/>
        </table:table-row>
        <table:table-row table:style-name="ro10">
          <table:table-cell table:style-name="ce234"/>
          <table:table-cell table:style-name="ce243" table:number-columns-repeated="3"/>
          <table:table-cell table:style-name="ce277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15">
          <table:table-cell table:style-name="ce235" office:value-type="string">
            <text:p>Days</text:p>
          </table:table-cell>
          <table:table-cell table:style-name="ce258" office:value-type="string">
            <text:p>Tax Calculation</text:p>
          </table:table-cell>
          <table:table-cell table:style-name="ce267" office:value-type="string">
            <text:p>From</text:p>
          </table:table-cell>
          <table:table-cell table:style-name="ce267" office:value-type="string">
            <text:p>To</text:p>
          </table:table-cell>
          <table:table-cell table:style-name="ce267" office:value-type="string">
            <text:p>Tax Year</text:p>
          </table:table-cell>
          <table:table-cell table:style-name="ce285" office:value-type="string">
            <text:p>Taxable</text:p>
          </table:table-cell>
          <table:table-cell table:style-name="ce285" office:value-type="string" table:number-columns-spanned="2" table:number-rows-spanned="1">
            <text:p>%</text:p>
          </table:table-cell>
          <table:covered-table-cell/>
          <table:table-cell table:style-name="ce285" office:value-type="string">
            <text:p>Corp Tax</text:p>
          </table:table-cell>
          <table:table-cell table:style-name="ce286"/>
          <table:table-cell table:style-name="ce283"/>
          <table:table-cell table:style-name="ce248"/>
          <table:table-cell table:number-columns-repeated="1012"/>
        </table:table-row>
        <table:table-row table:style-name="ro15">
          <table:table-cell table:style-name="ce235"/>
          <table:table-cell table:style-name="ce254"/>
          <table:table-cell table:style-name="ce248" table:number-columns-repeated="2"/>
          <table:table-cell table:style-name="ce259"/>
          <table:table-cell table:style-name="ce286" table:number-columns-repeated="2"/>
          <table:table-cell table:style-name="ce246"/>
          <table:table-cell table:style-name="ce286" table:number-columns-repeated="2"/>
          <table:table-cell table:style-name="ce283"/>
          <table:table-cell table:style-name="ce248"/>
          <table:table-cell table:number-columns-repeated="1012"/>
        </table:table-row>
        <table:table-row table:style-name="ro25">
          <table:table-cell table:style-name="ce237" table:formula="of:=[.D33]-[.C33]+1" office:value-type="float" office:value="59">
            <text:p>59</text:p>
          </table:table-cell>
          <table:table-cell table:style-name="ce259" office:value-type="string">
            <text:p>Corporation Tax</text:p>
          </table:table-cell>
          <table:table-cell table:style-name="ce241" table:formula="of:=[.E5]" office:value-type="date" office:date-value="2011-02-01">
            <text:p>01-Feb-11</text:p>
          </table:table-cell>
          <table:table-cell table:style-name="ce241" table:formula="of:=[$Admin.B8]" office:value-type="date" office:date-value="2011-03-31">
            <text:p>31-Mar-11</text:p>
          </table:table-cell>
          <table:table-cell table:style-name="ce278" table:formula="of:=[$Admin.K6]" office:value-type="float" office:value="2010">
            <text:p>2010</text:p>
          </table:table-cell>
          <table:table-cell table:style-name="ce287" table:formula="of:=IF([.K28]&gt;0;[.K28]*[.A33]/[.A35];0)" office:value-type="float" office:value="0">
            <text:p>0</text:p>
          </table:table-cell>
          <table:table-cell table:style-name="ce296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01" table:formula="of:=[.F33]*[.G33]/100" office:value-type="float" office:value="0">
            <text:p>0.00</text:p>
          </table:table-cell>
          <table:table-cell table:style-name="ce306"/>
          <table:table-cell table:style-name="ce283"/>
          <table:table-cell table:style-name="ce248"/>
          <table:table-cell table:number-columns-repeated="1012"/>
        </table:table-row>
        <table:table-row table:style-name="ro25">
          <table:table-cell table:style-name="ce237" table:formula="of:=[.D34]-[.C34]+1" office:value-type="float" office:value="306">
            <text:p>306</text:p>
          </table:table-cell>
          <table:table-cell table:style-name="ce259" office:value-type="string">
            <text:p>Corporation Tax</text:p>
          </table:table-cell>
          <table:table-cell table:style-name="ce241" table:formula="of:=[$Admin.B9]" office:value-type="date" office:date-value="2011-04-01">
            <text:p>01-Apr-11</text:p>
          </table:table-cell>
          <table:table-cell table:style-name="ce241" table:formula="of:=[.H5]" office:value-type="date" office:date-value="2012-01-31">
            <text:p>31-Jan-12</text:p>
          </table:table-cell>
          <table:table-cell table:style-name="ce278" table:formula="of:=[$Admin.K7]" office:value-type="float" office:value="2011">
            <text:p>2011</text:p>
          </table:table-cell>
          <table:table-cell table:style-name="ce287" table:formula="of:=IF([.K28]&gt;0;[.K28]*[.A34]/[.A35];0)" office:value-type="float" office:value="0">
            <text:p>0</text:p>
          </table:table-cell>
          <table:table-cell table:style-name="ce296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301" table:formula="of:=[.F34]*[.G34]/100" office:value-type="float" office:value="0">
            <text:p>0.00</text:p>
          </table:table-cell>
          <table:table-cell table:style-name="ce306"/>
          <table:table-cell table:style-name="ce283"/>
          <table:table-cell table:style-name="ce248"/>
          <table:table-cell table:number-columns-repeated="1012"/>
        </table:table-row>
        <table:table-row table:style-name="ro25">
          <table:table-cell table:style-name="ce237" table:formula="of:=[.D34]-[.C33]+1" office:value-type="float" office:value="365">
            <text:p>365</text:p>
          </table:table-cell>
          <table:table-cell table:style-name="ce250" office:value-type="string">
            <text:p>Corporation Tax chargeable</text:p>
          </table:table-cell>
          <table:table-cell table:style-name="ce243" table:number-columns-repeated="2"/>
          <table:table-cell table:style-name="ce255"/>
          <table:table-cell table:style-name="ce288"/>
          <table:table-cell table:style-name="ce283"/>
          <table:table-cell table:style-name="ce286"/>
          <table:table-cell table:style-name="ce302" table:number-columns-repeated="2"/>
          <table:table-cell table:style-name="ce313" table:formula="of:=SUM([.I33:.I34])" office:value-type="float" office:value="0">
            <text:p>0.00</text:p>
          </table:table-cell>
          <table:table-cell table:style-name="ce243"/>
          <table:table-cell table:style-name="ce193" table:number-columns-repeated="1012"/>
        </table:table-row>
        <table:table-row table:style-name="ro8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10">
          <table:table-cell table:style-name="ce236"/>
          <table:table-cell table:style-name="ce243"/>
          <table:table-cell table:style-name="ce257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83" table:number-columns-repeated="2"/>
          <table:table-cell table:style-name="ce314" table:formula="of:=[$TrialBalance.EH35]" office:value-type="float" office:value="-0">
            <text:p>0.00</text:p>
          </table:table-cell>
          <table:table-cell table:style-name="ce243"/>
          <table:table-cell table:style-name="ce193" table:number-columns-repeated="1012"/>
        </table:table-row>
        <table:table-row table:style-name="ro8">
          <table:table-cell table:style-name="ce236"/>
          <table:table-cell table:style-name="ce243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25">
          <table:table-cell table:style-name="ce236"/>
          <table:table-cell table:style-name="ce260" office:value-type="string">
            <text:p>TAX OUTSTANDING</text:p>
          </table:table-cell>
          <table:table-cell table:style-name="ce243" table:number-columns-repeated="2"/>
          <table:table-cell table:style-name="ce279" table:number-columns-repeated="5"/>
          <table:table-cell table:style-name="ce283"/>
          <table:table-cell table:style-name="ce315" table:formula="of:=[.K35]-[.K37]" office:value-type="float" office:value="0">
            <text:p>0.00 </text:p>
          </table:table-cell>
          <table:table-cell table:style-name="ce243"/>
          <table:table-cell table:style-name="ce193" table:number-columns-repeated="1012"/>
        </table:table-row>
        <table:table-row table:style-name="ro6">
          <table:table-cell table:style-name="ce236"/>
          <table:table-cell table:style-name="ce243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33">
          <table:table-cell table:style-name="ce238" table:number-columns-repeated="2"/>
          <table:table-cell table:style-name="ce268" table:number-columns-repeated="2"/>
          <table:table-cell table:style-name="ce238" table:number-columns-repeated="8"/>
          <table:table-cell table:style-name="ce268" table:number-columns-repeated="1012"/>
        </table:table-row>
        <table:table-row table:style-name="ro34">
          <table:table-cell table:style-name="ce238" table:number-columns-repeated="2"/>
          <table:table-cell table:style-name="ce268" table:number-columns-repeated="2"/>
          <table:table-cell table:style-name="ce238" table:number-columns-repeated="8"/>
          <table:table-cell table:style-name="ce268" table:number-columns-repeated="1012"/>
        </table:table-row>
        <table:table-row table:style-name="ro33">
          <table:table-cell table:style-name="ce236"/>
          <table:table-cell table:style-name="ce243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33">
          <table:table-cell table:style-name="ce236"/>
          <table:table-cell table:style-name="ce257" office:value-type="string" table:number-columns-spanned="2" table:number-rows-spanned="1">
            <text:p><text:s/>CAPITAL ALLOWANCES DEDUCTED </text:p>
          </table:table-cell>
          <table:covered-table-cell/>
          <table:table-cell table:style-name="ce243" table:number-columns-repeated="2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8">
          <table:table-cell table:style-name="ce234"/>
          <table:table-cell table:style-name="ce248" table:number-columns-repeated="4"/>
          <table:table-cell table:style-name="ce289" office:value-type="string" table:number-columns-spanned="1" table:number-rows-spanned="2">
            <text:p>Capital Expenditure</text:p>
          </table:table-cell>
          <table:table-cell table:style-name="ce283"/>
          <table:table-cell table:style-name="ce286"/>
          <table:table-cell table:style-name="ce289" office:value-type="string" table:number-columns-spanned="1" table:number-rows-spanned="2">
            <text:p>Annual Investment Allowances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32">
          <table:table-cell table:style-name="ce239" office:value-type="string">
            <text:p>Note 1</text:p>
          </table:table-cell>
          <table:table-cell table:style-name="ce261" office:value-type="string" table:number-columns-spanned="2" table:number-rows-spanned="1">
            <text:p>Annual Investment Allowances</text:p>
          </table:table-cell>
          <table:covered-table-cell/>
          <table:table-cell table:style-name="ce248"/>
          <table:table-cell table:style-name="ce278"/>
          <table:covered-table-cell/>
          <table:table-cell table:style-name="ce283"/>
          <table:table-cell table:style-name="ce286"/>
          <table:covered-table-cell/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8">
          <table:table-cell table:style-name="ce234"/>
          <table:table-cell table:style-name="ce262"/>
          <table:table-cell table:style-name="ce248" table:number-columns-repeated="2"/>
          <table:table-cell table:style-name="ce278"/>
          <table:table-cell table:style-name="ce290" office:value-type="string">
            <text:p>£</text:p>
          </table:table-cell>
          <table:table-cell table:style-name="ce283"/>
          <table:table-cell table:style-name="ce286"/>
          <table:table-cell table:style-name="ce303" office:value-type="string">
            <text:p>£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10">
          <table:table-cell table:style-name="ce236"/>
          <table:table-cell table:style-name="ce259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69" table:formula="of:=[.E5]" office:value-type="date" office:date-value="2011-02-01">
            <text:p>01-Feb-11</text:p>
          </table:table-cell>
          <table:table-cell table:style-name="ce269" table:formula="of:=[.H5]" office:value-type="date" office:date-value="2012-01-31">
            <text:p>31-Jan-12</text:p>
          </table:table-cell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67]&gt;0;['file:///C:/Users/Antony/diy/GB%20Accounts/GB%20Accounts%202012/GB%20Accounts%20Company%202012-01-31%20(Jan12)%20OpenOffice/Fixedassets.ods'#$Schedule.$B$67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67]&gt;0;['file:///C:/Users/Antony/diy/GB%20Accounts/GB%20Accounts%202012/GB%20Accounts%20Company%202012-01-31%20(Jan12)%20OpenOffice/Fixedassets.ods'#$Schedule.$C$67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67]&gt;0;['file:///C:/Users/Antony/diy/GB%20Accounts/GB%20Accounts%202012/GB%20Accounts%20Company%202012-01-31%20(Jan12)%20OpenOffice/Fixedassets.ods'#$Schedule.$E$67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67]&gt;0;['file:///C:/Users/Antony/diy/GB%20Accounts/GB%20Accounts%202012/GB%20Accounts%20Company%202012-01-31%20(Jan12)%20OpenOffice/Fixedassets.ods'#$Schedule.$Q$67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68]&gt;0;['file:///C:/Users/Antony/diy/GB%20Accounts/GB%20Accounts%202012/GB%20Accounts%20Company%202012-01-31%20(Jan12)%20OpenOffice/Fixedassets.ods'#$Schedule.$B$68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68]&gt;0;['file:///C:/Users/Antony/diy/GB%20Accounts/GB%20Accounts%202012/GB%20Accounts%20Company%202012-01-31%20(Jan12)%20OpenOffice/Fixedassets.ods'#$Schedule.$C$68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68]&gt;0;['file:///C:/Users/Antony/diy/GB%20Accounts/GB%20Accounts%202012/GB%20Accounts%20Company%202012-01-31%20(Jan12)%20OpenOffice/Fixedassets.ods'#$Schedule.$E$68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68]&gt;0;['file:///C:/Users/Antony/diy/GB%20Accounts/GB%20Accounts%202012/GB%20Accounts%20Company%202012-01-31%20(Jan12)%20OpenOffice/Fixedassets.ods'#$Schedule.$Q$68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69]&gt;0;['file:///C:/Users/Antony/diy/GB%20Accounts/GB%20Accounts%202012/GB%20Accounts%20Company%202012-01-31%20(Jan12)%20OpenOffice/Fixedassets.ods'#$Schedule.$B$69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69]&gt;0;['file:///C:/Users/Antony/diy/GB%20Accounts/GB%20Accounts%202012/GB%20Accounts%20Company%202012-01-31%20(Jan12)%20OpenOffice/Fixedassets.ods'#$Schedule.$C$69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69]&gt;0;['file:///C:/Users/Antony/diy/GB%20Accounts/GB%20Accounts%202012/GB%20Accounts%20Company%202012-01-31%20(Jan12)%20OpenOffice/Fixedassets.ods'#$Schedule.$E$69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69]&gt;0;['file:///C:/Users/Antony/diy/GB%20Accounts/GB%20Accounts%202012/GB%20Accounts%20Company%202012-01-31%20(Jan12)%20OpenOffice/Fixedassets.ods'#$Schedule.$Q$69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70]&gt;0;['file:///C:/Users/Antony/diy/GB%20Accounts/GB%20Accounts%202012/GB%20Accounts%20Company%202012-01-31%20(Jan12)%20OpenOffice/Fixedassets.ods'#$Schedule.$B$70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70]&gt;0;['file:///C:/Users/Antony/diy/GB%20Accounts/GB%20Accounts%202012/GB%20Accounts%20Company%202012-01-31%20(Jan12)%20OpenOffice/Fixedassets.ods'#$Schedule.$C$70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70]&gt;0;['file:///C:/Users/Antony/diy/GB%20Accounts/GB%20Accounts%202012/GB%20Accounts%20Company%202012-01-31%20(Jan12)%20OpenOffice/Fixedassets.ods'#$Schedule.$E$70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70]&gt;0;['file:///C:/Users/Antony/diy/GB%20Accounts/GB%20Accounts%202012/GB%20Accounts%20Company%202012-01-31%20(Jan12)%20OpenOffice/Fixedassets.ods'#$Schedule.$Q$70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71]&gt;0;['file:///C:/Users/Antony/diy/GB%20Accounts/GB%20Accounts%202012/GB%20Accounts%20Company%202012-01-31%20(Jan12)%20OpenOffice/Fixedassets.ods'#$Schedule.$B$71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71]&gt;0;['file:///C:/Users/Antony/diy/GB%20Accounts/GB%20Accounts%202012/GB%20Accounts%20Company%202012-01-31%20(Jan12)%20OpenOffice/Fixedassets.ods'#$Schedule.$C$71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71]&gt;0;['file:///C:/Users/Antony/diy/GB%20Accounts/GB%20Accounts%202012/GB%20Accounts%20Company%202012-01-31%20(Jan12)%20OpenOffice/Fixedassets.ods'#$Schedule.$E$71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71]&gt;0;['file:///C:/Users/Antony/diy/GB%20Accounts/GB%20Accounts%202012/GB%20Accounts%20Company%202012-01-31%20(Jan12)%20OpenOffice/Fixedassets.ods'#$Schedule.$Q$71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72]&gt;0;['file:///C:/Users/Antony/diy/GB%20Accounts/GB%20Accounts%202012/GB%20Accounts%20Company%202012-01-31%20(Jan12)%20OpenOffice/Fixedassets.ods'#$Schedule.$B$72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72]&gt;0;['file:///C:/Users/Antony/diy/GB%20Accounts/GB%20Accounts%202012/GB%20Accounts%20Company%202012-01-31%20(Jan12)%20OpenOffice/Fixedassets.ods'#$Schedule.$C$72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72]&gt;0;['file:///C:/Users/Antony/diy/GB%20Accounts/GB%20Accounts%202012/GB%20Accounts%20Company%202012-01-31%20(Jan12)%20OpenOffice/Fixedassets.ods'#$Schedule.$E$72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72]&gt;0;['file:///C:/Users/Antony/diy/GB%20Accounts/GB%20Accounts%202012/GB%20Accounts%20Company%202012-01-31%20(Jan12)%20OpenOffice/Fixedassets.ods'#$Schedule.$Q$72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73]&gt;0;['file:///C:/Users/Antony/diy/GB%20Accounts/GB%20Accounts%202012/GB%20Accounts%20Company%202012-01-31%20(Jan12)%20OpenOffice/Fixedassets.ods'#$Schedule.$B$73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73]&gt;0;['file:///C:/Users/Antony/diy/GB%20Accounts/GB%20Accounts%202012/GB%20Accounts%20Company%202012-01-31%20(Jan12)%20OpenOffice/Fixedassets.ods'#$Schedule.$C$73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73]&gt;0;['file:///C:/Users/Antony/diy/GB%20Accounts/GB%20Accounts%202012/GB%20Accounts%20Company%202012-01-31%20(Jan12)%20OpenOffice/Fixedassets.ods'#$Schedule.$E$73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73]&gt;0;['file:///C:/Users/Antony/diy/GB%20Accounts/GB%20Accounts%202012/GB%20Accounts%20Company%202012-01-31%20(Jan12)%20OpenOffice/Fixedassets.ods'#$Schedule.$Q$73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74]&gt;0;['file:///C:/Users/Antony/diy/GB%20Accounts/GB%20Accounts%202012/GB%20Accounts%20Company%202012-01-31%20(Jan12)%20OpenOffice/Fixedassets.ods'#$Schedule.$B$74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74]&gt;0;['file:///C:/Users/Antony/diy/GB%20Accounts/GB%20Accounts%202012/GB%20Accounts%20Company%202012-01-31%20(Jan12)%20OpenOffice/Fixedassets.ods'#$Schedule.$C$74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74]&gt;0;['file:///C:/Users/Antony/diy/GB%20Accounts/GB%20Accounts%202012/GB%20Accounts%20Company%202012-01-31%20(Jan12)%20OpenOffice/Fixedassets.ods'#$Schedule.$E$74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74]&gt;0;['file:///C:/Users/Antony/diy/GB%20Accounts/GB%20Accounts%202012/GB%20Accounts%20Company%202012-01-31%20(Jan12)%20OpenOffice/Fixedassets.ods'#$Schedule.$Q$74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1"/>
          <table:table-cell table:style-name="ce259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69" table:formula="of:=[.E5]" office:value-type="date" office:date-value="2011-02-01">
            <text:p>01-Feb-11</text:p>
          </table:table-cell>
          <table:table-cell table:style-name="ce269" table:formula="of:=[.H5]" office:value-type="date" office:date-value="2012-01-31">
            <text:p>31-Jan-12</text:p>
          </table:table-cell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78]&gt;0;['file:///C:/Users/Antony/diy/GB%20Accounts/GB%20Accounts%202012/GB%20Accounts%20Company%202012-01-31%20(Jan12)%20OpenOffice/Fixedassets.ods'#$Schedule.$B$78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78]&gt;0;['file:///C:/Users/Antony/diy/GB%20Accounts/GB%20Accounts%202012/GB%20Accounts%20Company%202012-01-31%20(Jan12)%20OpenOffice/Fixedassets.ods'#$Schedule.$C$78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78]&gt;0;['file:///C:/Users/Antony/diy/GB%20Accounts/GB%20Accounts%202012/GB%20Accounts%20Company%202012-01-31%20(Jan12)%20OpenOffice/Fixedassets.ods'#$Schedule.$E$78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78]&gt;0;['file:///C:/Users/Antony/diy/GB%20Accounts/GB%20Accounts%202012/GB%20Accounts%20Company%202012-01-31%20(Jan12)%20OpenOffice/Fixedassets.ods'#$Schedule.$Q$78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79]&gt;0;['file:///C:/Users/Antony/diy/GB%20Accounts/GB%20Accounts%202012/GB%20Accounts%20Company%202012-01-31%20(Jan12)%20OpenOffice/Fixedassets.ods'#$Schedule.$B$79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79]&gt;0;['file:///C:/Users/Antony/diy/GB%20Accounts/GB%20Accounts%202012/GB%20Accounts%20Company%202012-01-31%20(Jan12)%20OpenOffice/Fixedassets.ods'#$Schedule.$C$79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79]&gt;0;['file:///C:/Users/Antony/diy/GB%20Accounts/GB%20Accounts%202012/GB%20Accounts%20Company%202012-01-31%20(Jan12)%20OpenOffice/Fixedassets.ods'#$Schedule.$E$79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79]&gt;0;['file:///C:/Users/Antony/diy/GB%20Accounts/GB%20Accounts%202012/GB%20Accounts%20Company%202012-01-31%20(Jan12)%20OpenOffice/Fixedassets.ods'#$Schedule.$Q$79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80]&gt;0;['file:///C:/Users/Antony/diy/GB%20Accounts/GB%20Accounts%202012/GB%20Accounts%20Company%202012-01-31%20(Jan12)%20OpenOffice/Fixedassets.ods'#$Schedule.$B$80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80]&gt;0;['file:///C:/Users/Antony/diy/GB%20Accounts/GB%20Accounts%202012/GB%20Accounts%20Company%202012-01-31%20(Jan12)%20OpenOffice/Fixedassets.ods'#$Schedule.$C$80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80]&gt;0;['file:///C:/Users/Antony/diy/GB%20Accounts/GB%20Accounts%202012/GB%20Accounts%20Company%202012-01-31%20(Jan12)%20OpenOffice/Fixedassets.ods'#$Schedule.$E$80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80]&gt;0;['file:///C:/Users/Antony/diy/GB%20Accounts/GB%20Accounts%202012/GB%20Accounts%20Company%202012-01-31%20(Jan12)%20OpenOffice/Fixedassets.ods'#$Schedule.$Q$80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81]&gt;0;['file:///C:/Users/Antony/diy/GB%20Accounts/GB%20Accounts%202012/GB%20Accounts%20Company%202012-01-31%20(Jan12)%20OpenOffice/Fixedassets.ods'#$Schedule.$B$81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81]&gt;0;['file:///C:/Users/Antony/diy/GB%20Accounts/GB%20Accounts%202012/GB%20Accounts%20Company%202012-01-31%20(Jan12)%20OpenOffice/Fixedassets.ods'#$Schedule.$C$81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81]&gt;0;['file:///C:/Users/Antony/diy/GB%20Accounts/GB%20Accounts%202012/GB%20Accounts%20Company%202012-01-31%20(Jan12)%20OpenOffice/Fixedassets.ods'#$Schedule.$E$81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81]&gt;0;['file:///C:/Users/Antony/diy/GB%20Accounts/GB%20Accounts%202012/GB%20Accounts%20Company%202012-01-31%20(Jan12)%20OpenOffice/Fixedassets.ods'#$Schedule.$Q$81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82]&gt;0;['file:///C:/Users/Antony/diy/GB%20Accounts/GB%20Accounts%202012/GB%20Accounts%20Company%202012-01-31%20(Jan12)%20OpenOffice/Fixedassets.ods'#$Schedule.$B$82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82]&gt;0;['file:///C:/Users/Antony/diy/GB%20Accounts/GB%20Accounts%202012/GB%20Accounts%20Company%202012-01-31%20(Jan12)%20OpenOffice/Fixedassets.ods'#$Schedule.$C$82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82]&gt;0;['file:///C:/Users/Antony/diy/GB%20Accounts/GB%20Accounts%202012/GB%20Accounts%20Company%202012-01-31%20(Jan12)%20OpenOffice/Fixedassets.ods'#$Schedule.$E$82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82]&gt;0;['file:///C:/Users/Antony/diy/GB%20Accounts/GB%20Accounts%202012/GB%20Accounts%20Company%202012-01-31%20(Jan12)%20OpenOffice/Fixedassets.ods'#$Schedule.$Q$82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2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69" table:formula="of:=[.E5]" office:value-type="date" office:date-value="2011-02-01">
            <text:p>01-Feb-11</text:p>
          </table:table-cell>
          <table:table-cell table:style-name="ce269" table:formula="of:=[.H5]" office:value-type="date" office:date-value="2012-01-31">
            <text:p>31-Jan-12</text:p>
          </table:table-cell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86]&gt;0;['file:///C:/Users/Antony/diy/GB%20Accounts/GB%20Accounts%202012/GB%20Accounts%20Company%202012-01-31%20(Jan12)%20OpenOffice/Fixedassets.ods'#$Schedule.$B$86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86]&gt;0;['file:///C:/Users/Antony/diy/GB%20Accounts/GB%20Accounts%202012/GB%20Accounts%20Company%202012-01-31%20(Jan12)%20OpenOffice/Fixedassets.ods'#$Schedule.$C$86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86]&gt;0;['file:///C:/Users/Antony/diy/GB%20Accounts/GB%20Accounts%202012/GB%20Accounts%20Company%202012-01-31%20(Jan12)%20OpenOffice/Fixedassets.ods'#$Schedule.$E$86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86]&gt;0;['file:///C:/Users/Antony/diy/GB%20Accounts/GB%20Accounts%202012/GB%20Accounts%20Company%202012-01-31%20(Jan12)%20OpenOffice/Fixedassets.ods'#$Schedule.$Q$86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87]&gt;0;['file:///C:/Users/Antony/diy/GB%20Accounts/GB%20Accounts%202012/GB%20Accounts%20Company%202012-01-31%20(Jan12)%20OpenOffice/Fixedassets.ods'#$Schedule.$B$87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87]&gt;0;['file:///C:/Users/Antony/diy/GB%20Accounts/GB%20Accounts%202012/GB%20Accounts%20Company%202012-01-31%20(Jan12)%20OpenOffice/Fixedassets.ods'#$Schedule.$C$87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87]&gt;0;['file:///C:/Users/Antony/diy/GB%20Accounts/GB%20Accounts%202012/GB%20Accounts%20Company%202012-01-31%20(Jan12)%20OpenOffice/Fixedassets.ods'#$Schedule.$E$87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87]&gt;0;['file:///C:/Users/Antony/diy/GB%20Accounts/GB%20Accounts%202012/GB%20Accounts%20Company%202012-01-31%20(Jan12)%20OpenOffice/Fixedassets.ods'#$Schedule.$Q$87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8">
          <table:table-cell table:style-name="ce240" table:formula="of:=IF(['file:///C:/Users/Antony/diy/GB%20Accounts/GB%20Accounts%202012/GB%20Accounts%20Company%202012-01-31%20(Jan12)%20OpenOffice/Fixedassets.ods'#$Schedule.$E$88]&gt;0;['file:///C:/Users/Antony/diy/GB%20Accounts/GB%20Accounts%202012/GB%20Accounts%20Company%202012-01-31%20(Jan12)%20OpenOffice/Fixedassets.ods'#$Schedule.$B$88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88]&gt;0;['file:///C:/Users/Antony/diy/GB%20Accounts/GB%20Accounts%202012/GB%20Accounts%20Company%202012-01-31%20(Jan12)%20OpenOffice/Fixedassets.ods'#$Schedule.$C$88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88]&gt;0;['file:///C:/Users/Antony/diy/GB%20Accounts/GB%20Accounts%202012/GB%20Accounts%20Company%202012-01-31%20(Jan12)%20OpenOffice/Fixedassets.ods'#$Schedule.$E$88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88]&gt;0;['file:///C:/Users/Antony/diy/GB%20Accounts/GB%20Accounts%202012/GB%20Accounts%20Company%202012-01-31%20(Jan12)%20OpenOffice/Fixedassets.ods'#$Schedule.$Q$88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89]&gt;0;['file:///C:/Users/Antony/diy/GB%20Accounts/GB%20Accounts%202012/GB%20Accounts%20Company%202012-01-31%20(Jan12)%20OpenOffice/Fixedassets.ods'#$Schedule.$B$89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89]&gt;0;['file:///C:/Users/Antony/diy/GB%20Accounts/GB%20Accounts%202012/GB%20Accounts%20Company%202012-01-31%20(Jan12)%20OpenOffice/Fixedassets.ods'#$Schedule.$C$89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89]&gt;0;['file:///C:/Users/Antony/diy/GB%20Accounts/GB%20Accounts%202012/GB%20Accounts%20Company%202012-01-31%20(Jan12)%20OpenOffice/Fixedassets.ods'#$Schedule.$E$89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89]&gt;0;['file:///C:/Users/Antony/diy/GB%20Accounts/GB%20Accounts%202012/GB%20Accounts%20Company%202012-01-31%20(Jan12)%20OpenOffice/Fixedassets.ods'#$Schedule.$Q$89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90]&gt;0;['file:///C:/Users/Antony/diy/GB%20Accounts/GB%20Accounts%202012/GB%20Accounts%20Company%202012-01-31%20(Jan12)%20OpenOffice/Fixedassets.ods'#$Schedule.$B$90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90]&gt;0;['file:///C:/Users/Antony/diy/GB%20Accounts/GB%20Accounts%202012/GB%20Accounts%20Company%202012-01-31%20(Jan12)%20OpenOffice/Fixedassets.ods'#$Schedule.$C$90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90]&gt;0;['file:///C:/Users/Antony/diy/GB%20Accounts/GB%20Accounts%202012/GB%20Accounts%20Company%202012-01-31%20(Jan12)%20OpenOffice/Fixedassets.ods'#$Schedule.$E$90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90]&gt;0;['file:///C:/Users/Antony/diy/GB%20Accounts/GB%20Accounts%202012/GB%20Accounts%20Company%202012-01-31%20(Jan12)%20OpenOffice/Fixedassets.ods'#$Schedule.$Q$90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91]&gt;0;['file:///C:/Users/Antony/diy/GB%20Accounts/GB%20Accounts%202012/GB%20Accounts%20Company%202012-01-31%20(Jan12)%20OpenOffice/Fixedassets.ods'#$Schedule.$B$91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91]&gt;0;['file:///C:/Users/Antony/diy/GB%20Accounts/GB%20Accounts%202012/GB%20Accounts%20Company%202012-01-31%20(Jan12)%20OpenOffice/Fixedassets.ods'#$Schedule.$C$91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91]&gt;0;['file:///C:/Users/Antony/diy/GB%20Accounts/GB%20Accounts%202012/GB%20Accounts%20Company%202012-01-31%20(Jan12)%20OpenOffice/Fixedassets.ods'#$Schedule.$E$91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91]&gt;0;['file:///C:/Users/Antony/diy/GB%20Accounts/GB%20Accounts%202012/GB%20Accounts%20Company%202012-01-31%20(Jan12)%20OpenOffice/Fixedassets.ods'#$Schedule.$Q$91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92]&gt;0;['file:///C:/Users/Antony/diy/GB%20Accounts/GB%20Accounts%202012/GB%20Accounts%20Company%202012-01-31%20(Jan12)%20OpenOffice/Fixedassets.ods'#$Schedule.$B$92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92]&gt;0;['file:///C:/Users/Antony/diy/GB%20Accounts/GB%20Accounts%202012/GB%20Accounts%20Company%202012-01-31%20(Jan12)%20OpenOffice/Fixedassets.ods'#$Schedule.$C$92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92]&gt;0;['file:///C:/Users/Antony/diy/GB%20Accounts/GB%20Accounts%202012/GB%20Accounts%20Company%202012-01-31%20(Jan12)%20OpenOffice/Fixedassets.ods'#$Schedule.$E$92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92]&gt;0;['file:///C:/Users/Antony/diy/GB%20Accounts/GB%20Accounts%202012/GB%20Accounts%20Company%202012-01-31%20(Jan12)%20OpenOffice/Fixedassets.ods'#$Schedule.$Q$92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93]&gt;0;['file:///C:/Users/Antony/diy/GB%20Accounts/GB%20Accounts%202012/GB%20Accounts%20Company%202012-01-31%20(Jan12)%20OpenOffice/Fixedassets.ods'#$Schedule.$B$93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93]&gt;0;['file:///C:/Users/Antony/diy/GB%20Accounts/GB%20Accounts%202012/GB%20Accounts%20Company%202012-01-31%20(Jan12)%20OpenOffice/Fixedassets.ods'#$Schedule.$C$93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93]&gt;0;['file:///C:/Users/Antony/diy/GB%20Accounts/GB%20Accounts%202012/GB%20Accounts%20Company%202012-01-31%20(Jan12)%20OpenOffice/Fixedassets.ods'#$Schedule.$E$93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93]&gt;0;['file:///C:/Users/Antony/diy/GB%20Accounts/GB%20Accounts%202012/GB%20Accounts%20Company%202012-01-31%20(Jan12)%20OpenOffice/Fixedassets.ods'#$Schedule.$Q$93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36"/>
          <table:table-cell table:style-name="ce251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69" table:formula="of:=[.E5]" office:value-type="date" office:date-value="2011-02-01">
            <text:p>01-Feb-11</text:p>
          </table:table-cell>
          <table:table-cell table:style-name="ce269" table:formula="of:=[.H5]" office:value-type="date" office:date-value="2012-01-31">
            <text:p>31-Jan-12</text:p>
          </table:table-cell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103]&gt;0;['file:///C:/Users/Antony/diy/GB%20Accounts/GB%20Accounts%202012/GB%20Accounts%20Company%202012-01-31%20(Jan12)%20OpenOffice/Fixedassets.ods'#$Schedule.$B$103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103]&gt;0;['file:///C:/Users/Antony/diy/GB%20Accounts/GB%20Accounts%202012/GB%20Accounts%20Company%202012-01-31%20(Jan12)%20OpenOffice/Fixedassets.ods'#$Schedule.$C$103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103]&gt;0;['file:///C:/Users/Antony/diy/GB%20Accounts/GB%20Accounts%202012/GB%20Accounts%20Company%202012-01-31%20(Jan12)%20OpenOffice/Fixedassets.ods'#$Schedule.$E$103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103]&gt;0;['file:///C:/Users/Antony/diy/GB%20Accounts/GB%20Accounts%202012/GB%20Accounts%20Company%202012-01-31%20(Jan12)%20OpenOffice/Fixedassets.ods'#$Schedule.$Q$103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104]&gt;0;['file:///C:/Users/Antony/diy/GB%20Accounts/GB%20Accounts%202012/GB%20Accounts%20Company%202012-01-31%20(Jan12)%20OpenOffice/Fixedassets.ods'#$Schedule.$B$104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104]&gt;0;['file:///C:/Users/Antony/diy/GB%20Accounts/GB%20Accounts%202012/GB%20Accounts%20Company%202012-01-31%20(Jan12)%20OpenOffice/Fixedassets.ods'#$Schedule.$C$104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104]&gt;0;['file:///C:/Users/Antony/diy/GB%20Accounts/GB%20Accounts%202012/GB%20Accounts%20Company%202012-01-31%20(Jan12)%20OpenOffice/Fixedassets.ods'#$Schedule.$E$104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104]&gt;0;['file:///C:/Users/Antony/diy/GB%20Accounts/GB%20Accounts%202012/GB%20Accounts%20Company%202012-01-31%20(Jan12)%20OpenOffice/Fixedassets.ods'#$Schedule.$Q$104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105]&gt;0;['file:///C:/Users/Antony/diy/GB%20Accounts/GB%20Accounts%202012/GB%20Accounts%20Company%202012-01-31%20(Jan12)%20OpenOffice/Fixedassets.ods'#$Schedule.$B$105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105]&gt;0;['file:///C:/Users/Antony/diy/GB%20Accounts/GB%20Accounts%202012/GB%20Accounts%20Company%202012-01-31%20(Jan12)%20OpenOffice/Fixedassets.ods'#$Schedule.$C$105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105]&gt;0;['file:///C:/Users/Antony/diy/GB%20Accounts/GB%20Accounts%202012/GB%20Accounts%20Company%202012-01-31%20(Jan12)%20OpenOffice/Fixedassets.ods'#$Schedule.$E$105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105]&gt;0;['file:///C:/Users/Antony/diy/GB%20Accounts/GB%20Accounts%202012/GB%20Accounts%20Company%202012-01-31%20(Jan12)%20OpenOffice/Fixedassets.ods'#$Schedule.$Q$105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106]&gt;0;['file:///C:/Users/Antony/diy/GB%20Accounts/GB%20Accounts%202012/GB%20Accounts%20Company%202012-01-31%20(Jan12)%20OpenOffice/Fixedassets.ods'#$Schedule.$B$106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106]&gt;0;['file:///C:/Users/Antony/diy/GB%20Accounts/GB%20Accounts%202012/GB%20Accounts%20Company%202012-01-31%20(Jan12)%20OpenOffice/Fixedassets.ods'#$Schedule.$C$106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106]&gt;0;['file:///C:/Users/Antony/diy/GB%20Accounts/GB%20Accounts%202012/GB%20Accounts%20Company%202012-01-31%20(Jan12)%20OpenOffice/Fixedassets.ods'#$Schedule.$E$106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106]&gt;0;['file:///C:/Users/Antony/diy/GB%20Accounts/GB%20Accounts%202012/GB%20Accounts%20Company%202012-01-31%20(Jan12)%20OpenOffice/Fixedassets.ods'#$Schedule.$Q$106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10">
          <table:table-cell table:style-name="ce240" table:formula="of:=IF(['file:///C:/Users/Antony/diy/GB%20Accounts/GB%20Accounts%202012/GB%20Accounts%20Company%202012-01-31%20(Jan12)%20OpenOffice/Fixedassets.ods'#$Schedule.$E$107]&gt;0;['file:///C:/Users/Antony/diy/GB%20Accounts/GB%20Accounts%202012/GB%20Accounts%20Company%202012-01-31%20(Jan12)%20OpenOffice/Fixedassets.ods'#$Schedule.$B$107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107]&gt;0;['file:///C:/Users/Antony/diy/GB%20Accounts/GB%20Accounts%202012/GB%20Accounts%20Company%202012-01-31%20(Jan12)%20OpenOffice/Fixedassets.ods'#$Schedule.$C$107];&quot; &quot;)" office:value-type="string" office:string-value=" ">
            <text:p><text:s/></text:p>
          </table:table-cell>
          <table:table-cell table:style-name="ce193"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107]&gt;0;['file:///C:/Users/Antony/diy/GB%20Accounts/GB%20Accounts%202012/GB%20Accounts%20Company%202012-01-31%20(Jan12)%20OpenOffice/Fixedassets.ods'#$Schedule.$E$107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107]&gt;0;['file:///C:/Users/Antony/diy/GB%20Accounts/GB%20Accounts%202012/GB%20Accounts%20Company%202012-01-31%20(Jan12)%20OpenOffice/Fixedassets.ods'#$Schedule.$Q$107];&quot; &quot;)" office:value-type="string" office:string-value=" ">
            <text:p><text:s/>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6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10">
          <table:table-cell table:style-name="ce236"/>
          <table:table-cell table:style-name="ce264" office:value-type="string" table:number-columns-spanned="2" table:number-rows-spanned="1">
            <text:p>Total Capital Expenditure between</text:p>
          </table:table-cell>
          <table:covered-table-cell/>
          <table:table-cell table:style-name="ce241" table:formula="of:=[.E5]" office:value-type="date" office:date-value="2011-02-01">
            <text:p>01-Feb-11</text:p>
          </table:table-cell>
          <table:table-cell table:style-name="ce281" table:formula="of:=[.H5]" office:value-type="date" office:date-value="2012-01-31">
            <text:p>31-Jan-12</text:p>
          </table:table-cell>
          <table:table-cell table:style-name="ce292" table:formula="of:=SUM([.F48:.F78])" office:value-type="float" office:value="0">
            <text:p>0</text:p>
          </table:table-cell>
          <table:table-cell table:style-name="ce283"/>
          <table:table-cell table:style-name="ce286"/>
          <table:table-cell table:style-name="ce291" table:formula="of:=SUM([.I48:.I78])" office:value-type="float" office:value="0">
            <text:p>0</text:p>
          </table:table-cell>
          <table:table-cell table:style-name="ce283"/>
          <table:table-cell table:style-name="ce291" table:formula="of:=[.I79]" office:value-type="float" office:value="0">
            <text:p>0</text:p>
          </table:table-cell>
          <table:table-cell table:style-name="ce243"/>
          <table:table-cell table:style-name="ce193" table:number-columns-repeated="1012"/>
        </table:table-row>
        <table:table-row table:style-name="ro10">
          <table:table-cell table:style-name="ce236"/>
          <table:table-cell table:style-name="ce243" table:number-columns-repeated="4"/>
          <table:table-cell table:style-name="ce283" table:number-columns-repeated="2"/>
          <table:table-cell table:style-name="ce286"/>
          <table:table-cell table:style-name="ce243"/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35">
          <table:table-cell table:style-name="ce236"/>
          <table:table-cell table:style-name="ce265" table:number-columns-spanned="2" table:number-rows-spanned="1"/>
          <table:covered-table-cell/>
          <table:table-cell table:style-name="ce243" table:number-columns-repeated="2"/>
          <table:table-cell table:style-name="ce289" office:value-type="string" table:number-columns-spanned="1" table:number-rows-spanned="2">
            <text:p>Capital Expenditure</text:p>
          </table:table-cell>
          <table:table-cell table:style-name="ce283"/>
          <table:table-cell table:style-name="ce286"/>
          <table:table-cell table:style-name="ce289" office:value-type="string" table:number-columns-spanned="1" table:number-rows-spanned="2">
            <text:p>Writing Down Allowances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8">
          <table:table-cell table:style-name="ce243"/>
          <table:table-cell table:style-name="ce261" office:value-type="string" table:number-columns-spanned="2" table:number-rows-spanned="1">
            <text:p>WRITING DOWN ALLOWANCES</text:p>
          </table:table-cell>
          <table:covered-table-cell/>
          <table:table-cell table:style-name="ce243"/>
          <table:table-cell table:style-name="ce278"/>
          <table:covered-table-cell/>
          <table:table-cell table:style-name="ce283"/>
          <table:table-cell table:style-name="ce286"/>
          <table:covered-table-cell/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27">
          <table:table-cell table:style-name="ce243"/>
          <table:table-cell table:style-name="ce262"/>
          <table:table-cell table:style-name="ce243" table:number-columns-repeated="2"/>
          <table:table-cell table:style-name="ce278"/>
          <table:table-cell table:style-name="ce290" office:value-type="string">
            <text:p>£</text:p>
          </table:table-cell>
          <table:table-cell table:style-name="ce283"/>
          <table:table-cell table:style-name="ce286"/>
          <table:table-cell table:style-name="ce303" office:value-type="string">
            <text:p>£</text:p>
          </table:table-cell>
          <table:table-cell table:style-name="ce283" table:number-columns-repeated="2"/>
          <table:table-cell table:style-name="ce243"/>
          <table:table-cell table:style-name="ce193" table:number-columns-repeated="1012"/>
        </table:table-row>
        <table:table-row table:style-name="ro8">
          <table:table-cell table:style-name="ce244" office:value-type="string">
            <text:p>Note 2</text:p>
          </table:table-cell>
          <table:table-cell table:style-name="ce242" office:value-type="string" table:number-columns-spanned="2" table:number-rows-spanned="1">
            <text:p>Expenditure on Cars between</text:p>
          </table:table-cell>
          <table:covered-table-cell/>
          <table:table-cell table:style-name="ce270" table:formula="of:=[.E5]" office:value-type="date" office:date-value="2011-02-01">
            <text:p>01-Feb-11</text:p>
          </table:table-cell>
          <table:table-cell table:style-name="ce270" table:formula="of:=[.H5]" office:value-type="date" office:date-value="2012-01-31">
            <text:p>31-Jan-12</text:p>
          </table:table-cell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8">
          <table:table-cell table:style-name="ce240" table:formula="of:=IF(['file:///C:/Users/Antony/diy/GB%20Accounts/GB%20Accounts%202012/GB%20Accounts%20Company%202012-01-31%20(Jan12)%20OpenOffice/Fixedassets.ods'#$Schedule.$E$97]&gt;0;['file:///C:/Users/Antony/diy/GB%20Accounts/GB%20Accounts%202012/GB%20Accounts%20Company%202012-01-31%20(Jan12)%20OpenOffice/Fixedassets.ods'#$Schedule.$B$97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97]&gt;0;['file:///C:/Users/Antony/diy/GB%20Accounts/GB%20Accounts%202012/GB%20Accounts%20Company%202012-01-31%20(Jan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97]&gt;0;['file:///C:/Users/Antony/diy/GB%20Accounts/GB%20Accounts%202012/GB%20Accounts%20Company%202012-01-31%20(Jan12)%20OpenOffice/Fixedassets.ods'#$Schedule.$E$97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97]&gt;0;['file:///C:/Users/Antony/diy/GB%20Accounts/GB%20Accounts%202012/GB%20Accounts%20Company%202012-01-31%20(Jan12)%20OpenOffice/Fixedassets.ods'#$Schedule.$R$97];&quot; &quot;)" office:value-type="string" office:string-value=" ">
            <text:p><text:s/>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8">
          <table:table-cell table:style-name="ce240" table:formula="of:=IF(['file:///C:/Users/Antony/diy/GB%20Accounts/GB%20Accounts%202012/GB%20Accounts%20Company%202012-01-31%20(Jan12)%20OpenOffice/Fixedassets.ods'#$Schedule.$E$98]&gt;0;['file:///C:/Users/Antony/diy/GB%20Accounts/GB%20Accounts%202012/GB%20Accounts%20Company%202012-01-31%20(Jan12)%20OpenOffice/Fixedassets.ods'#$Schedule.$B$98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98]&gt;0;['file:///C:/Users/Antony/diy/GB%20Accounts/GB%20Accounts%202012/GB%20Accounts%20Company%202012-01-31%20(Jan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98]&gt;0;['file:///C:/Users/Antony/diy/GB%20Accounts/GB%20Accounts%202012/GB%20Accounts%20Company%202012-01-31%20(Jan12)%20OpenOffice/Fixedassets.ods'#$Schedule.$E$98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98]&gt;0;['file:///C:/Users/Antony/diy/GB%20Accounts/GB%20Accounts%202012/GB%20Accounts%20Company%202012-01-31%20(Jan12)%20OpenOffice/Fixedassets.ods'#$Schedule.$R$98];&quot; &quot;)" office:value-type="string" office:string-value=" ">
            <text:p><text:s/>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8">
          <table:table-cell table:style-name="ce240" table:formula="of:=IF(['file:///C:/Users/Antony/diy/GB%20Accounts/GB%20Accounts%202012/GB%20Accounts%20Company%202012-01-31%20(Jan12)%20OpenOffice/Fixedassets.ods'#$Schedule.$E$99]&gt;0;['file:///C:/Users/Antony/diy/GB%20Accounts/GB%20Accounts%202012/GB%20Accounts%20Company%202012-01-31%20(Jan12)%20OpenOffice/Fixedassets.ods'#$Schedule.$B$99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99]&gt;0;['file:///C:/Users/Antony/diy/GB%20Accounts/GB%20Accounts%202012/GB%20Accounts%20Company%202012-01-31%20(Jan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99]&gt;0;['file:///C:/Users/Antony/diy/GB%20Accounts/GB%20Accounts%202012/GB%20Accounts%20Company%202012-01-31%20(Jan12)%20OpenOffice/Fixedassets.ods'#$Schedule.$E$99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99]&gt;0;['file:///C:/Users/Antony/diy/GB%20Accounts/GB%20Accounts%202012/GB%20Accounts%20Company%202012-01-31%20(Jan12)%20OpenOffice/Fixedassets.ods'#$Schedule.$R$99];&quot; &quot;)" office:value-type="string" office:string-value=" ">
            <text:p><text:s/>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8">
          <table:table-cell table:style-name="ce240" table:formula="of:=IF(['file:///C:/Users/Antony/diy/GB%20Accounts/GB%20Accounts%202012/GB%20Accounts%20Company%202012-01-31%20(Jan12)%20OpenOffice/Fixedassets.ods'#$Schedule.$E$100]&gt;0;['file:///C:/Users/Antony/diy/GB%20Accounts/GB%20Accounts%202012/GB%20Accounts%20Company%202012-01-31%20(Jan12)%20OpenOffice/Fixedassets.ods'#$Schedule.$B$100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100]&gt;0;['file:///C:/Users/Antony/diy/GB%20Accounts/GB%20Accounts%202012/GB%20Accounts%20Company%202012-01-31%20(Jan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100]&gt;0;['file:///C:/Users/Antony/diy/GB%20Accounts/GB%20Accounts%202012/GB%20Accounts%20Company%202012-01-31%20(Jan12)%20OpenOffice/Fixedassets.ods'#$Schedule.$E$100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100]&gt;0;['file:///C:/Users/Antony/diy/GB%20Accounts/GB%20Accounts%202012/GB%20Accounts%20Company%202012-01-31%20(Jan12)%20OpenOffice/Fixedassets.ods'#$Schedule.$R$100];&quot; &quot;)" office:value-type="string" office:string-value=" ">
            <text:p><text:s/>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8">
          <table:table-cell table:style-name="ce240" table:formula="of:=IF(['file:///C:/Users/Antony/diy/GB%20Accounts/GB%20Accounts%202012/GB%20Accounts%20Company%202012-01-31%20(Jan12)%20OpenOffice/Fixedassets.ods'#$Schedule.$E$101]&gt;0;['file:///C:/Users/Antony/diy/GB%20Accounts/GB%20Accounts%202012/GB%20Accounts%20Company%202012-01-31%20(Jan12)%20OpenOffice/Fixedassets.ods'#$Schedule.$B$101];&quot; &quot;)" office:value-type="string" office:string-value=" ">
            <text:p><text:s/></text:p>
          </table:table-cell>
          <table:table-cell table:style-name="ce263" table:formula="of:=IF(['file:///C:/Users/Antony/diy/GB%20Accounts/GB%20Accounts%202012/GB%20Accounts%20Company%202012-01-31%20(Jan12)%20OpenOffice/Fixedassets.ods'#$Schedule.$E$101]&gt;0;['file:///C:/Users/Antony/diy/GB%20Accounts/GB%20Accounts%202012/GB%20Accounts%20Company%202012-01-31%20(Jan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80"/>
          <table:table-cell table:style-name="ce291" table:formula="of:=IF(['file:///C:/Users/Antony/diy/GB%20Accounts/GB%20Accounts%202012/GB%20Accounts%20Company%202012-01-31%20(Jan12)%20OpenOffice/Fixedassets.ods'#$Schedule.$E$101]&gt;0;['file:///C:/Users/Antony/diy/GB%20Accounts/GB%20Accounts%202012/GB%20Accounts%20Company%202012-01-31%20(Jan12)%20OpenOffice/Fixedassets.ods'#$Schedule.$E$101];&quot; &quot;)" office:value-type="string" office:string-value=" ">
            <text:p><text:s/></text:p>
          </table:table-cell>
          <table:table-cell table:style-name="ce283"/>
          <table:table-cell table:style-name="ce286"/>
          <table:table-cell table:style-name="ce304" table:formula="of:=IF(['file:///C:/Users/Antony/diy/GB%20Accounts/GB%20Accounts%202012/GB%20Accounts%20Company%202012-01-31%20(Jan12)%20OpenOffice/Fixedassets.ods'#$Schedule.$E$101]&gt;0;['file:///C:/Users/Antony/diy/GB%20Accounts/GB%20Accounts%202012/GB%20Accounts%20Company%202012-01-31%20(Jan12)%20OpenOffice/Fixedassets.ods'#$Schedule.$R$101];&quot; &quot;)" office:value-type="string" office:string-value=" ">
            <text:p><text:s/>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6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8">
          <table:table-cell table:style-name="ce234"/>
          <table:table-cell table:style-name="ce266" office:value-type="string" table:number-columns-spanned="2" table:number-rows-spanned="1">
            <text:p>Writing Down Allowance on Cars bought</text:p>
          </table:table-cell>
          <table:covered-table-cell/>
          <table:table-cell table:style-name="ce271" table:formula="of:=[.E5]" office:value-type="date" office:date-value="2011-02-01">
            <text:p>01-Feb-11</text:p>
          </table:table-cell>
          <table:table-cell table:style-name="ce271" table:formula="of:=[.H5]" office:value-type="date" office:date-value="2012-01-31">
            <text:p>31-Jan-12</text:p>
          </table:table-cell>
          <table:table-cell table:style-name="ce293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83"/>
          <table:table-cell table:style-name="ce316" table:formula="of:=SUM([.I84:.I90])" office:value-type="float" office:value="0">
            <text:p>0</text:p>
          </table:table-cell>
          <table:table-cell table:style-name="ce248"/>
          <table:table-cell table:number-columns-repeated="1012"/>
        </table:table-row>
        <table:table-row table:style-name="ro8">
          <table:table-cell table:style-name="ce234"/>
          <table:table-cell table:style-name="ce257"/>
          <table:table-cell table:style-name="ce248" table:number-columns-repeated="2"/>
          <table:table-cell table:style-name="ce250"/>
          <table:table-cell table:style-name="ce287"/>
          <table:table-cell table:style-name="ce283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10">
          <table:table-cell table:style-name="ce245" office:value-type="string">
            <text:p>Note 3</text:p>
          </table:table-cell>
          <table:table-cell table:style-name="ce25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82" table:formula="of:=[.E5]" office:value-type="date" office:date-value="2011-02-01">
            <text:p>01-Feb-11</text:p>
          </table:table-cell>
          <table:table-cell table:style-name="ce294" table:formula="of:=[$Admin.G6]/100" office:value-type="percentage" office:value="0.2">
            <text:p>20%</text:p>
          </table:table-cell>
          <table:table-cell table:style-name="ce283"/>
          <table:table-cell table:style-name="ce286"/>
          <table:table-cell table:style-name="ce283" table:number-columns-repeated="3"/>
          <table:table-cell table:style-name="ce243"/>
          <table:table-cell table:style-name="ce193" table:number-columns-repeated="1012"/>
        </table:table-row>
        <table:table-row table:style-name="ro10">
          <table:table-cell table:style-name="ce234"/>
          <table:table-cell table:style-name="ce256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72" table:formula="of:=[.E5]" office:value-type="date" office:date-value="2011-02-01">
            <text:p>01-Feb-11</text:p>
          </table:table-cell>
          <table:table-cell table:style-name="ce248" table:number-columns-repeated="2"/>
          <table:table-cell table:style-name="ce283"/>
          <table:table-cell table:style-name="ce286"/>
          <table:table-cell table:formula="of:=IF(['file:///C:/Users/Antony/diy/GB%20Accounts/GB%20Accounts%202012/GB%20Accounts%20Company%202012-01-31%20(Jan12)%20OpenOffice/Fixedassets.ods'#$Schedule.$R$22]&gt;0;['file:///C:/Users/Antony/diy/GB%20Accounts/GB%20Accounts%202012/GB%20Accounts%20Company%202012-01-31%20(Jan12)%20OpenOffice/Fixedassets.ods'#$Schedule.$R$22];&quot; &quot;)" office:value-type="string" office:string-value=" ">
            <text:p><text:s/>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10">
          <table:table-cell table:style-name="ce234"/>
          <table:table-cell table:style-name="ce256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72" table:formula="of:=[.E5]" office:value-type="date" office:date-value="2011-02-01">
            <text:p>01-Feb-11</text:p>
          </table:table-cell>
          <table:table-cell table:style-name="ce248" table:number-columns-repeated="2"/>
          <table:table-cell table:style-name="ce283"/>
          <table:table-cell table:style-name="ce286"/>
          <table:table-cell table:formula="of:=IF(['file:///C:/Users/Antony/diy/GB%20Accounts/GB%20Accounts%202012/GB%20Accounts%20Company%202012-01-31%20(Jan12)%20OpenOffice/Fixedassets.ods'#$Schedule.$R$30]&gt;0;['file:///C:/Users/Antony/diy/GB%20Accounts/GB%20Accounts%202012/GB%20Accounts%20Company%202012-01-31%20(Jan12)%20OpenOffice/Fixedassets.ods'#$Schedule.$R$30];&quot; &quot;)" office:value-type="string" office:string-value=" ">
            <text:p><text:s/>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10">
          <table:table-cell table:style-name="ce234"/>
          <table:table-cell table:style-name="ce256" office:value-type="string" table:number-columns-spanned="2" table:number-rows-spanned="1">
            <text:p>Computer Equipment purchased prior to</text:p>
          </table:table-cell>
          <table:covered-table-cell/>
          <table:table-cell table:style-name="ce272" table:formula="of:=[.E5]" office:value-type="date" office:date-value="2011-02-01">
            <text:p>01-Feb-11</text:p>
          </table:table-cell>
          <table:table-cell table:style-name="ce248" table:number-columns-repeated="2"/>
          <table:table-cell table:style-name="ce283"/>
          <table:table-cell table:style-name="ce286"/>
          <table:table-cell table:formula="of:=IF(['file:///C:/Users/Antony/diy/GB%20Accounts/GB%20Accounts%202012/GB%20Accounts%20Company%202012-01-31%20(Jan12)%20OpenOffice/Fixedassets.ods'#$Schedule.$R$41]&gt;0;['file:///C:/Users/Antony/diy/GB%20Accounts/GB%20Accounts%202012/GB%20Accounts%20Company%202012-01-31%20(Jan12)%20OpenOffice/Fixedassets.ods'#$Schedule.$R$41];&quot; &quot;)" office:value-type="string" office:string-value=" ">
            <text:p><text:s/>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10">
          <table:table-cell table:style-name="ce235"/>
          <table:table-cell table:style-name="ce256" office:value-type="string" table:number-columns-spanned="2" table:number-rows-spanned="1">
            <text:p>Motor Vehicles purchased prior to</text:p>
          </table:table-cell>
          <table:covered-table-cell/>
          <table:table-cell table:style-name="ce272" table:formula="of:=[.E5]" office:value-type="date" office:date-value="2011-02-01">
            <text:p>01-Feb-11</text:p>
          </table:table-cell>
          <table:table-cell table:style-name="ce248" table:number-columns-repeated="2"/>
          <table:table-cell table:style-name="ce283"/>
          <table:table-cell table:style-name="ce286"/>
          <table:table-cell table:formula="of:=IF(['file:///C:/Users/Antony/diy/GB%20Accounts/GB%20Accounts%202012/GB%20Accounts%20Company%202012-01-31%20(Jan12)%20OpenOffice/Fixedassets.ods'#$Schedule.$R$55]&gt;0;['file:///C:/Users/Antony/diy/GB%20Accounts/GB%20Accounts%202012/GB%20Accounts%20Company%202012-01-31%20(Jan12)%20OpenOffice/Fixedassets.ods'#$Schedule.$R$55];&quot; &quot;)" office:value-type="string" office:string-value=" ">
            <text:p><text:s/></text:p>
          </table:table-cell>
          <table:table-cell table:style-name="ce283"/>
          <table:table-cell table:style-name="ce248" table:number-columns-repeated="2"/>
          <table:table-cell table:number-columns-repeated="1012"/>
        </table:table-row>
        <table:table-row table:style-name="ro6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8">
          <table:table-cell table:style-name="ce246"/>
          <table:table-cell table:style-name="ce25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82" table:formula="of:=[.E5]" office:value-type="date" office:date-value="2011-02-01">
            <text:p>01-Feb-11</text:p>
          </table:table-cell>
          <table:table-cell table:style-name="ce294" table:formula="of:=[.F93]" office:value-type="percentage" office:value="0.2">
            <text:p>20%</text:p>
          </table:table-cell>
          <table:table-cell table:style-name="ce283"/>
          <table:table-cell table:style-name="ce286"/>
          <table:table-cell table:style-name="ce297"/>
          <table:table-cell table:style-name="ce283"/>
          <table:table-cell table:style-name="ce291" table:formula="of:=SUM([.I93:.I98])" office:value-type="float" office:value="0">
            <text:p>0</text:p>
          </table:table-cell>
          <table:table-cell table:style-name="ce248"/>
          <table:table-cell table:number-columns-repeated="1012"/>
        </table:table-row>
        <table:table-row table:style-name="ro8">
          <table:table-cell table:style-name="ce234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8">
          <table:table-cell table:style-name="ce234"/>
          <table:table-cell table:style-name="ce257" table:number-columns-spanned="3" table:number-rows-spanned="1"/>
          <table:covered-table-cell table:number-columns-repeated="2"/>
          <table:table-cell table:style-name="ce241" table:number-columns-repeated="2"/>
          <table:table-cell table:style-name="ce283"/>
          <table:table-cell table:style-name="ce286"/>
          <table:table-cell table:style-name="ce283" table:formula="of:=IF(['file:///C:/Users/Antony/diy/GB%20Accounts/GB%20Accounts%202012/GB%20Accounts%20Company%202012-01-31%20(Jan12)%20OpenOffice/Fixedassets.ods'#$Schedule.$W$1]&gt;0;['file:///C:/Users/Antony/diy/GB%20Accounts/GB%20Accounts%202012/GB%20Accounts%20Company%202012-01-31%20(Jan12)%20OpenOffice/Fixedassets.ods'#$Schedule.$Z$1]-['file:///C:/Users/Antony/diy/GB%20Accounts/GB%20Accounts%202012/GB%20Accounts%20Company%202012-01-31%20(Jan12)%20OpenOffice/Fixedassets.ods'#$Schedule.$Y$1];&quot; &quot;)" office:value-type="string" office:string-value=" ">
            <text:p><text:s/></text:p>
          </table:table-cell>
          <table:table-cell table:style-name="ce283" table:number-columns-repeated="2"/>
          <table:table-cell table:style-name="ce248"/>
          <table:table-cell table:number-columns-repeated="1012"/>
        </table:table-row>
        <table:table-row table:style-name="ro8">
          <table:table-cell table:style-name="ce244" office:value-type="string">
            <text:p>Note 4</text:p>
          </table:table-cell>
          <table:table-cell table:style-name="ce257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82" table:formula="of:=[.E5]" office:value-type="date" office:date-value="2011-02-01">
            <text:p>01-Feb-11</text:p>
          </table:table-cell>
          <table:table-cell table:style-name="ce282" table:formula="of:=[.H5]" office:value-type="date" office:date-value="2012-01-31">
            <text:p>31-Jan-12</text:p>
          </table:table-cell>
          <table:table-cell table:style-name="ce297" table:number-columns-repeated="3"/>
          <table:table-cell table:style-name="ce283"/>
          <table:table-cell table:style-name="ce316" table:formula="of:=SUM([.I100:.I101])" office:value-type="float" office:value="0">
            <text:p>0</text:p>
          </table:table-cell>
          <table:table-cell table:style-name="ce248"/>
          <table:table-cell table:number-columns-repeated="1012"/>
        </table:table-row>
        <table:table-row table:style-name="ro8">
          <table:table-cell table:style-name="ce246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25">
          <table:table-cell table:style-name="ce246"/>
          <table:table-cell table:style-name="ce260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60" table:number-columns-repeated="3"/>
          <table:table-cell table:style-name="ce283"/>
          <table:table-cell table:style-name="ce317" table:formula="of:=[.K79]+[.K99]+[.K91]-[.K102]" office:value-type="float" office:value="0">
            <text:p>0</text:p>
          </table:table-cell>
          <table:table-cell table:style-name="ce248"/>
          <table:table-cell table:number-columns-repeated="1012"/>
        </table:table-row>
        <table:table-row table:style-name="ro8">
          <table:table-cell table:style-name="ce246"/>
          <table:table-cell table:style-name="ce248" table:number-columns-repeated="4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48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12" table:protected="true">
        <table:table-column table:style-name="co50" table:default-cell-style-name="ce202"/>
        <table:table-column table:style-name="co43" table:number-columns-repeated="2" table:default-cell-style-name="ce202"/>
        <table:table-column table:style-name="co46" table:default-cell-style-name="ce202"/>
        <table:table-column table:style-name="co43" table:number-columns-repeated="2" table:default-cell-style-name="ce202"/>
        <table:table-column table:style-name="co46" table:default-cell-style-name="ce202"/>
        <table:table-column table:style-name="co43" table:number-columns-repeated="2" table:default-cell-style-name="ce202"/>
        <table:table-column table:style-name="co51" table:default-cell-style-name="ce202"/>
        <table:table-column table:style-name="co52" table:default-cell-style-name="ce202"/>
        <table:table-column table:style-name="co43" table:default-cell-style-name="ce202"/>
        <table:table-column table:style-name="co53" table:default-cell-style-name="ce202"/>
        <table:table-column table:style-name="co43" table:default-cell-style-name="ce202"/>
        <table:table-column table:style-name="co46" table:default-cell-style-name="ce202"/>
        <table:table-column table:style-name="co43" table:number-columns-repeated="2" table:default-cell-style-name="ce202"/>
        <table:table-column table:style-name="co46" table:default-cell-style-name="ce202"/>
        <table:table-column table:style-name="co43" table:number-columns-repeated="5" table:default-cell-style-name="ce202"/>
        <table:table-column table:style-name="co1" table:default-cell-style-name="ce202"/>
        <table:table-column table:style-name="co54" table:default-cell-style-name="ce202"/>
        <table:table-column table:style-name="co43" table:number-columns-repeated="4" table:default-cell-style-name="ce202"/>
        <table:table-column table:style-name="co1" table:default-cell-style-name="ce202"/>
        <table:table-column table:style-name="co43" table:number-columns-repeated="2" table:default-cell-style-name="ce202"/>
        <table:table-column table:style-name="co50" table:default-cell-style-name="ce202"/>
        <table:table-column table:style-name="co55" table:default-cell-style-name="ce202"/>
        <table:table-column table:style-name="co43" table:number-columns-repeated="9" table:default-cell-style-name="ce202"/>
        <table:table-column table:style-name="co56" table:default-cell-style-name="ce202"/>
        <table:table-column table:style-name="co7" table:number-columns-repeated="980" table:default-cell-style-name="ce202"/>
        <table:table-row table:style-name="ro36">
          <table:table-cell table:style-name="ce318" table:number-columns-spanned="5" table:number-rows-spanned="2"/>
          <table:covered-table-cell table:number-columns-repeated="4"/>
          <table:table-cell table:style-name="ce377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18" table:number-columns-spanned="4" table:number-rows-spanned="2"/>
          <table:covered-table-cell table:number-columns-repeated="3"/>
          <table:table-cell table:number-columns-repeated="980"/>
        </table:table-row>
        <table:table-row table:style-name="ro37">
          <table:covered-table-cell table:number-columns-repeated="5"/>
          <table:table-cell table:style-name="ce378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7">
          <table:table-cell table:style-name="ce238" table:number-columns-spanned="2" table:number-rows-spanned="5"/>
          <table:covered-table-cell/>
          <table:table-cell table:style-name="ce361" table:number-columns-spanned="38" table:number-rows-spanned="1"/>
          <table:covered-table-cell table:number-columns-repeated="37"/>
          <table:table-cell table:style-name="ce445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2"/>
          <table:table-cell table:style-name="ce362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38" table:number-columns-spanned="12" table:number-rows-spanned="4"/>
          <table:covered-table-cell table:number-columns-repeated="11"/>
          <table:table-cell table:style-name="ce415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44"/>
          <table:table-cell table:number-columns-repeated="980"/>
        </table:table-row>
        <table:table-row table:style-name="ro25">
          <table:covered-table-cell table:number-columns-repeated="23"/>
          <table:table-cell table:style-name="ce416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23"/>
          <table:table-cell table:style-name="ce417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7">
          <table:table-cell table:style-name="ce318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6">
          <table:table-cell table:style-name="ce319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18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320"/>
          <table:table-cell table:style-name="ce320" office:value-type="string">
            <text:p>If the revenue send the company a Notice to deliver a company tax return (form CT603) it has to comply by the filing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date, or the revenue charge a penalty, even if there is no tax to pay. A return includes a company tax return form, any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Supplementary Pages, accounts, computations and any relevant information.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In this the right form for the company? Read the advice on pages 3 to 6 of the Company tax return guide before you start.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The forms in the CT600 series set out the information we need and provide a standard format for calculations.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Use the Guide which contains general information you may need and box by box advice to help complete the return form.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38">
          <table:table-cell table:style-name="ce238" table:number-columns-spanned="11" table:number-rows-spanned="1"/>
          <table:covered-table-cell table:number-columns-repeated="10"/>
          <table:table-cell table:style-name="ce318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6">
          <table:table-cell table:style-name="ce321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320"/>
          <table:table-cell table:style-name="ce337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20" table:number-columns-repeated="35"/>
          <table:table-cell table:style-name="ce168" table:number-columns-repeated="980"/>
        </table:table-row>
        <table:table-row table:style-name="ro25">
          <table:table-cell table:style-name="ce320"/>
          <table:table-cell table:style-name="ce343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20"/>
          <table:table-cell table:style-name="ce168" table:number-columns-repeated="980"/>
        </table:table-row>
        <table:table-row table:style-name="ro10">
          <table:table-cell table:style-name="ce322"/>
          <table:table-cell table:style-name="ce322" office:value-type="string">
            <text:p>Company registration number</text:p>
          </table:table-cell>
          <table:table-cell table:style-name="ce322" table:number-columns-repeated="18"/>
          <table:table-cell table:style-name="ce322" office:value-type="string">
            <text:p>Tax Reference as shown on the CT603</text:p>
          </table:table-cell>
          <table:table-cell table:style-name="ce322" table:number-columns-repeated="16"/>
          <table:table-cell table:style-name="ce322" office:value-type="string">
            <text:p>Type of company</text:p>
          </table:table-cell>
          <table:table-cell table:style-name="ce322" table:number-columns-repeated="6"/>
          <table:table-cell table:style-name="ce193" table:number-columns-repeated="980"/>
        </table:table-row>
        <table:table-row table:style-name="ro25">
          <table:table-cell table:style-name="ce320"/>
          <table:table-cell table:style-name="ce344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20" table:number-columns-repeated="7"/>
          <table:table-cell table:style-name="ce365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18"/>
          <table:table-cell table:style-name="ce365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18"/>
          <table:table-cell table:style-name="ce365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20"/>
          <table:table-cell table:style-name="ce420" table:number-columns-spanned="2" table:number-rows-spanned="1"/>
          <table:covered-table-cell/>
          <table:table-cell table:style-name="ce320" table:number-columns-repeated="5"/>
          <table:table-cell table:style-name="ce168" table:number-columns-repeated="980"/>
        </table:table-row>
        <table:table-row table:style-name="ro10">
          <table:table-cell table:style-name="ce322"/>
          <table:table-cell table:style-name="ce322" office:value-type="string">
            <text:p>Registered office address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39">
          <table:table-cell table:style-name="ce320"/>
          <table:table-cell table:style-name="ce343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20"/>
          <table:table-cell table:style-name="ce168" table:number-columns-repeated="980"/>
        </table:table-row>
        <table:table-row table:style-name="ro39">
          <table:table-cell table:style-name="ce320"/>
          <table:table-cell table:style-name="ce343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20"/>
          <table:table-cell table:style-name="ce168" table:number-columns-repeated="980"/>
        </table:table-row>
        <table:table-row table:style-name="ro39">
          <table:table-cell table:style-name="ce320"/>
          <table:table-cell table:style-name="ce345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20"/>
          <table:table-cell table:style-name="ce168" table:number-columns-repeated="980"/>
        </table:table-row>
        <table:table-row table:style-name="ro39">
          <table:table-cell table:style-name="ce320"/>
          <table:table-cell table:style-name="ce346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429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39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20"/>
          <table:table-cell table:style-name="ce168" table:number-columns-repeated="980"/>
        </table:table-row>
        <table:table-row table:style-name="ro6">
          <table:table-cell table:style-name="ce323" table:number-columns-repeated="44"/>
          <table:table-cell table:number-columns-repeated="980"/>
        </table:table-row>
        <table:table-row table:style-name="ro40">
          <table:table-cell table:style-name="ce324" table:number-columns-spanned="10" table:number-rows-spanned="1"/>
          <table:covered-table-cell table:number-columns-repeated="9"/>
          <table:table-cell table:style-name="ce318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6">
          <table:table-cell table:style-name="ce321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20" table:number-columns-repeated="980"/>
        </table:table-row>
        <table:table-row table:style-name="ro41">
          <table:table-cell table:style-name="ce325" table:number-columns-spanned="23" table:number-rows-spanned="1"/>
          <table:covered-table-cell table:number-columns-repeated="22"/>
          <table:table-cell table:style-name="ce324" table:number-columns-spanned="1" table:number-rows-spanned="31"/>
          <table:table-cell table:style-name="ce380" table:number-columns-spanned="20" table:number-rows-spanned="1"/>
          <table:covered-table-cell table:number-columns-repeated="19"/>
          <table:table-cell table:style-name="ce220" table:number-columns-repeated="980"/>
        </table:table-row>
        <table:table-row table:style-name="ro10">
          <table:table-cell table:style-name="ce322"/>
          <table:table-cell table:style-name="ce322" office:value-type="string">
            <text:p>This is the above company's return for the period</text:p>
          </table:table-cell>
          <table:table-cell table:style-name="ce322" table:number-columns-repeated="21"/>
          <table:covered-table-cell/>
          <table:table-cell table:style-name="ce322"/>
          <table:table-cell table:style-name="ce322" office:value-type="string">
            <text:p>Accounts</text:p>
          </table:table-cell>
          <table:table-cell table:style-name="ce322" table:number-columns-repeated="18"/>
          <table:table-cell table:style-name="ce193" table:number-columns-repeated="980"/>
        </table:table-row>
        <table:table-row table:style-name="ro11">
          <table:table-cell table:style-name="ce320"/>
          <table:table-cell table:style-name="ce320" office:value-type="string">
            <text:p>from <text:span text:style-name="T2">(dd / </text:span><text:span text:style-name="T2">mm / yyyy)</text:span></text:p>
          </table:table-cell>
          <table:table-cell table:style-name="ce320" table:number-columns-repeated="10"/>
          <table:table-cell table:style-name="ce320" office:value-type="string">
            <text:p>to<text:span text:style-name="T2"> (dd / </text:span><text:span text:style-name="T2">mm / yyyy)</text:span></text:p>
          </table:table-cell>
          <table:table-cell table:style-name="ce320" table:number-columns-repeated="10"/>
          <table:covered-table-cell/>
          <table:table-cell table:style-name="ce320"/>
          <table:table-cell table:style-name="ce320" office:value-type="string">
            <text:p>I attach accounts and computations</text:p>
          </table:table-cell>
          <table:table-cell table:style-name="ce320" table:number-columns-repeated="18"/>
          <table:table-cell table:style-name="ce168" table:number-columns-repeated="980"/>
        </table:table-row>
        <table:table-row table:style-name="ro25">
          <table:table-cell table:style-name="ce320"/>
          <table:table-cell table:style-name="ce347" table:formula="of:=[$Admin.L6]" office:value-type="float" office:value="40575" table:number-columns-spanned="10" table:number-rows-spanned="1">
            <text:p>01/02/2011</text:p>
          </table:table-cell>
          <table:covered-table-cell table:number-columns-repeated="9"/>
          <table:table-cell table:style-name="ce320"/>
          <table:table-cell table:style-name="ce347" table:formula="of:=[$Admin.N7]" office:value-type="float" office:value="40939" table:number-columns-spanned="10" table:number-rows-spanned="1">
            <text:p>31/01/2012</text:p>
          </table:table-cell>
          <table:covered-table-cell table:number-columns-repeated="9"/>
          <table:table-cell table:style-name="ce320"/>
          <table:covered-table-cell/>
          <table:table-cell table:style-name="ce320" table:number-columns-repeated="20"/>
          <table:table-cell table:style-name="ce168" table:number-columns-repeated="980"/>
        </table:table-row>
        <table:table-row table:style-name="ro29">
          <table:table-cell table:style-name="ce320" table:number-columns-repeated="23"/>
          <table:covered-table-cell/>
          <table:table-cell table:style-name="ce320"/>
          <table:table-cell table:style-name="ce320" office:value-type="string">
            <text:p>for the period to which this return relates</text:p>
          </table:table-cell>
          <table:table-cell table:style-name="ce320" table:number-columns-repeated="16"/>
          <table:table-cell table:style-name="ce446" office:value-type="string">
            <text:p>X</text:p>
          </table:table-cell>
          <table:table-cell table:style-name="ce320"/>
          <table:table-cell table:style-name="ce168" table:number-columns-repeated="980"/>
        </table:table-row>
        <table:table-row table:style-name="ro11">
          <table:table-cell table:style-name="ce320"/>
          <table:table-cell table:style-name="ce348" office:value-type="string">
            <text:p>Put an 'X' in the appropriate box(es) below</text:p>
          </table:table-cell>
          <table:table-cell table:style-name="ce348" table:number-columns-repeated="15"/>
          <table:table-cell table:style-name="ce320" table:number-columns-repeated="6"/>
          <table:covered-table-cell/>
          <table:table-cell table:style-name="ce320" table:number-columns-repeated="20"/>
          <table:table-cell table:style-name="ce168" table:number-columns-repeated="980"/>
        </table:table-row>
        <table:table-row table:style-name="ro10">
          <table:table-cell table:style-name="ce320" table:number-columns-repeated="23"/>
          <table:covered-table-cell/>
          <table:table-cell table:style-name="ce320"/>
          <table:table-cell table:style-name="ce320" office:value-type="string">
            <text:p>for a different period</text:p>
          </table:table-cell>
          <table:table-cell table:style-name="ce320" table:number-columns-repeated="16"/>
          <table:table-cell table:style-name="ce420"/>
          <table:table-cell table:style-name="ce320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A repayment is due for this return period</text:p>
          </table:table-cell>
          <table:table-cell table:style-name="ce320" table:number-columns-repeated="18"/>
          <table:table-cell table:style-name="ce412"/>
          <table:table-cell table:style-name="ce320" table:number-columns-repeated="2"/>
          <table:covered-table-cell/>
          <table:table-cell table:style-name="ce320" table:number-columns-repeated="20"/>
          <table:table-cell table:style-name="ce168" table:number-columns-repeated="980"/>
        </table:table-row>
        <table:table-row table:style-name="ro40">
          <table:table-cell table:style-name="ce320" table:number-columns-repeated="23"/>
          <table:covered-table-cell/>
          <table:table-cell table:style-name="ce320" table:number-columns-repeated="20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A repayment is due for an earlier period</text:p>
          </table:table-cell>
          <table:table-cell table:style-name="ce320" table:number-columns-repeated="18"/>
          <table:table-cell table:style-name="ce412"/>
          <table:table-cell table:style-name="ce320" table:number-columns-repeated="2"/>
          <table:covered-table-cell/>
          <table:table-cell table:style-name="ce320"/>
          <table:table-cell table:style-name="ce320" office:value-type="string">
            <text:p>If you are not attaching accounts and</text:p>
          </table:table-cell>
          <table:table-cell table:style-name="ce320" table:number-columns-repeated="18"/>
          <table:table-cell table:style-name="ce168" table:number-columns-repeated="980"/>
        </table:table-row>
        <table:table-row table:style-name="ro10">
          <table:table-cell table:style-name="ce320" table:number-columns-repeated="23"/>
          <table:covered-table-cell/>
          <table:table-cell table:style-name="ce320"/>
          <table:table-cell table:style-name="ce320" office:value-type="string">
            <text:p>computations, say why not</text:p>
          </table:table-cell>
          <table:table-cell table:style-name="ce320" table:number-columns-repeated="18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Making more than one return for the</text:p>
          </table:table-cell>
          <table:table-cell table:style-name="ce320" table:number-columns-repeated="21"/>
          <table:covered-table-cell/>
          <table:table-cell table:style-name="ce320"/>
          <table:table-cell table:style-name="ce420" table:number-columns-spanned="18" table:number-rows-spanned="6"/>
          <table:covered-table-cell table:number-columns-repeated="17"/>
          <table:table-cell table:style-name="ce320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company now</text:p>
          </table:table-cell>
          <table:table-cell table:style-name="ce320" table:number-columns-repeated="18"/>
          <table:table-cell table:style-name="ce412"/>
          <table:table-cell table:style-name="ce320" table:number-columns-repeated="2"/>
          <table:covered-table-cell/>
          <table:table-cell table:style-name="ce320"/>
          <table:covered-table-cell table:number-columns-repeated="18"/>
          <table:table-cell table:style-name="ce320"/>
          <table:table-cell table:style-name="ce168" table:number-columns-repeated="980"/>
        </table:table-row>
        <table:table-row table:style-name="ro40">
          <table:table-cell table:style-name="ce320" table:number-columns-repeated="23"/>
          <table:covered-table-cell/>
          <table:table-cell table:style-name="ce320"/>
          <table:covered-table-cell table:number-columns-repeated="18"/>
          <table:table-cell table:style-name="ce320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This return contains estimated figures</text:p>
          </table:table-cell>
          <table:table-cell table:style-name="ce320" table:number-columns-repeated="18"/>
          <table:table-cell table:style-name="ce412"/>
          <table:table-cell table:style-name="ce320" table:number-columns-repeated="2"/>
          <table:covered-table-cell/>
          <table:table-cell table:style-name="ce320"/>
          <table:covered-table-cell table:number-columns-repeated="18"/>
          <table:table-cell table:style-name="ce320"/>
          <table:table-cell table:style-name="ce168" table:number-columns-repeated="980"/>
        </table:table-row>
        <table:table-row table:style-name="ro40">
          <table:table-cell table:style-name="ce320" table:number-columns-repeated="23"/>
          <table:covered-table-cell/>
          <table:table-cell table:style-name="ce320"/>
          <table:covered-table-cell table:number-columns-repeated="18"/>
          <table:table-cell table:style-name="ce320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Company part of a group that is not small</text:p>
          </table:table-cell>
          <table:table-cell table:style-name="ce320" table:number-columns-repeated="18"/>
          <table:table-cell table:style-name="ce412"/>
          <table:table-cell table:style-name="ce320" table:number-columns-repeated="2"/>
          <table:covered-table-cell/>
          <table:table-cell table:style-name="ce320"/>
          <table:covered-table-cell table:number-columns-repeated="18"/>
          <table:table-cell table:style-name="ce320"/>
          <table:table-cell table:style-name="ce168" table:number-columns-repeated="980"/>
        </table:table-row>
        <table:table-row table:style-name="ro10">
          <table:table-cell table:style-name="ce320" table:number-columns-repeated="23"/>
          <table:covered-table-cell/>
          <table:table-cell table:style-name="ce320" table:number-columns-repeated="20"/>
          <table:table-cell table:style-name="ce168" table:number-columns-repeated="980"/>
        </table:table-row>
        <table:table-row table:style-name="ro10">
          <table:table-cell table:style-name="ce320" table:number-columns-repeated="23"/>
          <table:covered-table-cell/>
          <table:table-cell table:style-name="ce320"/>
          <table:table-cell table:style-name="ce322" office:value-type="string">
            <text:p>Supplementary Pages</text:p>
          </table:table-cell>
          <table:table-cell table:style-name="ce322" table:number-columns-repeated="8"/>
          <table:table-cell table:style-name="ce320" table:number-columns-repeated="10"/>
          <table:table-cell table:style-name="ce168" table:number-columns-repeated="980"/>
        </table:table-row>
        <table:table-row table:style-name="ro10">
          <table:table-cell table:style-name="ce320"/>
          <table:table-cell table:style-name="ce322" office:value-type="string">
            <text:p>Disclosure of tax avoidance schemes</text:p>
          </table:table-cell>
          <table:table-cell table:style-name="ce322" table:number-columns-repeated="14"/>
          <table:table-cell table:style-name="ce320" table:number-columns-repeated="7"/>
          <table:covered-table-cell/>
          <table:table-cell table:style-name="ce320"/>
          <table:table-cell table:style-name="ce348" office:value-type="string">
            <text:p>If you are enclosing any Supplementary Pages put</text:p>
          </table:table-cell>
          <table:table-cell table:style-name="ce348" table:number-columns-repeated="17"/>
          <table:table-cell table:style-name="ce320"/>
          <table:table-cell table:style-name="ce168" table:number-columns-repeated="980"/>
        </table:table-row>
        <table:table-row table:style-name="ro11">
          <table:table-cell table:style-name="ce320" table:number-columns-repeated="23"/>
          <table:covered-table-cell/>
          <table:table-cell table:style-name="ce320"/>
          <table:table-cell table:style-name="ce348" office:value-type="string">
            <text:p>an 'X' in the appropriate box(es)</text:p>
          </table:table-cell>
          <table:table-cell table:style-name="ce348" table:number-columns-repeated="17"/>
          <table:table-cell table:style-name="ce320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Notice of disclosure avoidance schemes</text:p>
          </table:table-cell>
          <table:table-cell table:style-name="ce320" table:number-columns-repeated="18"/>
          <table:table-cell table:style-name="ce412"/>
          <table:table-cell table:style-name="ce320" table:number-columns-repeated="2"/>
          <table:covered-table-cell/>
          <table:table-cell table:style-name="ce320" table:number-columns-repeated="20"/>
          <table:table-cell table:style-name="ce168" table:number-columns-repeated="980"/>
        </table:table-row>
        <table:table-row table:style-name="ro10">
          <table:table-cell table:style-name="ce320" table:number-columns-repeated="23"/>
          <table:covered-table-cell/>
          <table:table-cell table:style-name="ce320"/>
          <table:table-cell table:style-name="ce320" office:value-type="string">
            <text:p>Loans to participation by close companies,</text:p>
          </table:table-cell>
          <table:table-cell table:style-name="ce320" table:number-columns-repeated="18"/>
          <table:table-cell table:style-name="ce168" table:number-columns-repeated="980"/>
        </table:table-row>
        <table:table-row table:style-name="ro11">
          <table:table-cell table:style-name="ce320" table:number-columns-repeated="23"/>
          <table:covered-table-cell/>
          <table:table-cell table:style-name="ce320"/>
          <table:table-cell table:style-name="ce320" office:value-type="string">
            <text:p>form <text:span text:style-name="T2">CT600A</text:span></text:p>
          </table:table-cell>
          <table:table-cell table:style-name="ce320" table:number-columns-repeated="16"/>
          <table:table-cell table:style-name="ce412"/>
          <table:table-cell table:style-name="ce320"/>
          <table:table-cell table:style-name="ce168" table:number-columns-repeated="980"/>
        </table:table-row>
        <table:table-row table:style-name="ro42">
          <table:table-cell table:style-name="ce320"/>
          <table:table-cell table:style-name="ce322" office:value-type="string">
            <text:p>Transfer pricing</text:p>
          </table:table-cell>
          <table:table-cell table:style-name="ce322" table:number-columns-repeated="7"/>
          <table:table-cell table:style-name="ce320" table:number-columns-repeated="14"/>
          <table:covered-table-cell/>
          <table:table-cell table:style-name="ce320" table:number-columns-repeated="20"/>
          <table:table-cell table:style-name="ce168" table:number-columns-repeated="980"/>
        </table:table-row>
        <table:table-row table:style-name="ro10">
          <table:table-cell table:style-name="ce320" table:number-columns-repeated="23"/>
          <table:covered-table-cell/>
          <table:table-cell table:style-name="ce320"/>
          <table:table-cell table:style-name="ce320" office:value-type="string">
            <text:p>Charities and Community Amateur Sports</text:p>
          </table:table-cell>
          <table:table-cell table:style-name="ce320" table:number-columns-repeated="18"/>
          <table:table-cell table:style-name="ce168" table:number-columns-repeated="980"/>
        </table:table-row>
        <table:table-row table:style-name="ro11">
          <table:table-cell table:style-name="ce320"/>
          <table:table-cell table:style-name="ce320" office:value-type="string">
            <text:p>Compensating adjustment claimed</text:p>
          </table:table-cell>
          <table:table-cell table:style-name="ce320" table:number-columns-repeated="18"/>
          <table:table-cell table:style-name="ce412"/>
          <table:table-cell table:style-name="ce320" table:number-columns-repeated="2"/>
          <table:covered-table-cell/>
          <table:table-cell table:style-name="ce320"/>
          <table:table-cell table:style-name="ce320" office:value-type="string">
            <text:p>Clubs (CASCs) form <text:span text:style-name="T2">CT600E</text:span></text:p>
          </table:table-cell>
          <table:table-cell table:style-name="ce320" table:number-columns-repeated="16"/>
          <table:table-cell table:style-name="ce412"/>
          <table:table-cell table:style-name="ce320"/>
          <table:table-cell table:style-name="ce168" table:number-columns-repeated="980"/>
        </table:table-row>
        <table:table-row table:style-name="ro40">
          <table:table-cell table:style-name="ce320" table:number-columns-repeated="23"/>
          <table:covered-table-cell/>
          <table:table-cell table:style-name="ce320" table:number-columns-repeated="20"/>
          <table:table-cell table:style-name="ce168" table:number-columns-repeated="980"/>
        </table:table-row>
        <table:table-row table:style-name="ro10">
          <table:table-cell table:style-name="ce320"/>
          <table:table-cell table:style-name="ce320" office:value-type="string">
            <text:p>Company qualifies for SME exemption</text:p>
          </table:table-cell>
          <table:table-cell table:style-name="ce320" table:number-columns-repeated="18"/>
          <table:table-cell table:style-name="ce412"/>
          <table:table-cell table:style-name="ce320" table:number-columns-repeated="2"/>
          <table:covered-table-cell/>
          <table:table-cell table:style-name="ce320"/>
          <table:table-cell table:style-name="ce320" office:value-type="string">
            <text:p>Disclosure of tax avoidance schemes,</text:p>
          </table:table-cell>
          <table:table-cell table:style-name="ce320" table:number-columns-repeated="18"/>
          <table:table-cell table:style-name="ce168" table:number-columns-repeated="980"/>
        </table:table-row>
        <table:table-row table:style-name="ro11">
          <table:table-cell table:style-name="ce320" table:number-columns-repeated="23"/>
          <table:covered-table-cell/>
          <table:table-cell table:style-name="ce320"/>
          <table:table-cell table:style-name="ce320" office:value-type="string">
            <text:p>form <text:span text:style-name="T2">CT600J</text:span></text:p>
          </table:table-cell>
          <table:table-cell table:style-name="ce320" table:number-columns-repeated="16"/>
          <table:table-cell table:style-name="ce412"/>
          <table:table-cell table:style-name="ce320"/>
          <table:table-cell table:style-name="ce168" table:number-columns-repeated="980"/>
        </table:table-row>
        <table:table-row table:style-name="ro17">
          <table:table-cell table:style-name="ce323" table:number-columns-repeated="23"/>
          <table:covered-table-cell/>
          <table:table-cell table:style-name="ce323" table:number-columns-repeated="20"/>
          <table:table-cell table:number-columns-repeated="980"/>
        </table:table-row>
        <table:table-row table:style-name="ro17">
          <table:table-cell table:style-name="ce238" table:number-columns-spanned="44" table:number-rows-spanned="1"/>
          <table:covered-table-cell table:number-columns-repeated="43"/>
          <table:table-cell table:style-name="ce448" table:number-columns-repeated="980"/>
        </table:table-row>
        <table:table-row table:style-name="ro28">
          <table:table-cell table:style-name="ce326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38" table:number-columns-spanned="39" table:number-rows-spanned="1"/>
          <table:covered-table-cell table:number-columns-repeated="38"/>
          <table:table-cell table:style-name="ce448" table:number-columns-repeated="980"/>
        </table:table-row>
        <table:table-row table:style-name="ro36">
          <table:table-cell table:style-name="ce327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0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6">
          <table:table-cell table:style-name="ce328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23"/>
          <table:table-cell table:style-name="ce238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3">
          <table:table-cell table:style-name="ce329" office:value-type="float" office:value="111">
            <text:p>111</text:p>
          </table:table-cell>
          <table:table-cell table:style-name="ce329" table:number-columns-repeated="5"/>
          <table:table-cell table:style-name="ce323"/>
          <table:table-cell table:style-name="ce380" table:number-columns-repeated="37"/>
          <table:table-cell table:number-columns-repeated="980"/>
        </table:table-row>
        <table:table-row table:style-name="ro25">
          <table:table-cell table:style-name="ce320"/>
          <table:table-cell table:style-name="ce322" office:value-type="float" office:value="1">
            <text:p>1</text:p>
          </table:table-cell>
          <table:table-cell table:style-name="ce322" office:value-type="string">
            <text:p>Total turnover from trade or profession</text:p>
          </table:table-cell>
          <table:table-cell table:style-name="ce322" table:number-columns-repeated="13"/>
          <table:table-cell table:style-name="ce320" table:number-columns-repeated="18"/>
          <table:table-cell table:style-name="ce350" office:value-type="float" office:value="1">
            <text:p>1</text:p>
          </table:table-cell>
          <table:table-cell table:style-name="ce403" office:value-type="string">
            <text:p>£</text:p>
          </table:table-cell>
          <table:table-cell table:style-name="ce440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20"/>
          <table:table-cell table:style-name="ce168" table:number-columns-repeated="980"/>
        </table:table-row>
        <table:table-row table:style-name="ro44">
          <table:table-cell table:style-name="ce323" table:number-columns-repeated="44"/>
          <table:table-cell table:number-columns-repeated="980"/>
        </table:table-row>
        <table:table-row table:style-name="ro36">
          <table:table-cell table:style-name="ce321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38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3">
          <table:table-cell table:style-name="ce323" table:number-columns-repeated="44"/>
          <table:table-cell table:number-columns-repeated="980"/>
        </table:table-row>
        <table:table-row table:style-name="ro25">
          <table:table-cell table:style-name="ce320"/>
          <table:table-cell table:style-name="ce322" office:value-type="float" office:value="3">
            <text:p>3</text:p>
          </table:table-cell>
          <table:table-cell table:style-name="ce322" office:value-type="string">
            <text:p>Trading and professional profits</text:p>
          </table:table-cell>
          <table:table-cell table:style-name="ce322" table:number-columns-repeated="19"/>
          <table:table-cell table:style-name="ce350" office:value-type="float" office:value="3" table:number-columns-spanned="2" table:number-rows-spanned="1">
            <text:p>3</text:p>
          </table:table-cell>
          <table:covered-table-cell/>
          <table:table-cell table:style-name="ce403" office:value-type="string">
            <text:p>£</text:p>
          </table:table-cell>
          <table:table-cell table:style-name="ce424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32" table:number-columns-repeated="2"/>
          <table:table-cell table:style-name="ce320" table:number-columns-repeated="10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21"/>
          <table:table-cell table:style-name="ce320" table:number-columns-repeated="22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4">
            <text:p>4</text:p>
          </table:table-cell>
          <table:table-cell table:style-name="ce322" office:value-type="string">
            <text:p>Trading losses brought forward claimed against profits</text:p>
          </table:table-cell>
          <table:table-cell table:style-name="ce322" table:number-columns-repeated="19"/>
          <table:table-cell table:style-name="ce350" office:value-type="float" office:value="4" table:number-columns-spanned="2" table:number-rows-spanned="1">
            <text:p>4</text:p>
          </table:table-cell>
          <table:covered-table-cell/>
          <table:table-cell table:style-name="ce403" office:value-type="string">
            <text:p>£</text:p>
          </table:table-cell>
          <table:table-cell table:style-name="ce424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32" table:number-columns-repeated="2"/>
          <table:table-cell table:style-name="ce320" table:number-columns-repeated="10"/>
          <table:table-cell table:style-name="ce168" table:number-columns-repeated="980"/>
        </table:table-row>
        <table:table-row table:style-name="ro46">
          <table:table-cell table:style-name="ce320" table:number-columns-repeated="33"/>
          <table:table-cell table:style-name="ce432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36" office:value-type="float" office:value="5">
            <text:p>5</text:p>
          </table:table-cell>
          <table:table-cell table:style-name="ce336" office:value-type="string">
            <text:p>Net trading and professional profits</text:p>
          </table:table-cell>
          <table:table-cell table:style-name="ce336" table:number-columns-repeated="16"/>
          <table:table-cell table:style-name="ce322" table:number-columns-repeated="4"/>
          <table:table-cell table:style-name="ce320" table:number-columns-repeated="10"/>
          <table:table-cell table:style-name="ce350" office:value-type="float" office:value="5">
            <text:p>5</text:p>
          </table:table-cell>
          <table:table-cell table:style-name="ce413" office:value-type="string">
            <text:p>£</text:p>
          </table:table-cell>
          <table:table-cell table:style-name="ce424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20"/>
          <table:table-cell table:style-name="ce168" table:number-columns-repeated="980"/>
        </table:table-row>
        <table:table-row table:style-name="ro8">
          <table:table-cell table:style-name="ce320"/>
          <table:table-cell table:style-name="ce322" office:value-type="float" office:value="6">
            <text:p>6</text:p>
          </table:table-cell>
          <table:table-cell table:style-name="ce322" office:value-type="string">
            <text:p>Bank, building society or other interest, and profits and</text:p>
          </table:table-cell>
          <table:table-cell table:style-name="ce322" table:number-columns-repeated="20"/>
          <table:table-cell table:style-name="ce320" table:number-columns-repeated="21"/>
          <table:table-cell table:style-name="ce168" table:number-columns-repeated="980"/>
        </table:table-row>
        <table:table-row table:style-name="ro25">
          <table:table-cell table:style-name="ce320"/>
          <table:table-cell table:style-name="ce322"/>
          <table:table-cell table:style-name="ce336" office:value-type="string">
            <text:p>gains from ono-trading loan relationships</text:p>
          </table:table-cell>
          <table:table-cell table:style-name="ce336" table:number-columns-repeated="17"/>
          <table:table-cell table:style-name="ce322" table:number-columns-repeated="3"/>
          <table:table-cell table:style-name="ce320" table:number-columns-repeated="10"/>
          <table:table-cell table:style-name="ce433" office:value-type="float" office:value="6">
            <text:p>6</text:p>
          </table:table-cell>
          <table:table-cell table:style-name="ce403" office:value-type="string">
            <text:p>£</text:p>
          </table:table-cell>
          <table:table-cell table:style-name="ce424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20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22"/>
          <table:table-cell table:style-name="ce320" table:number-columns-repeated="21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11">
            <text:p>11</text:p>
          </table:table-cell>
          <table:table-cell table:style-name="ce322" office:value-type="string">
            <text:p>Income from UK land and buildings</text:p>
          </table:table-cell>
          <table:table-cell table:style-name="ce322" table:number-columns-repeated="20"/>
          <table:table-cell table:style-name="ce320" table:number-columns-repeated="10"/>
          <table:table-cell table:style-name="ce350" office:value-type="float" office:value="11">
            <text:p>11</text:p>
          </table:table-cell>
          <table:table-cell table:style-name="ce403" office:value-type="string">
            <text:p>£</text:p>
          </table:table-cell>
          <table:table-cell table:style-name="ce424" table:number-columns-spanned="8" table:number-rows-spanned="1"/>
          <table:covered-table-cell table:number-columns-repeated="7"/>
          <table:table-cell table:style-name="ce320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22"/>
          <table:table-cell table:style-name="ce320" table:number-columns-repeated="21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12">
            <text:p>12</text:p>
          </table:table-cell>
          <table:table-cell table:style-name="ce322" office:value-type="string">
            <text:p>Annual profits and gains not falling under any other heading</text:p>
          </table:table-cell>
          <table:table-cell table:style-name="ce322" table:number-columns-repeated="20"/>
          <table:table-cell table:style-name="ce320" table:number-columns-repeated="10"/>
          <table:table-cell table:style-name="ce350" office:value-type="float" office:value="14">
            <text:p>14</text:p>
          </table:table-cell>
          <table:table-cell table:style-name="ce403" office:value-type="string">
            <text:p>£</text:p>
          </table:table-cell>
          <table:table-cell table:style-name="ce424" table:number-columns-spanned="8" table:number-rows-spanned="1"/>
          <table:covered-table-cell table:number-columns-repeated="7"/>
          <table:table-cell table:style-name="ce320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36">
          <table:table-cell table:style-name="ce330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83" table:number-columns-spanned="34" table:number-rows-spanned="1"/>
          <table:covered-table-cell table:number-columns-repeated="33"/>
          <table:table-cell table:style-name="ce449" table:number-columns-repeated="980"/>
        </table:table-row>
        <table:table-row table:style-name="ro44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16">
            <text:p>16</text:p>
          </table:table-cell>
          <table:table-cell table:style-name="ce322" office:value-type="string">
            <text:p>Gross chargeable gains</text:p>
          </table:table-cell>
          <table:table-cell table:style-name="ce322" table:number-columns-repeated="18"/>
          <table:table-cell table:style-name="ce320"/>
          <table:table-cell table:style-name="ce350" office:value-type="float" office:value="16" table:number-columns-spanned="2" table:number-rows-spanned="1">
            <text:p>16</text:p>
          </table:table-cell>
          <table:covered-table-cell/>
          <table:table-cell table:style-name="ce403" office:value-type="string">
            <text:p>£</text:p>
          </table:table-cell>
          <table:table-cell table:style-name="ce410" table:number-columns-spanned="7" table:number-rows-spanned="1"/>
          <table:covered-table-cell table:number-columns-repeated="6"/>
          <table:table-cell table:style-name="ce332"/>
          <table:table-cell table:style-name="ce320" table:number-columns-repeated="11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20"/>
          <table:table-cell table:style-name="ce320" table:number-columns-repeated="23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17">
            <text:p>17</text:p>
          </table:table-cell>
          <table:table-cell table:style-name="ce322" office:value-type="string">
            <text:p>Allowable losses including losses brought forward</text:p>
          </table:table-cell>
          <table:table-cell table:style-name="ce322" table:number-columns-repeated="18"/>
          <table:table-cell table:style-name="ce320"/>
          <table:table-cell table:style-name="ce350" office:value-type="float" office:value="17" table:number-columns-spanned="2" table:number-rows-spanned="1">
            <text:p>17</text:p>
          </table:table-cell>
          <table:covered-table-cell/>
          <table:table-cell table:style-name="ce403" office:value-type="string">
            <text:p>£</text:p>
          </table:table-cell>
          <table:table-cell table:style-name="ce410" table:number-columns-spanned="7" table:number-rows-spanned="1"/>
          <table:covered-table-cell table:number-columns-repeated="6"/>
          <table:table-cell table:style-name="ce332"/>
          <table:table-cell table:style-name="ce320" table:number-columns-repeated="11"/>
          <table:table-cell table:style-name="ce168" table:number-columns-repeated="980"/>
        </table:table-row>
        <table:table-row table:style-name="ro46">
          <table:table-cell table:style-name="ce320"/>
          <table:table-cell table:style-name="ce322" table:number-columns-repeated="20"/>
          <table:table-cell table:style-name="ce320" table:number-columns-repeated="12"/>
          <table:table-cell table:style-name="ce432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49" office:value-type="float" office:value="18">
            <text:p>18</text:p>
          </table:table-cell>
          <table:table-cell table:style-name="ce349" office:value-type="string">
            <text:p>Net chargeable gains</text:p>
          </table:table-cell>
          <table:table-cell table:style-name="ce349" table:number-columns-repeated="9"/>
          <table:table-cell table:style-name="ce322" table:number-columns-repeated="9"/>
          <table:table-cell table:style-name="ce320" table:number-columns-repeated="12"/>
          <table:table-cell table:style-name="ce350" office:value-type="float" office:value="18">
            <text:p>18</text:p>
          </table:table-cell>
          <table:table-cell table:style-name="ce413" office:value-type="string">
            <text:p>£</text:p>
          </table:table-cell>
          <table:table-cell table:style-name="ce410" table:number-columns-spanned="8" table:number-rows-spanned="1"/>
          <table:covered-table-cell table:number-columns-repeated="7"/>
          <table:table-cell table:style-name="ce320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41">
          <table:table-cell table:style-name="ce331" table:number-columns-spanned="44" table:number-rows-spanned="1"/>
          <table:covered-table-cell table:number-columns-repeated="43"/>
          <table:table-cell table:style-name="ce168" table:number-columns-repeated="980"/>
        </table:table-row>
        <table:table-row table:style-name="ro46">
          <table:table-cell table:style-name="ce320" table:number-columns-repeated="33"/>
          <table:table-cell table:style-name="ce432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49" office:value-type="float" office:value="21">
            <text:p>21</text:p>
          </table:table-cell>
          <table:table-cell table:style-name="ce342" office:value-type="string">
            <text:p>Profits before other deductions and reliefs</text:p>
          </table:table-cell>
          <table:table-cell table:style-name="ce342" table:number-columns-repeated="16"/>
          <table:table-cell table:style-name="ce336"/>
          <table:table-cell table:style-name="ce322"/>
          <table:table-cell table:style-name="ce320" table:number-columns-repeated="12"/>
          <table:table-cell table:style-name="ce350" office:value-type="float" office:value="21">
            <text:p>21</text:p>
          </table:table-cell>
          <table:table-cell table:style-name="ce413" office:value-type="string">
            <text:p>£</text:p>
          </table:table-cell>
          <table:table-cell table:style-name="ce424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20"/>
          <table:table-cell table:style-name="ce168" table:number-columns-repeated="980"/>
        </table:table-row>
        <table:table-row table:style-name="ro43">
          <table:table-cell table:style-name="ce332" table:number-columns-spanned="44" table:number-rows-spanned="1"/>
          <table:covered-table-cell table:number-columns-repeated="43"/>
          <table:table-cell table:style-name="ce449" table:number-columns-repeated="980"/>
        </table:table-row>
        <table:table-row table:style-name="ro36">
          <table:table-cell table:style-name="ce330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02" table:number-columns-spanned="32" table:number-rows-spanned="1"/>
          <table:covered-table-cell table:number-columns-repeated="31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24">
            <text:p>24</text:p>
          </table:table-cell>
          <table:table-cell table:style-name="ce322" office:value-type="string">
            <text:p>Management expenses under S75 ICTA 1988</text:p>
          </table:table-cell>
          <table:table-cell table:style-name="ce322" table:number-columns-repeated="17"/>
          <table:table-cell table:style-name="ce320" table:number-columns-repeated="2"/>
          <table:table-cell table:style-name="ce350" office:value-type="float" office:value="24" table:number-columns-spanned="2" table:number-rows-spanned="1">
            <text:p>24</text:p>
          </table:table-cell>
          <table:covered-table-cell/>
          <table:table-cell table:style-name="ce403" office:value-type="string">
            <text:p>£</text:p>
          </table:table-cell>
          <table:table-cell table:style-name="ce410" table:number-columns-spanned="7" table:number-rows-spanned="1"/>
          <table:covered-table-cell table:number-columns-repeated="6"/>
          <table:table-cell table:style-name="ce320" table:number-columns-repeated="12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47">
          <table:table-cell table:style-name="ce320"/>
          <table:table-cell table:style-name="ce322" office:value-type="float" office:value="30">
            <text:p>30</text:p>
          </table:table-cell>
          <table:table-cell table:style-name="ce322" office:value-type="string">
            <text:p>Trading losses of this or a later accounting period</text:p>
          </table:table-cell>
          <table:table-cell table:style-name="ce322" table:number-columns-repeated="17"/>
          <table:table-cell table:style-name="ce320" table:number-columns-repeated="2"/>
          <table:table-cell table:style-name="ce350" office:value-type="float" office:value="30" table:number-columns-spanned="2" table:number-rows-spanned="2">
            <text:p>30</text:p>
          </table:table-cell>
          <table:covered-table-cell/>
          <table:table-cell table:style-name="ce403" office:value-type="string" table:number-columns-spanned="1" table:number-rows-spanned="2">
            <text:p>£</text:p>
          </table:table-cell>
          <table:table-cell table:style-name="ce410" table:number-columns-spanned="7" table:number-rows-spanned="2"/>
          <table:covered-table-cell table:number-columns-repeated="6"/>
          <table:table-cell table:style-name="ce320" table:number-columns-repeated="12"/>
          <table:table-cell table:style-name="ce168" table:number-columns-repeated="980"/>
        </table:table-row>
        <table:table-row table:style-name="ro47">
          <table:table-cell table:style-name="ce320"/>
          <table:table-cell table:style-name="ce322"/>
          <table:table-cell table:style-name="ce322" office:value-type="string">
            <text:p>under S383A ICTA 1988</text:p>
          </table:table-cell>
          <table:table-cell table:style-name="ce322" table:number-columns-repeated="17"/>
          <table:table-cell table:style-name="ce320" table:number-columns-repeated="2"/>
          <table:covered-table-cell table:number-columns-repeated="10"/>
          <table:table-cell table:style-name="ce320" table:number-columns-repeated="12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47">
          <table:table-cell table:style-name="ce320"/>
          <table:table-cell table:style-name="ce322" office:value-type="float" office:value="31">
            <text:p>31</text:p>
          </table:table-cell>
          <table:table-cell table:style-name="ce348" office:value-type="string">
            <text:p>Put an 'X' in box 31 if amounts carried back from later</text:p>
          </table:table-cell>
          <table:table-cell table:style-name="ce348" table:number-columns-repeated="18"/>
          <table:table-cell table:style-name="ce320"/>
          <table:table-cell table:style-name="ce350" office:value-type="float" office:value="31" table:number-columns-spanned="2" table:number-rows-spanned="2">
            <text:p>31</text:p>
          </table:table-cell>
          <table:covered-table-cell/>
          <table:table-cell table:style-name="ce370" table:number-columns-spanned="2" table:number-rows-spanned="2"/>
          <table:covered-table-cell/>
          <table:table-cell table:style-name="ce332" table:number-columns-repeated="5"/>
          <table:table-cell table:style-name="ce320" table:number-columns-repeated="13"/>
          <table:table-cell table:style-name="ce168" table:number-columns-repeated="980"/>
        </table:table-row>
        <table:table-row table:style-name="ro47">
          <table:table-cell table:style-name="ce320" table:number-columns-repeated="2"/>
          <table:table-cell table:style-name="ce348" office:value-type="string">
            <text:p>accounting periods are included in box 30</text:p>
          </table:table-cell>
          <table:table-cell table:style-name="ce348" table:number-columns-repeated="18"/>
          <table:table-cell table:style-name="ce320"/>
          <table:covered-table-cell table:number-columns-repeated="4"/>
          <table:table-cell table:style-name="ce380" table:number-columns-repeated="5"/>
          <table:table-cell table:style-name="ce320" table:number-columns-repeated="13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32">
            <text:p>32</text:p>
          </table:table-cell>
          <table:table-cell table:style-name="ce322" office:value-type="string">
            <text:p>Non-trade capital allowances</text:p>
          </table:table-cell>
          <table:table-cell table:style-name="ce322" table:number-columns-repeated="10"/>
          <table:table-cell table:style-name="ce320" table:number-columns-repeated="9"/>
          <table:table-cell table:style-name="ce350" office:value-type="float" office:value="32" table:number-columns-spanned="2" table:number-rows-spanned="1">
            <text:p>32</text:p>
          </table:table-cell>
          <table:covered-table-cell/>
          <table:table-cell table:style-name="ce403" office:value-type="string">
            <text:p>£</text:p>
          </table:table-cell>
          <table:table-cell table:style-name="ce410" table:number-columns-spanned="7" table:number-rows-spanned="1"/>
          <table:covered-table-cell table:number-columns-repeated="6"/>
          <table:table-cell table:style-name="ce320" table:number-columns-repeated="12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35">
            <text:p>35</text:p>
          </table:table-cell>
          <table:table-cell table:style-name="ce322" office:value-type="string">
            <text:p>Charges paid</text:p>
          </table:table-cell>
          <table:table-cell table:style-name="ce322" table:number-columns-repeated="6"/>
          <table:table-cell table:style-name="ce320" table:number-columns-repeated="13"/>
          <table:table-cell table:style-name="ce350" office:value-type="float" office:value="35" table:number-columns-spanned="2" table:number-rows-spanned="2">
            <text:p>35</text:p>
          </table:table-cell>
          <table:covered-table-cell/>
          <table:table-cell table:style-name="ce403" office:value-type="string" table:number-columns-spanned="1" table:number-rows-spanned="2">
            <text:p>£</text:p>
          </table:table-cell>
          <table:table-cell table:style-name="ce410" table:number-columns-spanned="7" table:number-rows-spanned="2"/>
          <table:covered-table-cell table:number-columns-repeated="6"/>
          <table:table-cell table:style-name="ce320" table:number-columns-repeated="12"/>
          <table:table-cell table:style-name="ce168" table:number-columns-repeated="980"/>
        </table:table-row>
        <table:table-row table:style-name="ro44">
          <table:table-cell table:style-name="ce320" table:number-columns-repeated="22"/>
          <table:covered-table-cell table:number-columns-repeated="10"/>
          <table:table-cell table:style-name="ce320" table:number-columns-repeated="12"/>
          <table:table-cell table:style-name="ce168" table:number-columns-repeated="980"/>
        </table:table-row>
        <table:table-row table:style-name="ro41">
          <table:table-cell table:style-name="ce331" table:number-columns-spanned="44" table:number-rows-spanned="1"/>
          <table:covered-table-cell table:number-columns-repeated="43"/>
          <table:table-cell table:style-name="ce449" table:number-columns-repeated="980"/>
        </table:table-row>
        <table:table-row table:style-name="ro47">
          <table:table-cell table:style-name="ce320" table:number-columns-repeated="33"/>
          <table:table-cell table:style-name="ce432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20"/>
          <table:table-cell table:style-name="ce168" table:number-columns-repeated="980"/>
        </table:table-row>
        <table:table-row table:style-name="ro36">
          <table:table-cell table:style-name="ce320"/>
          <table:table-cell table:style-name="ce340" office:value-type="float" office:value="37">
            <text:p>37</text:p>
          </table:table-cell>
          <table:table-cell table:style-name="ce363" office:value-type="string">
            <text:p>Profits chargeable to corporation tax</text:p>
          </table:table-cell>
          <table:table-cell table:style-name="ce363" table:number-columns-repeated="11"/>
          <table:table-cell table:style-name="ce408" table:number-columns-repeated="5"/>
          <table:table-cell table:style-name="ce338" table:number-columns-repeated="3"/>
          <table:table-cell table:style-name="ce320" table:number-columns-repeated="11"/>
          <table:table-cell table:style-name="ce350" office:value-type="float" office:value="37">
            <text:p>37</text:p>
          </table:table-cell>
          <table:table-cell table:style-name="ce413" office:value-type="string">
            <text:p>£</text:p>
          </table:table-cell>
          <table:table-cell table:style-name="ce424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20"/>
          <table:table-cell table:style-name="ce168" table:number-columns-repeated="980"/>
        </table:table-row>
        <table:table-row table:style-name="ro44">
          <table:table-cell table:style-name="ce320" table:number-columns-repeated="44"/>
          <table:table-cell table:style-name="ce168" table:number-columns-repeated="980"/>
        </table:table-row>
        <table:table-row table:style-name="ro36">
          <table:table-cell table:style-name="ce330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81" table:number-columns-spanned="35" table:number-rows-spanned="1"/>
          <table:covered-table-cell table:number-columns-repeated="34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38">
            <text:p>38</text:p>
          </table:table-cell>
          <table:table-cell table:style-name="ce322" office:value-type="string">
            <text:p>Franked investment income</text:p>
          </table:table-cell>
          <table:table-cell table:style-name="ce322" table:number-columns-repeated="17"/>
          <table:table-cell table:style-name="ce320" table:number-columns-repeated="2"/>
          <table:table-cell table:style-name="ce350" office:value-type="float" office:value="38" table:number-columns-spanned="2" table:number-rows-spanned="1">
            <text:p>38</text:p>
          </table:table-cell>
          <table:covered-table-cell/>
          <table:table-cell table:style-name="ce403" office:value-type="string">
            <text:p>£</text:p>
          </table:table-cell>
          <table:table-cell table:style-name="ce410" table:number-columns-spanned="7" table:number-rows-spanned="1"/>
          <table:covered-table-cell table:number-columns-repeated="6"/>
          <table:table-cell table:style-name="ce320" table:number-columns-repeated="12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39">
            <text:p>39</text:p>
          </table:table-cell>
          <table:table-cell table:style-name="ce322" office:value-type="string">
            <text:p>Number or associated companies in this period</text:p>
          </table:table-cell>
          <table:table-cell table:style-name="ce322" table:number-columns-repeated="19"/>
          <table:table-cell table:style-name="ce350" office:value-type="float" office:value="39" table:number-columns-spanned="2" table:number-rows-spanned="1">
            <text:p>39</text:p>
          </table:table-cell>
          <table:covered-table-cell/>
          <table:table-cell table:style-name="ce422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20" table:number-columns-repeated="17"/>
          <table:table-cell table:style-name="ce168" table:number-columns-repeated="980"/>
        </table:table-row>
        <table:table-row table:style-name="ro40">
          <table:table-cell table:style-name="ce320"/>
          <table:table-cell table:style-name="ce322"/>
          <table:table-cell table:style-name="ce322" office:value-type="string">
            <text:p>or</text:p>
          </table:table-cell>
          <table:table-cell table:style-name="ce322" table:number-columns-repeated="19"/>
          <table:table-cell table:style-name="ce320" table:number-columns-repeated="22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40">
            <text:p>40</text:p>
          </table:table-cell>
          <table:table-cell table:style-name="ce322" office:value-type="string">
            <text:p>Associated companies in the first financial year</text:p>
          </table:table-cell>
          <table:table-cell table:style-name="ce322" table:number-columns-repeated="19"/>
          <table:table-cell table:style-name="ce350" office:value-type="float" office:value="40" table:number-columns-spanned="2" table:number-rows-spanned="1">
            <text:p>40</text:p>
          </table:table-cell>
          <table:covered-table-cell/>
          <table:table-cell table:style-name="ce420" table:number-columns-spanned="3" table:number-rows-spanned="1"/>
          <table:covered-table-cell table:number-columns-repeated="2"/>
          <table:table-cell table:style-name="ce320" table:number-columns-repeated="17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21"/>
          <table:table-cell table:style-name="ce320" table:number-columns-repeated="22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41">
            <text:p>41</text:p>
          </table:table-cell>
          <table:table-cell table:style-name="ce322" office:value-type="string">
            <text:p>Associated companies in the second financial year</text:p>
          </table:table-cell>
          <table:table-cell table:style-name="ce322" table:number-columns-repeated="19"/>
          <table:table-cell table:style-name="ce350" office:value-type="float" office:value="41" table:number-columns-spanned="2" table:number-rows-spanned="1">
            <text:p>41</text:p>
          </table:table-cell>
          <table:covered-table-cell/>
          <table:table-cell table:style-name="ce420" table:number-columns-spanned="3" table:number-rows-spanned="1"/>
          <table:covered-table-cell table:number-columns-repeated="2"/>
          <table:table-cell table:style-name="ce320" table:number-columns-repeated="17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47">
          <table:table-cell table:style-name="ce320"/>
          <table:table-cell table:style-name="ce322" office:value-type="float" office:value="42">
            <text:p>42</text:p>
          </table:table-cell>
          <table:table-cell table:style-name="ce348" office:value-type="string">
            <text:p>Put an 'X' in box 22 if the company claims to be charged at the starting rate or the</text:p>
          </table:table-cell>
          <table:table-cell table:style-name="ce320" table:number-columns-repeated="30"/>
          <table:table-cell table:style-name="ce384" office:value-type="float" office:value="42" table:number-columns-spanned="1" table:number-rows-spanned="2">
            <text:p>42</text:p>
          </table:table-cell>
          <table:table-cell table:style-name="ce435" office:value-type="string" table:number-columns-spanned="2" table:number-rows-spanned="2">
            <text:p>X</text:p>
          </table:table-cell>
          <table:covered-table-cell/>
          <table:table-cell table:style-name="ce320" table:number-columns-repeated="8"/>
          <table:table-cell table:style-name="ce168" table:number-columns-repeated="980"/>
        </table:table-row>
        <table:table-row table:style-name="ro47">
          <table:table-cell table:style-name="ce320" table:number-columns-repeated="2"/>
          <table:table-cell table:style-name="ce364" office:value-type="string">
            <text:p>small companies' rate on any part of its profits, or is claiming marginal rate relief</text:p>
          </table:table-cell>
          <table:table-cell table:style-name="ce369" table:number-columns-repeated="26"/>
          <table:table-cell table:style-name="ce320" table:number-columns-repeated="4"/>
          <table:covered-table-cell table:number-columns-repeated="3"/>
          <table:table-cell table:style-name="ce320" table:number-columns-repeated="8"/>
          <table:table-cell table:style-name="ce168" table:number-columns-repeated="980"/>
        </table:table-row>
        <table:table-row table:style-name="ro25">
          <table:table-cell table:style-name="ce322"/>
          <table:table-cell table:style-name="ce322" office:value-type="string">
            <text:p>Enter how much profits has to be charged and at what rate of tax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25">
          <table:table-cell table:style-name="ce322"/>
          <table:table-cell table:style-name="ce322" office:value-type="string">
            <text:p>Financial year <text:span text:style-name="T2">(yyyy)</text:span></text:p>
          </table:table-cell>
          <table:table-cell table:style-name="ce322" table:number-columns-repeated="9"/>
          <table:table-cell table:style-name="ce322" office:value-type="string">
            <text:p>Amount of profit</text:p>
          </table:table-cell>
          <table:table-cell table:style-name="ce322" table:number-columns-repeated="12"/>
          <table:table-cell table:style-name="ce322" office:value-type="string">
            <text:p>Rate of tax</text:p>
          </table:table-cell>
          <table:table-cell table:style-name="ce322" table:number-columns-repeated="8"/>
          <table:table-cell table:style-name="ce322" office:value-type="string">
            <text:p>Tax</text:p>
          </table:table-cell>
          <table:table-cell table:style-name="ce322" table:number-columns-repeated="10"/>
          <table:table-cell table:style-name="ce193" table:number-columns-repeated="980"/>
        </table:table-row>
        <table:table-row table:style-name="ro25">
          <table:table-cell table:style-name="ce320"/>
          <table:table-cell table:style-name="ce350" office:value-type="float" office:value="43">
            <text:p>43</text:p>
          </table:table-cell>
          <table:table-cell table:style-name="ce365" table:formula="of:=[$CorporationTax.E33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20" table:number-columns-repeated="3"/>
          <table:table-cell table:style-name="ce350" office:value-type="float" office:value="44">
            <text:p>44</text:p>
          </table:table-cell>
          <table:table-cell table:style-name="ce403" office:value-type="string">
            <text:p>£</text:p>
          </table:table-cell>
          <table:table-cell table:style-name="ce406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20" table:number-columns-repeated="4"/>
          <table:table-cell table:style-name="ce350" office:value-type="float" office:value="45" table:number-columns-spanned="2" table:number-rows-spanned="1">
            <text:p>45</text:p>
          </table:table-cell>
          <table:covered-table-cell/>
          <table:table-cell table:style-name="ce425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20" table:number-columns-repeated="5"/>
          <table:table-cell table:style-name="ce350" office:value-type="float" office:value="46">
            <text:p>46</text:p>
          </table:table-cell>
          <table:table-cell table:style-name="ce413" office:value-type="string">
            <text:p>£</text:p>
          </table:table-cell>
          <table:table-cell table:style-name="ce438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43">
          <table:table-cell table:style-name="ce320" table:number-columns-repeated="2"/>
          <table:table-cell table:style-name="ce366" table:number-columns-repeated="6"/>
          <table:table-cell table:style-name="ce320" table:number-columns-repeated="18"/>
          <table:table-cell table:style-name="ce366" table:number-columns-repeated="2"/>
          <table:table-cell table:style-name="ce320" table:number-columns-repeated="16"/>
          <table:table-cell table:style-name="ce168" table:number-columns-repeated="980"/>
        </table:table-row>
        <table:table-row table:style-name="ro25">
          <table:table-cell table:style-name="ce320"/>
          <table:table-cell table:style-name="ce350" office:value-type="float" office:value="53">
            <text:p>53</text:p>
          </table:table-cell>
          <table:table-cell table:style-name="ce365" table:formula="of:=[$CorporationTax.E34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320" table:number-columns-repeated="3"/>
          <table:table-cell table:style-name="ce350" office:value-type="float" office:value="54">
            <text:p>54</text:p>
          </table:table-cell>
          <table:table-cell table:style-name="ce403" office:value-type="string">
            <text:p>£</text:p>
          </table:table-cell>
          <table:table-cell table:style-name="ce406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20" table:number-columns-repeated="4"/>
          <table:table-cell table:style-name="ce350" office:value-type="float" office:value="55" table:number-columns-spanned="2" table:number-rows-spanned="1">
            <text:p>55</text:p>
          </table:table-cell>
          <table:covered-table-cell/>
          <table:table-cell table:style-name="ce425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320" table:number-columns-repeated="5"/>
          <table:table-cell table:style-name="ce350" office:value-type="float" office:value="56">
            <text:p>56</text:p>
          </table:table-cell>
          <table:table-cell table:style-name="ce413" office:value-type="string">
            <text:p>£</text:p>
          </table:table-cell>
          <table:table-cell table:style-name="ce438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46">
          <table:table-cell table:style-name="ce320" table:number-columns-repeated="33"/>
          <table:table-cell table:style-name="ce432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61">
            <text:p>61</text:p>
          </table:table-cell>
          <table:table-cell table:style-name="ce322" office:value-type="string">
            <text:p>Corporation tax</text:p>
          </table:table-cell>
          <table:table-cell table:style-name="ce322" table:number-columns-repeated="17"/>
          <table:table-cell table:style-name="ce320" table:number-columns-repeated="13"/>
          <table:table-cell table:style-name="ce350" office:value-type="float" office:value="63">
            <text:p>63</text:p>
          </table:table-cell>
          <table:table-cell table:style-name="ce413" office:value-type="string">
            <text:p>£</text:p>
          </table:table-cell>
          <table:table-cell table:style-name="ce438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19"/>
          <table:table-cell table:style-name="ce320" table:number-columns-repeated="2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64">
            <text:p>64</text:p>
          </table:table-cell>
          <table:table-cell table:style-name="ce322" office:value-type="string">
            <text:p>Marginal rate relief</text:p>
          </table:table-cell>
          <table:table-cell table:style-name="ce322" table:number-columns-repeated="17"/>
          <table:table-cell table:style-name="ce320"/>
          <table:table-cell table:style-name="ce350" office:value-type="float" office:value="64">
            <text:p>64</text:p>
          </table:table-cell>
          <table:table-cell table:style-name="ce413" office:value-type="string">
            <text:p>£</text:p>
          </table:table-cell>
          <table:table-cell table:style-name="ce419"/>
          <table:table-cell table:style-name="ce423" table:number-columns-spanned="5" table:number-rows-spanned="1"/>
          <table:covered-table-cell table:number-columns-repeated="4"/>
          <table:table-cell table:style-name="ce419"/>
          <table:table-cell table:style-name="ce426" office:value-type="string">
            <text:p>p</text:p>
          </table:table-cell>
          <table:table-cell table:style-name="ce320" table:number-columns-repeated="13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19"/>
          <table:table-cell table:style-name="ce320" table:number-columns-repeated="2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65">
            <text:p>65</text:p>
          </table:table-cell>
          <table:table-cell table:style-name="ce322" office:value-type="string">
            <text:p>Corporation tax net of marginal rate relief</text:p>
          </table:table-cell>
          <table:table-cell table:style-name="ce322" table:number-columns-repeated="17"/>
          <table:table-cell table:style-name="ce320"/>
          <table:table-cell table:style-name="ce350" office:value-type="float" office:value="65">
            <text:p>65</text:p>
          </table:table-cell>
          <table:table-cell table:style-name="ce413" office:value-type="string">
            <text:p>£</text:p>
          </table:table-cell>
          <table:table-cell table:style-name="ce419"/>
          <table:table-cell table:style-name="ce423" table:number-columns-spanned="5" table:number-rows-spanned="1"/>
          <table:covered-table-cell table:number-columns-repeated="4"/>
          <table:table-cell table:style-name="ce419"/>
          <table:table-cell table:style-name="ce426" office:value-type="string">
            <text:p>p</text:p>
          </table:table-cell>
          <table:table-cell table:style-name="ce320" table:number-columns-repeated="13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19"/>
          <table:table-cell table:style-name="ce320" table:number-columns-repeated="2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66">
            <text:p>66</text:p>
          </table:table-cell>
          <table:table-cell table:style-name="ce322" office:value-type="string">
            <text:p>Underlying rate of corporation tax</text:p>
          </table:table-cell>
          <table:table-cell table:style-name="ce322" table:number-columns-repeated="17"/>
          <table:table-cell table:style-name="ce320"/>
          <table:table-cell table:style-name="ce350" office:value-type="float" office:value="66">
            <text:p>66</text:p>
          </table:table-cell>
          <table:table-cell table:style-name="ce414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426" office:value-type="string">
            <text:p>%</text:p>
          </table:table-cell>
          <table:table-cell table:style-name="ce320" table:number-columns-repeated="17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19"/>
          <table:table-cell table:style-name="ce320" table:number-columns-repeated="2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67">
            <text:p>67</text:p>
          </table:table-cell>
          <table:table-cell table:style-name="ce322" office:value-type="string">
            <text:p>Profits matched with non-corporate distribution</text:p>
          </table:table-cell>
          <table:table-cell table:style-name="ce322" table:number-columns-repeated="17"/>
          <table:table-cell table:style-name="ce320"/>
          <table:table-cell table:style-name="ce350" office:value-type="float" office:value="67">
            <text:p>67</text:p>
          </table:table-cell>
          <table:table-cell table:style-name="ce370" table:number-columns-spanned="7" table:number-rows-spanned="1"/>
          <table:covered-table-cell table:number-columns-repeated="6"/>
          <table:table-cell table:style-name="ce320" table:number-columns-repeated="15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19"/>
          <table:table-cell table:style-name="ce320" table:number-columns-repeated="2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68">
            <text:p>68</text:p>
          </table:table-cell>
          <table:table-cell table:style-name="ce322" office:value-type="string">
            <text:p>Tax at non-corporate distribution rate</text:p>
          </table:table-cell>
          <table:table-cell table:style-name="ce322" table:number-columns-repeated="17"/>
          <table:table-cell table:style-name="ce320"/>
          <table:table-cell table:style-name="ce350" office:value-type="float" office:value="68">
            <text:p>68</text:p>
          </table:table-cell>
          <table:table-cell table:style-name="ce413" office:value-type="string">
            <text:p>£</text:p>
          </table:table-cell>
          <table:table-cell table:style-name="ce419"/>
          <table:table-cell table:style-name="ce423" table:number-columns-spanned="5" table:number-rows-spanned="1"/>
          <table:covered-table-cell table:number-columns-repeated="4"/>
          <table:table-cell table:style-name="ce419"/>
          <table:table-cell table:style-name="ce426" office:value-type="string">
            <text:p>p</text:p>
          </table:table-cell>
          <table:table-cell table:style-name="ce320" table:number-columns-repeated="13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19"/>
          <table:table-cell table:style-name="ce320" table:number-columns-repeated="2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69">
            <text:p>69</text:p>
          </table:table-cell>
          <table:table-cell table:style-name="ce322" office:value-type="string">
            <text:p>Tax at underlying rate on remaining profits</text:p>
          </table:table-cell>
          <table:table-cell table:style-name="ce322" table:number-columns-repeated="17"/>
          <table:table-cell table:style-name="ce320"/>
          <table:table-cell table:style-name="ce350" office:value-type="float" office:value="69">
            <text:p>69</text:p>
          </table:table-cell>
          <table:table-cell table:style-name="ce413" office:value-type="string">
            <text:p>£</text:p>
          </table:table-cell>
          <table:table-cell table:style-name="ce419"/>
          <table:table-cell table:style-name="ce423" table:number-columns-spanned="5" table:number-rows-spanned="1"/>
          <table:covered-table-cell table:number-columns-repeated="4"/>
          <table:table-cell table:style-name="ce419"/>
          <table:table-cell table:style-name="ce426" office:value-type="string">
            <text:p>p</text:p>
          </table:table-cell>
          <table:table-cell table:style-name="ce320" table:number-columns-repeated="13"/>
          <table:table-cell table:style-name="ce168" table:number-columns-repeated="980"/>
        </table:table-row>
        <table:table-row table:style-name="ro46">
          <table:table-cell table:style-name="ce320"/>
          <table:table-cell table:style-name="ce322" table:number-columns-repeated="19"/>
          <table:table-cell table:style-name="ce320" table:number-columns-repeated="13"/>
          <table:table-cell table:style-name="ce432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20"/>
          <table:table-cell table:style-name="ce168" table:number-columns-repeated="980"/>
        </table:table-row>
        <table:table-row table:style-name="ro36">
          <table:table-cell table:style-name="ce320"/>
          <table:table-cell table:style-name="ce349" office:value-type="float" office:value="70">
            <text:p>70</text:p>
          </table:table-cell>
          <table:table-cell table:style-name="ce367" office:value-type="string">
            <text:p>Corporation tax chargeable</text:p>
          </table:table-cell>
          <table:table-cell table:style-name="ce367" table:number-columns-repeated="11"/>
          <table:table-cell table:style-name="ce349" table:number-columns-repeated="3"/>
          <table:table-cell table:style-name="ce322" table:number-columns-repeated="3"/>
          <table:table-cell table:style-name="ce320" table:number-columns-repeated="13"/>
          <table:table-cell table:style-name="ce350" office:value-type="float" office:value="70">
            <text:p>70</text:p>
          </table:table-cell>
          <table:table-cell table:style-name="ce413" office:value-type="string">
            <text:p>£</text:p>
          </table:table-cell>
          <table:table-cell table:style-name="ce438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48">
          <table:table-cell table:style-name="ce320" table:number-columns-repeated="44"/>
          <table:table-cell table:style-name="ce168" table:number-columns-repeated="980"/>
        </table:table-row>
        <table:table-row table:style-name="ro28">
          <table:table-cell table:style-name="ce331" table:number-columns-spanned="40" table:number-rows-spanned="1"/>
          <table:covered-table-cell table:number-columns-repeated="39"/>
          <table:table-cell table:style-name="ce445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68" table:number-columns-repeated="980"/>
        </table:table-row>
        <table:table-row table:style-name="ro41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79">
            <text:p>79</text:p>
          </table:table-cell>
          <table:table-cell table:style-name="ce322" office:value-type="string">
            <text:p>Tax payable under S419 ICTA 1988</text:p>
          </table:table-cell>
          <table:table-cell table:style-name="ce322" table:number-columns-repeated="16"/>
          <table:table-cell table:style-name="ce320" table:number-columns-repeated="13"/>
          <table:table-cell table:style-name="ce350" office:value-type="float" office:value="79" table:number-columns-spanned="2" table:number-rows-spanned="1">
            <text:p>79</text:p>
          </table:table-cell>
          <table:covered-table-cell/>
          <table:table-cell table:style-name="ce413" office:value-type="string">
            <text:p>£</text:p>
          </table:table-cell>
          <table:table-cell table:style-name="ce423" table:number-columns-spanned="7" table:number-rows-spanned="1"/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41">
          <table:table-cell table:style-name="ce320"/>
          <table:table-cell table:style-name="ce322"/>
          <table:table-cell table:style-name="ce320" table:number-columns-repeated="42"/>
          <table:table-cell table:style-name="ce168" table:number-columns-repeated="980"/>
        </table:table-row>
        <table:table-row table:style-name="ro47">
          <table:table-cell table:style-name="ce320"/>
          <table:table-cell table:style-name="ce322" office:value-type="float" office:value="80">
            <text:p>80</text:p>
          </table:table-cell>
          <table:table-cell table:style-name="ce348" office:value-type="string">
            <text:p>Put an 'X' in box 80 if you completed box A11 in the</text:p>
          </table:table-cell>
          <table:table-cell table:style-name="ce348" table:number-columns-repeated="18"/>
          <table:table-cell table:style-name="ce320"/>
          <table:table-cell table:style-name="ce350" office:value-type="float" office:value="80" table:number-columns-spanned="1" table:number-rows-spanned="2">
            <text:p>80</text:p>
          </table:table-cell>
          <table:table-cell table:style-name="ce420" table:number-columns-spanned="3" table:number-rows-spanned="2"/>
          <table:covered-table-cell table:number-columns-repeated="2"/>
          <table:table-cell table:style-name="ce320" table:number-columns-repeated="18"/>
          <table:table-cell table:style-name="ce168" table:number-columns-repeated="980"/>
        </table:table-row>
        <table:table-row table:style-name="ro47">
          <table:table-cell table:style-name="ce320" table:number-columns-repeated="2"/>
          <table:table-cell table:style-name="ce348" office:value-type="string">
            <text:p>Supplementary Pages CT600A</text:p>
          </table:table-cell>
          <table:table-cell table:style-name="ce348" table:number-columns-repeated="18"/>
          <table:table-cell table:style-name="ce320"/>
          <table:covered-table-cell table:number-columns-repeated="4"/>
          <table:table-cell table:style-name="ce320" table:number-columns-repeated="18"/>
          <table:table-cell table:style-name="ce168" table:number-columns-repeated="980"/>
        </table:table-row>
        <table:table-row table:style-name="ro41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float" office:value="84">
            <text:p>84</text:p>
          </table:table-cell>
          <table:table-cell table:style-name="ce322" office:value-type="string">
            <text:p>Income tax deducted from gross income included in profits</text:p>
          </table:table-cell>
          <table:table-cell table:style-name="ce322" table:number-columns-repeated="20"/>
          <table:table-cell table:style-name="ce320" table:number-columns-repeated="10"/>
          <table:table-cell table:style-name="ce350" office:value-type="float" office:value="84">
            <text:p>84</text:p>
          </table:table-cell>
          <table:table-cell table:style-name="ce413" office:value-type="string">
            <text:p>£</text:p>
          </table:table-cell>
          <table:table-cell table:style-name="ce438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41">
          <table:table-cell table:style-name="ce320"/>
          <table:table-cell table:style-name="ce322" table:number-columns-repeated="22"/>
          <table:table-cell table:style-name="ce320" table:number-columns-repeated="21"/>
          <table:table-cell table:style-name="ce168" table:number-columns-repeated="980"/>
        </table:table-row>
        <table:table-row table:style-name="ro17">
          <table:table-cell table:style-name="ce320"/>
          <table:table-cell table:style-name="ce322" office:value-type="float" office:value="85">
            <text:p>85</text:p>
          </table:table-cell>
          <table:table-cell table:style-name="ce322" office:value-type="string">
            <text:p>Income tax repayable to the company</text:p>
          </table:table-cell>
          <table:table-cell table:style-name="ce322" table:number-columns-repeated="20"/>
          <table:table-cell table:style-name="ce320" table:number-columns-repeated="10"/>
          <table:table-cell table:style-name="ce350" office:value-type="float" office:value="85">
            <text:p>85</text:p>
          </table:table-cell>
          <table:table-cell table:style-name="ce413" office:value-type="string">
            <text:p>£</text:p>
          </table:table-cell>
          <table:table-cell table:style-name="ce423" table:number-columns-spanned="7" table:number-rows-spanned="1"/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6">
          <table:table-cell table:style-name="ce320" table:number-columns-repeated="44"/>
          <table:table-cell table:style-name="ce168" table:number-columns-repeated="980"/>
        </table:table-row>
        <table:table-row table:style-name="ro10">
          <table:table-cell table:style-name="ce320" table:number-columns-repeated="33"/>
          <table:table-cell table:style-name="ce432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20"/>
          <table:table-cell table:style-name="ce168" table:number-columns-repeated="980"/>
        </table:table-row>
        <table:table-row table:style-name="ro29">
          <table:table-cell table:style-name="ce320"/>
          <table:table-cell table:style-name="ce349" office:value-type="float" office:value="86">
            <text:p>86</text:p>
          </table:table-cell>
          <table:table-cell table:style-name="ce368" office:value-type="string">
            <text:p>Tax payable - this is your self-assessment of tax payable</text:p>
          </table:table-cell>
          <table:table-cell table:style-name="ce368" table:number-columns-repeated="20"/>
          <table:table-cell table:style-name="ce369" table:number-columns-repeated="6"/>
          <table:table-cell table:style-name="ce320" table:number-columns-repeated="4"/>
          <table:table-cell table:style-name="ce350" office:value-type="float" office:value="86">
            <text:p>86</text:p>
          </table:table-cell>
          <table:table-cell table:style-name="ce413" office:value-type="string">
            <text:p>£</text:p>
          </table:table-cell>
          <table:table-cell table:style-name="ce438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6">
          <table:table-cell table:style-name="ce320" table:number-columns-repeated="44"/>
          <table:table-cell table:style-name="ce168" table:number-columns-repeated="980"/>
        </table:table-row>
        <table:table-row table:style-name="ro36">
          <table:table-cell table:style-name="ce330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31" table:number-columns-spanned="34" table:number-rows-spanned="1"/>
          <table:covered-table-cell table:number-columns-repeated="33"/>
          <table:table-cell table:style-name="ce168" table:number-columns-repeated="980"/>
        </table:table-row>
        <table:table-row table:style-name="ro41">
          <table:table-cell table:style-name="ce320" table:number-columns-repeated="44"/>
          <table:table-cell table:style-name="ce168" table:number-columns-repeated="980"/>
        </table:table-row>
        <table:table-row table:style-name="ro49">
          <table:table-cell table:style-name="ce320"/>
          <table:table-cell table:style-name="ce322" office:value-type="float" office:value="91">
            <text:p>91</text:p>
          </table:table-cell>
          <table:table-cell table:style-name="ce322" office:value-type="string">
            <text:p>Tax already paid (and not already repaid)</text:p>
          </table:table-cell>
          <table:table-cell table:style-name="ce322" table:number-columns-repeated="14"/>
          <table:table-cell table:style-name="ce320" table:number-columns-repeated="16"/>
          <table:table-cell table:style-name="ce350" office:value-type="float" office:value="91">
            <text:p>91</text:p>
          </table:table-cell>
          <table:table-cell table:style-name="ce413" office:value-type="string">
            <text:p>£</text:p>
          </table:table-cell>
          <table:table-cell table:style-name="ce438" table:number-columns-spanned="7" table:number-rows-spanned="1"/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6">
          <table:table-cell table:style-name="ce320" table:number-columns-repeated="44"/>
          <table:table-cell table:style-name="ce168" table:number-columns-repeated="980"/>
        </table:table-row>
        <table:table-row table:style-name="ro8">
          <table:table-cell table:style-name="ce320"/>
          <table:table-cell table:style-name="ce349" office:value-type="float" office:value="92" table:number-columns-spanned="1" table:number-rows-spanned="2">
            <text:p>92</text:p>
          </table:table-cell>
          <table:table-cell table:style-name="ce349" office:value-type="string" table:number-columns-spanned="7" table:number-rows-spanned="2">
            <text:p>Tax outstanding</text:p>
          </table:table-cell>
          <table:covered-table-cell table:number-columns-repeated="6"/>
          <table:table-cell table:style-name="ce320" table:number-columns-repeated="24"/>
          <table:table-cell table:style-name="ce432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covered-table-cell table:number-columns-repeated="8"/>
          <table:table-cell table:style-name="ce320" table:number-columns-repeated="24"/>
          <table:table-cell table:style-name="ce350" office:value-type="float" office:value="92">
            <text:p>92</text:p>
          </table:table-cell>
          <table:table-cell table:style-name="ce413" office:value-type="string">
            <text:p>£</text:p>
          </table:table-cell>
          <table:table-cell table:style-name="ce438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6">
          <table:table-cell table:style-name="ce320" table:number-columns-repeated="44"/>
          <table:table-cell table:style-name="ce168" table:number-columns-repeated="980"/>
        </table:table-row>
        <table:table-row table:style-name="ro8">
          <table:table-cell table:style-name="ce320"/>
          <table:table-cell table:style-name="ce322" office:value-type="float" office:value="93">
            <text:p>93</text:p>
          </table:table-cell>
          <table:table-cell table:style-name="ce322" office:value-type="string">
            <text:p>Tax overpaid</text:p>
          </table:table-cell>
          <table:table-cell table:style-name="ce322" table:number-columns-repeated="6"/>
          <table:table-cell table:style-name="ce320" table:number-columns-repeated="24"/>
          <table:table-cell table:style-name="ce432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20"/>
          <table:table-cell table:style-name="ce168" table:number-columns-repeated="980"/>
        </table:table-row>
        <table:table-row table:style-name="ro25">
          <table:table-cell table:style-name="ce320" table:number-columns-repeated="33"/>
          <table:table-cell table:style-name="ce350" office:value-type="float" office:value="93">
            <text:p>93</text:p>
          </table:table-cell>
          <table:table-cell table:style-name="ce413" office:value-type="string">
            <text:p>£</text:p>
          </table:table-cell>
          <table:table-cell table:style-name="ce438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26" office:value-type="string">
            <text:p>p</text:p>
          </table:table-cell>
          <table:table-cell table:style-name="ce320"/>
          <table:table-cell table:style-name="ce168" table:number-columns-repeated="980"/>
        </table:table-row>
        <table:table-row table:style-name="ro41">
          <table:table-cell table:style-name="ce320" table:number-columns-repeated="44"/>
          <table:table-cell table:style-name="ce168" table:number-columns-repeated="980"/>
        </table:table-row>
        <table:table-row table:style-name="ro50">
          <table:table-cell table:style-name="ce333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68" table:number-columns-repeated="980"/>
        </table:table-row>
        <table:table-row table:style-name="ro36">
          <table:table-cell table:style-name="ce330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02" table:number-columns-spanned="12" table:number-rows-spanned="1"/>
          <table:covered-table-cell table:number-columns-repeated="11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2" table:number-columns-repeated="22"/>
          <table:table-cell table:style-name="ce322" office:value-type="string">
            <text:p>Capital allowances</text:p>
          </table:table-cell>
          <table:table-cell table:style-name="ce322" table:number-columns-repeated="11"/>
          <table:table-cell table:style-name="ce322" office:value-type="string">
            <text:p>Balancing charges</text:p>
          </table:table-cell>
          <table:table-cell table:style-name="ce322" table:number-columns-repeated="9"/>
          <table:table-cell table:style-name="ce193" table:number-columns-repeated="980"/>
        </table:table-row>
        <table:table-row table:style-name="ro25">
          <table:table-cell table:style-name="ce320"/>
          <table:table-cell table:style-name="ce337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22" table:number-columns-repeated="2"/>
          <table:table-cell table:style-name="ce322" office:value-type="string">
            <text:p>Machinery and plant - long life assets</text:p>
          </table:table-cell>
          <table:table-cell table:style-name="ce322" table:number-columns-repeated="13"/>
          <table:table-cell table:style-name="ce320"/>
          <table:table-cell table:style-name="ce384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27" table:number-columns-spanned="6" table:number-rows-spanned="1"/>
          <table:covered-table-cell table:number-columns-repeated="5"/>
          <table:table-cell table:style-name="ce320" table:number-columns-repeated="2"/>
          <table:table-cell table:style-name="ce384" office:value-type="float" office:value="106" table:number-columns-spanned="2" table:number-rows-spanned="1">
            <text:p>106</text:p>
          </table:table-cell>
          <table:covered-table-cell/>
          <table:table-cell table:style-name="ce409" office:value-type="string">
            <text:p>£</text:p>
          </table:table-cell>
          <table:table-cell table:style-name="ce441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20"/>
          <table:table-cell table:style-name="ce320" table:number-columns-repeated="5"/>
          <table:table-cell table:style-name="ce428" table:number-columns-repeated="6"/>
          <table:table-cell table:style-name="ce320" table:number-columns-repeated="5"/>
          <table:table-cell table:style-name="ce442" table:number-columns-repeated="6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37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22" table:number-columns-repeated="2"/>
          <table:table-cell table:style-name="ce322" office:value-type="string">
            <text:p>Machinery and plant - other (general pool)</text:p>
          </table:table-cell>
          <table:table-cell table:style-name="ce322" table:number-columns-repeated="13"/>
          <table:table-cell table:style-name="ce320"/>
          <table:table-cell table:style-name="ce384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06" table:formula="of:=IF(([$CorporationTax.I15]+[$CorporationTax.I17])&gt;0;[$CorporationTax.I15]+[$CorporationTax.I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20" table:number-columns-repeated="2"/>
          <table:table-cell table:style-name="ce384" office:value-type="float" office:value="108" table:number-columns-spanned="2" table:number-rows-spanned="1">
            <text:p>108</text:p>
          </table:table-cell>
          <table:covered-table-cell/>
          <table:table-cell table:style-name="ce409" office:value-type="string">
            <text:p>£</text:p>
          </table:table-cell>
          <table:table-cell table:style-name="ce406" table:formula="of:=IF([$CorporationTax.I18]&lt;&gt;0;[$CorporationTax.I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20"/>
          <table:table-cell table:style-name="ce320" table:number-columns-repeated="5"/>
          <table:table-cell table:style-name="ce428" table:number-columns-repeated="6"/>
          <table:table-cell table:style-name="ce320" table:number-columns-repeated="5"/>
          <table:table-cell table:style-name="ce442" table:number-columns-repeated="6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37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22" table:number-columns-repeated="2"/>
          <table:table-cell table:style-name="ce322" office:value-type="string">
            <text:p>Cars outside general pool</text:p>
          </table:table-cell>
          <table:table-cell table:style-name="ce322" table:number-columns-repeated="13"/>
          <table:table-cell table:style-name="ce320"/>
          <table:table-cell table:style-name="ce384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06" table:formula="of:=IF([$CorporationTax.I16]&gt;0;[$CorporationTax.I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20" table:number-columns-repeated="2"/>
          <table:table-cell table:style-name="ce384" office:value-type="float" office:value="110" table:number-columns-spanned="2" table:number-rows-spanned="1">
            <text:p>110</text:p>
          </table:table-cell>
          <table:covered-table-cell/>
          <table:table-cell table:style-name="ce409" office:value-type="string">
            <text:p>£</text:p>
          </table:table-cell>
          <table:table-cell table:style-name="ce441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20"/>
          <table:table-cell table:style-name="ce320" table:number-columns-repeated="5"/>
          <table:table-cell table:style-name="ce428" table:number-columns-repeated="6"/>
          <table:table-cell table:style-name="ce320" table:number-columns-repeated="5"/>
          <table:table-cell table:style-name="ce442" table:number-columns-repeated="6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37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22" table:number-columns-repeated="2"/>
          <table:table-cell table:style-name="ce322" office:value-type="string">
            <text:p>Industrial buildings and structures</text:p>
          </table:table-cell>
          <table:table-cell table:style-name="ce322" table:number-columns-repeated="13"/>
          <table:table-cell table:style-name="ce320"/>
          <table:table-cell table:style-name="ce384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27" table:number-columns-spanned="6" table:number-rows-spanned="1"/>
          <table:covered-table-cell table:number-columns-repeated="5"/>
          <table:table-cell table:style-name="ce320" table:number-columns-repeated="2"/>
          <table:table-cell table:style-name="ce384" office:value-type="float" office:value="112" table:number-columns-spanned="2" table:number-rows-spanned="1">
            <text:p>112</text:p>
          </table:table-cell>
          <table:covered-table-cell/>
          <table:table-cell table:style-name="ce409" office:value-type="string">
            <text:p>£</text:p>
          </table:table-cell>
          <table:table-cell table:style-name="ce441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43">
          <table:table-cell table:style-name="ce320"/>
          <table:table-cell table:style-name="ce322" table:number-columns-repeated="20"/>
          <table:table-cell table:style-name="ce320" table:number-columns-repeated="5"/>
          <table:table-cell table:style-name="ce428" table:number-columns-repeated="6"/>
          <table:table-cell table:style-name="ce320" table:number-columns-repeated="5"/>
          <table:table-cell table:style-name="ce442" table:number-columns-repeated="6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37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22" table:number-columns-repeated="2"/>
          <table:table-cell table:style-name="ce322" office:value-type="string">
            <text:p>Other charges and allowances</text:p>
          </table:table-cell>
          <table:table-cell table:style-name="ce322" table:number-columns-repeated="13"/>
          <table:table-cell table:style-name="ce320"/>
          <table:table-cell table:style-name="ce384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27" table:number-columns-spanned="6" table:number-rows-spanned="1"/>
          <table:covered-table-cell table:number-columns-repeated="5"/>
          <table:table-cell table:style-name="ce320" table:number-columns-repeated="2"/>
          <table:table-cell table:style-name="ce384" office:value-type="float" office:value="114" table:number-columns-spanned="2" table:number-rows-spanned="1">
            <text:p>114</text:p>
          </table:table-cell>
          <table:covered-table-cell/>
          <table:table-cell table:style-name="ce409" office:value-type="string">
            <text:p>£</text:p>
          </table:table-cell>
          <table:table-cell table:style-name="ce441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38">
          <table:table-cell table:style-name="ce320" table:number-columns-repeated="44"/>
          <table:table-cell table:style-name="ce168" table:number-columns-repeated="980"/>
        </table:table-row>
        <table:table-row table:style-name="ro36">
          <table:table-cell table:style-name="ce330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02" table:number-columns-repeated="9"/>
          <table:table-cell table:style-name="ce168" table:number-columns-repeated="980"/>
        </table:table-row>
        <table:table-row table:style-name="ro25">
          <table:table-cell table:style-name="ce322" table:number-columns-repeated="22"/>
          <table:table-cell table:style-name="ce322" office:value-type="string">
            <text:p>Capital allowances</text:p>
          </table:table-cell>
          <table:table-cell table:style-name="ce322" table:number-columns-repeated="11"/>
          <table:table-cell table:style-name="ce322" office:value-type="string">
            <text:p>Balancing charges</text:p>
          </table:table-cell>
          <table:table-cell table:style-name="ce322" table:number-columns-repeated="9"/>
          <table:table-cell table:style-name="ce193" table:number-columns-repeated="980"/>
        </table:table-row>
        <table:table-row table:style-name="ro25">
          <table:table-cell table:style-name="ce320"/>
          <table:table-cell table:style-name="ce337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22" table:number-columns-repeated="2"/>
          <table:table-cell table:style-name="ce322" office:value-type="string">
            <text:p>Non-trading charges and allowances</text:p>
          </table:table-cell>
          <table:table-cell table:style-name="ce322" table:number-columns-repeated="13"/>
          <table:table-cell table:style-name="ce320"/>
          <table:table-cell table:style-name="ce384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10" table:number-columns-spanned="6" table:number-rows-spanned="1"/>
          <table:covered-table-cell table:number-columns-repeated="5"/>
          <table:table-cell table:style-name="ce320" table:number-columns-repeated="2"/>
          <table:table-cell table:style-name="ce384" office:value-type="float" office:value="116" table:number-columns-spanned="2" table:number-rows-spanned="1">
            <text:p>116</text:p>
          </table:table-cell>
          <table:covered-table-cell/>
          <table:table-cell table:style-name="ce409" office:value-type="string">
            <text:p>£</text:p>
          </table:table-cell>
          <table:table-cell table:style-name="ce410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51">
          <table:table-cell table:style-name="ce320" table:number-columns-repeated="44"/>
          <table:table-cell table:style-name="ce168" table:number-columns-repeated="980"/>
        </table:table-row>
        <table:table-row table:style-name="ro47">
          <table:table-cell table:style-name="ce320"/>
          <table:table-cell table:style-name="ce351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20" table:number-columns-repeated="2"/>
          <table:table-cell table:style-name="ce348" office:value-type="string">
            <text:p>Put an 'X' in box 117 if box 115</text:p>
          </table:table-cell>
          <table:table-cell table:style-name="ce348" table:number-columns-repeated="12"/>
          <table:table-cell table:style-name="ce320" table:number-columns-repeated="2"/>
          <table:table-cell table:style-name="ce384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70" table:number-columns-spanned="2" table:number-rows-spanned="2"/>
          <table:covered-table-cell/>
          <table:table-cell table:style-name="ce320" table:number-columns-repeated="17"/>
          <table:table-cell table:style-name="ce168" table:number-columns-repeated="980"/>
        </table:table-row>
        <table:table-row table:style-name="ro47">
          <table:table-cell table:style-name="ce320" table:number-columns-repeated="7"/>
          <table:table-cell table:style-name="ce348" office:value-type="string">
            <text:p>includes flat conversion allowances</text:p>
          </table:table-cell>
          <table:table-cell table:style-name="ce348" table:number-columns-repeated="12"/>
          <table:table-cell table:style-name="ce320" table:number-columns-repeated="2"/>
          <table:covered-table-cell table:number-columns-repeated="5"/>
          <table:table-cell table:style-name="ce320" table:number-columns-repeated="17"/>
          <table:table-cell table:style-name="ce168" table:number-columns-repeated="980"/>
        </table:table-row>
        <table:table-row table:style-name="ro38">
          <table:table-cell table:style-name="ce320" table:number-columns-repeated="44"/>
          <table:table-cell table:style-name="ce168" table:number-columns-repeated="980"/>
        </table:table-row>
        <table:table-row table:style-name="ro36">
          <table:table-cell table:style-name="ce330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81" table:number-columns-spanned="36" table:number-rows-spanned="1"/>
          <table:covered-table-cell table:number-columns-repeated="35"/>
          <table:table-cell table:style-name="ce168" table:number-columns-repeated="980"/>
        </table:table-row>
        <table:table-row table:style-name="ro38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51" office:value-type="float" office:value="118" table:number-columns-spanned="2" table:number-rows-spanned="1">
            <text:p>118</text:p>
          </table:table-cell>
          <table:covered-table-cell/>
          <table:table-cell table:style-name="ce320"/>
          <table:table-cell table:style-name="ce322" office:value-type="string">
            <text:p>Expenditure on machinery and plant on which first year allowance is claimed</text:p>
          </table:table-cell>
          <table:table-cell table:style-name="ce320" table:number-columns-repeated="29"/>
          <table:table-cell table:style-name="ce384" office:value-type="float" office:value="118" table:number-columns-spanned="2" table:number-rows-spanned="1">
            <text:p>118</text:p>
          </table:table-cell>
          <table:covered-table-cell/>
          <table:table-cell table:style-name="ce409" office:value-type="string">
            <text:p>£</text:p>
          </table:table-cell>
          <table:table-cell table:style-name="ce406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47">
          <table:table-cell table:style-name="ce320" table:number-columns-repeated="44"/>
          <table:table-cell table:style-name="ce168" table:number-columns-repeated="980"/>
        </table:table-row>
        <table:table-row table:style-name="ro47">
          <table:table-cell table:style-name="ce320"/>
          <table:table-cell table:style-name="ce352" office:value-type="float" office:value="119" table:number-columns-spanned="2" table:number-rows-spanned="2">
            <text:p>119</text:p>
          </table:table-cell>
          <table:covered-table-cell/>
          <table:table-cell table:style-name="ce351"/>
          <table:table-cell table:style-name="ce374" office:value-type="string">
            <text:p>Put an 'X' in box 119 if claim includes enhanced capital</text:p>
          </table:table-cell>
          <table:table-cell table:style-name="ce320" table:number-columns-repeated="2"/>
          <table:table-cell table:style-name="ce348" table:number-columns-repeated="13"/>
          <table:table-cell table:style-name="ce320" table:number-columns-repeated="2"/>
          <table:table-cell table:style-name="ce384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70" table:number-columns-spanned="2" table:number-rows-spanned="2"/>
          <table:covered-table-cell/>
          <table:table-cell table:style-name="ce320" table:number-columns-repeated="17"/>
          <table:table-cell table:style-name="ce168" table:number-columns-repeated="980"/>
        </table:table-row>
        <table:table-row table:style-name="ro47">
          <table:table-cell table:style-name="ce320"/>
          <table:covered-table-cell table:number-columns-repeated="2"/>
          <table:table-cell table:style-name="ce320"/>
          <table:table-cell table:style-name="ce375" office:value-type="string">
            <text:p>allowances for designated energy-saving investments</text:p>
          </table:table-cell>
          <table:table-cell table:style-name="ce320" table:number-columns-repeated="2"/>
          <table:table-cell table:style-name="ce348" table:number-columns-repeated="13"/>
          <table:table-cell table:style-name="ce320" table:number-columns-repeated="2"/>
          <table:covered-table-cell table:number-columns-repeated="5"/>
          <table:table-cell table:style-name="ce320" table:number-columns-repeated="17"/>
          <table:table-cell table:style-name="ce168" table:number-columns-repeated="980"/>
        </table:table-row>
        <table:table-row table:style-name="ro36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51" office:value-type="float" office:value="120" table:number-columns-spanned="2" table:number-rows-spanned="1">
            <text:p>120</text:p>
          </table:table-cell>
          <table:covered-table-cell/>
          <table:table-cell table:style-name="ce320"/>
          <table:table-cell table:style-name="ce322" office:value-type="string">
            <text:p>Qualifying expenditure on machinery and plant on long life assets</text:p>
          </table:table-cell>
          <table:table-cell table:style-name="ce320" table:number-columns-repeated="29"/>
          <table:table-cell table:style-name="ce384" office:value-type="float" office:value="120" table:number-columns-spanned="2" table:number-rows-spanned="1">
            <text:p>120</text:p>
          </table:table-cell>
          <table:covered-table-cell/>
          <table:table-cell table:style-name="ce409" office:value-type="string">
            <text:p>£</text:p>
          </table:table-cell>
          <table:table-cell table:style-name="ce410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51" office:value-type="float" office:value="121" table:number-columns-spanned="2" table:number-rows-spanned="1">
            <text:p>121</text:p>
          </table:table-cell>
          <table:covered-table-cell/>
          <table:table-cell table:style-name="ce320"/>
          <table:table-cell table:style-name="ce322" office:value-type="string">
            <text:p>Qualifying expenditure on machinery and plant on other assets</text:p>
          </table:table-cell>
          <table:table-cell table:style-name="ce320" table:number-columns-repeated="29"/>
          <table:table-cell table:style-name="ce384" office:value-type="float" office:value="121" table:number-columns-spanned="2" table:number-rows-spanned="1">
            <text:p>121</text:p>
          </table:table-cell>
          <table:covered-table-cell/>
          <table:table-cell table:style-name="ce409" office:value-type="string">
            <text:p>£</text:p>
          </table:table-cell>
          <table:table-cell table:style-name="ce410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43">
          <table:table-cell table:style-name="ce320" table:number-columns-repeated="44"/>
          <table:table-cell table:style-name="ce168" table:number-columns-repeated="980"/>
        </table:table-row>
        <table:table-row table:style-name="ro50">
          <table:table-cell table:style-name="ce333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68" table:number-columns-repeated="980"/>
        </table:table-row>
        <table:table-row table:style-name="ro6">
          <table:table-cell table:style-name="ce320" table:number-columns-repeated="44"/>
          <table:table-cell table:style-name="ce168" table:number-columns-repeated="980"/>
        </table:table-row>
        <table:table-row table:style-name="ro8">
          <table:table-cell table:style-name="ce320"/>
          <table:table-cell table:style-name="ce351" office:value-type="float" office:value="122" table:number-columns-spanned="2" table:number-rows-spanned="1">
            <text:p>122</text:p>
          </table:table-cell>
          <table:covered-table-cell/>
          <table:table-cell table:style-name="ce322" office:value-type="string">
            <text:p>Trading losses Case 1</text:p>
          </table:table-cell>
          <table:table-cell table:style-name="ce322" table:number-columns-repeated="4"/>
          <table:table-cell table:style-name="ce320" table:number-columns-repeated="4"/>
          <table:table-cell table:style-name="ce404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20"/>
          <table:table-cell table:style-name="ce322" office:value-type="string">
            <text:p>124 Trading losses</text:p>
          </table:table-cell>
          <table:table-cell table:style-name="ce322" table:number-columns-repeated="8"/>
          <table:table-cell table:style-name="ce436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table:number-columns-repeated="7"/>
          <table:table-cell table:style-name="ce320" table:number-columns-repeated="4"/>
          <table:table-cell table:style-name="ce384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06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20"/>
          <table:table-cell table:style-name="ce336" office:value-type="string">
            <text:p>Case V</text:p>
          </table:table-cell>
          <table:table-cell table:style-name="ce336" table:number-columns-repeated="2"/>
          <table:table-cell table:style-name="ce322" table:number-columns-repeated="6"/>
          <table:table-cell table:style-name="ce384" office:value-type="float" office:value="124" table:number-columns-spanned="2" table:number-rows-spanned="1">
            <text:p>124</text:p>
          </table:table-cell>
          <table:covered-table-cell/>
          <table:table-cell table:style-name="ce409" office:value-type="string">
            <text:p>£</text:p>
          </table:table-cell>
          <table:table-cell table:style-name="ce410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39">
          <table:table-cell table:style-name="ce320"/>
          <table:table-cell table:style-name="ce322" table:number-columns-repeated="7"/>
          <table:table-cell table:style-name="ce320" table:number-columns-repeated="17"/>
          <table:table-cell table:style-name="ce322" table:number-columns-repeated="10"/>
          <table:table-cell table:style-name="ce320" table:number-columns-repeated="9"/>
          <table:table-cell table:style-name="ce168" table:number-columns-repeated="980"/>
        </table:table-row>
        <table:table-row table:style-name="ro8">
          <table:table-cell table:style-name="ce320"/>
          <table:table-cell table:style-name="ce351" office:value-type="float" office:value="125" table:number-columns-spanned="2" table:number-rows-spanned="1">
            <text:p>125</text:p>
          </table:table-cell>
          <table:covered-table-cell/>
          <table:table-cell table:style-name="ce322" office:value-type="string">
            <text:p>Non-trade deficits on</text:p>
          </table:table-cell>
          <table:table-cell table:style-name="ce322" table:number-columns-repeated="8"/>
          <table:table-cell table:style-name="ce404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20"/>
          <table:table-cell table:style-name="ce322" office:value-type="string">
            <text:p>127 Schedule A losses</text:p>
          </table:table-cell>
          <table:table-cell table:style-name="ce351"/>
          <table:table-cell table:style-name="ce322" table:number-columns-repeated="7"/>
          <table:table-cell table:style-name="ce436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table:number-columns-repeated="2"/>
          <table:table-cell table:style-name="ce349" office:value-type="string">
            <text:p>loan relationships and</text:p>
          </table:table-cell>
          <table:table-cell table:style-name="ce336" table:number-columns-repeated="8"/>
          <table:table-cell table:style-name="ce384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10" table:number-columns-spanned="8" table:number-rows-spanned="1"/>
          <table:covered-table-cell table:number-columns-repeated="7"/>
          <table:table-cell table:style-name="ce320"/>
          <table:table-cell table:style-name="ce322" table:number-columns-repeated="9"/>
          <table:table-cell table:style-name="ce384" office:value-type="float" office:value="127" table:number-columns-spanned="2" table:number-rows-spanned="1">
            <text:p>127</text:p>
          </table:table-cell>
          <table:covered-table-cell/>
          <table:table-cell table:style-name="ce409" office:value-type="string">
            <text:p>£</text:p>
          </table:table-cell>
          <table:table-cell table:style-name="ce410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47">
          <table:table-cell table:style-name="ce320"/>
          <table:table-cell table:style-name="ce322" table:number-columns-repeated="2"/>
          <table:table-cell table:style-name="ce322" office:value-type="string">
            <text:p>derivative contracts</text:p>
          </table:table-cell>
          <table:table-cell table:style-name="ce336" table:number-columns-repeated="7"/>
          <table:table-cell table:style-name="ce322"/>
          <table:table-cell table:style-name="ce320" table:number-columns-repeated="13"/>
          <table:table-cell table:style-name="ce322" table:number-columns-repeated="10"/>
          <table:table-cell table:style-name="ce320" table:number-columns-repeated="9"/>
          <table:table-cell table:style-name="ce168" table:number-columns-repeated="980"/>
        </table:table-row>
        <table:table-row table:style-name="ro6">
          <table:table-cell table:style-name="ce320"/>
          <table:table-cell table:style-name="ce322" table:number-columns-repeated="7"/>
          <table:table-cell table:style-name="ce320" table:number-columns-repeated="17"/>
          <table:table-cell table:style-name="ce322" table:number-columns-repeated="10"/>
          <table:table-cell table:style-name="ce320" table:number-columns-repeated="9"/>
          <table:table-cell table:style-name="ce168" table:number-columns-repeated="980"/>
        </table:table-row>
        <table:table-row table:style-name="ro8">
          <table:table-cell table:style-name="ce320"/>
          <table:table-cell table:style-name="ce351" office:value-type="float" office:value="129" table:number-columns-spanned="2" table:number-rows-spanned="1">
            <text:p>129</text:p>
          </table:table-cell>
          <table:covered-table-cell/>
          <table:table-cell table:style-name="ce337" office:value-type="string">
            <text:p>Overseas property</text:p>
          </table:table-cell>
          <table:table-cell table:style-name="ce337" table:number-columns-repeated="4"/>
          <table:table-cell table:style-name="ce332" table:number-columns-repeated="4"/>
          <table:table-cell table:style-name="ce404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20"/>
          <table:table-cell table:style-name="ce322" office:value-type="string">
            <text:p>130 <text:s/>Losses Case VI</text:p>
          </table:table-cell>
          <table:table-cell table:style-name="ce351"/>
          <table:table-cell table:style-name="ce322" table:number-columns-repeated="7"/>
          <table:table-cell table:style-name="ce436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20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table:number-columns-repeated="2"/>
          <table:table-cell table:style-name="ce322" office:value-type="string">
            <text:p>business loss Case V</text:p>
          </table:table-cell>
          <table:table-cell table:style-name="ce336" table:number-columns-repeated="4"/>
          <table:table-cell table:style-name="ce338" table:number-columns-repeated="4"/>
          <table:table-cell table:style-name="ce384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10" table:number-columns-spanned="8" table:number-rows-spanned="1"/>
          <table:covered-table-cell table:number-columns-repeated="7"/>
          <table:table-cell table:style-name="ce320"/>
          <table:table-cell table:style-name="ce322" table:number-columns-repeated="9"/>
          <table:table-cell table:style-name="ce384" office:value-type="float" office:value="130" table:number-columns-spanned="2" table:number-rows-spanned="1">
            <text:p>130</text:p>
          </table:table-cell>
          <table:covered-table-cell/>
          <table:table-cell table:style-name="ce409" office:value-type="string">
            <text:p>£</text:p>
          </table:table-cell>
          <table:table-cell table:style-name="ce410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39">
          <table:table-cell table:style-name="ce320"/>
          <table:table-cell table:style-name="ce322" table:number-columns-repeated="7"/>
          <table:table-cell table:style-name="ce320" table:number-columns-repeated="17"/>
          <table:table-cell table:style-name="ce322" table:number-columns-repeated="10"/>
          <table:table-cell table:style-name="ce320" table:number-columns-repeated="9"/>
          <table:table-cell table:style-name="ce168" table:number-columns-repeated="980"/>
        </table:table-row>
        <table:table-row table:style-name="ro8">
          <table:table-cell table:style-name="ce320"/>
          <table:table-cell table:style-name="ce351" office:value-type="float" office:value="131" table:number-columns-spanned="2" table:number-rows-spanned="1">
            <text:p>131</text:p>
          </table:table-cell>
          <table:covered-table-cell/>
          <table:table-cell table:style-name="ce322" office:value-type="string">
            <text:p>Capital losses</text:p>
          </table:table-cell>
          <table:table-cell table:style-name="ce322" table:number-columns-repeated="4"/>
          <table:table-cell table:style-name="ce320" table:number-columns-repeated="4"/>
          <table:table-cell table:style-name="ce404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20"/>
          <table:table-cell table:style-name="ce322" office:value-type="string">
            <text:p>136 Excess</text:p>
          </table:table-cell>
          <table:table-cell table:style-name="ce351"/>
          <table:table-cell table:style-name="ce322" table:number-columns-repeated="7"/>
          <table:table-cell table:style-name="ce436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20"/>
          <table:table-cell table:style-name="ce168" table:number-columns-repeated="980"/>
        </table:table-row>
        <table:table-row table:style-name="ro25">
          <table:table-cell table:style-name="ce320" table:number-columns-repeated="12"/>
          <table:table-cell table:style-name="ce384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09" office:value-type="string">
            <text:p>£</text:p>
          </table:table-cell>
          <table:table-cell table:style-name="ce410" table:number-columns-spanned="8" table:number-rows-spanned="1"/>
          <table:covered-table-cell table:number-columns-repeated="7"/>
          <table:table-cell table:style-name="ce320"/>
          <table:table-cell table:style-name="ce336" office:value-type="string">
            <text:p>management expenses</text:p>
          </table:table-cell>
          <table:table-cell table:style-name="ce336" table:number-columns-repeated="8"/>
          <table:table-cell table:style-name="ce384" office:value-type="float" office:value="136" table:number-columns-spanned="2" table:number-rows-spanned="1">
            <text:p>136</text:p>
          </table:table-cell>
          <table:covered-table-cell/>
          <table:table-cell table:style-name="ce409" office:value-type="string">
            <text:p>£</text:p>
          </table:table-cell>
          <table:table-cell table:style-name="ce410" table:number-columns-spanned="6" table:number-rows-spanned="1"/>
          <table:covered-table-cell table:number-columns-repeated="5"/>
          <table:table-cell table:style-name="ce320"/>
          <table:table-cell table:style-name="ce168" table:number-columns-repeated="980"/>
        </table:table-row>
        <table:table-row table:style-name="ro6">
          <table:table-cell table:style-name="ce320" table:number-columns-repeated="44"/>
          <table:table-cell table:style-name="ce168" table:number-columns-repeated="980"/>
        </table:table-row>
        <table:table-row table:style-name="ro52">
          <table:table-cell table:style-name="ce334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31" table:number-columns-spanned="41" table:number-rows-spanned="1"/>
          <table:covered-table-cell table:number-columns-repeated="40"/>
          <table:table-cell table:style-name="ce168" table:number-columns-repeated="980"/>
        </table:table-row>
        <table:table-row table:style-name="ro50">
          <table:table-cell table:style-name="ce327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68" table:number-columns-repeated="980"/>
        </table:table-row>
        <table:table-row table:style-name="ro36">
          <table:table-cell table:style-name="ce335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82" table:number-columns-spanned="35" table:number-rows-spanned="1"/>
          <table:covered-table-cell table:number-columns-repeated="34"/>
          <table:table-cell table:style-name="ce168" table:number-columns-repeated="980"/>
        </table:table-row>
        <table:table-row table:style-name="ro39">
          <table:table-cell table:style-name="ce322"/>
          <table:table-cell table:style-name="ce322" office:value-type="string">
            <text:p>If you do not want us to make small repayments please either put an 'X' in box 139 or complete box 140 below.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39">
          <table:table-cell table:style-name="ce336"/>
          <table:table-cell table:style-name="ce336" office:value-type="string">
            <text:p>Repayments' here include tax, interest, and late filing penalties or any combination of them.</text:p>
          </table:table-cell>
          <table:table-cell table:style-name="ce336" table:number-columns-repeated="42"/>
          <table:table-cell table:style-name="ce450" table:number-columns-repeated="980"/>
        </table:table-row>
        <table:table-row table:style-name="ro41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string">
            <text:p>Do not repay £20 or less</text:p>
          </table:table-cell>
          <table:table-cell table:style-name="ce322" table:number-columns-repeated="8"/>
          <table:table-cell table:style-name="ce320"/>
          <table:table-cell table:style-name="ce384" office:value-type="float" office:value="139" table:number-columns-spanned="2" table:number-rows-spanned="1">
            <text:p>139</text:p>
          </table:table-cell>
          <table:covered-table-cell/>
          <table:table-cell table:style-name="ce407" table:number-columns-spanned="3" table:number-rows-spanned="1"/>
          <table:covered-table-cell table:number-columns-repeated="2"/>
          <table:table-cell table:style-name="ce320" table:number-columns-repeated="2"/>
          <table:table-cell table:style-name="ce322" office:value-type="string">
            <text:p>Do not repay sums of </text:p>
          </table:table-cell>
          <table:table-cell table:style-name="ce320" table:number-columns-repeated="7"/>
          <table:table-cell table:style-name="ce384" office:value-type="float" office:value="140" table:number-columns-spanned="2" table:number-rows-spanned="1">
            <text:p>140</text:p>
          </table:table-cell>
          <table:covered-table-cell/>
          <table:table-cell table:style-name="ce409" office:value-type="string">
            <text:p>£</text:p>
          </table:table-cell>
          <table:table-cell table:style-name="ce410" table:number-columns-spanned="5" table:number-rows-spanned="1"/>
          <table:covered-table-cell table:number-columns-repeated="4"/>
          <table:table-cell table:style-name="ce322" office:value-type="string">
            <text:p><text:s/>or less,<text:span text:style-name="T1"> </text:span><text:span text:style-name="T1">Enter </text:span><text:span text:style-name="T1">whole </text:span><text:span text:style-name="T1">figure only</text:span></text:p>
          </table:table-cell>
          <table:table-cell table:style-name="ce320" table:number-columns-repeated="9"/>
          <table:table-cell table:style-name="ce168" table:number-columns-repeated="980"/>
        </table:table-row>
        <table:table-row table:style-name="ro6">
          <table:table-cell table:style-name="ce320" table:number-columns-repeated="44"/>
          <table:table-cell table:style-name="ce168" table:number-columns-repeated="980"/>
        </table:table-row>
        <table:table-row table:style-name="ro36">
          <table:table-cell table:style-name="ce330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02" table:number-columns-spanned="17" table:number-rows-spanned="1"/>
          <table:covered-table-cell table:number-columns-repeated="16"/>
          <table:table-cell table:style-name="ce168" table:number-columns-repeated="980"/>
        </table:table-row>
        <table:table-row table:style-name="ro39">
          <table:table-cell table:style-name="ce322"/>
          <table:table-cell table:style-name="ce322" office:value-type="string">
            <text:p>Repayment is made quickly and safely by direct credit to a bank or building society account.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39">
          <table:table-cell table:style-name="ce336"/>
          <table:table-cell table:style-name="ce336" office:value-type="string">
            <text:p>Please complete the following details</text:p>
          </table:table-cell>
          <table:table-cell table:style-name="ce336" table:number-columns-repeated="42"/>
          <table:table-cell table:style-name="ce450" table:number-columns-repeated="980"/>
        </table:table-row>
        <table:table-row table:style-name="ro25">
          <table:table-cell table:style-name="ce322"/>
          <table:table-cell table:style-name="ce322" office:value-type="string">
            <text:p>Name of bank or building society</text:p>
          </table:table-cell>
          <table:table-cell table:style-name="ce322" table:number-columns-repeated="33"/>
          <table:table-cell table:style-name="ce322" office:value-type="string">
            <text:p>Branch sort code</text:p>
          </table:table-cell>
          <table:table-cell table:style-name="ce322" table:number-columns-repeated="8"/>
          <table:table-cell table:style-name="ce193" table:number-columns-repeated="980"/>
        </table:table-row>
        <table:table-row table:style-name="ro25">
          <table:table-cell table:style-name="ce320"/>
          <table:table-cell table:style-name="ce353" office:value-type="float" office:value="149" table:number-columns-spanned="2" table:number-rows-spanned="1">
            <text:p>149</text:p>
          </table:table-cell>
          <table:covered-table-cell/>
          <table:table-cell table:style-name="ce370" table:number-columns-spanned="29" table:number-rows-spanned="1"/>
          <table:covered-table-cell table:number-columns-repeated="28"/>
          <table:table-cell table:style-name="ce320" table:number-columns-repeated="3"/>
          <table:table-cell table:style-name="ce354" office:value-type="float" office:value="150" table:number-columns-spanned="2" table:number-rows-spanned="1">
            <text:p>150</text:p>
          </table:table-cell>
          <table:covered-table-cell/>
          <table:table-cell table:style-name="ce376"/>
          <table:table-cell table:style-name="ce443"/>
          <table:table-cell table:style-name="ce444"/>
          <table:table-cell table:style-name="ce443"/>
          <table:table-cell table:style-name="ce444"/>
          <table:table-cell table:style-name="ce376"/>
          <table:table-cell table:style-name="ce320"/>
          <table:table-cell table:style-name="ce449" table:number-columns-repeated="2"/>
          <table:table-cell table:style-name="ce168" table:number-columns-repeated="978"/>
        </table:table-row>
        <table:table-row table:style-name="ro44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2"/>
          <table:table-cell table:style-name="ce322" office:value-type="string">
            <text:p>Account number</text:p>
          </table:table-cell>
          <table:table-cell table:style-name="ce322" table:number-columns-repeated="18"/>
          <table:table-cell table:style-name="ce322" office:value-type="string">
            <text:p>Name of account</text:p>
          </table:table-cell>
          <table:table-cell table:style-name="ce322" table:number-columns-repeated="23"/>
          <table:table-cell table:style-name="ce268" table:number-columns-repeated="2"/>
          <table:table-cell table:style-name="ce193" table:number-columns-repeated="978"/>
        </table:table-row>
        <table:table-row table:style-name="ro25">
          <table:table-cell table:style-name="ce320"/>
          <table:table-cell table:style-name="ce354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76" table:number-columns-repeated="2"/>
          <table:table-cell table:style-name="ce379" table:number-columns-spanned="2" table:number-rows-spanned="1"/>
          <table:covered-table-cell/>
          <table:table-cell table:style-name="ce376" table:number-columns-repeated="5"/>
          <table:table-cell table:style-name="ce320" table:number-columns-repeated="7"/>
          <table:table-cell table:style-name="ce384" office:value-type="float" office:value="152" table:number-columns-spanned="2" table:number-rows-spanned="1">
            <text:p>152</text:p>
          </table:table-cell>
          <table:covered-table-cell/>
          <table:table-cell table:style-name="ce370" table:number-columns-spanned="21" table:number-rows-spanned="1"/>
          <table:covered-table-cell table:number-columns-repeated="20"/>
          <table:table-cell table:style-name="ce447"/>
          <table:table-cell table:style-name="ce331"/>
          <table:table-cell table:style-name="ce449"/>
          <table:table-cell table:style-name="ce168" table:number-columns-repeated="978"/>
        </table:table-row>
        <table:table-row table:style-name="ro44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2"/>
          <table:table-cell table:style-name="ce322" office:value-type="string">
            <text:p>Building society reference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25">
          <table:table-cell table:style-name="ce320"/>
          <table:table-cell table:style-name="ce354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76" table:number-columns-repeated="2"/>
          <table:table-cell table:style-name="ce379" table:number-columns-spanned="2" table:number-rows-spanned="1"/>
          <table:covered-table-cell/>
          <table:table-cell table:style-name="ce376" table:number-columns-repeated="5"/>
          <table:table-cell table:style-name="ce370" table:number-columns-spanned="2" table:number-rows-spanned="1"/>
          <table:covered-table-cell/>
          <table:table-cell table:style-name="ce376"/>
          <table:table-cell table:style-name="ce370" table:number-columns-spanned="2" table:number-rows-spanned="1"/>
          <table:covered-table-cell/>
          <table:table-cell table:style-name="ce376" table:number-columns-repeated="5"/>
          <table:table-cell table:style-name="ce370" table:number-columns-spanned="2" table:number-rows-spanned="1"/>
          <table:covered-table-cell/>
          <table:table-cell table:style-name="ce376"/>
          <table:table-cell table:style-name="ce320" table:number-columns-repeated="18"/>
          <table:table-cell table:style-name="ce168" table:number-columns-repeated="980"/>
        </table:table-row>
        <table:table-row table:style-name="ro6">
          <table:table-cell table:style-name="ce320" table:number-columns-repeated="44"/>
          <table:table-cell table:style-name="ce168" table:number-columns-repeated="980"/>
        </table:table-row>
        <table:table-row table:style-name="ro36">
          <table:table-cell table:style-name="ce330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81" table:number-columns-spanned="23" table:number-rows-spanned="1"/>
          <table:covered-table-cell table:number-columns-repeated="22"/>
          <table:table-cell table:style-name="ce168" table:number-columns-repeated="980"/>
        </table:table-row>
        <table:table-row table:style-name="ro25">
          <table:table-cell table:style-name="ce337"/>
          <table:table-cell table:style-name="ce337" office:value-type="string">
            <text:p>Complete the authority below if you want the repayment to be made to a person other than the company.</text:p>
          </table:table-cell>
          <table:table-cell table:style-name="ce337" table:number-columns-repeated="42"/>
          <table:table-cell table:style-name="ce451" table:number-columns-repeated="980"/>
        </table:table-row>
        <table:table-row table:style-name="ro25">
          <table:table-cell table:style-name="ce338"/>
          <table:table-cell table:style-name="ce336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</text:span><text:span text:style-name="T2">or </text:span><text:span text:style-name="T2">authorised </text:span><text:span text:style-name="T2">agent, </text:span><text:span text:style-name="T2">etc..)</text:span></text:p>
          </table:table-cell>
          <table:table-cell table:style-name="ce338" table:number-columns-repeated="42"/>
          <table:table-cell table:style-name="ce452" table:number-columns-repeated="980"/>
        </table:table-row>
        <table:table-row table:style-name="ro25">
          <table:table-cell table:style-name="ce320"/>
          <table:table-cell table:style-name="ce353" office:value-type="float" office:value="154" table:number-columns-spanned="2" table:number-rows-spanned="1">
            <text:p>154</text:p>
          </table:table-cell>
          <table:covered-table-cell/>
          <table:table-cell table:style-name="ce370" table:number-columns-spanned="29" table:number-rows-spanned="1"/>
          <table:covered-table-cell table:number-columns-repeated="28"/>
          <table:table-cell table:style-name="ce320" table:number-columns-repeated="12"/>
          <table:table-cell table:style-name="ce168" table:number-columns-repeated="980"/>
        </table:table-row>
        <table:table-row table:style-name="ro41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25">
          <table:table-cell table:style-name="ce320"/>
          <table:table-cell table:style-name="ce353" office:value-type="float" office:value="155" table:number-columns-spanned="2" table:number-rows-spanned="1">
            <text:p>155</text:p>
          </table:table-cell>
          <table:covered-table-cell/>
          <table:table-cell table:style-name="ce370" table:number-columns-spanned="29" table:number-rows-spanned="1"/>
          <table:covered-table-cell table:number-columns-repeated="28"/>
          <table:table-cell table:style-name="ce320" table:number-columns-repeated="12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string">
            <text:p>authorise<text:span text:style-name="T2"> </text:span><text:span text:style-name="T2">(enter </text:span><text:span text:style-name="T2">name)</text:span>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25">
          <table:table-cell table:style-name="ce320"/>
          <table:table-cell table:style-name="ce354" office:value-type="float" office:value="156" table:number-columns-spanned="2" table:number-rows-spanned="1">
            <text:p>156</text:p>
          </table:table-cell>
          <table:covered-table-cell/>
          <table:table-cell table:style-name="ce370" table:number-columns-spanned="29" table:number-rows-spanned="1"/>
          <table:covered-table-cell table:number-columns-repeated="28"/>
          <table:table-cell table:style-name="ce320" table:number-columns-repeated="12"/>
          <table:table-cell table:style-name="ce168" table:number-columns-repeated="980"/>
        </table:table-row>
        <table:table-row table:style-name="ro25">
          <table:table-cell table:style-name="ce320"/>
          <table:table-cell table:style-name="ce348" office:value-type="string">
            <text:p>(enter address)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25">
          <table:table-cell table:style-name="ce320"/>
          <table:table-cell table:style-name="ce355" office:value-type="float" office:value="157" table:number-columns-spanned="2" table:number-rows-spanned="1">
            <text:p>157</text:p>
          </table:table-cell>
          <table:covered-table-cell/>
          <table:table-cell table:style-name="ce371" table:number-columns-spanned="29" table:number-rows-spanned="1"/>
          <table:covered-table-cell table:number-columns-repeated="28"/>
          <table:table-cell table:style-name="ce320" table:number-columns-repeated="12"/>
          <table:table-cell table:style-name="ce168" table:number-columns-repeated="980"/>
        </table:table-row>
        <table:table-row table:style-name="ro25">
          <table:table-cell table:style-name="ce320"/>
          <table:table-cell table:style-name="ce356" table:number-columns-spanned="31" table:number-rows-spanned="1"/>
          <table:covered-table-cell table:number-columns-repeated="30"/>
          <table:table-cell table:style-name="ce320" table:number-columns-repeated="12"/>
          <table:table-cell table:style-name="ce168" table:number-columns-repeated="980"/>
        </table:table-row>
        <table:table-row table:style-name="ro25">
          <table:table-cell table:style-name="ce320"/>
          <table:table-cell table:style-name="ce356" table:number-columns-spanned="31" table:number-rows-spanned="1"/>
          <table:covered-table-cell table:number-columns-repeated="30"/>
          <table:table-cell table:style-name="ce320" table:number-columns-repeated="12"/>
          <table:table-cell table:style-name="ce168" table:number-columns-repeated="980"/>
        </table:table-row>
        <table:table-row table:style-name="ro25">
          <table:table-cell table:style-name="ce320"/>
          <table:table-cell table:style-name="ce357" table:number-columns-spanned="16" table:number-rows-spanned="1"/>
          <table:covered-table-cell table:number-columns-repeated="15"/>
          <table:table-cell table:style-name="ce411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21" table:number-columns-spanned="9" table:number-rows-spanned="1"/>
          <table:covered-table-cell table:number-columns-repeated="8"/>
          <table:table-cell table:style-name="ce320" table:number-columns-repeated="12"/>
          <table:table-cell table:style-name="ce168" table:number-columns-repeated="980"/>
        </table:table-row>
        <table:table-row table:style-name="ro25">
          <table:table-cell table:style-name="ce322"/>
          <table:table-cell table:style-name="ce322" office:value-type="string">
            <text:p>Nominee reference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25">
          <table:table-cell table:style-name="ce320"/>
          <table:table-cell table:style-name="ce354" office:value-type="float" office:value="158" table:number-columns-spanned="2" table:number-rows-spanned="1">
            <text:p>158</text:p>
          </table:table-cell>
          <table:covered-table-cell/>
          <table:table-cell table:style-name="ce370" table:number-columns-spanned="29" table:number-rows-spanned="1"/>
          <table:covered-table-cell table:number-columns-repeated="28"/>
          <table:table-cell table:style-name="ce320" table:number-columns-repeated="12"/>
          <table:table-cell table:style-name="ce168" table:number-columns-repeated="980"/>
        </table:table-row>
        <table:table-row table:style-name="ro25">
          <table:table-cell table:style-name="ce322"/>
          <table:table-cell table:style-name="ce322" office:value-type="string">
            <text:p>to receive payment on the company's behalf.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38">
          <table:table-cell table:style-name="ce320" table:number-columns-repeated="44"/>
          <table:table-cell table:style-name="ce168" table:number-columns-repeated="980"/>
        </table:table-row>
        <table:table-row table:style-name="ro25">
          <table:table-cell table:style-name="ce322"/>
          <table:table-cell table:style-name="ce322" office:value-type="string">
            <text:p>Signature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25">
          <table:table-cell table:style-name="ce320"/>
          <table:table-cell table:style-name="ce353" office:value-type="float" office:value="159" table:number-columns-spanned="2" table:number-rows-spanned="1">
            <text:p>159</text:p>
          </table:table-cell>
          <table:covered-table-cell/>
          <table:table-cell table:style-name="ce372" table:number-columns-spanned="29" table:number-rows-spanned="1"/>
          <table:covered-table-cell table:number-columns-repeated="28"/>
          <table:table-cell table:style-name="ce320" table:number-columns-repeated="12"/>
          <table:table-cell table:style-name="ce168" table:number-columns-repeated="980"/>
        </table:table-row>
        <table:table-row table:style-name="ro39">
          <table:table-cell table:style-name="ce320"/>
          <table:table-cell table:style-name="ce358" table:number-columns-spanned="31" table:number-rows-spanned="2"/>
          <table:covered-table-cell table:number-columns-repeated="30"/>
          <table:table-cell table:style-name="ce320" table:number-columns-repeated="12"/>
          <table:table-cell table:style-name="ce168" table:number-columns-repeated="980"/>
        </table:table-row>
        <table:table-row table:style-name="ro39">
          <table:table-cell table:style-name="ce320"/>
          <table:covered-table-cell table:number-columns-repeated="31"/>
          <table:table-cell table:style-name="ce320" table:number-columns-repeated="12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320" table:number-columns-repeated="42"/>
          <table:table-cell table:style-name="ce168" table:number-columns-repeated="980"/>
        </table:table-row>
        <table:table-row table:style-name="ro25">
          <table:table-cell table:style-name="ce320"/>
          <table:table-cell table:style-name="ce353" office:value-type="float" office:value="160" table:number-columns-spanned="2" table:number-rows-spanned="1">
            <text:p>160</text:p>
          </table:table-cell>
          <table:covered-table-cell/>
          <table:table-cell table:style-name="ce373" table:number-columns-spanned="29" table:number-rows-spanned="1"/>
          <table:covered-table-cell table:number-columns-repeated="28"/>
          <table:table-cell table:style-name="ce320" table:number-columns-repeated="12"/>
          <table:table-cell table:style-name="ce168" table:number-columns-repeated="980"/>
        </table:table-row>
        <table:table-row table:style-name="ro41">
          <table:table-cell table:style-name="ce320" table:number-columns-repeated="44"/>
          <table:table-cell table:style-name="ce168" table:number-columns-repeated="980"/>
        </table:table-row>
        <table:table-row table:style-name="ro50">
          <table:table-cell table:style-name="ce333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68" table:number-columns-repeated="980"/>
        </table:table-row>
        <table:table-row table:style-name="ro25">
          <table:table-cell table:style-name="ce339"/>
          <table:table-cell table:style-name="ce339" office:value-type="string">
            <text:p>Warning - Giving false information in the return, or exceeding any part of the company's profits or tax</text:p>
          </table:table-cell>
          <table:table-cell table:style-name="ce339" table:number-columns-repeated="42"/>
          <table:table-cell table:style-name="ce220" table:number-columns-repeated="980"/>
        </table:table-row>
        <table:table-row table:style-name="ro25">
          <table:table-cell table:style-name="ce340"/>
          <table:table-cell table:style-name="ce340" office:value-type="string">
            <text:p>payable, can lead to both the company and yourself being prosecuted.</text:p>
          </table:table-cell>
          <table:table-cell table:style-name="ce340" table:number-columns-repeated="42"/>
          <table:table-cell table:style-name="ce453" table:number-columns-repeated="980"/>
        </table:table-row>
        <table:table-row table:style-name="ro25">
          <table:table-cell table:style-name="ce341"/>
          <table:table-cell table:style-name="ce341" office:value-type="string">
            <text:p>Declaration</text:p>
          </table:table-cell>
          <table:table-cell table:style-name="ce341" table:number-columns-repeated="42"/>
          <table:table-cell table:style-name="ce454" table:number-columns-repeated="980"/>
        </table:table-row>
        <table:table-row table:style-name="ro25">
          <table:table-cell table:style-name="ce339"/>
          <table:table-cell table:style-name="ce339" office:value-type="string">
            <text:p>The information I have given in this company tax return is correct and complete to the best of my</text:p>
          </table:table-cell>
          <table:table-cell table:style-name="ce339" table:number-columns-repeated="42"/>
          <table:table-cell table:style-name="ce220" table:number-columns-repeated="980"/>
        </table:table-row>
        <table:table-row table:style-name="ro25">
          <table:table-cell table:style-name="ce342"/>
          <table:table-cell table:style-name="ce342" office:value-type="string">
            <text:p>knowledge and belief.</text:p>
          </table:table-cell>
          <table:table-cell table:style-name="ce342" table:number-columns-repeated="42"/>
          <table:table-cell table:style-name="ce455" table:number-columns-repeated="980"/>
        </table:table-row>
        <table:table-row table:style-name="ro25">
          <table:table-cell table:style-name="ce322"/>
          <table:table-cell table:style-name="ce322" office:value-type="string">
            <text:p>Signature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39">
          <table:table-cell table:style-name="ce322"/>
          <table:table-cell table:style-name="ce359" table:number-columns-spanned="32" table:number-rows-spanned="3"/>
          <table:covered-table-cell table:number-columns-repeated="31"/>
          <table:table-cell table:style-name="ce322" table:number-columns-repeated="11"/>
          <table:table-cell table:style-name="ce193" table:number-columns-repeated="980"/>
        </table:table-row>
        <table:table-row table:style-name="ro39">
          <table:table-cell table:style-name="ce320"/>
          <table:covered-table-cell table:number-columns-repeated="32"/>
          <table:table-cell table:style-name="ce320" table:number-columns-repeated="11"/>
          <table:table-cell table:style-name="ce168" table:number-columns-repeated="980"/>
        </table:table-row>
        <table:table-row table:style-name="ro39">
          <table:table-cell table:style-name="ce320"/>
          <table:covered-table-cell table:number-columns-repeated="32"/>
          <table:table-cell table:style-name="ce320" table:number-columns-repeated="11"/>
          <table:table-cell table:style-name="ce168" table:number-columns-repeated="980"/>
        </table:table-row>
        <table:table-row table:style-name="ro25">
          <table:table-cell table:style-name="ce320"/>
          <table:table-cell table:style-name="ce322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320" table:number-columns-repeated="28"/>
          <table:table-cell table:style-name="ce322" office:value-type="string">
            <text:p>Date<text:span text:style-name="T1"> </text:span><text:span text:style-name="T2">(dd / </text:span><text:span text:style-name="T2">mm / yyyy)</text:span></text:p>
          </table:table-cell>
          <table:table-cell table:style-name="ce320" table:number-columns-repeated="13"/>
          <table:table-cell table:style-name="ce168" table:number-columns-repeated="980"/>
        </table:table-row>
        <table:table-row table:style-name="ro25">
          <table:table-cell table:style-name="ce320"/>
          <table:table-cell table:style-name="ce360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20" table:number-columns-repeated="4"/>
          <table:table-cell table:style-name="ce430"/>
          <table:table-cell table:style-name="ce431" table:number-columns-spanned="2" table:number-rows-spanned="1"/>
          <table:covered-table-cell/>
          <table:table-cell table:style-name="ce434"/>
          <table:table-cell table:style-name="ce437"/>
          <table:table-cell table:style-name="ce434"/>
          <table:table-cell table:style-name="ce430" table:number-columns-repeated="3"/>
          <table:table-cell table:style-name="ce320" table:number-columns-repeated="5"/>
          <table:table-cell table:style-name="ce168" table:number-columns-repeated="980"/>
        </table:table-row>
        <table:table-row table:style-name="ro25">
          <table:table-cell table:style-name="ce322"/>
          <table:table-cell table:style-name="ce322" office:value-type="string">
            <text:p>Status</text:p>
          </table:table-cell>
          <table:table-cell table:style-name="ce322" table:number-columns-repeated="42"/>
          <table:table-cell table:style-name="ce193" table:number-columns-repeated="980"/>
        </table:table-row>
        <table:table-row table:style-name="ro25">
          <table:table-cell table:style-name="ce320"/>
          <table:table-cell table:style-name="ce360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20" table:number-columns-repeated="18"/>
          <table:table-cell table:style-name="ce168" table:number-columns-repeated="980"/>
        </table:table-row>
        <table:table-row table:style-name="ro41">
          <table:table-cell table:style-name="ce320" table:number-columns-repeated="44"/>
          <table:table-cell table:style-name="ce168" table:number-columns-repeated="980"/>
        </table:table-row>
        <table:table-row table:style-name="ro41" table:number-rows-repeated="1048298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WagesInterface" table:style-name="ta10">
        <table:table-column table:style-name="co47" table:default-cell-style-name="ce42"/>
        <table:table-column table:style-name="co48" table:default-cell-style-name="ce50"/>
        <table:table-column table:style-name="co11" table:number-columns-repeated="7" table:default-cell-style-name="ce57"/>
        <table:table-column table:style-name="co47" table:default-cell-style-name="ce42"/>
        <table:table-column table:style-name="co49" table:default-cell-style-name="ce42"/>
        <table:table-column table:style-name="co47" table:default-cell-style-name="ce42"/>
        <table:table-column table:style-name="co7" table:number-columns-repeated="1012" table:default-cell-style-name="ce42"/>
        <table:table-row table:style-name="ro14">
          <table:table-cell table:style-name="ce385"/>
          <table:table-cell table:style-name="ce389"/>
          <table:table-cell table:style-name="ce395" table:number-columns-repeated="7"/>
          <table:table-cell table:style-name="ce398" table:number-columns-repeated="2"/>
          <table:table-cell table:style-name="ce87"/>
          <table:table-cell table:number-columns-repeated="1012"/>
        </table:table-row>
        <table:table-row table:style-name="ro45">
          <table:table-cell table:style-name="ce386"/>
          <table:table-cell table:style-name="ce390" office:value-type="string">
            <text:p>Month</text:p>
          </table:table-cell>
          <table:table-cell table:style-name="ce396" office:value-type="string">
            <text:p>Gross Wages paid</text:p>
          </table:table-cell>
          <table:table-cell table:style-name="ce396" office:value-type="string">
            <text:p>Income Tax deducted</text:p>
          </table:table-cell>
          <table:table-cell table:style-name="ce396" office:value-type="string">
            <text:p>Employees National Insurance deducted</text:p>
          </table:table-cell>
          <table:table-cell table:style-name="ce396" office:value-type="string">
            <text:p>Other Deductions</text:p>
          </table:table-cell>
          <table:table-cell table:style-name="ce396" office:value-type="string">
            <text:p>Net Wages Paid</text:p>
          </table:table-cell>
          <table:table-cell table:style-name="ce396" office:value-type="string">
            <text:p>Employers National Insurance</text:p>
          </table:table-cell>
          <table:table-cell table:style-name="ce396" office:value-type="string">
            <text:p>Recoverable Statutory Payments</text:p>
          </table:table-cell>
          <table:table-cell table:style-name="ce40"/>
          <table:table-cell table:style-name="ce390" office:value-type="string">
            <text:p>WAGES INTERFACE</text:p>
          </table:table-cell>
          <table:table-cell table:style-name="ce401"/>
          <table:table-cell table:style-name="ce65" table:number-columns-repeated="1012"/>
        </table:table-row>
        <table:table-row table:style-name="ro25">
          <table:table-cell table:style-name="ce386"/>
          <table:table-cell table:style-name="ce391" office:value-type="string" table:number-columns-spanned="2" table:number-rows-spanned="1">
            <text:p>EMPLOYEES</text:p>
          </table:table-cell>
          <table:covered-table-cell/>
          <table:table-cell table:style-name="ce61" table:number-columns-repeated="6"/>
          <table:table-cell table:style-name="ce40"/>
          <table:table-cell table:style-name="ce60"/>
          <table:table-cell table:style-name="ce401"/>
          <table:table-cell table:style-name="ce65" table:number-columns-repeated="1012"/>
        </table:table-row>
        <table:table-row table:style-name="ro10">
          <table:table-cell table:style-name="ce387"/>
          <table:table-cell table:style-name="ce392" table:formula="of:=[$Admin.B6]" office:value-type="date" office:date-value="2011-02-28">
            <text:p>Feb-11</text:p>
          </table:table-cell>
          <table:table-cell table:formula="of:=['file:///C:/Users/acartwright/Personal/diy/GB%20Accounts/GB%20Accounts%202012/GB%20Accounts%20Company%202012-01-31%20(Jan12)%20OpenOffice/Payrollyearto050411.ods'#$Feb11.$M$1]-[.C17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Feb11.$N$1]-[.D17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Feb11.$O$1]-[.E17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Feb11.$P$1]+['file:///C:/Users/acartwright/Personal/diy/GB%20Accounts/GB%20Accounts%202012/GB%20Accounts%20Company%202012-01-31%20(Jan12)%20OpenOffice/Payrollyearto050411.ods'#$Feb11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Feb11.$T$1]-[.H17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Feb11.$G$1]" office:value-type="float" office:value="0">
            <text:p>0.00 </text:p>
          </table:table-cell>
          <table:table-cell table:style-name="ce41"/>
          <table:table-cell table:style-name="ce400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8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8]" office:value-type="date" office:date-value="2011-03-31">
            <text:p>Mar-11</text:p>
          </table:table-cell>
          <table:table-cell table:formula="of:=['file:///C:/Users/acartwright/Personal/diy/GB%20Accounts/GB%20Accounts%202012/GB%20Accounts%20Company%202012-01-31%20(Jan12)%20OpenOffice/Payrollyearto050411.ods'#$Mar11.$M$1]-[.C18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Mar11.$N$1]-[.D18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Mar11.$O$1]-[.E18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Mar11.$P$1]+['file:///C:/Users/acartwright/Personal/diy/GB%20Accounts/GB%20Accounts%202012/GB%20Accounts%20Company%202012-01-31%20(Jan12)%20OpenOffice/Payrollyearto050411.ods'#$Mar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Mar11.$T$1]-[.H18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Mar11.$G$1]" office:value-type="float" office:value="0">
            <text:p>0.00 </text:p>
          </table:table-cell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10]" office:value-type="date" office:date-value="2011-04-30">
            <text:p>Apr-11</text:p>
          </table:table-cell>
          <table:table-cell table:formula="of:=['file:///C:/Users/acartwright/Personal/diy/GB%20Accounts/GB%20Accounts%202012/GB%20Accounts%20Company%202012-01-31%20(Jan12)%20OpenOffice/Payrollyearto050412.ods'#$Apr11.$M$1]-[.C19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pr11.$N$1]-[.D19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pr11.$O$1]-[.E19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pr11.$P$1]+['file:///C:/Users/acartwright/Personal/diy/GB%20Accounts/GB%20Accounts%202012/GB%20Accounts%20Company%202012-01-31%20(Jan12)%20OpenOffice/Payrollyearto050412.ods'#$Apr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pr11.$T$1]-[.H19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pr11.$G$1]" office:value-type="float" office:value="0">
            <text:p>0.00 </text:p>
          </table:table-cell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12]" office:value-type="date" office:date-value="2011-05-31">
            <text:p>May-11</text:p>
          </table:table-cell>
          <table:table-cell table:formula="of:=['file:///C:/Users/acartwright/Personal/diy/GB%20Accounts/GB%20Accounts%202012/GB%20Accounts%20Company%202012-01-31%20(Jan12)%20OpenOffice/Payrollyearto050412.ods'#$May11.$M$1]-[.C20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May11.$N$1]-[.D20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May11.$O$1]-[.E20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May11.$P$1]+['file:///C:/Users/acartwright/Personal/diy/GB%20Accounts/GB%20Accounts%202012/GB%20Accounts%20Company%202012-01-31%20(Jan12)%20OpenOffice/Payrollyearto050412.ods'#$May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May11.$T$1]-[.H20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May11.$G$1]" office:value-type="float" office:value="0">
            <text:p>0.00 </text:p>
          </table:table-cell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14]" office:value-type="date" office:date-value="2011-06-30">
            <text:p>Jun-11</text:p>
          </table:table-cell>
          <table:table-cell table:formula="of:=['file:///C:/Users/acartwright/Personal/diy/GB%20Accounts/GB%20Accounts%202012/GB%20Accounts%20Company%202012-01-31%20(Jan12)%20OpenOffice/Payrollyearto050412.ods'#$Jun11.$M$1]-[.C21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n11.$N$1]-[.D21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n11.$O$1]-[.E21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n11.$P$1]+['file:///C:/Users/acartwright/Personal/diy/GB%20Accounts/GB%20Accounts%202012/GB%20Accounts%20Company%202012-01-31%20(Jan12)%20OpenOffice/Payrollyearto050412.ods'#$Jun11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n11.$T$1]-[.H21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n11.$G$1]" office:value-type="float" office:value="0">
            <text:p>0.00 </text:p>
          </table:table-cell>
          <table:table-cell table:style-name="ce41"/>
          <table:table-cell table:style-name="ce400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8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16]" office:value-type="date" office:date-value="2011-07-31">
            <text:p>Jul-11</text:p>
          </table:table-cell>
          <table:table-cell table:formula="of:=['file:///C:/Users/acartwright/Personal/diy/GB%20Accounts/GB%20Accounts%202012/GB%20Accounts%20Company%202012-01-31%20(Jan12)%20OpenOffice/Payrollyearto050412.ods'#$Jul11.$M$1]-[.C2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l11.$N$1]-[.D2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l11.$O$1]-[.E2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l11.$P$1]+['file:///C:/Users/acartwright/Personal/diy/GB%20Accounts/GB%20Accounts%202012/GB%20Accounts%20Company%202012-01-31%20(Jan12)%20OpenOffice/Payrollyearto050412.ods'#$Jul11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l11.$T$1]-[.H2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l11.$G$1]" office:value-type="float" office:value="0">
            <text:p>0.00 </text:p>
          </table:table-cell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18]" office:value-type="date" office:date-value="2011-08-31">
            <text:p>Aug-11</text:p>
          </table:table-cell>
          <table:table-cell table:formula="of:=['file:///C:/Users/acartwright/Personal/diy/GB%20Accounts/GB%20Accounts%202012/GB%20Accounts%20Company%202012-01-31%20(Jan12)%20OpenOffice/Payrollyearto050412.ods'#$Aug11.$M$1]-[.C23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ug11.$N$1]-[.D23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ug11.$O$1]-[.E23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ug11.$P$1]+['file:///C:/Users/acartwright/Personal/diy/GB%20Accounts/GB%20Accounts%202012/GB%20Accounts%20Company%202012-01-31%20(Jan12)%20OpenOffice/Payrollyearto050412.ods'#$Aug11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ug11.$T$1]-[.H23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ug11.$G$1]" office:value-type="float" office:value="0">
            <text:p>0.00 </text:p>
          </table:table-cell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20]" office:value-type="date" office:date-value="2011-09-30">
            <text:p>Sep-11</text:p>
          </table:table-cell>
          <table:table-cell table:formula="of:=['file:///C:/Users/acartwright/Personal/diy/GB%20Accounts/GB%20Accounts%202012/GB%20Accounts%20Company%202012-01-31%20(Jan12)%20OpenOffice/Payrollyearto050412.ods'#$Sep11.$M$1]-[.C24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Sep11.$N$1]-[.D24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Sep11.$O$1]-[.E24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Sep11.$P$1]+['file:///C:/Users/acartwright/Personal/diy/GB%20Accounts/GB%20Accounts%202012/GB%20Accounts%20Company%202012-01-31%20(Jan12)%20OpenOffice/Payrollyearto050412.ods'#$Sep11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Sep11.$T$1]-[.H24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Sep11.$G$1]" office:value-type="float" office:value="0">
            <text:p>0.00 </text:p>
          </table:table-cell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22]" office:value-type="date" office:date-value="2011-10-31">
            <text:p>Oct-11</text:p>
          </table:table-cell>
          <table:table-cell table:formula="of:=['file:///C:/Users/acartwright/Personal/diy/GB%20Accounts/GB%20Accounts%202012/GB%20Accounts%20Company%202012-01-31%20(Jan12)%20OpenOffice/Payrollyearto050412.ods'#$Oct11.$M$1]-[.C25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Oct11.$N$1]-[.D25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Oct11.$O$1]-[.E25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Oct11.$P$1]+['file:///C:/Users/acartwright/Personal/diy/GB%20Accounts/GB%20Accounts%202012/GB%20Accounts%20Company%202012-01-31%20(Jan12)%20OpenOffice/Payrollyearto050412.ods'#$Oct11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Oct11.$T$1]-[.H25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Oct11.$G$1]" office:value-type="float" office:value="0">
            <text:p>0.00 </text:p>
          </table:table-cell>
          <table:table-cell table:style-name="ce41"/>
          <table:table-cell table:style-name="ce400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24]" office:value-type="date" office:date-value="2011-11-30">
            <text:p>Nov-11</text:p>
          </table:table-cell>
          <table:table-cell table:formula="of:=['file:///C:/Users/acartwright/Personal/diy/GB%20Accounts/GB%20Accounts%202012/GB%20Accounts%20Company%202012-01-31%20(Jan12)%20OpenOffice/Payrollyearto050412.ods'#$Nov11.$M$1]-[.C26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Nov11.$N$1]-[.D26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Nov11.$O$1]-[.E26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Nov11.$P$1]+['file:///C:/Users/acartwright/Personal/diy/GB%20Accounts/GB%20Accounts%202012/GB%20Accounts%20Company%202012-01-31%20(Jan12)%20OpenOffice/Payrollyearto050412.ods'#$Nov11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Nov11.$T$1]-[.H26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Nov11.$G$1]" office:value-type="float" office:value="0">
            <text:p>0.00 </text:p>
          </table:table-cell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26]" office:value-type="date" office:date-value="2011-12-31">
            <text:p>Dec-11</text:p>
          </table:table-cell>
          <table:table-cell table:formula="of:=['file:///C:/Users/acartwright/Personal/diy/GB%20Accounts/GB%20Accounts%202012/GB%20Accounts%20Company%202012-01-31%20(Jan12)%20OpenOffice/Payrollyearto050412.ods'#$Dec11.$M$1]-[.C27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Dec11.$N$1]-[.D27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Dec11.$O$1]-[.E27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Dec11.$P$1]+['file:///C:/Users/acartwright/Personal/diy/GB%20Accounts/GB%20Accounts%202012/GB%20Accounts%20Company%202012-01-31%20(Jan12)%20OpenOffice/Payrollyearto050412.ods'#$Dec11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Dec11.$T$1]-[.H27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Dec11.$G$1]" office:value-type="float" office:value="0">
            <text:p>0.00 </text:p>
          </table:table-cell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28]" office:value-type="date" office:date-value="2012-01-31">
            <text:p>Jan-12</text:p>
          </table:table-cell>
          <table:table-cell table:formula="of:=['file:///C:/Users/acartwright/Personal/diy/GB%20Accounts/GB%20Accounts%202012/GB%20Accounts%20Company%202012-01-31%20(Jan12)%20OpenOffice/Payrollyearto050412.ods'#$Jan12.$M$1]-[.C28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an12.$N$1]-[.D28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an12.$O$1]-[.E28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an12.$P$1]+['file:///C:/Users/acartwright/Personal/diy/GB%20Accounts/GB%20Accounts%202012/GB%20Accounts%20Company%202012-01-31%20(Jan12)%20OpenOffice/Payrollyearto050412.ods'#$Jan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an12.$T$1]-[.H28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an12.$G$1]" office:value-type="float" office:value="0">
            <text:p>0.00 </text:p>
          </table:table-cell>
          <table:table-cell table:style-name="ce41" table:number-columns-repeated="2"/>
          <table:table-cell table:style-name="ce88"/>
          <table:table-cell table:number-columns-repeated="1012"/>
        </table:table-row>
        <table:table-row table:style-name="ro25">
          <table:table-cell table:style-name="ce387"/>
          <table:table-cell table:style-name="ce393" office:value-type="string" table:number-columns-spanned="2" table:number-rows-spanned="1">
            <text:p>DIRECTORS</text:p>
          </table:table-cell>
          <table:covered-table-cell/>
          <table:table-cell table:style-name="ce56" table:number-columns-repeated="6"/>
          <table:table-cell table:style-name="ce41" table:number-columns-repeated="2"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4]" office:value-type="date" office:date-value="2011-02-28">
            <text:p>Feb-11</text:p>
          </table:table-cell>
          <table:table-cell table:formula="of:=['file:///C:/Users/acartwright/Personal/diy/GB%20Accounts/GB%20Accounts%202012/GB%20Accounts%20Company%202012-01-31%20(Jan12)%20OpenOffice/Payrollyearto050411.ods'#$Feb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Feb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Feb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Feb11.$P$2]+['file:///C:/Users/acartwright/Personal/diy/GB%20Accounts/GB%20Accounts%202012/GB%20Accounts%20Company%202012-01-31%20(Jan12)%20OpenOffice/Payrollyearto050411.ods'#$Feb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Feb11.$T$2]" office:value-type="float" office:value="0">
            <text:p>0.00 </text:p>
          </table:table-cell>
          <table:table-cell/>
          <table:table-cell table:style-name="ce41"/>
          <table:table-cell table:style-name="ce400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5]" office:value-type="date" office:date-value="2011-03-31">
            <text:p>Mar-11</text:p>
          </table:table-cell>
          <table:table-cell table:formula="of:=['file:///C:/Users/acartwright/Personal/diy/GB%20Accounts/GB%20Accounts%202012/GB%20Accounts%20Company%202012-01-31%20(Jan12)%20OpenOffice/Payrollyearto050411.ods'#$Mar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Mar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Mar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Mar11.$P$2]+['file:///C:/Users/acartwright/Personal/diy/GB%20Accounts/GB%20Accounts%202012/GB%20Accounts%20Company%202012-01-31%20(Jan12)%20OpenOffice/Payrollyearto050411.ods'#$Mar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1.ods'#$Mar11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6]" office:value-type="date" office:date-value="2011-04-30">
            <text:p>Apr-11</text:p>
          </table:table-cell>
          <table:table-cell table:formula="of:=['file:///C:/Users/acartwright/Personal/diy/GB%20Accounts/GB%20Accounts%202012/GB%20Accounts%20Company%202012-01-31%20(Jan12)%20OpenOffice/Payrollyearto050412.ods'#$Apr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pr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pr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pr11.$P$2]+['file:///C:/Users/acartwright/Personal/diy/GB%20Accounts/GB%20Accounts%202012/GB%20Accounts%20Company%202012-01-31%20(Jan12)%20OpenOffice/Payrollyearto050412.ods'#$Apr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pr11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7]" office:value-type="date" office:date-value="2011-05-31">
            <text:p>May-11</text:p>
          </table:table-cell>
          <table:table-cell table:formula="of:=['file:///C:/Users/acartwright/Personal/diy/GB%20Accounts/GB%20Accounts%202012/GB%20Accounts%20Company%202012-01-31%20(Jan12)%20OpenOffice/Payrollyearto050412.ods'#$May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May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May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May11.$P$2]+['file:///C:/Users/acartwright/Personal/diy/GB%20Accounts/GB%20Accounts%202012/GB%20Accounts%20Company%202012-01-31%20(Jan12)%20OpenOffice/Payrollyearto050412.ods'#$May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May11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8]" office:value-type="date" office:date-value="2011-06-30">
            <text:p>Jun-11</text:p>
          </table:table-cell>
          <table:table-cell table:formula="of:=['file:///C:/Users/acartwright/Personal/diy/GB%20Accounts/GB%20Accounts%202012/GB%20Accounts%20Company%202012-01-31%20(Jan12)%20OpenOffice/Payrollyearto050412.ods'#$Jun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n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n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n11.$P$2]+['file:///C:/Users/acartwright/Personal/diy/GB%20Accounts/GB%20Accounts%202012/GB%20Accounts%20Company%202012-01-31%20(Jan12)%20OpenOffice/Payrollyearto050412.ods'#$Jun11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n11.$T$2]" office:value-type="float" office:value="0">
            <text:p>0.00 </text:p>
          </table:table-cell>
          <table:table-cell/>
          <table:table-cell table:style-name="ce41"/>
          <table:table-cell table:style-name="ce400" table:number-columns-spanned="1" table:number-rows-spanned="4"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9]" office:value-type="date" office:date-value="2011-07-31">
            <text:p>Jul-11</text:p>
          </table:table-cell>
          <table:table-cell table:formula="of:=['file:///C:/Users/acartwright/Personal/diy/GB%20Accounts/GB%20Accounts%202012/GB%20Accounts%20Company%202012-01-31%20(Jan12)%20OpenOffice/Payrollyearto050412.ods'#$Jul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l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l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l11.$P$2]+['file:///C:/Users/acartwright/Personal/diy/GB%20Accounts/GB%20Accounts%202012/GB%20Accounts%20Company%202012-01-31%20(Jan12)%20OpenOffice/Payrollyearto050412.ods'#$Jul11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ul11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10]" office:value-type="date" office:date-value="2011-08-31">
            <text:p>Aug-11</text:p>
          </table:table-cell>
          <table:table-cell table:formula="of:=['file:///C:/Users/acartwright/Personal/diy/GB%20Accounts/GB%20Accounts%202012/GB%20Accounts%20Company%202012-01-31%20(Jan12)%20OpenOffice/Payrollyearto050412.ods'#$Aug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ug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ug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ug11.$P$2]+['file:///C:/Users/acartwright/Personal/diy/GB%20Accounts/GB%20Accounts%202012/GB%20Accounts%20Company%202012-01-31%20(Jan12)%20OpenOffice/Payrollyearto050412.ods'#$Aug11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Aug11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11]" office:value-type="date" office:date-value="2011-09-30">
            <text:p>Sep-11</text:p>
          </table:table-cell>
          <table:table-cell table:formula="of:=['file:///C:/Users/acartwright/Personal/diy/GB%20Accounts/GB%20Accounts%202012/GB%20Accounts%20Company%202012-01-31%20(Jan12)%20OpenOffice/Payrollyearto050412.ods'#$Sep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Sep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Sep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Sep11.$P$2]+['file:///C:/Users/acartwright/Personal/diy/GB%20Accounts/GB%20Accounts%202012/GB%20Accounts%20Company%202012-01-31%20(Jan12)%20OpenOffice/Payrollyearto050412.ods'#$Sep11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Sep11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12]" office:value-type="date" office:date-value="2011-10-31">
            <text:p>Oct-11</text:p>
          </table:table-cell>
          <table:table-cell table:formula="of:=['file:///C:/Users/acartwright/Personal/diy/GB%20Accounts/GB%20Accounts%202012/GB%20Accounts%20Company%202012-01-31%20(Jan12)%20OpenOffice/Payrollyearto050412.ods'#$Oct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Oct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Oct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Oct11.$P$2]+['file:///C:/Users/acartwright/Personal/diy/GB%20Accounts/GB%20Accounts%202012/GB%20Accounts%20Company%202012-01-31%20(Jan12)%20OpenOffice/Payrollyearto050412.ods'#$Oct11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Oct11.$T$2]" office:value-type="float" office:value="0">
            <text:p>0.00 </text:p>
          </table:table-cell>
          <table:table-cell/>
          <table:table-cell table:style-name="ce41"/>
          <table:table-cell table:style-name="ce400" table:number-columns-spanned="1" table:number-rows-spanned="3"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13]" office:value-type="date" office:date-value="2011-11-30">
            <text:p>Nov-11</text:p>
          </table:table-cell>
          <table:table-cell table:formula="of:=['file:///C:/Users/acartwright/Personal/diy/GB%20Accounts/GB%20Accounts%202012/GB%20Accounts%20Company%202012-01-31%20(Jan12)%20OpenOffice/Payrollyearto050412.ods'#$Nov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Nov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Nov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Nov11.$P$2]+['file:///C:/Users/acartwright/Personal/diy/GB%20Accounts/GB%20Accounts%202012/GB%20Accounts%20Company%202012-01-31%20(Jan12)%20OpenOffice/Payrollyearto050412.ods'#$Nov11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Nov11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14]" office:value-type="date" office:date-value="2011-12-31">
            <text:p>Dec-11</text:p>
          </table:table-cell>
          <table:table-cell table:formula="of:=['file:///C:/Users/acartwright/Personal/diy/GB%20Accounts/GB%20Accounts%202012/GB%20Accounts%20Company%202012-01-31%20(Jan12)%20OpenOffice/Payrollyearto050412.ods'#$Dec11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Dec11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Dec11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Dec11.$P$2]+['file:///C:/Users/acartwright/Personal/diy/GB%20Accounts/GB%20Accounts%202012/GB%20Accounts%20Company%202012-01-31%20(Jan12)%20OpenOffice/Payrollyearto050412.ods'#$Dec11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Dec11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7"/>
          <table:table-cell table:style-name="ce392" table:formula="of:=[.B15]" office:value-type="date" office:date-value="2012-01-31">
            <text:p>Jan-12</text:p>
          </table:table-cell>
          <table:table-cell table:formula="of:=['file:///C:/Users/acartwright/Personal/diy/GB%20Accounts/GB%20Accounts%202012/GB%20Accounts%20Company%202012-01-31%20(Jan12)%20OpenOffice/Payrollyearto050412.ods'#$Jan12.$M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an12.$N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an12.$O$2]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an12.$P$2]+['file:///C:/Users/acartwright/Personal/diy/GB%20Accounts/GB%20Accounts%202012/GB%20Accounts%20Company%202012-01-31%20(Jan12)%20OpenOffice/Payrollyearto050412.ods'#$Jan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GB%20Accounts/GB%20Accounts%202012/GB%20Accounts%20Company%202012-01-31%20(Jan12)%20OpenOffice/Payrollyearto050412.ods'#$Jan12.$T$2]" office:value-type="float" office:value="0">
            <text:p>0.00 </text:p>
          </table:table-cell>
          <table:table-cell/>
          <table:table-cell table:style-name="ce41" table:number-columns-repeated="2"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4"/>
          <table:table-cell table:style-name="ce397" table:number-columns-repeated="7"/>
          <table:table-cell table:style-name="ce399" table:number-columns-repeated="2"/>
          <table:table-cell table:style-name="ce90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3">
        <table:table-column table:style-name="co57" table:default-cell-style-name="ce42"/>
        <table:table-column table:style-name="co11" table:default-cell-style-name="ce465"/>
        <table:table-column table:style-name="co1" table:default-cell-style-name="ce467"/>
        <table:table-column table:style-name="co5" table:default-cell-style-name="ce82"/>
        <table:table-column table:style-name="co1" table:default-cell-style-name="ce474"/>
        <table:table-column table:style-name="co5" table:default-cell-style-name="ce82"/>
        <table:table-column table:style-name="co1" table:default-cell-style-name="ce82"/>
        <table:table-column table:style-name="co58" table:default-cell-style-name="ce483"/>
        <table:table-column table:style-name="co1" table:default-cell-style-name="ce82"/>
        <table:table-column table:style-name="co59" table:default-cell-style-name="ce82"/>
        <table:table-column table:style-name="co1" table:default-cell-style-name="ce82"/>
        <table:table-column table:style-name="co58" table:default-cell-style-name="ce82"/>
        <table:table-column table:style-name="co1" table:default-cell-style-name="ce82"/>
        <table:table-column table:style-name="co58" table:default-cell-style-name="ce487"/>
        <table:table-column table:style-name="co1" table:default-cell-style-name="ce82"/>
        <table:table-column table:style-name="co59" table:default-cell-style-name="ce82"/>
        <table:table-column table:style-name="co1" table:default-cell-style-name="ce82"/>
        <table:table-column table:style-name="co58" table:default-cell-style-name="ce488"/>
        <table:table-column table:style-name="co1" table:default-cell-style-name="ce82"/>
        <table:table-column table:style-name="co58" table:default-cell-style-name="ce487"/>
        <table:table-column table:style-name="co1" table:default-cell-style-name="ce82"/>
        <table:table-column table:style-name="co59" table:default-cell-style-name="ce82"/>
        <table:table-column table:style-name="co1" table:default-cell-style-name="ce82"/>
        <table:table-column table:style-name="co58" table:default-cell-style-name="ce488"/>
        <table:table-column table:style-name="co1" table:default-cell-style-name="ce82"/>
        <table:table-column table:style-name="co15" table:default-cell-style-name="ce82"/>
        <table:table-column table:style-name="co1" table:default-cell-style-name="ce82"/>
        <table:table-column table:style-name="co11" table:default-cell-style-name="ce82"/>
        <table:table-column table:style-name="co47" table:default-cell-style-name="ce42"/>
        <table:table-column table:style-name="co20" table:number-columns-repeated="3" table:default-cell-style-name="ce502"/>
        <table:table-column table:style-name="co60" table:default-cell-style-name="ce502"/>
        <table:table-column table:style-name="co43" table:default-cell-style-name="ce42"/>
        <table:table-column table:style-name="co7" table:number-columns-repeated="990" table:default-cell-style-name="ce42"/>
        <table:table-row table:style-name="ro11">
          <table:table-cell table:style-name="ce385"/>
          <table:table-cell table:style-name="ce457" table:number-columns-repeated="2"/>
          <table:table-cell table:style-name="ce468" table:number-columns-repeated="4"/>
          <table:table-cell table:style-name="ce47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8"/>
          <table:table-cell table:style-name="ce47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8"/>
          <table:table-cell table:style-name="ce48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91"/>
          <table:table-cell table:style-name="ce468" table:number-columns-repeated="3"/>
          <table:table-cell table:style-name="ce87"/>
          <table:table-cell table:style-name="ce499"/>
          <table:table-cell table:style-name="ce506" table:number-columns-repeated="3"/>
          <table:table-cell table:style-name="ce87"/>
          <table:table-cell table:number-columns-repeated="990"/>
        </table:table-row>
        <table:table-row table:style-name="ro53">
          <table:table-cell table:style-name="ce456"/>
          <table:table-cell table:style-name="ce458" office:value-type="string">
            <text:p>Date</text:p>
          </table:table-cell>
          <table:table-cell table:style-name="ce466"/>
          <table:table-cell table:style-name="ce469" office:value-type="string">
            <text:p>Calculated Stock value</text:p>
          </table:table-cell>
          <table:table-cell table:style-name="ce473"/>
          <table:table-cell table:style-name="ce469" office:value-type="string">
            <text:p>Direct Material BOUGHT</text:p>
          </table:table-cell>
          <table:table-cell table:style-name="ce473"/>
          <table:table-cell table:style-name="ce477" office:value-type="string">
            <text:p>Stock % Prod A</text:p>
          </table:table-cell>
          <table:table-cell table:style-name="ce473"/>
          <table:table-cell table:style-name="ce469" office:value-type="string">
            <text:p>Net Sales Product A</text:p>
          </table:table-cell>
          <table:table-cell table:style-name="ce473"/>
          <table:table-cell table:style-name="ce469" office:value-type="string">
            <text:p>Direct Material SOLD</text:p>
          </table:table-cell>
          <table:table-cell table:style-name="ce473"/>
          <table:table-cell table:style-name="ce477" office:value-type="string">
            <text:p>Stock % Prod B</text:p>
          </table:table-cell>
          <table:table-cell table:style-name="ce473"/>
          <table:table-cell table:style-name="ce469" office:value-type="string">
            <text:p>Net Sales Product B</text:p>
          </table:table-cell>
          <table:table-cell table:style-name="ce473"/>
          <table:table-cell table:style-name="ce469" office:value-type="string">
            <text:p>Direct Material SOLD</text:p>
          </table:table-cell>
          <table:table-cell table:style-name="ce473"/>
          <table:table-cell table:style-name="ce477" office:value-type="string">
            <text:p>Stock % Prod C</text:p>
          </table:table-cell>
          <table:table-cell table:style-name="ce473"/>
          <table:table-cell table:style-name="ce469" office:value-type="string">
            <text:p>Net Sales Product C</text:p>
          </table:table-cell>
          <table:table-cell table:style-name="ce473"/>
          <table:table-cell table:style-name="ce490" office:value-type="string">
            <text:p>Direct Material SOLD</text:p>
          </table:table-cell>
          <table:table-cell table:style-name="ce492"/>
          <table:table-cell table:style-name="ce469" office:value-type="string">
            <text:p>Stock Loss Adjustment</text:p>
          </table:table-cell>
          <table:table-cell table:style-name="ce473"/>
          <table:table-cell table:style-name="ce469" office:value-type="string">
            <text:p>ACTUAL STOCK VALUE</text:p>
          </table:table-cell>
          <table:table-cell table:style-name="ce498"/>
          <table:table-cell table:style-name="ce500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98"/>
          <table:table-cell table:style-name="ce510" table:number-columns-repeated="990"/>
        </table:table-row>
        <table:table-row table:style-name="ro10">
          <table:table-cell table:style-name="ce387"/>
          <table:table-cell table:style-name="ce459" table:number-columns-repeated="2"/>
          <table:table-cell table:style-name="ce470" table:number-columns-repeated="2"/>
          <table:table-cell table:style-name="ce475" table:number-columns-repeated="2"/>
          <table:table-cell table:style-name="ce478"/>
          <table:table-cell table:style-name="ce475" table:number-columns-repeated="3"/>
          <table:table-cell table:style-name="ce484"/>
          <table:table-cell table:style-name="ce475"/>
          <table:table-cell table:style-name="ce478"/>
          <table:table-cell table:style-name="ce475" table:number-columns-repeated="3"/>
          <table:table-cell table:style-name="ce484"/>
          <table:table-cell table:style-name="ce475"/>
          <table:table-cell table:style-name="ce478"/>
          <table:table-cell table:style-name="ce475" table:number-columns-repeated="4"/>
          <table:table-cell table:style-name="ce493"/>
          <table:table-cell table:style-name="ce475" table:number-columns-repeated="3"/>
          <table:table-cell table:style-name="ce88"/>
          <table:table-cell table:style-name="ce501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1">
          <table:table-cell table:style-name="ce387"/>
          <table:table-cell table:style-name="ce460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75"/>
          <table:table-cell table:style-name="ce479" office:value-type="percentage" office:value="0">
            <text:p>0%</text:p>
          </table:table-cell>
          <table:table-cell table:style-name="ce475" table:number-columns-repeated="3"/>
          <table:table-cell table:style-name="ce484"/>
          <table:table-cell table:style-name="ce475"/>
          <table:table-cell table:style-name="ce479" office:value-type="percentage" office:value="0">
            <text:p>0%</text:p>
          </table:table-cell>
          <table:table-cell table:style-name="ce475" table:number-columns-repeated="3"/>
          <table:table-cell table:style-name="ce484"/>
          <table:table-cell table:style-name="ce475"/>
          <table:table-cell table:style-name="ce479" office:value-type="percentage" office:value="0">
            <text:p>0%</text:p>
          </table:table-cell>
          <table:table-cell table:style-name="ce475" table:number-columns-repeated="4"/>
          <table:table-cell table:style-name="ce493"/>
          <table:table-cell table:style-name="ce475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1" table:number-columns-repeated="2"/>
          <table:table-cell table:style-name="ce78" table:number-columns-repeated="4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2" table:formula="of:=[$Admin.B5]" office:value-type="date" office:date-value="2011-02-01">
            <text:p>01-Feb-11</text:p>
          </table:table-cell>
          <table:table-cell table:style-name="ce463"/>
          <table:table-cell table:style-name="ce471" table:formula="of:=[$OpenAccounts.$E$15]" office:value-type="float" office:value="0">
            <text:p>0 </text:p>
          </table:table-cell>
          <table:table-cell table:style-name="ce47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/>
          <table:table-cell table:style-name="ce78"/>
          <table:table-cell table:style-name="ce496" table:formula="of:=[$OpenAccounts.$E$15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2" table:formula="of:=[$Admin.B6]" office:value-type="date" office:date-value="2011-02-28">
            <text:p>28-Feb-11</text:p>
          </table:table-cell>
          <table:table-cell table:style-name="ce463"/>
          <table:table-cell table:style-name="ce471" table:formula="of:=[.D6]+[.F8]-[.L8]-[.R8]-[.X8]+[.Z6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Feb11.O$1])" office:value-type="float" office:value="0">
            <text:p>0 </text:p>
          </table:table-cell>
          <table:table-cell table:style-name="ce78"/>
          <table:table-cell table:style-name="ce481" table:formula="of:=[.H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Feb11.$O$1]" office:value-type="float" office:value="0">
            <text:p>0 </text:p>
          </table:table-cell>
          <table:table-cell table:style-name="ce78"/>
          <table:table-cell table:style-name="ce485" table:formula="of:=[.J8]*[.H8]" office:value-type="float" office:value="0">
            <text:p>0 </text:p>
          </table:table-cell>
          <table:table-cell table:style-name="ce78"/>
          <table:table-cell table:style-name="ce481" table:formula="of:=[.N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Feb11.$P$1]" office:value-type="float" office:value="0">
            <text:p>0 </text:p>
          </table:table-cell>
          <table:table-cell table:style-name="ce78"/>
          <table:table-cell table:style-name="ce485" table:formula="of:=[.P8]*[.N8]" office:value-type="float" office:value="0">
            <text:p>0 </text:p>
          </table:table-cell>
          <table:table-cell table:style-name="ce78"/>
          <table:table-cell table:style-name="ce481" table:formula="of:=[.T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Feb11.$Q$1]" office:value-type="float" office:value="0">
            <text:p>0 </text:p>
          </table:table-cell>
          <table:table-cell table:style-name="ce78"/>
          <table:table-cell table:style-name="ce78" table:formula="of:=[.V8]*[.T8]" office:value-type="float" office:value="0">
            <text:p>0 </text:p>
          </table:table-cell>
          <table:table-cell table:style-name="ce494"/>
          <table:table-cell table:style-name="ce78" table:formula="of:=IF([.AB8]&lt;&gt;[.D8];[.AB8]-[.D8];0)" office:value-type="float" office:value="0">
            <text:p>0 </text:p>
          </table:table-cell>
          <table:table-cell table:style-name="ce78"/>
          <table:table-cell table:style-name="ce497" table:formula="of:=[.AB6]+[.F8]-[.L8]-[.R8]-[.X8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7">
          <table:table-cell table:style-name="ce387"/>
          <table:table-cell table:style-name="ce462" table:formula="of:=[$Admin.B8]" office:value-type="date" office:date-value="2011-03-31">
            <text:p>31-Mar-11</text:p>
          </table:table-cell>
          <table:table-cell table:style-name="ce463"/>
          <table:table-cell table:style-name="ce471" table:formula="of:=[.D8]+[.F10]-[.L10]-[.R10]-[.X10]+[.Z8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Mar11.O$1])" office:value-type="float" office:value="0">
            <text:p>0 </text:p>
          </table:table-cell>
          <table:table-cell table:style-name="ce78"/>
          <table:table-cell table:style-name="ce481" table:formula="of:=[.H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Mar11.$O$1]" office:value-type="float" office:value="0">
            <text:p>0 </text:p>
          </table:table-cell>
          <table:table-cell table:style-name="ce78"/>
          <table:table-cell table:style-name="ce485" table:formula="of:=[.J10]*[.H10]" office:value-type="float" office:value="0">
            <text:p>0 </text:p>
          </table:table-cell>
          <table:table-cell table:style-name="ce78"/>
          <table:table-cell table:style-name="ce481" table:formula="of:=[.N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Mar11.$P$1]" office:value-type="float" office:value="0">
            <text:p>0 </text:p>
          </table:table-cell>
          <table:table-cell table:style-name="ce78"/>
          <table:table-cell table:style-name="ce485" table:formula="of:=[.P10]*[.N10]" office:value-type="float" office:value="0">
            <text:p>0 </text:p>
          </table:table-cell>
          <table:table-cell table:style-name="ce78"/>
          <table:table-cell table:style-name="ce481" table:formula="of:=[.T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Mar11.$Q$1]" office:value-type="float" office:value="0">
            <text:p>0 </text:p>
          </table:table-cell>
          <table:table-cell table:style-name="ce78"/>
          <table:table-cell table:style-name="ce78" table:formula="of:=[.V10]*[.T10]" office:value-type="float" office:value="0">
            <text:p>0 </text:p>
          </table:table-cell>
          <table:table-cell table:style-name="ce494"/>
          <table:table-cell table:style-name="ce78" table:formula="of:=IF([.AB10]&lt;&gt;[.D10];[.AB10]-[.D10];0)" office:value-type="float" office:value="0">
            <text:p>0 </text:p>
          </table:table-cell>
          <table:table-cell table:style-name="ce78"/>
          <table:table-cell table:style-name="ce497" table:formula="of:=[.AB8]+[.F10]-[.L10]-[.R10]-[.X10]" office:value-type="float" office:value="0">
            <text:p>0 </text:p>
          </table:table-cell>
          <table:table-cell table:style-name="ce88"/>
          <table:table-cell table:style-name="ce503"/>
          <table:table-cell table:style-name="ce507"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table-cell table:style-name="ce501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2" table:formula="of:=[$Admin.B10]" office:value-type="date" office:date-value="2011-04-30">
            <text:p>30-Apr-11</text:p>
          </table:table-cell>
          <table:table-cell table:style-name="ce463"/>
          <table:table-cell table:style-name="ce471" table:formula="of:=[.D10]+[.F12]-[.L12]-[.R12]-[.X12]+[.Z10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Apr11.O$1])" office:value-type="float" office:value="0">
            <text:p>0 </text:p>
          </table:table-cell>
          <table:table-cell table:style-name="ce78"/>
          <table:table-cell table:style-name="ce481" table:formula="of:=[.H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Apr11.$O$1]" office:value-type="float" office:value="0">
            <text:p>0 </text:p>
          </table:table-cell>
          <table:table-cell table:style-name="ce78"/>
          <table:table-cell table:style-name="ce485" table:formula="of:=[.J12]*[.H12]" office:value-type="float" office:value="0">
            <text:p>0 </text:p>
          </table:table-cell>
          <table:table-cell table:style-name="ce78"/>
          <table:table-cell table:style-name="ce481" table:formula="of:=[.N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Apr11.$P$1]" office:value-type="float" office:value="0">
            <text:p>0 </text:p>
          </table:table-cell>
          <table:table-cell table:style-name="ce78"/>
          <table:table-cell table:style-name="ce485" table:formula="of:=[.P12]*[.N12]" office:value-type="float" office:value="0">
            <text:p>0 </text:p>
          </table:table-cell>
          <table:table-cell table:style-name="ce78"/>
          <table:table-cell table:style-name="ce481" table:formula="of:=[.T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Apr11.$Q$1]" office:value-type="float" office:value="0">
            <text:p>0 </text:p>
          </table:table-cell>
          <table:table-cell table:style-name="ce78"/>
          <table:table-cell table:style-name="ce78" table:formula="of:=[.V12]*[.T12]" office:value-type="float" office:value="0">
            <text:p>0 </text:p>
          </table:table-cell>
          <table:table-cell table:style-name="ce494"/>
          <table:table-cell table:style-name="ce78" table:formula="of:=IF([.AB12]&lt;&gt;[.D12];[.AB12]-[.D12];0)" office:value-type="float" office:value="0">
            <text:p>0 </text:p>
          </table:table-cell>
          <table:table-cell table:style-name="ce78"/>
          <table:table-cell table:style-name="ce497" table:formula="of:=[.AB10]+[.F12]-[.L12]-[.R12]-[.X12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7"/>
          <table:table-cell table:style-name="ce462" table:formula="of:=[$Admin.B12]" office:value-type="date" office:date-value="2011-05-31">
            <text:p>31-May-11</text:p>
          </table:table-cell>
          <table:table-cell table:style-name="ce463"/>
          <table:table-cell table:style-name="ce471" table:formula="of:=[.D12]+[.F14]-[.L14]-[.R14]-[.X14]+[.Z12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May11.O$1])" office:value-type="float" office:value="0">
            <text:p>0 </text:p>
          </table:table-cell>
          <table:table-cell table:style-name="ce78"/>
          <table:table-cell table:style-name="ce481" table:formula="of:=[.H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May11.$O$1]" office:value-type="float" office:value="0">
            <text:p>0 </text:p>
          </table:table-cell>
          <table:table-cell table:style-name="ce78"/>
          <table:table-cell table:style-name="ce485" table:formula="of:=[.J14]*[.H14]" office:value-type="float" office:value="0">
            <text:p>0 </text:p>
          </table:table-cell>
          <table:table-cell table:style-name="ce78"/>
          <table:table-cell table:style-name="ce481" table:formula="of:=[.N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May11.$P$1]" office:value-type="float" office:value="0">
            <text:p>0 </text:p>
          </table:table-cell>
          <table:table-cell table:style-name="ce78"/>
          <table:table-cell table:style-name="ce485" table:formula="of:=[.P14]*[.N14]" office:value-type="float" office:value="0">
            <text:p>0 </text:p>
          </table:table-cell>
          <table:table-cell table:style-name="ce78"/>
          <table:table-cell table:style-name="ce481" table:formula="of:=[.T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May11.$Q$1]" office:value-type="float" office:value="0">
            <text:p>0 </text:p>
          </table:table-cell>
          <table:table-cell table:style-name="ce78"/>
          <table:table-cell table:style-name="ce78" table:formula="of:=[.V14]*[.T14]" office:value-type="float" office:value="0">
            <text:p>0 </text:p>
          </table:table-cell>
          <table:table-cell table:style-name="ce494"/>
          <table:table-cell table:style-name="ce78" table:formula="of:=IF([.AB14]&lt;&gt;[.D14];[.AB14]-[.D14];0)" office:value-type="float" office:value="0">
            <text:p>0 </text:p>
          </table:table-cell>
          <table:table-cell table:style-name="ce78"/>
          <table:table-cell table:style-name="ce497" table:formula="of:=[.AB12]+[.F14]-[.L14]-[.R14]-[.X14]" office:value-type="float" office:value="0">
            <text:p>0 </text:p>
          </table:table-cell>
          <table:table-cell table:style-name="ce88"/>
          <table:table-cell table:style-name="ce504"/>
          <table:table-cell table:style-name="ce508"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table-cell table:style-name="ce501" office:value-type="string" table:number-columns-spanned="4" table:number-rows-spanned="3">
            <text:p>3. Column F automatically collects the value of direct materials purchased from the monthly purchas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7"/>
          <table:table-cell table:style-name="ce462" table:formula="of:=[$Admin.B14]" office:value-type="date" office:date-value="2011-06-30">
            <text:p>30-Jun-11</text:p>
          </table:table-cell>
          <table:table-cell table:style-name="ce463"/>
          <table:table-cell table:style-name="ce471" table:formula="of:=[.D14]+[.F16]-[.L16]-[.R16]-[.X16]+[.Z14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Jun11.O$1])" office:value-type="float" office:value="0">
            <text:p>0 </text:p>
          </table:table-cell>
          <table:table-cell table:style-name="ce78"/>
          <table:table-cell table:style-name="ce481" table:formula="of:=[.H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Jun11.$O$1]" office:value-type="float" office:value="0">
            <text:p>0 </text:p>
          </table:table-cell>
          <table:table-cell table:style-name="ce78"/>
          <table:table-cell table:style-name="ce485" table:formula="of:=[.J16]*[.H16]" office:value-type="float" office:value="0">
            <text:p>0 </text:p>
          </table:table-cell>
          <table:table-cell table:style-name="ce78"/>
          <table:table-cell table:style-name="ce481" table:formula="of:=[.N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Jun11.$P$1]" office:value-type="float" office:value="0">
            <text:p>0 </text:p>
          </table:table-cell>
          <table:table-cell table:style-name="ce78"/>
          <table:table-cell table:style-name="ce485" table:formula="of:=[.P16]*[.N16]" office:value-type="float" office:value="0">
            <text:p>0 </text:p>
          </table:table-cell>
          <table:table-cell table:style-name="ce78"/>
          <table:table-cell table:style-name="ce481" table:formula="of:=[.T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Jun11.$Q$1]" office:value-type="float" office:value="0">
            <text:p>0 </text:p>
          </table:table-cell>
          <table:table-cell table:style-name="ce78"/>
          <table:table-cell table:style-name="ce78" table:formula="of:=[.V16]*[.T16]" office:value-type="float" office:value="0">
            <text:p>0 </text:p>
          </table:table-cell>
          <table:table-cell table:style-name="ce494"/>
          <table:table-cell table:style-name="ce78" table:formula="of:=IF([.AB16]&lt;&gt;[.D16];[.AB16]-[.D16];0)" office:value-type="float" office:value="0">
            <text:p>0 </text:p>
          </table:table-cell>
          <table:table-cell table:style-name="ce78"/>
          <table:table-cell table:style-name="ce497" table:formula="of:=[.AB14]+[.F16]-[.L16]-[.R16]-[.X1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7"/>
          <table:table-cell table:style-name="ce462" table:formula="of:=[$Admin.B16]" office:value-type="date" office:date-value="2011-07-31">
            <text:p>31-Jul-11</text:p>
          </table:table-cell>
          <table:table-cell table:style-name="ce463"/>
          <table:table-cell table:style-name="ce471" table:formula="of:=[.D16]+[.F18]-[.L18]-[.R18]-[.X18]+[.Z16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Jul11.O$1])" office:value-type="float" office:value="0">
            <text:p>0 </text:p>
          </table:table-cell>
          <table:table-cell table:style-name="ce78"/>
          <table:table-cell table:style-name="ce481" table:formula="of:=[.H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Jul11.$O$1]" office:value-type="float" office:value="0">
            <text:p>0 </text:p>
          </table:table-cell>
          <table:table-cell table:style-name="ce78"/>
          <table:table-cell table:style-name="ce485" table:formula="of:=[.J18]*[.H18]" office:value-type="float" office:value="0">
            <text:p>0 </text:p>
          </table:table-cell>
          <table:table-cell table:style-name="ce78"/>
          <table:table-cell table:style-name="ce481" table:formula="of:=[.N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Jul11.$P$1]" office:value-type="float" office:value="0">
            <text:p>0 </text:p>
          </table:table-cell>
          <table:table-cell table:style-name="ce78"/>
          <table:table-cell table:style-name="ce485" table:formula="of:=[.P18]*[.N18]" office:value-type="float" office:value="0">
            <text:p>0 </text:p>
          </table:table-cell>
          <table:table-cell table:style-name="ce78"/>
          <table:table-cell table:style-name="ce481" table:formula="of:=[.T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Jul11.$Q$1]" office:value-type="float" office:value="0">
            <text:p>0 </text:p>
          </table:table-cell>
          <table:table-cell table:style-name="ce78"/>
          <table:table-cell table:style-name="ce78" table:formula="of:=[.V18]*[.T18]" office:value-type="float" office:value="0">
            <text:p>0 </text:p>
          </table:table-cell>
          <table:table-cell table:style-name="ce494"/>
          <table:table-cell table:style-name="ce78" table:formula="of:=IF([.AB18]&lt;&gt;[.D18];[.AB18]-[.D18];0)" office:value-type="float" office:value="0">
            <text:p>0 </text:p>
          </table:table-cell>
          <table:table-cell table:style-name="ce78"/>
          <table:table-cell table:style-name="ce497" table:formula="of:=[.AB16]+[.F18]-[.L18]-[.R18]-[.X18]" office:value-type="float" office:value="0">
            <text:p>0 </text:p>
          </table:table-cell>
          <table:table-cell table:style-name="ce88"/>
          <table:table-cell table:style-name="ce504"/>
          <table:table-cell table:style-name="ce508"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table-cell table:style-name="ce501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7"/>
          <table:table-cell table:style-name="ce462" table:formula="of:=[$Admin.B18]" office:value-type="date" office:date-value="2011-08-31">
            <text:p>31-Aug-11</text:p>
          </table:table-cell>
          <table:table-cell table:style-name="ce463"/>
          <table:table-cell table:style-name="ce471" table:formula="of:=[.D18]+[.F20]-[.L20]-[.R20]-[.X20]+[.Z18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Aug11.O$1])" office:value-type="float" office:value="0">
            <text:p>0 </text:p>
          </table:table-cell>
          <table:table-cell table:style-name="ce78"/>
          <table:table-cell table:style-name="ce481" table:formula="of:=[.H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Aug11.$O$1]" office:value-type="float" office:value="0">
            <text:p>0 </text:p>
          </table:table-cell>
          <table:table-cell table:style-name="ce78"/>
          <table:table-cell table:style-name="ce485" table:formula="of:=[.J20]*[.H20]" office:value-type="float" office:value="0">
            <text:p>0 </text:p>
          </table:table-cell>
          <table:table-cell table:style-name="ce78"/>
          <table:table-cell table:style-name="ce481" table:formula="of:=[.N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Aug11.$P$1]" office:value-type="float" office:value="0">
            <text:p>0 </text:p>
          </table:table-cell>
          <table:table-cell table:style-name="ce78"/>
          <table:table-cell table:style-name="ce485" table:formula="of:=[.P20]*[.N20]" office:value-type="float" office:value="0">
            <text:p>0 </text:p>
          </table:table-cell>
          <table:table-cell table:style-name="ce78"/>
          <table:table-cell table:style-name="ce481" table:formula="of:=[.T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Aug11.$Q$1]" office:value-type="float" office:value="0">
            <text:p>0 </text:p>
          </table:table-cell>
          <table:table-cell table:style-name="ce78"/>
          <table:table-cell table:style-name="ce78" table:formula="of:=[.V20]*[.T20]" office:value-type="float" office:value="0">
            <text:p>0 </text:p>
          </table:table-cell>
          <table:table-cell table:style-name="ce494"/>
          <table:table-cell table:style-name="ce78" table:formula="of:=IF([.AB20]&lt;&gt;[.D20];[.AB20]-[.D20];0)" office:value-type="float" office:value="0">
            <text:p>0 </text:p>
          </table:table-cell>
          <table:table-cell table:style-name="ce78"/>
          <table:table-cell table:style-name="ce497" table:formula="of:=[.AB18]+[.F20]-[.L20]-[.R20]-[.X2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7"/>
          <table:table-cell table:style-name="ce462" table:formula="of:=[$Admin.B20]" office:value-type="date" office:date-value="2011-09-30">
            <text:p>30-Sep-11</text:p>
          </table:table-cell>
          <table:table-cell table:style-name="ce463"/>
          <table:table-cell table:style-name="ce471" table:formula="of:=[.D20]+[.F22]-[.L22]-[.R22]-[.X22]+[.Z20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Sep11.O$1])" office:value-type="float" office:value="0">
            <text:p>0 </text:p>
          </table:table-cell>
          <table:table-cell table:style-name="ce78"/>
          <table:table-cell table:style-name="ce481" table:formula="of:=[.H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Sep11.$O$1]" office:value-type="float" office:value="0">
            <text:p>0 </text:p>
          </table:table-cell>
          <table:table-cell table:style-name="ce78"/>
          <table:table-cell table:style-name="ce485" table:formula="of:=[.J22]*[.H22]" office:value-type="float" office:value="0">
            <text:p>0 </text:p>
          </table:table-cell>
          <table:table-cell table:style-name="ce78"/>
          <table:table-cell table:style-name="ce481" table:formula="of:=[.N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Sep11.$P$1]" office:value-type="float" office:value="0">
            <text:p>0 </text:p>
          </table:table-cell>
          <table:table-cell table:style-name="ce78"/>
          <table:table-cell table:style-name="ce485" table:formula="of:=[.P22]*[.N22]" office:value-type="float" office:value="0">
            <text:p>0 </text:p>
          </table:table-cell>
          <table:table-cell table:style-name="ce78"/>
          <table:table-cell table:style-name="ce481" table:formula="of:=[.T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Sep11.$Q$1]" office:value-type="float" office:value="0">
            <text:p>0 </text:p>
          </table:table-cell>
          <table:table-cell table:style-name="ce78"/>
          <table:table-cell table:style-name="ce78" table:formula="of:=[.V22]*[.T22]" office:value-type="float" office:value="0">
            <text:p>0 </text:p>
          </table:table-cell>
          <table:table-cell table:style-name="ce494"/>
          <table:table-cell table:style-name="ce78" table:formula="of:=IF([.AB22]&lt;&gt;[.D22];[.AB22]-[.D22];0)" office:value-type="float" office:value="0">
            <text:p>0 </text:p>
          </table:table-cell>
          <table:table-cell table:style-name="ce78"/>
          <table:table-cell table:style-name="ce497" table:formula="of:=[.AB20]+[.F22]-[.L22]-[.R22]-[.X22]" office:value-type="float" office:value="0">
            <text:p>0 </text:p>
          </table:table-cell>
          <table:table-cell table:style-name="ce88"/>
          <table:table-cell table:style-name="ce504"/>
          <table:table-cell table:style-name="ce508"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table-cell table:style-name="ce501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2" table:formula="of:=[$Admin.B22]" office:value-type="date" office:date-value="2011-10-31">
            <text:p>31-Oct-11</text:p>
          </table:table-cell>
          <table:table-cell table:style-name="ce463"/>
          <table:table-cell table:style-name="ce471" table:formula="of:=[.D22]+[.F24]-[.L24]-[.R24]-[.X24]+[.Z22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Oct11.O$1])" office:value-type="float" office:value="0">
            <text:p>0 </text:p>
          </table:table-cell>
          <table:table-cell table:style-name="ce78"/>
          <table:table-cell table:style-name="ce481" table:formula="of:=[.H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Oct11.$O$1]" office:value-type="float" office:value="0">
            <text:p>0 </text:p>
          </table:table-cell>
          <table:table-cell table:style-name="ce78"/>
          <table:table-cell table:style-name="ce485" table:formula="of:=[.J24]*[.H24]" office:value-type="float" office:value="0">
            <text:p>0 </text:p>
          </table:table-cell>
          <table:table-cell table:style-name="ce78"/>
          <table:table-cell table:style-name="ce481" table:formula="of:=[.N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Oct11.$P$1]" office:value-type="float" office:value="0">
            <text:p>0 </text:p>
          </table:table-cell>
          <table:table-cell table:style-name="ce78"/>
          <table:table-cell table:style-name="ce485" table:formula="of:=[.P24]*[.N24]" office:value-type="float" office:value="0">
            <text:p>0 </text:p>
          </table:table-cell>
          <table:table-cell table:style-name="ce78"/>
          <table:table-cell table:style-name="ce481" table:formula="of:=[.T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Oct11.$Q$1]" office:value-type="float" office:value="0">
            <text:p>0 </text:p>
          </table:table-cell>
          <table:table-cell table:style-name="ce78"/>
          <table:table-cell table:style-name="ce78" table:formula="of:=[.V24]*[.T24]" office:value-type="float" office:value="0">
            <text:p>0 </text:p>
          </table:table-cell>
          <table:table-cell table:style-name="ce494"/>
          <table:table-cell table:style-name="ce78" table:formula="of:=IF([.AB24]&lt;&gt;[.D24];[.AB24]-[.D24];0)" office:value-type="float" office:value="0">
            <text:p>0 </text:p>
          </table:table-cell>
          <table:table-cell table:style-name="ce78"/>
          <table:table-cell table:style-name="ce497" table:formula="of:=[.AB22]+[.F24]-[.L24]-[.R24]-[.X24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2" table:formula="of:=[$Admin.B24]" office:value-type="date" office:date-value="2011-11-30">
            <text:p>30-Nov-11</text:p>
          </table:table-cell>
          <table:table-cell table:style-name="ce463"/>
          <table:table-cell table:style-name="ce471" table:formula="of:=[.D24]+[.F26]-[.L26]-[.R26]-[.X26]+[.Z24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Nov11.O$1])" office:value-type="float" office:value="0">
            <text:p>0 </text:p>
          </table:table-cell>
          <table:table-cell table:style-name="ce78"/>
          <table:table-cell table:style-name="ce481" table:formula="of:=[.H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Nov11.$O$1]" office:value-type="float" office:value="0">
            <text:p>0 </text:p>
          </table:table-cell>
          <table:table-cell table:style-name="ce78"/>
          <table:table-cell table:style-name="ce485" table:formula="of:=[.J26]*[.H26]" office:value-type="float" office:value="0">
            <text:p>0 </text:p>
          </table:table-cell>
          <table:table-cell table:style-name="ce78"/>
          <table:table-cell table:style-name="ce481" table:formula="of:=[.N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Nov11.$P$1]" office:value-type="float" office:value="0">
            <text:p>0 </text:p>
          </table:table-cell>
          <table:table-cell table:style-name="ce78"/>
          <table:table-cell table:style-name="ce485" table:formula="of:=[.P26]*[.N26]" office:value-type="float" office:value="0">
            <text:p>0 </text:p>
          </table:table-cell>
          <table:table-cell table:style-name="ce78"/>
          <table:table-cell table:style-name="ce481" table:formula="of:=[.T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Nov11.$Q$1]" office:value-type="float" office:value="0">
            <text:p>0 </text:p>
          </table:table-cell>
          <table:table-cell table:style-name="ce78"/>
          <table:table-cell table:style-name="ce78" table:formula="of:=[.V26]*[.T26]" office:value-type="float" office:value="0">
            <text:p>0 </text:p>
          </table:table-cell>
          <table:table-cell table:style-name="ce494"/>
          <table:table-cell table:style-name="ce78" table:formula="of:=IF([.AB26]&lt;&gt;[.D26];[.AB26]-[.D26];0)" office:value-type="float" office:value="0">
            <text:p>0 </text:p>
          </table:table-cell>
          <table:table-cell table:style-name="ce78"/>
          <table:table-cell table:style-name="ce497" table:formula="of:=[.AB24]+[.F26]-[.L26]-[.R26]-[.X2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table-cell table:style-name="ce504"/>
          <table:table-cell table:style-name="ce508"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2" table:formula="of:=[$Admin.B26]" office:value-type="date" office:date-value="2011-12-31">
            <text:p>31-Dec-11</text:p>
          </table:table-cell>
          <table:table-cell table:style-name="ce463"/>
          <table:table-cell table:style-name="ce471" table:formula="of:=[.D26]+[.F28]-[.L28]-[.R28]-[.X28]+[.Z26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Dec11.O$1])" office:value-type="float" office:value="0">
            <text:p>0 </text:p>
          </table:table-cell>
          <table:table-cell table:style-name="ce78"/>
          <table:table-cell table:style-name="ce481" table:formula="of:=[.H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Dec11.$O$1]" office:value-type="float" office:value="0">
            <text:p>0 </text:p>
          </table:table-cell>
          <table:table-cell table:style-name="ce78"/>
          <table:table-cell table:style-name="ce485" table:formula="of:=[.J28]*[.H28]" office:value-type="float" office:value="0">
            <text:p>0 </text:p>
          </table:table-cell>
          <table:table-cell table:style-name="ce78"/>
          <table:table-cell table:style-name="ce481" table:formula="of:=[.N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Dec11.$P$1]" office:value-type="float" office:value="0">
            <text:p>0 </text:p>
          </table:table-cell>
          <table:table-cell table:style-name="ce78"/>
          <table:table-cell table:style-name="ce485" table:formula="of:=[.P28]*[.N28]" office:value-type="float" office:value="0">
            <text:p>0 </text:p>
          </table:table-cell>
          <table:table-cell table:style-name="ce78"/>
          <table:table-cell table:style-name="ce481" table:formula="of:=[.T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Dec11.$Q$1]" office:value-type="float" office:value="0">
            <text:p>0 </text:p>
          </table:table-cell>
          <table:table-cell table:style-name="ce78"/>
          <table:table-cell table:style-name="ce78" table:formula="of:=[.V28]*[.T28]" office:value-type="float" office:value="0">
            <text:p>0 </text:p>
          </table:table-cell>
          <table:table-cell table:style-name="ce494"/>
          <table:table-cell table:style-name="ce78" table:formula="of:=IF([.AB28]&lt;&gt;[.D28];[.AB28]-[.D28];0)" office:value-type="float" office:value="0">
            <text:p>0 </text:p>
          </table:table-cell>
          <table:table-cell table:style-name="ce78"/>
          <table:table-cell table:style-name="ce497" table:formula="of:=[.AB26]+[.F28]-[.L28]-[.R28]-[.X28]" office:value-type="float" office:value="0">
            <text:p>0 </text:p>
          </table:table-cell>
          <table:table-cell table:style-name="ce88"/>
          <table:table-cell table:style-name="ce501" office:value-type="string" table:number-columns-spanned="4" table:number-rows-spanned="3">
            <text:p>6. If the % of stock sold in net sales is correct then Column Z should be zero unless stock has been lost.. <text:s text:c="3"/><text:s text:c="20"/><text:s text:c="12"/><text:span text:style-name="T3">Investigate </text:span><text:span text:style-name="T3">significant </text:span><text:span text:style-name="T3">Stock Loss </text:span><text:span text:style-name="T3">Adjustmen</text:span><text:span text:style-name="T3">ts</text:span>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3" table:number-columns-repeated="2"/>
          <table:table-cell table:style-name="ce472" table:number-columns-repeated="2"/>
          <table:table-cell table:style-name="ce78" table:number-columns-repeated="2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3"/>
          <table:table-cell table:style-name="ce485"/>
          <table:table-cell table:style-name="ce78"/>
          <table:table-cell table:style-name="ce480"/>
          <table:table-cell table:style-name="ce78" table:number-columns-repeated="4"/>
          <table:table-cell table:style-name="ce494"/>
          <table:table-cell table:style-name="ce78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462" table:formula="of:=[$Admin.B28]" office:value-type="date" office:date-value="2012-01-31">
            <text:p>31-Jan-12</text:p>
          </table:table-cell>
          <table:table-cell table:style-name="ce463"/>
          <table:table-cell table:style-name="ce471" table:formula="of:=[.D28]+[.F30]-[.L30]-[.R30]-[.X30]+[.Z28]" office:value-type="float" office:value="0">
            <text:p>0 </text:p>
          </table:table-cell>
          <table:table-cell table:style-name="ce472"/>
          <table:table-cell table:style-name="ce78" table:formula="of:=IF(([.H$4]+[.N$4]+[.T$4])=0;0;['file:///C:/Users/Antony/diy/GB%20Accounts/GB%20Accounts%202012/GB%20Accounts%20Company%202012-01-31%20(Jan12)%20OpenOffice/Purchases.ods'#$Jan12.O$1])" office:value-type="float" office:value="0">
            <text:p>0 </text:p>
          </table:table-cell>
          <table:table-cell table:style-name="ce78"/>
          <table:table-cell table:style-name="ce481" table:formula="of:=[.H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Jan12.$O$1]" office:value-type="float" office:value="0">
            <text:p>0 </text:p>
          </table:table-cell>
          <table:table-cell table:style-name="ce78"/>
          <table:table-cell table:style-name="ce485" table:formula="of:=[.J30]*[.H30]" office:value-type="float" office:value="0">
            <text:p>0 </text:p>
          </table:table-cell>
          <table:table-cell table:style-name="ce78"/>
          <table:table-cell table:style-name="ce481" table:formula="of:=[.N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Jan12.$P$1]" office:value-type="float" office:value="0">
            <text:p>0 </text:p>
          </table:table-cell>
          <table:table-cell table:style-name="ce78"/>
          <table:table-cell table:style-name="ce485" table:formula="of:=[.P30]*[.N30]" office:value-type="float" office:value="0">
            <text:p>0 </text:p>
          </table:table-cell>
          <table:table-cell table:style-name="ce78"/>
          <table:table-cell table:style-name="ce481" table:formula="of:=[.T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/GB%20Accounts%20Company%202012-01-31%20(Jan12)%20OpenOffice/Sales.ods'#$Jan12.$Q$1]" office:value-type="float" office:value="0">
            <text:p>0 </text:p>
          </table:table-cell>
          <table:table-cell table:style-name="ce78"/>
          <table:table-cell table:style-name="ce78" table:formula="of:=[.V30]*[.T30]" office:value-type="float" office:value="0">
            <text:p>0 </text:p>
          </table:table-cell>
          <table:table-cell table:style-name="ce494"/>
          <table:table-cell table:style-name="ce78" table:formula="of:=IF([.AB30]&lt;&gt;[.D30];[.AB30]-[.D30];0)" office:value-type="float" office:value="0">
            <text:p>0 </text:p>
          </table:table-cell>
          <table:table-cell table:style-name="ce78"/>
          <table:table-cell table:style-name="ce497" table:formula="of:=[.AB28]+[.F30]-[.L30]-[.R30]-[.X3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464" table:number-columns-repeated="2"/>
          <table:table-cell table:style-name="ce79" table:number-columns-repeated="4"/>
          <table:table-cell table:style-name="ce482"/>
          <table:table-cell table:style-name="ce79" table:number-columns-repeated="3"/>
          <table:table-cell table:style-name="ce486"/>
          <table:table-cell table:style-name="ce79"/>
          <table:table-cell table:style-name="ce482"/>
          <table:table-cell table:style-name="ce79" table:number-columns-repeated="3"/>
          <table:table-cell table:style-name="ce486"/>
          <table:table-cell table:style-name="ce79"/>
          <table:table-cell table:style-name="ce482"/>
          <table:table-cell table:style-name="ce79" table:number-columns-repeated="4"/>
          <table:table-cell table:style-name="ce495"/>
          <table:table-cell table:style-name="ce79" table:number-columns-repeated="3"/>
          <table:table-cell table:style-name="ce90"/>
          <table:table-cell table:style-name="ce505"/>
          <table:table-cell table:style-name="ce509" table:number-columns-repeated="3"/>
          <table:table-cell table:style-name="ce90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4" table:protected="true" table:protection-key="CAX2U5cjUI/wFNbHRjUYY2MMuuA=">
        <table:table-column table:style-name="co61" table:default-cell-style-name="ce512"/>
        <table:table-column table:style-name="co45" table:default-cell-style-name="ce517"/>
        <table:table-column table:style-name="co62" table:default-cell-style-name="ce512"/>
        <table:table-column table:style-name="co31" table:default-cell-style-name="ce512"/>
        <table:table-column table:style-name="co63" table:default-cell-style-name="ce512"/>
        <table:table-column table:style-name="co31" table:default-cell-style-name="ce512"/>
        <table:table-column table:style-name="co7" table:default-cell-style-name="ce532"/>
        <table:table-column table:style-name="co64" table:default-cell-style-name="ce512"/>
        <table:table-column table:style-name="co7" table:default-cell-style-name="ce512"/>
        <table:table-column table:style-name="co65" table:default-cell-style-name="ce512"/>
        <table:table-column table:style-name="co66" table:default-cell-style-name="ce512"/>
        <table:table-column table:style-name="co7" table:default-cell-style-name="ce512"/>
        <table:table-column table:style-name="co67" table:default-cell-style-name="ce512"/>
        <table:table-column table:style-name="co7" table:default-cell-style-name="ce512"/>
        <table:table-column table:style-name="co68" table:default-cell-style-name="ce512"/>
        <table:table-column table:style-name="co7" table:default-cell-style-name="ce512"/>
        <table:table-column table:style-name="co55" table:default-cell-style-name="ce512"/>
        <table:table-column table:style-name="co7" table:number-columns-repeated="1007" table:default-cell-style-name="ce512"/>
        <table:table-row table:style-name="ro10">
          <table:table-cell table:style-name="ce511"/>
          <table:table-cell table:style-name="ce513" office:value-type="string">
            <text:p>Dates</text:p>
          </table:table-cell>
          <table:table-cell table:style-name="ce511" table:number-columns-repeated="4"/>
          <table:table-cell table:style-name="ce524"/>
          <table:table-cell table:style-name="ce511" table:number-columns-repeated="10"/>
          <table:table-cell table:number-columns-repeated="1007"/>
        </table:table-row>
        <table:table-row table:style-name="ro8">
          <table:table-cell table:style-name="ce511"/>
          <table:table-cell table:style-name="ce514" office:value-type="date" office:date-value="2010-12-31">
            <text:p>31-Dec-10</text:p>
          </table:table-cell>
          <table:table-cell table:style-name="ce511"/>
          <table:table-cell table:style-name="ce519" table:number-columns-spanned="3" table:number-rows-spanned="1"/>
          <table:covered-table-cell table:number-columns-repeated="2"/>
          <table:table-cell table:style-name="ce519"/>
          <table:table-cell table:style-name="ce511" table:number-columns-repeated="10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1-01">
            <text:p>01-Jan-11</text:p>
          </table:table-cell>
          <table:table-cell table:style-name="ce511"/>
          <table:table-cell table:style-name="ce520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28" office:value-type="string">
            <text:p>2012-12</text:p>
          </table:table-cell>
          <table:table-cell table:style-name="ce511" table:number-columns-repeated="3"/>
          <table:table-cell table:style-name="ce535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520" table:formula="of:=[.G3]" office:value-type="string" office:string-value="2012-12">
            <text:p>2012-12</text:p>
          </table:table-cell>
          <table:table-cell table:style-name="ce511" table:number-columns-repeated="3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1-31">
            <text:p>31-Jan-11</text:p>
          </table:table-cell>
          <table:table-cell table:style-name="ce511" table:number-columns-repeated="3"/>
          <table:table-cell table:style-name="ce524" office:value-type="string">
            <text:p>Year to</text:p>
          </table:table-cell>
          <table:table-cell table:style-name="ce524" office:value-type="string">
            <text:p>%</text:p>
          </table:table-cell>
          <table:table-cell table:style-name="ce511" table:number-columns-repeated="3"/>
          <table:table-cell table:style-name="ce536" table:number-columns-repeated="3"/>
          <table:table-cell table:style-name="ce519"/>
          <table:table-cell table:style-name="ce511" table:number-columns-repeated="3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2-01">
            <text:p>01-Feb-11</text:p>
          </table:table-cell>
          <table:table-cell table:style-name="ce511"/>
          <table:table-cell table:style-name="ce518" office:value-type="string">
            <text:p>Annual Investment Allowance</text:p>
          </table:table-cell>
          <table:table-cell table:style-name="ce518"/>
          <table:table-cell table:style-name="ce525" table:formula="of:=[.B8]" office:value-type="date" office:date-value="2011-03-31">
            <text:p>31-Mar-11</text:p>
          </table:table-cell>
          <table:table-cell table:style-name="ce529" office:value-type="float" office:value="100">
            <text:p>100</text:p>
          </table:table-cell>
          <table:table-cell table:style-name="ce511" table:number-columns-repeated="8"/>
          <table:table-cell table:style-name="ce524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2-28">
            <text:p>28-Feb-11</text:p>
          </table:table-cell>
          <table:table-cell table:style-name="ce511"/>
          <table:table-cell table:style-name="ce518" office:value-type="string">
            <text:p>Writing down allowance</text:p>
          </table:table-cell>
          <table:table-cell table:style-name="ce518"/>
          <table:table-cell table:style-name="ce525" table:formula="of:=[.B8]" office:value-type="date" office:date-value="2011-03-31">
            <text:p>31-Mar-11</text:p>
          </table:table-cell>
          <table:table-cell table:style-name="ce529" office:value-type="float" office:value="20">
            <text:p>20</text:p>
          </table:table-cell>
          <table:table-cell table:style-name="ce511"/>
          <table:table-cell table:style-name="ce533" office:value-type="string">
            <text:p>Corporation Tax</text:p>
          </table:table-cell>
          <table:table-cell table:style-name="ce533"/>
          <table:table-cell table:style-name="ce533" office:value-type="float" office:value="2010">
            <text:p>2010</text:p>
          </table:table-cell>
          <table:table-cell table:style-name="ce537" table:formula="of:=[.B5]" office:value-type="date" office:date-value="2011-02-01" table:number-columns-spanned="2" table:number-rows-spanned="1">
            <text:p>Tuesday, February 01, 2011</text:p>
          </table:table-cell>
          <table:covered-table-cell/>
          <table:table-cell table:style-name="ce541" table:formula="of:=[.B8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529" office:value-type="float" office:value="21">
            <text:p>21</text:p>
          </table:table-cell>
          <table:table-cell table:style-name="ce524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3-01">
            <text:p>01-Mar-11</text:p>
          </table:table-cell>
          <table:table-cell table:style-name="ce511"/>
          <table:table-cell table:style-name="ce518" office:value-type="string">
            <text:p>Annual Investment Allowance</text:p>
          </table:table-cell>
          <table:table-cell table:style-name="ce518"/>
          <table:table-cell table:style-name="ce525" table:formula="of:=[.B32]" office:value-type="date" office:date-value="2012-03-31">
            <text:p>31-Mar-12</text:p>
          </table:table-cell>
          <table:table-cell table:style-name="ce529" office:value-type="float" office:value="100">
            <text:p>100</text:p>
          </table:table-cell>
          <table:table-cell table:style-name="ce511"/>
          <table:table-cell table:style-name="ce533" office:value-type="string">
            <text:p>Corporation Tax</text:p>
          </table:table-cell>
          <table:table-cell table:style-name="ce533"/>
          <table:table-cell table:style-name="ce533" office:value-type="float" office:value="2011">
            <text:p>2011</text:p>
          </table:table-cell>
          <table:table-cell table:style-name="ce537" table:formula="of:=[.B9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541" table:formula="of:=[.B28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529" office:value-type="float" office:value="20">
            <text:p>20</text:p>
          </table:table-cell>
          <table:table-cell table:style-name="ce524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3-31">
            <text:p>31-Mar-11</text:p>
          </table:table-cell>
          <table:table-cell table:style-name="ce511"/>
          <table:table-cell table:style-name="ce518" office:value-type="string">
            <text:p>Writing down allowance</text:p>
          </table:table-cell>
          <table:table-cell table:style-name="ce518"/>
          <table:table-cell table:style-name="ce525" table:formula="of:=[.B32]" office:value-type="date" office:date-value="2012-03-31">
            <text:p>31-Mar-12</text:p>
          </table:table-cell>
          <table:table-cell table:style-name="ce529" office:value-type="float" office:value="20">
            <text:p>20</text:p>
          </table:table-cell>
          <table:table-cell table:style-name="ce511" table:number-columns-repeated="8"/>
          <table:table-cell table:style-name="ce524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4-01">
            <text:p>01-Apr-11</text:p>
          </table:table-cell>
          <table:table-cell table:style-name="ce511" table:number-columns-repeated="4"/>
          <table:table-cell table:style-name="ce524"/>
          <table:table-cell table:style-name="ce511"/>
          <table:table-cell table:style-name="ce518" table:number-columns-repeated="3"/>
          <table:table-cell table:style-name="ce538" office:value-type="string">
            <text:p>Date</text:p>
          </table:table-cell>
          <table:table-cell table:style-name="ce518"/>
          <table:table-cell table:style-name="ce542" office:value-type="string">
            <text:p>Number</text:p>
          </table:table-cell>
          <table:table-cell table:style-name="ce544"/>
          <table:table-cell table:style-name="ce547"/>
          <table:table-cell table:style-name="ce524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4-30">
            <text:p>30-Apr-11</text:p>
          </table:table-cell>
          <table:table-cell table:style-name="ce511"/>
          <table:table-cell table:style-name="ce518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24"/>
          <table:table-cell table:style-name="ce511" table:number-columns-repeated="4"/>
          <table:table-cell table:style-name="ce525" table:formula="of:=[.B8]" office:value-type="date" office:date-value="2011-03-31">
            <text:p>31-Mar-11</text:p>
          </table:table-cell>
          <table:table-cell table:style-name="ce524" office:value-type="string">
            <text:p>=</text:p>
          </table:table-cell>
          <table:table-cell table:style-name="ce543" table:formula="of:=[.B8]" office:value-type="float" office:value="40633">
            <text:p>40633</text:p>
          </table:table-cell>
          <table:table-cell table:style-name="ce511"/>
          <table:table-cell table:style-name="ce524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5-01">
            <text:p>01-May-11</text:p>
          </table:table-cell>
          <table:table-cell table:style-name="ce511"/>
          <table:table-cell table:style-name="ce511" office:value-type="string">
            <text:p>Costing over </text:p>
          </table:table-cell>
          <table:table-cell table:style-name="ce523" office:value-type="float" office:value="12000">
            <text:p>12000</text:p>
          </table:table-cell>
          <table:table-cell table:style-name="ce524" office:value-type="string">
            <text:p>Restricted to</text:p>
          </table:table-cell>
          <table:table-cell table:style-name="ce523" office:value-type="float" office:value="3000">
            <text:p>3000</text:p>
          </table:table-cell>
          <table:table-cell table:style-name="ce511" table:number-columns-repeated="4"/>
          <table:table-cell table:style-name="ce525" table:formula="of:=[.B32]" office:value-type="date" office:date-value="2012-03-31">
            <text:p>31-Mar-12</text:p>
          </table:table-cell>
          <table:table-cell table:style-name="ce539" office:value-type="string">
            <text:p>=</text:p>
          </table:table-cell>
          <table:table-cell table:style-name="ce543" table:formula="of:=[.B32]" office:value-type="float" office:value="40999">
            <text:p>40999</text:p>
          </table:table-cell>
          <table:table-cell table:style-name="ce524" table:number-columns-repeated="3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5-31">
            <text:p>31-May-11</text:p>
          </table:table-cell>
          <table:table-cell table:style-name="ce511" table:number-columns-repeated="2"/>
          <table:table-cell table:style-name="ce524"/>
          <table:table-cell table:style-name="ce511"/>
          <table:table-cell table:style-name="ce524"/>
          <table:table-cell table:style-name="ce511" table:number-columns-repeated="5"/>
          <table:table-cell table:style-name="ce539"/>
          <table:table-cell table:style-name="ce524"/>
          <table:table-cell table:style-name="ce511"/>
          <table:table-cell table:style-name="ce524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6-01">
            <text:p>01-Jun-11</text:p>
          </table:table-cell>
          <table:table-cell table:style-name="ce511"/>
          <table:table-cell table:style-name="ce520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24" office:value-type="string">
            <text:p>%</text:p>
          </table:table-cell>
          <table:table-cell table:style-name="ce511" table:number-columns-repeated="10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6-30">
            <text:p>30-Jun-11</text:p>
          </table:table-cell>
          <table:table-cell table:style-name="ce511" table:number-columns-repeated="4"/>
          <table:table-cell table:style-name="ce524"/>
          <table:table-cell table:style-name="ce511"/>
          <table:table-cell table:style-name="ce520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519"/>
          <table:table-cell table:style-name="ce511"/>
          <table:table-cell table:style-name="ce524" office:value-type="string">
            <text:p>Miles</text:p>
          </table:table-cell>
          <table:table-cell table:style-name="ce524" office:value-type="string">
            <text:p>p per mile</text:p>
          </table:table-cell>
          <table:table-cell table:style-name="ce511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7-01">
            <text:p>01-Jul-11</text:p>
          </table:table-cell>
          <table:table-cell table:style-name="ce511"/>
          <table:table-cell table:style-name="ce518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30" office:value-type="percentage" office:value="0">
            <text:p>0%</text:p>
          </table:table-cell>
          <table:table-cell table:style-name="ce511"/>
          <table:table-cell table:style-name="ce519" table:number-columns-repeated="4"/>
          <table:table-cell table:style-name="ce511"/>
          <table:table-cell table:style-name="ce524" table:number-columns-repeated="2"/>
          <table:table-cell table:style-name="ce511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7-31">
            <text:p>31-Jul-11</text:p>
          </table:table-cell>
          <table:table-cell table:style-name="ce511"/>
          <table:table-cell table:style-name="ce518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30" office:value-type="percentage" office:value="0.1">
            <text:p>10%</text:p>
          </table:table-cell>
          <table:table-cell table:style-name="ce511"/>
          <table:table-cell table:style-name="ce518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23" office:value-type="float" office:value="10000">
            <text:p>10000</text:p>
          </table:table-cell>
          <table:table-cell table:style-name="ce545" office:value-type="float" office:value="0.4">
            <text:p>0.40</text:p>
          </table:table-cell>
          <table:table-cell table:style-name="ce511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8-01">
            <text:p>01-Aug-11</text:p>
          </table:table-cell>
          <table:table-cell table:style-name="ce511"/>
          <table:table-cell table:style-name="ce518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30" office:value-type="percentage" office:value="0.2">
            <text:p>20%</text:p>
          </table:table-cell>
          <table:table-cell table:style-name="ce511"/>
          <table:table-cell table:style-name="ce518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23" office:value-type="float" office:value="10001">
            <text:p>10001</text:p>
          </table:table-cell>
          <table:table-cell table:style-name="ce545" office:value-type="float" office:value="0.25">
            <text:p>0.25</text:p>
          </table:table-cell>
          <table:table-cell table:style-name="ce511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8-31">
            <text:p>31-Aug-11</text:p>
          </table:table-cell>
          <table:table-cell table:style-name="ce511"/>
          <table:table-cell table:style-name="ce518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30" office:value-type="percentage" office:value="0.33">
            <text:p>33%</text:p>
          </table:table-cell>
          <table:table-cell table:style-name="ce518" table:number-columns-repeated="8"/>
          <table:table-cell table:style-name="ce511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9-01">
            <text:p>01-Sep-11</text:p>
          </table:table-cell>
          <table:table-cell table:style-name="ce518"/>
          <table:table-cell table:style-name="ce518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30" office:value-type="percentage" office:value="0.25">
            <text:p>25%</text:p>
          </table:table-cell>
          <table:table-cell table:style-name="ce518"/>
          <table:table-cell table:style-name="ce534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18"/>
          <table:table-cell table:style-name="ce540" office:value-type="float" office:value="20">
            <text:p>20.0</text:p>
          </table:table-cell>
          <table:table-cell table:style-name="ce513" table:formula="of:=[.B5]" office:value-type="date" office:date-value="2011-02-01">
            <text:p>01-Feb-11</text:p>
          </table:table-cell>
          <table:table-cell table:style-name="ce546" table:formula="of:=[.B26]" office:value-type="date" office:date-value="2011-12-31">
            <text:p>31-Dec-11</text:p>
          </table:table-cell>
          <table:table-cell table:style-name="ce511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09-30">
            <text:p>30-Sep-11</text:p>
          </table:table-cell>
          <table:table-cell table:style-name="ce518" table:number-columns-repeated="4"/>
          <table:table-cell table:style-name="ce524"/>
          <table:table-cell table:style-name="ce518" table:number-columns-repeated="6"/>
          <table:table-cell table:style-name="ce539"/>
          <table:table-cell table:style-name="ce518"/>
          <table:table-cell table:style-name="ce511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10-01">
            <text:p>01-Oct-11</text:p>
          </table:table-cell>
          <table:table-cell table:style-name="ce518" table:number-columns-repeated="4"/>
          <table:table-cell table:style-name="ce524"/>
          <table:table-cell table:style-name="ce518"/>
          <table:table-cell table:style-name="ce534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18"/>
          <table:table-cell table:style-name="ce540" office:value-type="float" office:value="20">
            <text:p>20.0</text:p>
          </table:table-cell>
          <table:table-cell table:style-name="ce513" table:formula="of:=[.B27]" office:value-type="date" office:date-value="2012-01-01">
            <text:p>01-Jan-12</text:p>
          </table:table-cell>
          <table:table-cell table:style-name="ce546"/>
          <table:table-cell table:style-name="ce511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10-31">
            <text:p>31-Oct-11</text:p>
          </table:table-cell>
          <table:table-cell table:style-name="ce518" table:number-columns-repeated="4"/>
          <table:table-cell table:style-name="ce524"/>
          <table:table-cell table:style-name="ce518" table:number-columns-repeated="6"/>
          <table:table-cell table:style-name="ce539"/>
          <table:table-cell table:style-name="ce518"/>
          <table:table-cell table:style-name="ce511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11-01">
            <text:p>01-Nov-11</text:p>
          </table:table-cell>
          <table:table-cell table:style-name="ce518"/>
          <table:table-cell table:style-name="ce521" table:number-columns-repeated="2"/>
          <table:table-cell table:style-name="ce526"/>
          <table:table-cell table:style-name="ce527"/>
          <table:table-cell table:style-name="ce521" table:number-columns-repeated="8"/>
          <table:table-cell table:style-name="ce522" table:number-columns-repeated="2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11-30">
            <text:p>30-Nov-11</text:p>
          </table:table-cell>
          <table:table-cell table:style-name="ce518"/>
          <table:table-cell table:style-name="ce521" table:number-columns-repeated="3"/>
          <table:table-cell table:style-name="ce527"/>
          <table:table-cell table:style-name="ce522" table:number-columns-repeated="10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12-01">
            <text:p>01-Dec-11</text:p>
          </table:table-cell>
          <table:table-cell table:style-name="ce511"/>
          <table:table-cell table:style-name="ce521" table:number-columns-repeated="2"/>
          <table:table-cell table:style-name="ce527"/>
          <table:table-cell table:style-name="ce531"/>
          <table:table-cell table:style-name="ce522" table:number-columns-repeated="10"/>
          <table:table-cell table:number-columns-repeated="1007"/>
        </table:table-row>
        <table:table-row table:style-name="ro8">
          <table:table-cell table:style-name="ce511"/>
          <table:table-cell table:style-name="ce515" office:value-type="date" office:date-value="2011-12-31">
            <text:p>31-Dec-11</text:p>
          </table:table-cell>
          <table:table-cell table:style-name="ce511"/>
          <table:table-cell table:style-name="ce522" table:number-columns-repeated="4"/>
          <table:table-cell/>
          <table:table-cell table:style-name="ce522" table:number-columns-repeated="9"/>
          <table:table-cell table:number-columns-repeated="1007"/>
        </table:table-row>
        <table:table-row table:style-name="ro10">
          <table:table-cell table:style-name="ce511"/>
          <table:table-cell table:style-name="ce515" office:value-type="date" office:date-value="2012-01-01">
            <text:p>01-Jan-12</text:p>
          </table:table-cell>
          <table:table-cell table:style-name="ce511"/>
          <table:table-cell table:style-name="ce522" table:number-columns-repeated="4"/>
          <table:table-cell table:number-columns-repeated="1017"/>
        </table:table-row>
        <table:table-row table:style-name="ro10">
          <table:table-cell table:style-name="ce511"/>
          <table:table-cell table:style-name="ce515" office:value-type="date" office:date-value="2012-01-31">
            <text:p>31-Jan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2-01">
            <text:p>01-Feb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2-28">
            <text:p>28-Feb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3-01">
            <text:p>01-Mar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3-31">
            <text:p>31-Mar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4-01">
            <text:p>01-Apr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4-30">
            <text:p>30-Apr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5-01">
            <text:p>01-May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5-31">
            <text:p>31-May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6-01">
            <text:p>01-Jun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6-30">
            <text:p>30-Jun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7-01">
            <text:p>01-Jul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7-31">
            <text:p>31-Jul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8-01">
            <text:p>01-Aug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8-31">
            <text:p>31-Aug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9-01">
            <text:p>01-Sep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09-30">
            <text:p>30-Sep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10-01">
            <text:p>01-Oct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10-31">
            <text:p>31-Oct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11-01">
            <text:p>01-Nov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11-30">
            <text:p>30-Nov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12-01">
            <text:p>01-Dec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2-12-31">
            <text:p>31-Dec-12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3-01-01">
            <text:p>01-Jan-13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3-01-31">
            <text:p>31-Jan-13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3-02-01">
            <text:p>01-Feb-13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3-02-28">
            <text:p>28-Feb-13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5" office:value-type="date" office:date-value="2013-03-01">
            <text:p>01-Mar-13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6" office:value-type="date" office:date-value="2013-03-31">
            <text:p>31-Mar-13</text:p>
          </table:table-cell>
          <table:table-cell table:style-name="ce511"/>
          <table:table-cell table:number-columns-repeated="1021"/>
        </table:table-row>
        <table:table-row table:style-name="ro10">
          <table:table-cell table:style-name="ce511"/>
          <table:table-cell table:style-name="ce513"/>
          <table:table-cell table:style-name="ce511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2/GB%20Accounts%20Company%202012-01-31%20(Jan12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63" office:value-type="float" office:value="0">
            <text:p>0</text:p>
          </table:table-cell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62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  <table:table-cell table:number-columns-repeated="13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62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  <table:table-cell table:number-columns-repeated="8"/>
          <table:table-cell table:style-name="ce63" office:value-type="float" office:value="0">
            <text:p>0</text:p>
          </table:table-cell>
          <table:table-cell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62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  <table:table-cell table:number-columns-repeated="8"/>
          <table:table-cell table:style-name="ce63" office:value-type="float" office:value="0">
            <text:p>0</text:p>
          </table:table-cell>
          <table:table-cell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62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  <table:table-cell table:number-columns-repeated="8"/>
          <table:table-cell table:style-name="ce63" office:value-type="float" office:value="0">
            <text:p>0</text:p>
          </table:table-cell>
          <table:table-cell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62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  <table:table-cell table:number-columns-repeated="8"/>
          <table:table-cell table:style-name="ce63" office:value-type="float" office:value="0">
            <text:p>0</text:p>
          </table:table-cell>
          <table:table-cell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number-columns-repeated="3"/>
          <table:table-cell table:style-name="ce63" office:value-type="float" office:value="0">
            <text:p>0</text:p>
          </table:table-cell>
          <table:table-cell table:number-columns-repeated="13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number-columns-repeated="3"/>
          <table:table-cell table:style-name="ce63" office:value-type="float" office:value="0">
            <text:p>0</text:p>
          </table:table-cell>
          <table:table-cell table:number-columns-repeated="13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number-columns-repeated="3"/>
          <table:table-cell table:style-name="ce63" office:value-type="float" office:value="0">
            <text:p>0</text:p>
          </table:table-cell>
          <table:table-cell table:number-columns-repeated="13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number-columns-repeated="3"/>
          <table:table-cell table:style-name="ce63" office:value-type="float" office:value="0">
            <text:p>0</text:p>
          </table:table-cell>
          <table:table-cell table:number-columns-repeated="13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  <table:table-cell table:number-columns-repeated="3"/>
          <table:table-cell table:style-name="ce63" office:value-type="float" office:value="0">
            <text:p>0</text:p>
          </table:table-cell>
          <table:table-cell table:number-columns-repeated="13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59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Feb11" table:print="false" table:style-name="ta_extref">
        <table:table-source xlink:type="simple" xlink:href="../Purchases.ods" table:table-name="Feb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Mar11" table:print="false" table:style-name="ta_extref">
        <table:table-source xlink:type="simple" xlink:href="../Purchases.ods" table:table-name="Mar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Apr11" table:print="false" table:style-name="ta_extref">
        <table:table-source xlink:type="simple" xlink:href="../Purchases.ods" table:table-name="Apr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May11" table:print="false" table:style-name="ta_extref">
        <table:table-source xlink:type="simple" xlink:href="../Purchases.ods" table:table-name="May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Jun11" table:print="false" table:style-name="ta_extref">
        <table:table-source xlink:type="simple" xlink:href="../Purchases.ods" table:table-name="Jun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Jul11" table:print="false" table:style-name="ta_extref">
        <table:table-source xlink:type="simple" xlink:href="../Purchases.ods" table:table-name="Jul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Feb11" table:print="false" table:style-name="ta_extref">
        <table:table-source xlink:type="simple" xlink:href="../Sales.ods" table:table-name="Feb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Mar11" table:print="false" table:style-name="ta_extref">
        <table:table-source xlink:type="simple" xlink:href="../Sales.ods" table:table-name="Mar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Apr11" table:print="false" table:style-name="ta_extref">
        <table:table-source xlink:type="simple" xlink:href="../Sales.ods" table:table-name="Apr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May11" table:print="false" table:style-name="ta_extref">
        <table:table-source xlink:type="simple" xlink:href="../Sales.ods" table:table-name="May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Jun11" table:print="false" table:style-name="ta_extref">
        <table:table-source xlink:type="simple" xlink:href="../Sales.ods" table:table-name="Jun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Jul11" table:print="false" table:style-name="ta_extref">
        <table:table-source xlink:type="simple" xlink:href="../Sales.ods" table:table-name="Jul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7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Feb11" table:print="false" table:style-name="ta_extref">
        <table:table-source xlink:type="simple" xlink:href="../Currentaccount.ods" table:table-name="Feb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Mar11" table:print="false" table:style-name="ta_extref">
        <table:table-source xlink:type="simple" xlink:href="../Currentaccount.ods" table:table-name="Mar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Apr11" table:print="false" table:style-name="ta_extref">
        <table:table-source xlink:type="simple" xlink:href="../Currentaccount.ods" table:table-name="Apr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May11" table:print="false" table:style-name="ta_extref">
        <table:table-source xlink:type="simple" xlink:href="../Currentaccount.ods" table:table-name="May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Jun11" table:print="false" table:style-name="ta_extref">
        <table:table-source xlink:type="simple" xlink:href="../Currentaccount.ods" table:table-name="Jun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Jul11" table:print="false" table:style-name="ta_extref">
        <table:table-source xlink:type="simple" xlink:href="../Current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Aug11" table:print="false" table:style-name="ta_extref">
        <table:table-source xlink:type="simple" xlink:href="../Current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Sep11" table:print="false" table:style-name="ta_extref">
        <table:table-source xlink:type="simple" xlink:href="../Current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Oct11" table:print="false" table:style-name="ta_extref">
        <table:table-source xlink:type="simple" xlink:href="../Current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Nov11" table:print="false" table:style-name="ta_extref">
        <table:table-source xlink:type="simple" xlink:href="../Current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Dec11" table:print="false" table:style-name="ta_extref">
        <table:table-source xlink:type="simple" xlink:href="../Current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Feb11" table:print="false" table:style-name="ta_extref">
        <table:table-source xlink:type="simple" xlink:href="../Savingaccount.ods" table:table-name="Feb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Mar11" table:print="false" table:style-name="ta_extref">
        <table:table-source xlink:type="simple" xlink:href="../Savingaccount.ods" table:table-name="Mar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Apr11" table:print="false" table:style-name="ta_extref">
        <table:table-source xlink:type="simple" xlink:href="../Savingaccount.ods" table:table-name="Apr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May11" table:print="false" table:style-name="ta_extref">
        <table:table-source xlink:type="simple" xlink:href="../Savingaccount.ods" table:table-name="May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Jun11" table:print="false" table:style-name="ta_extref">
        <table:table-source xlink:type="simple" xlink:href="../Savingaccount.ods" table:table-name="Jun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Jul11" table:print="false" table:style-name="ta_extref">
        <table:table-source xlink:type="simple" xlink:href="../Saving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Aug11" table:print="false" table:style-name="ta_extref">
        <table:table-source xlink:type="simple" xlink:href="../Saving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Sep11" table:print="false" table:style-name="ta_extref">
        <table:table-source xlink:type="simple" xlink:href="../Saving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Oct11" table:print="false" table:style-name="ta_extref">
        <table:table-source xlink:type="simple" xlink:href="../Saving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Nov11" table:print="false" table:style-name="ta_extref">
        <table:table-source xlink:type="simple" xlink:href="../Saving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Dec11" table:print="false" table:style-name="ta_extref">
        <table:table-source xlink:type="simple" xlink:href="../Saving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Feb11" table:print="false" table:style-name="ta_extref">
        <table:table-source xlink:type="simple" xlink:href="../Creditcardaccount.ods" table:table-name="Feb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Mar11" table:print="false" table:style-name="ta_extref">
        <table:table-source xlink:type="simple" xlink:href="../Creditcardaccount.ods" table:table-name="Mar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Apr11" table:print="false" table:style-name="ta_extref">
        <table:table-source xlink:type="simple" xlink:href="../Creditcardaccount.ods" table:table-name="Apr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May11" table:print="false" table:style-name="ta_extref">
        <table:table-source xlink:type="simple" xlink:href="../Creditcardaccount.ods" table:table-name="May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Jun11" table:print="false" table:style-name="ta_extref">
        <table:table-source xlink:type="simple" xlink:href="../Creditcardaccount.ods" table:table-name="Jun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Jul11" table:print="false" table:style-name="ta_extref">
        <table:table-source xlink:type="simple" xlink:href="../Creditcard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Aug11" table:print="false" table:style-name="ta_extref">
        <table:table-source xlink:type="simple" xlink:href="../Creditcard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Sep11" table:print="false" table:style-name="ta_extref">
        <table:table-source xlink:type="simple" xlink:href="../Creditcard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Oct11" table:print="false" table:style-name="ta_extref">
        <table:table-source xlink:type="simple" xlink:href="../Creditcard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Nov11" table:print="false" table:style-name="ta_extref">
        <table:table-source xlink:type="simple" xlink:href="../Creditcard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Dec11" table:print="false" table:style-name="ta_extref">
        <table:table-source xlink:type="simple" xlink:href="../Creditcard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Feb11" table:print="false" table:style-name="ta_extref">
        <table:table-source xlink:type="simple" xlink:href="../Cashaccount.ods" table:table-name="Feb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Mar11" table:print="false" table:style-name="ta_extref">
        <table:table-source xlink:type="simple" xlink:href="../Cashaccount.ods" table:table-name="Mar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Apr11" table:print="false" table:style-name="ta_extref">
        <table:table-source xlink:type="simple" xlink:href="../Cashaccount.ods" table:table-name="Apr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May11" table:print="false" table:style-name="ta_extref">
        <table:table-source xlink:type="simple" xlink:href="../Cashaccount.ods" table:table-name="May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Jun11" table:print="false" table:style-name="ta_extref">
        <table:table-source xlink:type="simple" xlink:href="../Cashaccount.ods" table:table-name="Jun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Jul11" table:print="false" table:style-name="ta_extref">
        <table:table-source xlink:type="simple" xlink:href="../Cashaccount.ods" table:table-name="Jul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Aug11" table:print="false" table:style-name="ta_extref">
        <table:table-source xlink:type="simple" xlink:href="../Cashaccount.ods" table:table-name="Aug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Sep11" table:print="false" table:style-name="ta_extref">
        <table:table-source xlink:type="simple" xlink:href="../Cashaccount.ods" table:table-name="Sep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Oct11" table:print="false" table:style-name="ta_extref">
        <table:table-source xlink:type="simple" xlink:href="../Cashaccount.ods" table:table-name="Oct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Nov11" table:print="false" table:style-name="ta_extref">
        <table:table-source xlink:type="simple" xlink:href="../Cashaccount.ods" table:table-name="Nov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Dec11" table:print="false" table:style-name="ta_extref">
        <table:table-source xlink:type="simple" xlink:href="../Cashaccount.ods" table:table-name="Dec11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6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58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58" office:value-type="float" office:value="1">
            <text:p>1</text:p>
          </table:table-cell>
        </table:table-row>
        <table:table-row>
          <table:table-cell table:number-columns-repeated="6"/>
          <table:table-cell table:style-name="ce58" office:value-type="float" office:value="1">
            <text:p>1</text:p>
          </table:table-cell>
        </table:table-row>
      </table:table>
      <table:table table:name="'file:///C:/Users/Antony/diy/GB%20Accounts/GB%20Accounts%202012/GB%20Accounts%20Company%202012-01-31%20(Jan12)%20OpenOffice/Payrollyearto050411.ods'#Feb11" table:print="false" table:style-name="ta_extref">
        <table:table-source xlink:type="simple" xlink:href="../Payrollyearto050411.ods" table:table-name="Feb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1.ods'#Mar11" table:print="false" table:style-name="ta_extref">
        <table:table-source xlink:type="simple" xlink:href="../Payrollyearto050411.ods" table:table-name="Mar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Apr11" table:print="false" table:style-name="ta_extref">
        <table:table-source xlink:type="simple" xlink:href="../Payrollyearto050412.ods" table:table-name="Apr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May11" table:print="false" table:style-name="ta_extref">
        <table:table-source xlink:type="simple" xlink:href="../Payrollyearto050412.ods" table:table-name="May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Jun11" table:print="false" table:style-name="ta_extref">
        <table:table-source xlink:type="simple" xlink:href="../Payrollyearto050412.ods" table:table-name="Jun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Jul11" table:print="false" table:style-name="ta_extref">
        <table:table-source xlink:type="simple" xlink:href="../Payrollyearto050412.ods" table:table-name="Jul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Aug11" table:print="false" table:style-name="ta_extref">
        <table:table-source xlink:type="simple" xlink:href="../Payrollyearto050412.ods" table:table-name="Aug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Sep11" table:print="false" table:style-name="ta_extref">
        <table:table-source xlink:type="simple" xlink:href="../Payrollyearto050412.ods" table:table-name="Sep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Oct11" table:print="false" table:style-name="ta_extref">
        <table:table-source xlink:type="simple" xlink:href="../Payrollyearto050412.ods" table:table-name="Oct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6"/>
          <table:table-cell table:style-name="ce55" office:value-type="float" office:value="0">
            <text:p>0</text:p>
          </table:table-cell>
          <table:table-cell table:number-columns-repeated="5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  <table:table-row>
          <table:table-cell table:number-columns-repeated="12"/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/>
          <table:table-cell table:style-name="ce63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 number:grouping="true"/>
      <number:text> </number:text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9P0"/>
    </number:number-style>
    <number:number-style style:name="N120">
      <number:number number:decimal-places="0" number:min-integer-digits="2"/>
    </number:number-style>
    <number:number-style style:name="N121">
      <number:number number:decimal-places="2" number:min-integer-digits="1"/>
      <number:text> </number:text>
    </number:number-style>
    <number:number-style style:name="N122P0" style:volatile="true">
      <number:number number:decimal-places="2" number:min-integer-digits="1"/>
      <number:text> </number:text>
    </number:number-style>
    <number:number-style style:name="N122">
      <style:text-properties fo:color="#ff0000"/>
      <number:text>-</number:text>
      <number:number number:decimal-places="2" number:min-integer-digits="1"/>
      <number:text> </number:text>
      <style:map style:condition="value()&gt;=0" style:apply-style-name="N122P0"/>
    </number:number-style>
    <number:currency-style style:name="N123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3cm" fo:margin-bottom="0.3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3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27">27/02/2011</text:date> <text:s/><text:time>23:52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27">27/02/2011</text:date> <text:s/><text:time>23:52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27">27/02/2011</text:date> <text:s/><text:time>23:52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27">27/02/2011</text:date> <text:s/><text:time>23:52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27">27/02/2011</text:date> <text:s/><text:time>23:52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27">27/02/2011</text:date> <text:s/><text:time>23:52:3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3:52:31.77</dc:date>
    <meta:print-date>2008-12-27T15:59:38Z</meta:print-date>
    <meta:editing-duration>PT11M3S</meta:editing-duration>
    <meta:editing-cycles>3</meta:editing-cycles>
    <meta:document-statistic meta:table-count="12" meta:cell-count="5266" meta:object-count="0"/>
  </office:meta>
</office:document-meta>
</file>